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13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icip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430017" calcext:value-type="float">
            <text:p>430017</text:p>
          </table:table-cell>
          <table:table-cell office:value-type="string" calcext:value-type="string">
            <text:p>Aiguamúrcia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1];&quot;,'&quot;;SUBSTITUTE([.B1];&quot;'&quot;;&quot;''&quot;);&quot;',&quot;;[.C1];&quot;);&quot;)" office:value-type="string" office:string-value="INSERT INTO municipi(id_municipi, municipi, id_comarca) VALUES (430017,'Aiguamúrcia',1);" calcext:value-type="string">
            <text:p>INSERT INTO municipi(id_municipi, municipi, id_comarca) VALUES (430017,'Aiguamúrcia',1);</text:p>
          </table:table-cell>
        </table:table-row>
        <table:table-row table:style-name="ro1">
          <table:table-cell office:value-type="float" office:value="430056" calcext:value-type="float">
            <text:p>430056</text:p>
          </table:table-cell>
          <table:table-cell office:value-type="string" calcext:value-type="string">
            <text:p>Alcover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2];&quot;,'&quot;;SUBSTITUTE([.B2];&quot;'&quot;;&quot;''&quot;);&quot;',&quot;;[.C2];&quot;);&quot;)" office:value-type="string" office:string-value="INSERT INTO municipi(id_municipi, municipi, id_comarca) VALUES (430056,'Alcover',1);" calcext:value-type="string">
            <text:p>INSERT INTO municipi(id_municipi, municipi, id_comarca) VALUES (430056,'Alcover',1);</text:p>
          </table:table-cell>
        </table:table-row>
        <table:table-row table:style-name="ro1">
          <table:table-cell office:value-type="float" office:value="430108" calcext:value-type="float">
            <text:p>430108</text:p>
          </table:table-cell>
          <table:table-cell office:value-type="string" calcext:value-type="string">
            <text:p>Alió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3];&quot;,'&quot;;SUBSTITUTE([.B3];&quot;'&quot;;&quot;''&quot;);&quot;',&quot;;[.C3];&quot;);&quot;)" office:value-type="string" office:string-value="INSERT INTO municipi(id_municipi, municipi, id_comarca) VALUES (430108,'Alió',1);" calcext:value-type="string">
            <text:p>INSERT INTO municipi(id_municipi, municipi, id_comarca) VALUES (430108,'Alió',1);</text:p>
          </table:table-cell>
        </table:table-row>
        <table:table-row table:style-name="ro1">
          <table:table-cell office:value-type="float" office:value="430347" calcext:value-type="float">
            <text:p>430347</text:p>
          </table:table-cell>
          <table:table-cell office:value-type="string" calcext:value-type="string">
            <text:p>Bràfim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4];&quot;,'&quot;;SUBSTITUTE([.B4];&quot;'&quot;;&quot;''&quot;);&quot;',&quot;;[.C4];&quot;);&quot;)" office:value-type="string" office:string-value="INSERT INTO municipi(id_municipi, municipi, id_comarca) VALUES (430347,'Bràfim',1);" calcext:value-type="string">
            <text:p>INSERT INTO municipi(id_municipi, municipi, id_comarca) VALUES (430347,'Bràfim',1);</text:p>
          </table:table-cell>
        </table:table-row>
        <table:table-row table:style-name="ro1">
          <table:table-cell office:value-type="float" office:value="430363" calcext:value-type="float">
            <text:p>430363</text:p>
          </table:table-cell>
          <table:table-cell office:value-type="string" calcext:value-type="string">
            <text:p>Cabra del Camp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5];&quot;,'&quot;;SUBSTITUTE([.B5];&quot;'&quot;;&quot;''&quot;);&quot;',&quot;;[.C5];&quot;);&quot;)" office:value-type="string" office:string-value="INSERT INTO municipi(id_municipi, municipi, id_comarca) VALUES (430363,'Cabra del Camp',1);" calcext:value-type="string">
            <text:p>INSERT INTO municipi(id_municipi, municipi, id_comarca) VALUES (430363,'Cabra del Camp',1);</text:p>
          </table:table-cell>
        </table:table-row>
        <table:table-row table:style-name="ro1">
          <table:table-cell office:value-type="float" office:value="430593" calcext:value-type="float">
            <text:p>430593</text:p>
          </table:table-cell>
          <table:table-cell office:value-type="string" calcext:value-type="string">
            <text:p>Figuerola del Camp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6];&quot;,'&quot;;SUBSTITUTE([.B6];&quot;'&quot;;&quot;''&quot;);&quot;',&quot;;[.C6];&quot;);&quot;)" office:value-type="string" office:string-value="INSERT INTO municipi(id_municipi, municipi, id_comarca) VALUES (430593,'Figuerola del Camp',1);" calcext:value-type="string">
            <text:p>INSERT INTO municipi(id_municipi, municipi, id_comarca) VALUES (430593,'Figuerola del Camp',1);</text:p>
          </table:table-cell>
        </table:table-row>
        <table:table-row table:style-name="ro1">
          <table:table-cell office:value-type="float" office:value="430666" calcext:value-type="float">
            <text:p>430666</text:p>
          </table:table-cell>
          <table:table-cell office:value-type="string" calcext:value-type="string">
            <text:p>Garidells, els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7];&quot;,'&quot;;SUBSTITUTE([.B7];&quot;'&quot;;&quot;''&quot;);&quot;',&quot;;[.C7];&quot;);&quot;)" office:value-type="string" office:string-value="INSERT INTO municipi(id_municipi, municipi, id_comarca) VALUES (430666,'Garidells, els',1);" calcext:value-type="string">
            <text:p>INSERT INTO municipi(id_municipi, municipi, id_comarca) VALUES (430666,'Garidells, els',1);</text:p>
          </table:table-cell>
        </table:table-row>
        <table:table-row table:style-name="ro1">
          <table:table-cell office:value-type="float" office:value="430803" calcext:value-type="float">
            <text:p>430803</text:p>
          </table:table-cell>
          <table:table-cell office:value-type="string" calcext:value-type="string">
            <text:p>Masó, la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8];&quot;,'&quot;;SUBSTITUTE([.B8];&quot;'&quot;;&quot;''&quot;);&quot;',&quot;;[.C8];&quot;);&quot;)" office:value-type="string" office:string-value="INSERT INTO municipi(id_municipi, municipi, id_comarca) VALUES (430803,'Masó, la',1);" calcext:value-type="string">
            <text:p>INSERT INTO municipi(id_municipi, municipi, id_comarca) VALUES (430803,'Masó, la',1);</text:p>
          </table:table-cell>
        </table:table-row>
        <table:table-row table:style-name="ro1">
          <table:table-cell office:value-type="float" office:value="430831" calcext:value-type="float">
            <text:p>430831</text:p>
          </table:table-cell>
          <table:table-cell office:value-type="string" calcext:value-type="string">
            <text:p>Milà, el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9];&quot;,'&quot;;SUBSTITUTE([.B9];&quot;'&quot;;&quot;''&quot;);&quot;',&quot;;[.C9];&quot;);&quot;)" office:value-type="string" office:string-value="INSERT INTO municipi(id_municipi, municipi, id_comarca) VALUES (430831,'Milà, el',1);" calcext:value-type="string">
            <text:p>INSERT INTO municipi(id_municipi, municipi, id_comarca) VALUES (430831,'Milà, el',1);</text:p>
          </table:table-cell>
        </table:table-row>
        <table:table-row table:style-name="ro1">
          <table:table-cell office:value-type="float" office:value="430918" calcext:value-type="float">
            <text:p>430918</text:p>
          </table:table-cell>
          <table:table-cell office:value-type="string" calcext:value-type="string">
            <text:p>Mont-ral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10];&quot;,'&quot;;SUBSTITUTE([.B10];&quot;'&quot;;&quot;''&quot;);&quot;',&quot;;[.C10];&quot;);&quot;)" office:value-type="string" office:string-value="INSERT INTO municipi(id_municipi, municipi, id_comarca) VALUES (430918,'Mont-ral',1);" calcext:value-type="string">
            <text:p>INSERT INTO municipi(id_municipi, municipi, id_comarca) VALUES (430918,'Mont-ral',1);</text:p>
          </table:table-cell>
        </table:table-row>
        <table:table-row table:style-name="ro1">
          <table:table-cell office:value-type="float" office:value="430897" calcext:value-type="float">
            <text:p>430897</text:p>
          </table:table-cell>
          <table:table-cell office:value-type="string" calcext:value-type="string">
            <text:p>Montferri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11];&quot;,'&quot;;SUBSTITUTE([.B11];&quot;'&quot;;&quot;''&quot;);&quot;',&quot;;[.C11];&quot;);&quot;)" office:value-type="string" office:string-value="INSERT INTO municipi(id_municipi, municipi, id_comarca) VALUES (430897,'Montferri',1);" calcext:value-type="string">
            <text:p>INSERT INTO municipi(id_municipi, municipi, id_comarca) VALUES (430897,'Montferri',1);</text:p>
          </table:table-cell>
        </table:table-row>
        <table:table-row table:style-name="ro1">
          <table:table-cell office:value-type="float" office:value="430982" calcext:value-type="float">
            <text:p>430982</text:p>
          </table:table-cell>
          <table:table-cell office:value-type="string" calcext:value-type="string">
            <text:p>Nulles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12];&quot;,'&quot;;SUBSTITUTE([.B12];&quot;'&quot;;&quot;''&quot;);&quot;',&quot;;[.C12];&quot;);&quot;)" office:value-type="string" office:string-value="INSERT INTO municipi(id_municipi, municipi, id_comarca) VALUES (430982,'Nulles',1);" calcext:value-type="string">
            <text:p>INSERT INTO municipi(id_municipi, municipi, id_comarca) VALUES (430982,'Nulles',1);</text:p>
          </table:table-cell>
        </table:table-row>
        <table:table-row table:style-name="ro1">
          <table:table-cell office:value-type="float" office:value="431080" calcext:value-type="float">
            <text:p>431080</text:p>
          </table:table-cell>
          <table:table-cell office:value-type="string" calcext:value-type="string">
            <text:p>Pla de Santa Maria, el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13];&quot;,'&quot;;SUBSTITUTE([.B13];&quot;'&quot;;&quot;''&quot;);&quot;',&quot;;[.C13];&quot;);&quot;)" office:value-type="string" office:string-value="INSERT INTO municipi(id_municipi, municipi, id_comarca) VALUES (431080,'Pla de Santa Maria, el',1);" calcext:value-type="string">
            <text:p>INSERT INTO municipi(id_municipi, municipi, id_comarca) VALUES (431080,'Pla de Santa Maria, el',1);</text:p>
          </table:table-cell>
        </table:table-row>
        <table:table-row table:style-name="ro1">
          <table:table-cell office:value-type="float" office:value="431135" calcext:value-type="float">
            <text:p>431135</text:p>
          </table:table-cell>
          <table:table-cell office:value-type="string" calcext:value-type="string">
            <text:p>Pont d'Armentera, el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14];&quot;,'&quot;;SUBSTITUTE([.B14];&quot;'&quot;;&quot;''&quot;);&quot;',&quot;;[.C14];&quot;);&quot;)" office:value-type="string" office:string-value="INSERT INTO municipi(id_municipi, municipi, id_comarca) VALUES (431135,'Pont d''Armentera, el',1);" calcext:value-type="string">
            <text:p>INSERT INTO municipi(id_municipi, municipi, id_comarca) VALUES (431135,'Pont d''Armentera, el',1);</text:p>
          </table:table-cell>
        </table:table-row>
        <table:table-row table:style-name="ro1">
          <table:table-cell office:value-type="float" office:value="431191" calcext:value-type="float">
            <text:p>431191</text:p>
          </table:table-cell>
          <table:table-cell office:value-type="string" calcext:value-type="string">
            <text:p>Puigpelat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15];&quot;,'&quot;;SUBSTITUTE([.B15];&quot;'&quot;;&quot;''&quot;);&quot;',&quot;;[.C15];&quot;);&quot;)" office:value-type="string" office:string-value="INSERT INTO municipi(id_municipi, municipi, id_comarca) VALUES (431191,'Puigpelat',1);" calcext:value-type="string">
            <text:p>INSERT INTO municipi(id_municipi, municipi, id_comarca) VALUES (431191,'Puigpelat',1);</text:p>
          </table:table-cell>
        </table:table-row>
        <table:table-row table:style-name="ro1">
          <table:table-cell office:value-type="float" office:value="431205" calcext:value-type="float">
            <text:p>431205</text:p>
          </table:table-cell>
          <table:table-cell office:value-type="string" calcext:value-type="string">
            <text:p>Querol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16];&quot;,'&quot;;SUBSTITUTE([.B16];&quot;'&quot;;&quot;''&quot;);&quot;',&quot;;[.C16];&quot;);&quot;)" office:value-type="string" office:string-value="INSERT INTO municipi(id_municipi, municipi, id_comarca) VALUES (431205,'Querol',1);" calcext:value-type="string">
            <text:p>INSERT INTO municipi(id_municipi, municipi, id_comarca) VALUES (431205,'Querol',1);</text:p>
          </table:table-cell>
        </table:table-row>
        <table:table-row table:style-name="ro1">
          <table:table-cell office:value-type="float" office:value="431248" calcext:value-type="float">
            <text:p>431248</text:p>
          </table:table-cell>
          <table:table-cell office:value-type="string" calcext:value-type="string">
            <text:p>Riba, la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17];&quot;,'&quot;;SUBSTITUTE([.B17];&quot;'&quot;;&quot;''&quot;);&quot;',&quot;;[.C17];&quot;);&quot;)" office:value-type="string" office:string-value="INSERT INTO municipi(id_municipi, municipi, id_comarca) VALUES (431248,'Riba, la',1);" calcext:value-type="string">
            <text:p>INSERT INTO municipi(id_municipi, municipi, id_comarca) VALUES (431248,'Riba, la',1);</text:p>
          </table:table-cell>
        </table:table-row>
        <table:table-row table:style-name="ro1">
          <table:table-cell office:value-type="float" office:value="431325" calcext:value-type="float">
            <text:p>431325</text:p>
          </table:table-cell>
          <table:table-cell office:value-type="string" calcext:value-type="string">
            <text:p>Rodonyà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18];&quot;,'&quot;;SUBSTITUTE([.B18];&quot;'&quot;;&quot;''&quot;);&quot;',&quot;;[.C18];&quot;);&quot;)" office:value-type="string" office:string-value="INSERT INTO municipi(id_municipi, municipi, id_comarca) VALUES (431325,'Rodonyà',1);" calcext:value-type="string">
            <text:p>INSERT INTO municipi(id_municipi, municipi, id_comarca) VALUES (431325,'Rodonyà',1);</text:p>
          </table:table-cell>
        </table:table-row>
        <table:table-row table:style-name="ro1">
          <table:table-cell office:value-type="float" office:value="431346" calcext:value-type="float">
            <text:p>431346</text:p>
          </table:table-cell>
          <table:table-cell office:value-type="string" calcext:value-type="string">
            <text:p>Rourell, el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19];&quot;,'&quot;;SUBSTITUTE([.B19];&quot;'&quot;;&quot;''&quot;);&quot;',&quot;;[.C19];&quot;);&quot;)" office:value-type="string" office:string-value="INSERT INTO municipi(id_municipi, municipi, id_comarca) VALUES (431346,'Rourell, el',1);" calcext:value-type="string">
            <text:p>INSERT INTO municipi(id_municipi, municipi, id_comarca) VALUES (431346,'Rourell, el',1);</text:p>
          </table:table-cell>
        </table:table-row>
        <table:table-row table:style-name="ro1">
          <table:table-cell office:value-type="float" office:value="431606" calcext:value-type="float">
            <text:p>431606</text:p>
          </table:table-cell>
          <table:table-cell office:value-type="string" calcext:value-type="string">
            <text:p>Vallmoll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20];&quot;,'&quot;;SUBSTITUTE([.B20];&quot;'&quot;;&quot;''&quot;);&quot;',&quot;;[.C20];&quot;);&quot;)" office:value-type="string" office:string-value="INSERT INTO municipi(id_municipi, municipi, id_comarca) VALUES (431606,'Vallmoll',1);" calcext:value-type="string">
            <text:p>INSERT INTO municipi(id_municipi, municipi, id_comarca) VALUES (431606,'Vallmoll',1);</text:p>
          </table:table-cell>
        </table:table-row>
        <table:table-row table:style-name="ro1">
          <table:table-cell office:value-type="float" office:value="431613" calcext:value-type="float">
            <text:p>431613</text:p>
          </table:table-cell>
          <table:table-cell office:value-type="string" calcext:value-type="string">
            <text:p>Valls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21];&quot;,'&quot;;SUBSTITUTE([.B21];&quot;'&quot;;&quot;''&quot;);&quot;',&quot;;[.C21];&quot;);&quot;)" office:value-type="string" office:string-value="INSERT INTO municipi(id_municipi, municipi, id_comarca) VALUES (431613,'Valls',1);" calcext:value-type="string">
            <text:p>INSERT INTO municipi(id_municipi, municipi, id_comarca) VALUES (431613,'Valls',1);</text:p>
          </table:table-cell>
        </table:table-row>
        <table:table-row table:style-name="ro1">
          <table:table-cell office:value-type="float" office:value="431704" calcext:value-type="float">
            <text:p>431704</text:p>
          </table:table-cell>
          <table:table-cell office:value-type="string" calcext:value-type="string">
            <text:p>Vila-rodona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22];&quot;,'&quot;;SUBSTITUTE([.B22];&quot;'&quot;;&quot;''&quot;);&quot;',&quot;;[.C22];&quot;);&quot;)" office:value-type="string" office:string-value="INSERT INTO municipi(id_municipi, municipi, id_comarca) VALUES (431704,'Vila-rodona',1);" calcext:value-type="string">
            <text:p>INSERT INTO municipi(id_municipi, municipi, id_comarca) VALUES (431704,'Vila-rodona',1);</text:p>
          </table:table-cell>
        </table:table-row>
        <table:table-row table:style-name="ro1">
          <table:table-cell office:value-type="float" office:value="431652" calcext:value-type="float">
            <text:p>431652</text:p>
          </table:table-cell>
          <table:table-cell office:value-type="string" calcext:value-type="string">
            <text:p>Vilabella</text:p>
          </table:table-cell>
          <table:table-cell office:value-type="float" office:value="1" calcext:value-type="float">
            <text:p>1</text:p>
          </table:table-cell>
          <table:table-cell table:formula="of:=COM.MICROSOFT.CONCAT(&quot;INSERT INTO municipi(id_municipi, municipi, id_comarca) VALUES (&quot;;[.A23];&quot;,'&quot;;SUBSTITUTE([.B23];&quot;'&quot;;&quot;''&quot;);&quot;',&quot;;[.C23];&quot;);&quot;)" office:value-type="string" office:string-value="INSERT INTO municipi(id_municipi, municipi, id_comarca) VALUES (431652,'Vilabella',1);" calcext:value-type="string">
            <text:p>INSERT INTO municipi(id_municipi, municipi, id_comarca) VALUES (431652,'Vilabella',1);</text:p>
          </table:table-cell>
        </table:table-row>
        <table:table-row table:style-name="ro1">
          <table:table-cell office:value-type="float" office:value="170010" calcext:value-type="float">
            <text:p>170010</text:p>
          </table:table-cell>
          <table:table-cell office:value-type="string" calcext:value-type="string">
            <text:p>Agullan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24];&quot;,'&quot;;SUBSTITUTE([.B24];&quot;'&quot;;&quot;''&quot;);&quot;',&quot;;[.C24];&quot;);&quot;)" office:value-type="string" office:string-value="INSERT INTO municipi(id_municipi, municipi, id_comarca) VALUES (170010,'Agullana',2);" calcext:value-type="string">
            <text:p>INSERT INTO municipi(id_municipi, municipi, id_comarca) VALUES (170010,'Agullana',2);</text:p>
          </table:table-cell>
        </table:table-row>
        <table:table-row table:style-name="ro1">
          <table:table-cell office:value-type="float" office:value="170031" calcext:value-type="float">
            <text:p>170031</text:p>
          </table:table-cell>
          <table:table-cell office:value-type="string" calcext:value-type="string">
            <text:p>Albanyà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25];&quot;,'&quot;;SUBSTITUTE([.B25];&quot;'&quot;;&quot;''&quot;);&quot;',&quot;;[.C25];&quot;);&quot;)" office:value-type="string" office:string-value="INSERT INTO municipi(id_municipi, municipi, id_comarca) VALUES (170031,'Albanyà',2);" calcext:value-type="string">
            <text:p>INSERT INTO municipi(id_municipi, municipi, id_comarca) VALUES (170031,'Albanyà',2);</text:p>
          </table:table-cell>
        </table:table-row>
        <table:table-row table:style-name="ro1">
          <table:table-cell office:value-type="float" office:value="170118" calcext:value-type="float">
            <text:p>170118</text:p>
          </table:table-cell>
          <table:table-cell office:value-type="string" calcext:value-type="string">
            <text:p>Armentera, l'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26];&quot;,'&quot;;SUBSTITUTE([.B26];&quot;'&quot;;&quot;''&quot;);&quot;',&quot;;[.C26];&quot;);&quot;)" office:value-type="string" office:string-value="INSERT INTO municipi(id_municipi, municipi, id_comarca) VALUES (170118,'Armentera, l''',2);" calcext:value-type="string">
            <text:p>INSERT INTO municipi(id_municipi, municipi, id_comarca) VALUES (170118,'Armentera, l''',2);</text:p>
          </table:table-cell>
        </table:table-row>
        <table:table-row table:style-name="ro1">
          <table:table-cell office:value-type="float" office:value="170123" calcext:value-type="float">
            <text:p>170123</text:p>
          </table:table-cell>
          <table:table-cell office:value-type="string" calcext:value-type="string">
            <text:p>Avinyonet de Puigventó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27];&quot;,'&quot;;SUBSTITUTE([.B27];&quot;'&quot;;&quot;''&quot;);&quot;',&quot;;[.C27];&quot;);&quot;)" office:value-type="string" office:string-value="INSERT INTO municipi(id_municipi, municipi, id_comarca) VALUES (170123,'Avinyonet de Puigventós',2);" calcext:value-type="string">
            <text:p>INSERT INTO municipi(id_municipi, municipi, id_comarca) VALUES (170123,'Avinyonet de Puigventós',2);</text:p>
          </table:table-cell>
        </table:table-row>
        <table:table-row table:style-name="ro1">
          <table:table-cell office:value-type="float" office:value="170160" calcext:value-type="float">
            <text:p>170160</text:p>
          </table:table-cell>
          <table:table-cell office:value-type="string" calcext:value-type="string">
            <text:p>Bàscar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28];&quot;,'&quot;;SUBSTITUTE([.B28];&quot;'&quot;;&quot;''&quot;);&quot;',&quot;;[.C28];&quot;);&quot;)" office:value-type="string" office:string-value="INSERT INTO municipi(id_municipi, municipi, id_comarca) VALUES (170160,'Bàscara',2);" calcext:value-type="string">
            <text:p>INSERT INTO municipi(id_municipi, municipi, id_comarca) VALUES (170160,'Bàscara',2);</text:p>
          </table:table-cell>
        </table:table-row>
        <table:table-row table:style-name="ro1">
          <table:table-cell office:value-type="float" office:value="172348" calcext:value-type="float">
            <text:p>172348</text:p>
          </table:table-cell>
          <table:table-cell office:value-type="string" calcext:value-type="string">
            <text:p>Biure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29];&quot;,'&quot;;SUBSTITUTE([.B29];&quot;'&quot;;&quot;''&quot;);&quot;',&quot;;[.C29];&quot;);&quot;)" office:value-type="string" office:string-value="INSERT INTO municipi(id_municipi, municipi, id_comarca) VALUES (172348,'Biure',2);" calcext:value-type="string">
            <text:p>INSERT INTO municipi(id_municipi, municipi, id_comarca) VALUES (172348,'Biure',2);</text:p>
          </table:table-cell>
        </table:table-row>
        <table:table-row table:style-name="ro1">
          <table:table-cell office:value-type="float" office:value="170293" calcext:value-type="float">
            <text:p>170293</text:p>
          </table:table-cell>
          <table:table-cell office:value-type="string" calcext:value-type="string">
            <text:p>Boadella i les Escaule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30];&quot;,'&quot;;SUBSTITUTE([.B30];&quot;'&quot;;&quot;''&quot;);&quot;',&quot;;[.C30];&quot;);&quot;)" office:value-type="string" office:string-value="INSERT INTO municipi(id_municipi, municipi, id_comarca) VALUES (170293,'Boadella i les Escaules',2);" calcext:value-type="string">
            <text:p>INSERT INTO municipi(id_municipi, municipi, id_comarca) VALUES (170293,'Boadella i les Escaules',2);</text:p>
          </table:table-cell>
        </table:table-row>
        <table:table-row table:style-name="ro1">
          <table:table-cell office:value-type="float" office:value="170268" calcext:value-type="float">
            <text:p>170268</text:p>
          </table:table-cell>
          <table:table-cell office:value-type="string" calcext:value-type="string">
            <text:p>Borrassà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31];&quot;,'&quot;;SUBSTITUTE([.B31];&quot;'&quot;;&quot;''&quot;);&quot;',&quot;;[.C31];&quot;);&quot;)" office:value-type="string" office:string-value="INSERT INTO municipi(id_municipi, municipi, id_comarca) VALUES (170268,'Borrassà',2);" calcext:value-type="string">
            <text:p>INSERT INTO municipi(id_municipi, municipi, id_comarca) VALUES (170268,'Borrassà',2);</text:p>
          </table:table-cell>
        </table:table-row>
        <table:table-row table:style-name="ro1">
          <table:table-cell office:value-type="float" office:value="170314" calcext:value-type="float">
            <text:p>170314</text:p>
          </table:table-cell>
          <table:table-cell office:value-type="string" calcext:value-type="string">
            <text:p>Cabanelle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32];&quot;,'&quot;;SUBSTITUTE([.B32];&quot;'&quot;;&quot;''&quot;);&quot;',&quot;;[.C32];&quot;);&quot;)" office:value-type="string" office:string-value="INSERT INTO municipi(id_municipi, municipi, id_comarca) VALUES (170314,'Cabanelles',2);" calcext:value-type="string">
            <text:p>INSERT INTO municipi(id_municipi, municipi, id_comarca) VALUES (170314,'Cabanelles',2);</text:p>
          </table:table-cell>
        </table:table-row>
        <table:table-row table:style-name="ro1">
          <table:table-cell office:value-type="float" office:value="170307" calcext:value-type="float">
            <text:p>170307</text:p>
          </table:table-cell>
          <table:table-cell office:value-type="string" calcext:value-type="string">
            <text:p>Cabane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33];&quot;,'&quot;;SUBSTITUTE([.B33];&quot;'&quot;;&quot;''&quot;);&quot;',&quot;;[.C33];&quot;);&quot;)" office:value-type="string" office:string-value="INSERT INTO municipi(id_municipi, municipi, id_comarca) VALUES (170307,'Cabanes',2);" calcext:value-type="string">
            <text:p>INSERT INTO municipi(id_municipi, municipi, id_comarca) VALUES (170307,'Cabanes',2);</text:p>
          </table:table-cell>
        </table:table-row>
        <table:table-row table:style-name="ro1">
          <table:table-cell office:value-type="float" office:value="170329" calcext:value-type="float">
            <text:p>170329</text:p>
          </table:table-cell>
          <table:table-cell office:value-type="string" calcext:value-type="string">
            <text:p>Cadaqué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34];&quot;,'&quot;;SUBSTITUTE([.B34];&quot;'&quot;;&quot;''&quot;);&quot;',&quot;;[.C34];&quot;);&quot;)" office:value-type="string" office:string-value="INSERT INTO municipi(id_municipi, municipi, id_comarca) VALUES (170329,'Cadaqués',2);" calcext:value-type="string">
            <text:p>INSERT INTO municipi(id_municipi, municipi, id_comarca) VALUES (170329,'Cadaqués',2);</text:p>
          </table:table-cell>
        </table:table-row>
        <table:table-row table:style-name="ro1">
          <table:table-cell office:value-type="float" office:value="170412" calcext:value-type="float">
            <text:p>170412</text:p>
          </table:table-cell>
          <table:table-cell office:value-type="string" calcext:value-type="string">
            <text:p>Cantallop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35];&quot;,'&quot;;SUBSTITUTE([.B35];&quot;'&quot;;&quot;''&quot;);&quot;',&quot;;[.C35];&quot;);&quot;)" office:value-type="string" office:string-value="INSERT INTO municipi(id_municipi, municipi, id_comarca) VALUES (170412,'Cantallops',2);" calcext:value-type="string">
            <text:p>INSERT INTO municipi(id_municipi, municipi, id_comarca) VALUES (170412,'Cantallops',2);</text:p>
          </table:table-cell>
        </table:table-row>
        <table:table-row table:style-name="ro1">
          <table:table-cell office:value-type="float" office:value="170427" calcext:value-type="float">
            <text:p>170427</text:p>
          </table:table-cell>
          <table:table-cell office:value-type="string" calcext:value-type="string">
            <text:p>Capmany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36];&quot;,'&quot;;SUBSTITUTE([.B36];&quot;'&quot;;&quot;''&quot;);&quot;',&quot;;[.C36];&quot;);&quot;)" office:value-type="string" office:string-value="INSERT INTO municipi(id_municipi, municipi, id_comarca) VALUES (170427,'Capmany',2);" calcext:value-type="string">
            <text:p>INSERT INTO municipi(id_municipi, municipi, id_comarca) VALUES (170427,'Capmany',2);</text:p>
          </table:table-cell>
        </table:table-row>
        <table:table-row table:style-name="ro1">
          <table:table-cell office:value-type="float" office:value="170470" calcext:value-type="float">
            <text:p>170470</text:p>
          </table:table-cell>
          <table:table-cell office:value-type="string" calcext:value-type="string">
            <text:p>Castelló d'Empúrie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37];&quot;,'&quot;;SUBSTITUTE([.B37];&quot;'&quot;;&quot;''&quot;);&quot;',&quot;;[.C37];&quot;);&quot;)" office:value-type="string" office:string-value="INSERT INTO municipi(id_municipi, municipi, id_comarca) VALUES (170470,'Castelló d''Empúries',2);" calcext:value-type="string">
            <text:p>INSERT INTO municipi(id_municipi, municipi, id_comarca) VALUES (170470,'Castelló d''Empúries',2);</text:p>
          </table:table-cell>
        </table:table-row>
        <table:table-row table:style-name="ro1">
          <table:table-cell office:value-type="float" office:value="170519" calcext:value-type="float">
            <text:p>170519</text:p>
          </table:table-cell>
          <table:table-cell office:value-type="string" calcext:value-type="string">
            <text:p>Cistell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38];&quot;,'&quot;;SUBSTITUTE([.B38];&quot;'&quot;;&quot;''&quot;);&quot;',&quot;;[.C38];&quot;);&quot;)" office:value-type="string" office:string-value="INSERT INTO municipi(id_municipi, municipi, id_comarca) VALUES (170519,'Cistella',2);" calcext:value-type="string">
            <text:p>INSERT INTO municipi(id_municipi, municipi, id_comarca) VALUES (170519,'Cistella',2);</text:p>
          </table:table-cell>
        </table:table-row>
        <table:table-row table:style-name="ro1">
          <table:table-cell office:value-type="float" office:value="170545" calcext:value-type="float">
            <text:p>170545</text:p>
          </table:table-cell>
          <table:table-cell office:value-type="string" calcext:value-type="string">
            <text:p>Coler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39];&quot;,'&quot;;SUBSTITUTE([.B39];&quot;'&quot;;&quot;''&quot;);&quot;',&quot;;[.C39];&quot;);&quot;)" office:value-type="string" office:string-value="INSERT INTO municipi(id_municipi, municipi, id_comarca) VALUES (170545,'Colera',2);" calcext:value-type="string">
            <text:p>INSERT INTO municipi(id_municipi, municipi, id_comarca) VALUES (170545,'Colera',2);</text:p>
          </table:table-cell>
        </table:table-row>
        <table:table-row table:style-name="ro1">
          <table:table-cell office:value-type="float" office:value="170600" calcext:value-type="float">
            <text:p>170600</text:p>
          </table:table-cell>
          <table:table-cell office:value-type="string" calcext:value-type="string">
            <text:p>Darniu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40];&quot;,'&quot;;SUBSTITUTE([.B40];&quot;'&quot;;&quot;''&quot;);&quot;',&quot;;[.C40];&quot;);&quot;)" office:value-type="string" office:string-value="INSERT INTO municipi(id_municipi, municipi, id_comarca) VALUES (170600,'Darnius',2);" calcext:value-type="string">
            <text:p>INSERT INTO municipi(id_municipi, municipi, id_comarca) VALUES (170600,'Darnius',2);</text:p>
          </table:table-cell>
        </table:table-row>
        <table:table-row table:style-name="ro1">
          <table:table-cell office:value-type="float" office:value="170622" calcext:value-type="float">
            <text:p>170622</text:p>
          </table:table-cell>
          <table:table-cell office:value-type="string" calcext:value-type="string">
            <text:p>Escala, l'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41];&quot;,'&quot;;SUBSTITUTE([.B41];&quot;'&quot;;&quot;''&quot;);&quot;',&quot;;[.C41];&quot;);&quot;)" office:value-type="string" office:string-value="INSERT INTO municipi(id_municipi, municipi, id_comarca) VALUES (170622,'Escala, l''',2);" calcext:value-type="string">
            <text:p>INSERT INTO municipi(id_municipi, municipi, id_comarca) VALUES (170622,'Escala, l''',2);</text:p>
          </table:table-cell>
        </table:table-row>
        <table:table-row table:style-name="ro1">
          <table:table-cell office:value-type="float" office:value="170643" calcext:value-type="float">
            <text:p>170643</text:p>
          </table:table-cell>
          <table:table-cell office:value-type="string" calcext:value-type="string">
            <text:p>Espoll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42];&quot;,'&quot;;SUBSTITUTE([.B42];&quot;'&quot;;&quot;''&quot;);&quot;',&quot;;[.C42];&quot;);&quot;)" office:value-type="string" office:string-value="INSERT INTO municipi(id_municipi, municipi, id_comarca) VALUES (170643,'Espolla',2);" calcext:value-type="string">
            <text:p>INSERT INTO municipi(id_municipi, municipi, id_comarca) VALUES (170643,'Espolla',2);</text:p>
          </table:table-cell>
        </table:table-row>
        <table:table-row table:style-name="ro1">
          <table:table-cell office:value-type="float" office:value="170059" calcext:value-type="float">
            <text:p>170059</text:p>
          </table:table-cell>
          <table:table-cell office:value-type="string" calcext:value-type="string">
            <text:p>Far d'Empordà, el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43];&quot;,'&quot;;SUBSTITUTE([.B43];&quot;'&quot;;&quot;''&quot;);&quot;',&quot;;[.C43];&quot;);&quot;)" office:value-type="string" office:string-value="INSERT INTO municipi(id_municipi, municipi, id_comarca) VALUES (170059,'Far d''Empordà, el',2);" calcext:value-type="string">
            <text:p>INSERT INTO municipi(id_municipi, municipi, id_comarca) VALUES (170059,'Far d''Empordà, el',2);</text:p>
          </table:table-cell>
        </table:table-row>
        <table:table-row table:style-name="ro1">
          <table:table-cell office:value-type="float" office:value="170669" calcext:value-type="float">
            <text:p>170669</text:p>
          </table:table-cell>
          <table:table-cell office:value-type="string" calcext:value-type="string">
            <text:p>Figuere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44];&quot;,'&quot;;SUBSTITUTE([.B44];&quot;'&quot;;&quot;''&quot;);&quot;',&quot;;[.C44];&quot;);&quot;)" office:value-type="string" office:string-value="INSERT INTO municipi(id_municipi, municipi, id_comarca) VALUES (170669,'Figueres',2);" calcext:value-type="string">
            <text:p>INSERT INTO municipi(id_municipi, municipi, id_comarca) VALUES (170669,'Figueres',2);</text:p>
          </table:table-cell>
        </table:table-row>
        <table:table-row table:style-name="ro1">
          <table:table-cell office:value-type="float" office:value="170741" calcext:value-type="float">
            <text:p>170741</text:p>
          </table:table-cell>
          <table:table-cell office:value-type="string" calcext:value-type="string">
            <text:p>Fortià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45];&quot;,'&quot;;SUBSTITUTE([.B45];&quot;'&quot;;&quot;''&quot;);&quot;',&quot;;[.C45];&quot;);&quot;)" office:value-type="string" office:string-value="INSERT INTO municipi(id_municipi, municipi, id_comarca) VALUES (170741,'Fortià',2);" calcext:value-type="string">
            <text:p>INSERT INTO municipi(id_municipi, municipi, id_comarca) VALUES (170741,'Fortià',2);</text:p>
          </table:table-cell>
        </table:table-row>
        <table:table-row table:style-name="ro1">
          <table:table-cell office:value-type="float" office:value="170754" calcext:value-type="float">
            <text:p>170754</text:p>
          </table:table-cell>
          <table:table-cell office:value-type="string" calcext:value-type="string">
            <text:p>Garrigà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46];&quot;,'&quot;;SUBSTITUTE([.B46];&quot;'&quot;;&quot;''&quot;);&quot;',&quot;;[.C46];&quot;);&quot;)" office:value-type="string" office:string-value="INSERT INTO municipi(id_municipi, municipi, id_comarca) VALUES (170754,'Garrigàs',2);" calcext:value-type="string">
            <text:p>INSERT INTO municipi(id_municipi, municipi, id_comarca) VALUES (170754,'Garrigàs',2);</text:p>
          </table:table-cell>
        </table:table-row>
        <table:table-row table:style-name="ro1">
          <table:table-cell office:value-type="float" office:value="170773" calcext:value-type="float">
            <text:p>170773</text:p>
          </table:table-cell>
          <table:table-cell office:value-type="string" calcext:value-type="string">
            <text:p>Garriguell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47];&quot;,'&quot;;SUBSTITUTE([.B47];&quot;'&quot;;&quot;''&quot;);&quot;',&quot;;[.C47];&quot;);&quot;)" office:value-type="string" office:string-value="INSERT INTO municipi(id_municipi, municipi, id_comarca) VALUES (170773,'Garriguella',2);" calcext:value-type="string">
            <text:p>INSERT INTO municipi(id_municipi, municipi, id_comarca) VALUES (170773,'Garriguella',2);</text:p>
          </table:table-cell>
        </table:table-row>
        <table:table-row table:style-name="ro1">
          <table:table-cell office:value-type="float" office:value="170865" calcext:value-type="float">
            <text:p>170865</text:p>
          </table:table-cell>
          <table:table-cell office:value-type="string" calcext:value-type="string">
            <text:p>Jonquera, l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48];&quot;,'&quot;;SUBSTITUTE([.B48];&quot;'&quot;;&quot;''&quot;);&quot;',&quot;;[.C48];&quot;);&quot;)" office:value-type="string" office:string-value="INSERT INTO municipi(id_municipi, municipi, id_comarca) VALUES (170865,'Jonquera, la',2);" calcext:value-type="string">
            <text:p>INSERT INTO municipi(id_municipi, municipi, id_comarca) VALUES (170865,'Jonquera, la',2);</text:p>
          </table:table-cell>
        </table:table-row>
        <table:table-row table:style-name="ro1">
          <table:table-cell office:value-type="float" office:value="170887" calcext:value-type="float">
            <text:p>170887</text:p>
          </table:table-cell>
          <table:table-cell office:value-type="string" calcext:value-type="string">
            <text:p>Lladó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49];&quot;,'&quot;;SUBSTITUTE([.B49];&quot;'&quot;;&quot;''&quot;);&quot;',&quot;;[.C49];&quot;);&quot;)" office:value-type="string" office:string-value="INSERT INTO municipi(id_municipi, municipi, id_comarca) VALUES (170887,'Lladó',2);" calcext:value-type="string">
            <text:p>INSERT INTO municipi(id_municipi, municipi, id_comarca) VALUES (170887,'Lladó',2);</text:p>
          </table:table-cell>
        </table:table-row>
        <table:table-row table:style-name="ro1">
          <table:table-cell office:value-type="float" office:value="170926" calcext:value-type="float">
            <text:p>170926</text:p>
          </table:table-cell>
          <table:table-cell office:value-type="string" calcext:value-type="string">
            <text:p>Llançà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50];&quot;,'&quot;;SUBSTITUTE([.B50];&quot;'&quot;;&quot;''&quot;);&quot;',&quot;;[.C50];&quot;);&quot;)" office:value-type="string" office:string-value="INSERT INTO municipi(id_municipi, municipi, id_comarca) VALUES (170926,'Llançà',2);" calcext:value-type="string">
            <text:p>INSERT INTO municipi(id_municipi, municipi, id_comarca) VALUES (170926,'Llançà',2);</text:p>
          </table:table-cell>
        </table:table-row>
        <table:table-row table:style-name="ro1">
          <table:table-cell office:value-type="float" office:value="170932" calcext:value-type="float">
            <text:p>170932</text:p>
          </table:table-cell>
          <table:table-cell office:value-type="string" calcext:value-type="string">
            <text:p>Ller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51];&quot;,'&quot;;SUBSTITUTE([.B51];&quot;'&quot;;&quot;''&quot;);&quot;',&quot;;[.C51];&quot;);&quot;)" office:value-type="string" office:string-value="INSERT INTO municipi(id_municipi, municipi, id_comarca) VALUES (170932,'Llers',2);" calcext:value-type="string">
            <text:p>INSERT INTO municipi(id_municipi, municipi, id_comarca) VALUES (170932,'Llers',2);</text:p>
          </table:table-cell>
        </table:table-row>
        <table:table-row table:style-name="ro1">
          <table:table-cell office:value-type="float" office:value="171024" calcext:value-type="float">
            <text:p>171024</text:p>
          </table:table-cell>
          <table:table-cell office:value-type="string" calcext:value-type="string">
            <text:p>Maçanet de Cabreny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52];&quot;,'&quot;;SUBSTITUTE([.B52];&quot;'&quot;;&quot;''&quot;);&quot;',&quot;;[.C52];&quot;);&quot;)" office:value-type="string" office:string-value="INSERT INTO municipi(id_municipi, municipi, id_comarca) VALUES (171024,'Maçanet de Cabrenys',2);" calcext:value-type="string">
            <text:p>INSERT INTO municipi(id_municipi, municipi, id_comarca) VALUES (171024,'Maçanet de Cabrenys',2);</text:p>
          </table:table-cell>
        </table:table-row>
        <table:table-row table:style-name="ro1">
          <table:table-cell office:value-type="float" office:value="171002" calcext:value-type="float">
            <text:p>171002</text:p>
          </table:table-cell>
          <table:table-cell office:value-type="string" calcext:value-type="string">
            <text:p>Masarac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53];&quot;,'&quot;;SUBSTITUTE([.B53];&quot;'&quot;;&quot;''&quot;);&quot;',&quot;;[.C53];&quot;);&quot;)" office:value-type="string" office:string-value="INSERT INTO municipi(id_municipi, municipi, id_comarca) VALUES (171002,'Masarac',2);" calcext:value-type="string">
            <text:p>INSERT INTO municipi(id_municipi, municipi, id_comarca) VALUES (171002,'Masarac',2);</text:p>
          </table:table-cell>
        </table:table-row>
        <table:table-row table:style-name="ro1">
          <table:table-cell office:value-type="float" office:value="171061" calcext:value-type="float">
            <text:p>171061</text:p>
          </table:table-cell>
          <table:table-cell office:value-type="string" calcext:value-type="string">
            <text:p>Mollet de Peralad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54];&quot;,'&quot;;SUBSTITUTE([.B54];&quot;'&quot;;&quot;''&quot;);&quot;',&quot;;[.C54];&quot;);&quot;)" office:value-type="string" office:string-value="INSERT INTO municipi(id_municipi, municipi, id_comarca) VALUES (171061,'Mollet de Peralada',2);" calcext:value-type="string">
            <text:p>INSERT INTO municipi(id_municipi, municipi, id_comarca) VALUES (171061,'Mollet de Peralada',2);</text:p>
          </table:table-cell>
        </table:table-row>
        <table:table-row table:style-name="ro1">
          <table:table-cell office:value-type="float" office:value="171117" calcext:value-type="float">
            <text:p>171117</text:p>
          </table:table-cell>
          <table:table-cell office:value-type="string" calcext:value-type="string">
            <text:p>Navat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55];&quot;,'&quot;;SUBSTITUTE([.B55];&quot;'&quot;;&quot;''&quot;);&quot;',&quot;;[.C55];&quot;);&quot;)" office:value-type="string" office:string-value="INSERT INTO municipi(id_municipi, municipi, id_comarca) VALUES (171117,'Navata',2);" calcext:value-type="string">
            <text:p>INSERT INTO municipi(id_municipi, municipi, id_comarca) VALUES (171117,'Navata',2);</text:p>
          </table:table-cell>
        </table:table-row>
        <table:table-row table:style-name="ro1">
          <table:table-cell office:value-type="float" office:value="171156" calcext:value-type="float">
            <text:p>171156</text:p>
          </table:table-cell>
          <table:table-cell office:value-type="string" calcext:value-type="string">
            <text:p>Ordi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56];&quot;,'&quot;;SUBSTITUTE([.B56];&quot;'&quot;;&quot;''&quot;);&quot;',&quot;;[.C56];&quot;);&quot;)" office:value-type="string" office:string-value="INSERT INTO municipi(id_municipi, municipi, id_comarca) VALUES (171156,'Ordis',2);" calcext:value-type="string">
            <text:p>INSERT INTO municipi(id_municipi, municipi, id_comarca) VALUES (171156,'Ordis',2);</text:p>
          </table:table-cell>
        </table:table-row>
        <table:table-row table:style-name="ro1">
          <table:table-cell office:value-type="float" office:value="171194" calcext:value-type="float">
            <text:p>171194</text:p>
          </table:table-cell>
          <table:table-cell office:value-type="string" calcext:value-type="string">
            <text:p>Palau de Santa Eulàli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57];&quot;,'&quot;;SUBSTITUTE([.B57];&quot;'&quot;;&quot;''&quot;);&quot;',&quot;;[.C57];&quot;);&quot;)" office:value-type="string" office:string-value="INSERT INTO municipi(id_municipi, municipi, id_comarca) VALUES (171194,'Palau de Santa Eulàlia',2);" calcext:value-type="string">
            <text:p>INSERT INTO municipi(id_municipi, municipi, id_comarca) VALUES (171194,'Palau de Santa Eulàlia',2);</text:p>
          </table:table-cell>
        </table:table-row>
        <table:table-row table:style-name="ro1">
          <table:table-cell office:value-type="float" office:value="171208" calcext:value-type="float">
            <text:p>171208</text:p>
          </table:table-cell>
          <table:table-cell office:value-type="string" calcext:value-type="string">
            <text:p>Palau-saverder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58];&quot;,'&quot;;SUBSTITUTE([.B58];&quot;'&quot;;&quot;''&quot;);&quot;',&quot;;[.C58];&quot;);&quot;)" office:value-type="string" office:string-value="INSERT INTO municipi(id_municipi, municipi, id_comarca) VALUES (171208,'Palau-saverdera',2);" calcext:value-type="string">
            <text:p>INSERT INTO municipi(id_municipi, municipi, id_comarca) VALUES (171208,'Palau-saverdera',2);</text:p>
          </table:table-cell>
        </table:table-row>
        <table:table-row table:style-name="ro1">
          <table:table-cell office:value-type="float" office:value="171289" calcext:value-type="float">
            <text:p>171289</text:p>
          </table:table-cell>
          <table:table-cell office:value-type="string" calcext:value-type="string">
            <text:p>Pau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59];&quot;,'&quot;;SUBSTITUTE([.B59];&quot;'&quot;;&quot;''&quot;);&quot;',&quot;;[.C59];&quot;);&quot;)" office:value-type="string" office:string-value="INSERT INTO municipi(id_municipi, municipi, id_comarca) VALUES (171289,'Pau',2);" calcext:value-type="string">
            <text:p>INSERT INTO municipi(id_municipi, municipi, id_comarca) VALUES (171289,'Pau',2);</text:p>
          </table:table-cell>
        </table:table-row>
        <table:table-row table:style-name="ro1">
          <table:table-cell office:value-type="float" office:value="171292" calcext:value-type="float">
            <text:p>171292</text:p>
          </table:table-cell>
          <table:table-cell office:value-type="string" calcext:value-type="string">
            <text:p>Pedret i Marzà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60];&quot;,'&quot;;SUBSTITUTE([.B60];&quot;'&quot;;&quot;''&quot;);&quot;',&quot;;[.C60];&quot;);&quot;)" office:value-type="string" office:string-value="INSERT INTO municipi(id_municipi, municipi, id_comarca) VALUES (171292,'Pedret i Marzà',2);" calcext:value-type="string">
            <text:p>INSERT INTO municipi(id_municipi, municipi, id_comarca) VALUES (171292,'Pedret i Marzà',2);</text:p>
          </table:table-cell>
        </table:table-row>
        <table:table-row table:style-name="ro1">
          <table:table-cell office:value-type="float" office:value="171328" calcext:value-type="float">
            <text:p>171328</text:p>
          </table:table-cell>
          <table:table-cell office:value-type="string" calcext:value-type="string">
            <text:p>Peralad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61];&quot;,'&quot;;SUBSTITUTE([.B61];&quot;'&quot;;&quot;''&quot;);&quot;',&quot;;[.C61];&quot;);&quot;)" office:value-type="string" office:string-value="INSERT INTO municipi(id_municipi, municipi, id_comarca) VALUES (171328,'Peralada',2);" calcext:value-type="string">
            <text:p>INSERT INTO municipi(id_municipi, municipi, id_comarca) VALUES (171328,'Peralada',2);</text:p>
          </table:table-cell>
        </table:table-row>
        <table:table-row table:style-name="ro1">
          <table:table-cell office:value-type="float" office:value="171352" calcext:value-type="float">
            <text:p>171352</text:p>
          </table:table-cell>
          <table:table-cell office:value-type="string" calcext:value-type="string">
            <text:p>Pont de Molin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62];&quot;,'&quot;;SUBSTITUTE([.B62];&quot;'&quot;;&quot;''&quot;);&quot;',&quot;;[.C62];&quot;);&quot;)" office:value-type="string" office:string-value="INSERT INTO municipi(id_municipi, municipi, id_comarca) VALUES (171352,'Pont de Molins',2);" calcext:value-type="string">
            <text:p>INSERT INTO municipi(id_municipi, municipi, id_comarca) VALUES (171352,'Pont de Molins',2);</text:p>
          </table:table-cell>
        </table:table-row>
        <table:table-row table:style-name="ro1">
          <table:table-cell office:value-type="float" office:value="171365" calcext:value-type="float">
            <text:p>171365</text:p>
          </table:table-cell>
          <table:table-cell office:value-type="string" calcext:value-type="string">
            <text:p>Pontó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63];&quot;,'&quot;;SUBSTITUTE([.B63];&quot;'&quot;;&quot;''&quot;);&quot;',&quot;;[.C63];&quot;);&quot;)" office:value-type="string" office:string-value="INSERT INTO municipi(id_municipi, municipi, id_comarca) VALUES (171365,'Pontós',2);" calcext:value-type="string">
            <text:p>INSERT INTO municipi(id_municipi, municipi, id_comarca) VALUES (171365,'Pontós',2);</text:p>
          </table:table-cell>
        </table:table-row>
        <table:table-row table:style-name="ro1">
          <table:table-cell office:value-type="float" office:value="171404" calcext:value-type="float">
            <text:p>171404</text:p>
          </table:table-cell>
          <table:table-cell office:value-type="string" calcext:value-type="string">
            <text:p>Port de la Selva, el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64];&quot;,'&quot;;SUBSTITUTE([.B64];&quot;'&quot;;&quot;''&quot;);&quot;',&quot;;[.C64];&quot;);&quot;)" office:value-type="string" office:string-value="INSERT INTO municipi(id_municipi, municipi, id_comarca) VALUES (171404,'Port de la Selva, el',2);" calcext:value-type="string">
            <text:p>INSERT INTO municipi(id_municipi, municipi, id_comarca) VALUES (171404,'Port de la Selva, el',2);</text:p>
          </table:table-cell>
        </table:table-row>
        <table:table-row table:style-name="ro1">
          <table:table-cell office:value-type="float" office:value="171387" calcext:value-type="float">
            <text:p>171387</text:p>
          </table:table-cell>
          <table:table-cell office:value-type="string" calcext:value-type="string">
            <text:p>Portbou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65];&quot;,'&quot;;SUBSTITUTE([.B65];&quot;'&quot;;&quot;''&quot;);&quot;',&quot;;[.C65];&quot;);&quot;)" office:value-type="string" office:string-value="INSERT INTO municipi(id_municipi, municipi, id_comarca) VALUES (171387,'Portbou',2);" calcext:value-type="string">
            <text:p>INSERT INTO municipi(id_municipi, municipi, id_comarca) VALUES (171387,'Portbou',2);</text:p>
          </table:table-cell>
        </table:table-row>
        <table:table-row table:style-name="ro1">
          <table:table-cell office:value-type="float" office:value="171432" calcext:value-type="float">
            <text:p>171432</text:p>
          </table:table-cell>
          <table:table-cell office:value-type="string" calcext:value-type="string">
            <text:p>Rabó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66];&quot;,'&quot;;SUBSTITUTE([.B66];&quot;'&quot;;&quot;''&quot;);&quot;',&quot;;[.C66];&quot;);&quot;)" office:value-type="string" office:string-value="INSERT INTO municipi(id_municipi, municipi, id_comarca) VALUES (171432,'Rabós',2);" calcext:value-type="string">
            <text:p>INSERT INTO municipi(id_municipi, municipi, id_comarca) VALUES (171432,'Rabós',2);</text:p>
          </table:table-cell>
        </table:table-row>
        <table:table-row table:style-name="ro1">
          <table:table-cell office:value-type="float" office:value="171518" calcext:value-type="float">
            <text:p>171518</text:p>
          </table:table-cell>
          <table:table-cell office:value-type="string" calcext:value-type="string">
            <text:p>Riumor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67];&quot;,'&quot;;SUBSTITUTE([.B67];&quot;'&quot;;&quot;''&quot;);&quot;',&quot;;[.C67];&quot;);&quot;)" office:value-type="string" office:string-value="INSERT INTO municipi(id_municipi, municipi, id_comarca) VALUES (171518,'Riumors',2);" calcext:value-type="string">
            <text:p>INSERT INTO municipi(id_municipi, municipi, id_comarca) VALUES (171518,'Riumors',2);</text:p>
          </table:table-cell>
        </table:table-row>
        <table:table-row table:style-name="ro1">
          <table:table-cell office:value-type="float" office:value="171523" calcext:value-type="float">
            <text:p>171523</text:p>
          </table:table-cell>
          <table:table-cell office:value-type="string" calcext:value-type="string">
            <text:p>Rose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68];&quot;,'&quot;;SUBSTITUTE([.B68];&quot;'&quot;;&quot;''&quot;);&quot;',&quot;;[.C68];&quot;);&quot;)" office:value-type="string" office:string-value="INSERT INTO municipi(id_municipi, municipi, id_comarca) VALUES (171523,'Roses',2);" calcext:value-type="string">
            <text:p>INSERT INTO municipi(id_municipi, municipi, id_comarca) VALUES (171523,'Roses',2);</text:p>
          </table:table-cell>
        </table:table-row>
        <table:table-row table:style-name="ro1">
          <table:table-cell office:value-type="float" office:value="171582" calcext:value-type="float">
            <text:p>171582</text:p>
          </table:table-cell>
          <table:table-cell office:value-type="string" calcext:value-type="string">
            <text:p>Sant Climent Sescebe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69];&quot;,'&quot;;SUBSTITUTE([.B69];&quot;'&quot;;&quot;''&quot;);&quot;',&quot;;[.C69];&quot;);&quot;)" office:value-type="string" office:string-value="INSERT INTO municipi(id_municipi, municipi, id_comarca) VALUES (171582,'Sant Climent Sescebes',2);" calcext:value-type="string">
            <text:p>INSERT INTO municipi(id_municipi, municipi, id_comarca) VALUES (171582,'Sant Climent Sescebes',2);</text:p>
          </table:table-cell>
        </table:table-row>
        <table:table-row table:style-name="ro1">
          <table:table-cell office:value-type="float" office:value="171714" calcext:value-type="float">
            <text:p>171714</text:p>
          </table:table-cell>
          <table:table-cell office:value-type="string" calcext:value-type="string">
            <text:p>Sant Llorenç de la Mug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70];&quot;,'&quot;;SUBSTITUTE([.B70];&quot;'&quot;;&quot;''&quot;);&quot;',&quot;;[.C70];&quot;);&quot;)" office:value-type="string" office:string-value="INSERT INTO municipi(id_municipi, municipi, id_comarca) VALUES (171714,'Sant Llorenç de la Muga',2);" calcext:value-type="string">
            <text:p>INSERT INTO municipi(id_municipi, municipi, id_comarca) VALUES (171714,'Sant Llorenç de la Muga',2);</text:p>
          </table:table-cell>
        </table:table-row>
        <table:table-row table:style-name="ro1">
          <table:table-cell office:value-type="float" office:value="171753" calcext:value-type="float">
            <text:p>171753</text:p>
          </table:table-cell>
          <table:table-cell office:value-type="string" calcext:value-type="string">
            <text:p>Sant Miquel de Fluvià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71];&quot;,'&quot;;SUBSTITUTE([.B71];&quot;'&quot;;&quot;''&quot;);&quot;',&quot;;[.C71];&quot;);&quot;)" office:value-type="string" office:string-value="INSERT INTO municipi(id_municipi, municipi, id_comarca) VALUES (171753,'Sant Miquel de Fluvià',2);" calcext:value-type="string">
            <text:p>INSERT INTO municipi(id_municipi, municipi, id_comarca) VALUES (171753,'Sant Miquel de Fluvià',2);</text:p>
          </table:table-cell>
        </table:table-row>
        <table:table-row table:style-name="ro1">
          <table:table-cell office:value-type="float" office:value="171766" calcext:value-type="float">
            <text:p>171766</text:p>
          </table:table-cell>
          <table:table-cell office:value-type="string" calcext:value-type="string">
            <text:p>Sant Mori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72];&quot;,'&quot;;SUBSTITUTE([.B72];&quot;'&quot;;&quot;''&quot;);&quot;',&quot;;[.C72];&quot;);&quot;)" office:value-type="string" office:string-value="INSERT INTO municipi(id_municipi, municipi, id_comarca) VALUES (171766,'Sant Mori',2);" calcext:value-type="string">
            <text:p>INSERT INTO municipi(id_municipi, municipi, id_comarca) VALUES (171766,'Sant Mori',2);</text:p>
          </table:table-cell>
        </table:table-row>
        <table:table-row table:style-name="ro1">
          <table:table-cell office:value-type="float" office:value="171788" calcext:value-type="float">
            <text:p>171788</text:p>
          </table:table-cell>
          <table:table-cell office:value-type="string" calcext:value-type="string">
            <text:p>Sant Pere Pescador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73];&quot;,'&quot;;SUBSTITUTE([.B73];&quot;'&quot;;&quot;''&quot;);&quot;',&quot;;[.C73];&quot;);&quot;)" office:value-type="string" office:string-value="INSERT INTO municipi(id_municipi, municipi, id_comarca) VALUES (171788,'Sant Pere Pescador',2);" calcext:value-type="string">
            <text:p>INSERT INTO municipi(id_municipi, municipi, id_comarca) VALUES (171788,'Sant Pere Pescador',2);</text:p>
          </table:table-cell>
        </table:table-row>
        <table:table-row table:style-name="ro1">
          <table:table-cell office:value-type="float" office:value="171827" calcext:value-type="float">
            <text:p>171827</text:p>
          </table:table-cell>
          <table:table-cell office:value-type="string" calcext:value-type="string">
            <text:p>Santa Llogaia d'Àlguem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74];&quot;,'&quot;;SUBSTITUTE([.B74];&quot;'&quot;;&quot;''&quot;);&quot;',&quot;;[.C74];&quot;);&quot;)" office:value-type="string" office:string-value="INSERT INTO municipi(id_municipi, municipi, id_comarca) VALUES (171827,'Santa Llogaia d''Àlguema',2);" calcext:value-type="string">
            <text:p>INSERT INTO municipi(id_municipi, municipi, id_comarca) VALUES (171827,'Santa Llogaia d''Àlguema',2);</text:p>
          </table:table-cell>
        </table:table-row>
        <table:table-row table:style-name="ro1">
          <table:table-cell office:value-type="float" office:value="171870" calcext:value-type="float">
            <text:p>171870</text:p>
          </table:table-cell>
          <table:table-cell office:value-type="string" calcext:value-type="string">
            <text:p>Saus, Camallera i Llampaie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75];&quot;,'&quot;;SUBSTITUTE([.B75];&quot;'&quot;;&quot;''&quot;);&quot;',&quot;;[.C75];&quot;);&quot;)" office:value-type="string" office:string-value="INSERT INTO municipi(id_municipi, municipi, id_comarca) VALUES (171870,'Saus, Camallera i Llampaies',2);" calcext:value-type="string">
            <text:p>INSERT INTO municipi(id_municipi, municipi, id_comarca) VALUES (171870,'Saus, Camallera i Llampaies',2);</text:p>
          </table:table-cell>
        </table:table-row>
        <table:table-row table:style-name="ro1">
          <table:table-cell office:value-type="float" office:value="171886" calcext:value-type="float">
            <text:p>171886</text:p>
          </table:table-cell>
          <table:table-cell office:value-type="string" calcext:value-type="string">
            <text:p>Selva de Mar, l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76];&quot;,'&quot;;SUBSTITUTE([.B76];&quot;'&quot;;&quot;''&quot;);&quot;',&quot;;[.C76];&quot;);&quot;)" office:value-type="string" office:string-value="INSERT INTO municipi(id_municipi, municipi, id_comarca) VALUES (171886,'Selva de Mar, la',2);" calcext:value-type="string">
            <text:p>INSERT INTO municipi(id_municipi, municipi, id_comarca) VALUES (171886,'Selva de Mar, la',2);</text:p>
          </table:table-cell>
        </table:table-row>
        <table:table-row table:style-name="ro1">
          <table:table-cell office:value-type="float" office:value="170524" calcext:value-type="float">
            <text:p>170524</text:p>
          </table:table-cell>
          <table:table-cell office:value-type="string" calcext:value-type="string">
            <text:p>Siuran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77];&quot;,'&quot;;SUBSTITUTE([.B77];&quot;'&quot;;&quot;''&quot;);&quot;',&quot;;[.C77];&quot;);&quot;)" office:value-type="string" office:string-value="INSERT INTO municipi(id_municipi, municipi, id_comarca) VALUES (170524,'Siurana',2);" calcext:value-type="string">
            <text:p>INSERT INTO municipi(id_municipi, municipi, id_comarca) VALUES (170524,'Siurana',2);</text:p>
          </table:table-cell>
        </table:table-row>
        <table:table-row table:style-name="ro1">
          <table:table-cell office:value-type="float" office:value="171962" calcext:value-type="float">
            <text:p>171962</text:p>
          </table:table-cell>
          <table:table-cell office:value-type="string" calcext:value-type="string">
            <text:p>Terrades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78];&quot;,'&quot;;SUBSTITUTE([.B78];&quot;'&quot;;&quot;''&quot;);&quot;',&quot;;[.C78];&quot;);&quot;)" office:value-type="string" office:string-value="INSERT INTO municipi(id_municipi, municipi, id_comarca) VALUES (171962,'Terrades',2);" calcext:value-type="string">
            <text:p>INSERT INTO municipi(id_municipi, municipi, id_comarca) VALUES (171962,'Terrades',2);</text:p>
          </table:table-cell>
        </table:table-row>
        <table:table-row table:style-name="ro1">
          <table:table-cell office:value-type="float" office:value="171984" calcext:value-type="float">
            <text:p>171984</text:p>
          </table:table-cell>
          <table:table-cell office:value-type="string" calcext:value-type="string">
            <text:p>Torroella de Fluvià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79];&quot;,'&quot;;SUBSTITUTE([.B79];&quot;'&quot;;&quot;''&quot;);&quot;',&quot;;[.C79];&quot;);&quot;)" office:value-type="string" office:string-value="INSERT INTO municipi(id_municipi, municipi, id_comarca) VALUES (171984,'Torroella de Fluvià',2);" calcext:value-type="string">
            <text:p>INSERT INTO municipi(id_municipi, municipi, id_comarca) VALUES (171984,'Torroella de Fluvià',2);</text:p>
          </table:table-cell>
        </table:table-row>
        <table:table-row table:style-name="ro1">
          <table:table-cell office:value-type="float" office:value="170144" calcext:value-type="float">
            <text:p>170144</text:p>
          </table:table-cell>
          <table:table-cell office:value-type="string" calcext:value-type="string">
            <text:p>Vajol, l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80];&quot;,'&quot;;SUBSTITUTE([.B80];&quot;'&quot;;&quot;''&quot;);&quot;',&quot;;[.C80];&quot;);&quot;)" office:value-type="string" office:string-value="INSERT INTO municipi(id_municipi, municipi, id_comarca) VALUES (170144,'Vajol, la',2);" calcext:value-type="string">
            <text:p>INSERT INTO municipi(id_municipi, municipi, id_comarca) VALUES (170144,'Vajol, la',2);</text:p>
          </table:table-cell>
        </table:table-row>
        <table:table-row table:style-name="ro1">
          <table:table-cell office:value-type="float" office:value="172109" calcext:value-type="float">
            <text:p>172109</text:p>
          </table:table-cell>
          <table:table-cell office:value-type="string" calcext:value-type="string">
            <text:p>Ventalló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81];&quot;,'&quot;;SUBSTITUTE([.B81];&quot;'&quot;;&quot;''&quot;);&quot;',&quot;;[.C81];&quot;);&quot;)" office:value-type="string" office:string-value="INSERT INTO municipi(id_municipi, municipi, id_comarca) VALUES (172109,'Ventalló',2);" calcext:value-type="string">
            <text:p>INSERT INTO municipi(id_municipi, municipi, id_comarca) VALUES (172109,'Ventalló',2);</text:p>
          </table:table-cell>
        </table:table-row>
        <table:table-row table:style-name="ro1">
          <table:table-cell office:value-type="float" office:value="172305" calcext:value-type="float">
            <text:p>172305</text:p>
          </table:table-cell>
          <table:table-cell office:value-type="string" calcext:value-type="string">
            <text:p>Vila-sacr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82];&quot;,'&quot;;SUBSTITUTE([.B82];&quot;'&quot;;&quot;''&quot;);&quot;',&quot;;[.C82];&quot;);&quot;)" office:value-type="string" office:string-value="INSERT INTO municipi(id_municipi, municipi, id_comarca) VALUES (172305,'Vila-sacra',2);" calcext:value-type="string">
            <text:p>INSERT INTO municipi(id_municipi, municipi, id_comarca) VALUES (172305,'Vila-sacra',2);</text:p>
          </table:table-cell>
        </table:table-row>
        <table:table-row table:style-name="ro1">
          <table:table-cell office:value-type="float" office:value="172142" calcext:value-type="float">
            <text:p>172142</text:p>
          </table:table-cell>
          <table:table-cell office:value-type="string" calcext:value-type="string">
            <text:p>Vilabertran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83];&quot;,'&quot;;SUBSTITUTE([.B83];&quot;'&quot;;&quot;''&quot;);&quot;',&quot;;[.C83];&quot;);&quot;)" office:value-type="string" office:string-value="INSERT INTO municipi(id_municipi, municipi, id_comarca) VALUES (172142,'Vilabertran',2);" calcext:value-type="string">
            <text:p>INSERT INTO municipi(id_municipi, municipi, id_comarca) VALUES (172142,'Vilabertran',2);</text:p>
          </table:table-cell>
        </table:table-row>
        <table:table-row table:style-name="ro1">
          <table:table-cell office:value-type="float" office:value="172174" calcext:value-type="float">
            <text:p>172174</text:p>
          </table:table-cell>
          <table:table-cell office:value-type="string" calcext:value-type="string">
            <text:p>Viladamat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84];&quot;,'&quot;;SUBSTITUTE([.B84];&quot;'&quot;;&quot;''&quot;);&quot;',&quot;;[.C84];&quot;);&quot;)" office:value-type="string" office:string-value="INSERT INTO municipi(id_municipi, municipi, id_comarca) VALUES (172174,'Viladamat',2);" calcext:value-type="string">
            <text:p>INSERT INTO municipi(id_municipi, municipi, id_comarca) VALUES (172174,'Viladamat',2);</text:p>
          </table:table-cell>
        </table:table-row>
        <table:table-row table:style-name="ro1">
          <table:table-cell office:value-type="float" office:value="172214" calcext:value-type="float">
            <text:p>172214</text:p>
          </table:table-cell>
          <table:table-cell office:value-type="string" calcext:value-type="string">
            <text:p>Vilafant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85];&quot;,'&quot;;SUBSTITUTE([.B85];&quot;'&quot;;&quot;''&quot;);&quot;',&quot;;[.C85];&quot;);&quot;)" office:value-type="string" office:string-value="INSERT INTO municipi(id_municipi, municipi, id_comarca) VALUES (172214,'Vilafant',2);" calcext:value-type="string">
            <text:p>INSERT INTO municipi(id_municipi, municipi, id_comarca) VALUES (172214,'Vilafant',2);</text:p>
          </table:table-cell>
        </table:table-row>
        <table:table-row table:style-name="ro1">
          <table:table-cell office:value-type="float" office:value="172235" calcext:value-type="float">
            <text:p>172235</text:p>
          </table:table-cell>
          <table:table-cell office:value-type="string" calcext:value-type="string">
            <text:p>Vilajuïg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86];&quot;,'&quot;;SUBSTITUTE([.B86];&quot;'&quot;;&quot;''&quot;);&quot;',&quot;;[.C86];&quot;);&quot;)" office:value-type="string" office:string-value="INSERT INTO municipi(id_municipi, municipi, id_comarca) VALUES (172235,'Vilajuïga',2);" calcext:value-type="string">
            <text:p>INSERT INTO municipi(id_municipi, municipi, id_comarca) VALUES (172235,'Vilajuïga',2);</text:p>
          </table:table-cell>
        </table:table-row>
        <table:table-row table:style-name="ro1">
          <table:table-cell office:value-type="float" office:value="172253" calcext:value-type="float">
            <text:p>172253</text:p>
          </table:table-cell>
          <table:table-cell office:value-type="string" calcext:value-type="string">
            <text:p>Vilamacolum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87];&quot;,'&quot;;SUBSTITUTE([.B87];&quot;'&quot;;&quot;''&quot;);&quot;',&quot;;[.C87];&quot;);&quot;)" office:value-type="string" office:string-value="INSERT INTO municipi(id_municipi, municipi, id_comarca) VALUES (172253,'Vilamacolum',2);" calcext:value-type="string">
            <text:p>INSERT INTO municipi(id_municipi, municipi, id_comarca) VALUES (172253,'Vilamacolum',2);</text:p>
          </table:table-cell>
        </table:table-row>
        <table:table-row table:style-name="ro1">
          <table:table-cell office:value-type="float" office:value="172266" calcext:value-type="float">
            <text:p>172266</text:p>
          </table:table-cell>
          <table:table-cell office:value-type="string" calcext:value-type="string">
            <text:p>Vilamalla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88];&quot;,'&quot;;SUBSTITUTE([.B88];&quot;'&quot;;&quot;''&quot;);&quot;',&quot;;[.C88];&quot;);&quot;)" office:value-type="string" office:string-value="INSERT INTO municipi(id_municipi, municipi, id_comarca) VALUES (172266,'Vilamalla',2);" calcext:value-type="string">
            <text:p>INSERT INTO municipi(id_municipi, municipi, id_comarca) VALUES (172266,'Vilamalla',2);</text:p>
          </table:table-cell>
        </table:table-row>
        <table:table-row table:style-name="ro1">
          <table:table-cell office:value-type="float" office:value="172272" calcext:value-type="float">
            <text:p>172272</text:p>
          </table:table-cell>
          <table:table-cell office:value-type="string" calcext:value-type="string">
            <text:p>Vilamaniscle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89];&quot;,'&quot;;SUBSTITUTE([.B89];&quot;'&quot;;&quot;''&quot;);&quot;',&quot;;[.C89];&quot;);&quot;)" office:value-type="string" office:string-value="INSERT INTO municipi(id_municipi, municipi, id_comarca) VALUES (172272,'Vilamaniscle',2);" calcext:value-type="string">
            <text:p>INSERT INTO municipi(id_municipi, municipi, id_comarca) VALUES (172272,'Vilamaniscle',2);</text:p>
          </table:table-cell>
        </table:table-row>
        <table:table-row table:style-name="ro1">
          <table:table-cell office:value-type="float" office:value="172288" calcext:value-type="float">
            <text:p>172288</text:p>
          </table:table-cell>
          <table:table-cell office:value-type="string" calcext:value-type="string">
            <text:p>Vilanant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90];&quot;,'&quot;;SUBSTITUTE([.B90];&quot;'&quot;;&quot;''&quot;);&quot;',&quot;;[.C90];&quot;);&quot;)" office:value-type="string" office:string-value="INSERT INTO municipi(id_municipi, municipi, id_comarca) VALUES (172288,'Vilanant',2);" calcext:value-type="string">
            <text:p>INSERT INTO municipi(id_municipi, municipi, id_comarca) VALUES (172288,'Vilanant',2);</text:p>
          </table:table-cell>
        </table:table-row>
        <table:table-row table:style-name="ro1">
          <table:table-cell office:value-type="float" office:value="172229" calcext:value-type="float">
            <text:p>172229</text:p>
          </table:table-cell>
          <table:table-cell office:value-type="string" calcext:value-type="string">
            <text:p>Vilaür</text:p>
          </table:table-cell>
          <table:table-cell office:value-type="float" office:value="2" calcext:value-type="float">
            <text:p>2</text:p>
          </table:table-cell>
          <table:table-cell table:formula="of:=COM.MICROSOFT.CONCAT(&quot;INSERT INTO municipi(id_municipi, municipi, id_comarca) VALUES (&quot;;[.A91];&quot;,'&quot;;SUBSTITUTE([.B91];&quot;'&quot;;&quot;''&quot;);&quot;',&quot;;[.C91];&quot;);&quot;)" office:value-type="string" office:string-value="INSERT INTO municipi(id_municipi, municipi, id_comarca) VALUES (172229,'Vilaür',2);" calcext:value-type="string">
            <text:p>INSERT INTO municipi(id_municipi, municipi, id_comarca) VALUES (172229,'Vilaür',2);</text:p>
          </table:table-cell>
        </table:table-row>
        <table:table-row table:style-name="ro1">
          <table:table-cell office:value-type="float" office:value="80137" calcext:value-type="float">
            <text:p>80137</text:p>
          </table:table-cell>
          <table:table-cell office:value-type="string" calcext:value-type="string">
            <text:p>Avinyonet del Penedès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92];&quot;,'&quot;;SUBSTITUTE([.B92];&quot;'&quot;;&quot;''&quot;);&quot;',&quot;;[.C92];&quot;);&quot;)" office:value-type="string" office:string-value="INSERT INTO municipi(id_municipi, municipi, id_comarca) VALUES (80137,'Avinyonet del Penedès',3);" calcext:value-type="string">
            <text:p>INSERT INTO municipi(id_municipi, municipi, id_comarca) VALUES (80137,'Avinyonet del Penedès',3);</text:p>
          </table:table-cell>
        </table:table-row>
        <table:table-row table:style-name="ro1">
          <table:table-cell office:value-type="float" office:value="80272" calcext:value-type="float">
            <text:p>80272</text:p>
          </table:table-cell>
          <table:table-cell office:value-type="string" calcext:value-type="string">
            <text:p>Cabanyes, les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93];&quot;,'&quot;;SUBSTITUTE([.B93];&quot;'&quot;;&quot;''&quot;);&quot;',&quot;;[.C93];&quot;);&quot;)" office:value-type="string" office:string-value="INSERT INTO municipi(id_municipi, municipi, id_comarca) VALUES (80272,'Cabanyes, les',3);" calcext:value-type="string">
            <text:p>INSERT INTO municipi(id_municipi, municipi, id_comarca) VALUES (80272,'Cabanyes, les',3);</text:p>
          </table:table-cell>
        </table:table-row>
        <table:table-row table:style-name="ro1">
          <table:table-cell office:value-type="float" office:value="80581" calcext:value-type="float">
            <text:p>80581</text:p>
          </table:table-cell>
          <table:table-cell office:value-type="string" calcext:value-type="string">
            <text:p>Castellet i la Gornal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94];&quot;,'&quot;;SUBSTITUTE([.B94];&quot;'&quot;;&quot;''&quot;);&quot;',&quot;;[.C94];&quot;);&quot;)" office:value-type="string" office:string-value="INSERT INTO municipi(id_municipi, municipi, id_comarca) VALUES (80581,'Castellet i la Gornal',3);" calcext:value-type="string">
            <text:p>INSERT INTO municipi(id_municipi, municipi, id_comarca) VALUES (80581,'Castellet i la Gornal',3);</text:p>
          </table:table-cell>
        </table:table-row>
        <table:table-row table:style-name="ro1">
          <table:table-cell office:value-type="float" office:value="80654" calcext:value-type="float">
            <text:p>80654</text:p>
          </table:table-cell>
          <table:table-cell office:value-type="string" calcext:value-type="string">
            <text:p>Castellví de la Marca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95];&quot;,'&quot;;SUBSTITUTE([.B95];&quot;'&quot;;&quot;''&quot;);&quot;',&quot;;[.C95];&quot;);&quot;)" office:value-type="string" office:string-value="INSERT INTO municipi(id_municipi, municipi, id_comarca) VALUES (80654,'Castellví de la Marca',3);" calcext:value-type="string">
            <text:p>INSERT INTO municipi(id_municipi, municipi, id_comarca) VALUES (80654,'Castellví de la Marca',3);</text:p>
          </table:table-cell>
        </table:table-row>
        <table:table-row table:style-name="ro1">
          <table:table-cell office:value-type="float" office:value="80850" calcext:value-type="float">
            <text:p>80850</text:p>
          </table:table-cell>
          <table:table-cell office:value-type="string" calcext:value-type="string">
            <text:p>Font-rubí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96];&quot;,'&quot;;SUBSTITUTE([.B96];&quot;'&quot;;&quot;''&quot;);&quot;',&quot;;[.C96];&quot;);&quot;)" office:value-type="string" office:string-value="INSERT INTO municipi(id_municipi, municipi, id_comarca) VALUES (80850,'Font-rubí',3);" calcext:value-type="string">
            <text:p>INSERT INTO municipi(id_municipi, municipi, id_comarca) VALUES (80850,'Font-rubí',3);</text:p>
          </table:table-cell>
        </table:table-row>
        <table:table-row table:style-name="ro1">
          <table:table-cell office:value-type="float" office:value="80919" calcext:value-type="float">
            <text:p>80919</text:p>
          </table:table-cell>
          <table:table-cell office:value-type="string" calcext:value-type="string">
            <text:p>Gelida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97];&quot;,'&quot;;SUBSTITUTE([.B97];&quot;'&quot;;&quot;''&quot;);&quot;',&quot;;[.C97];&quot;);&quot;)" office:value-type="string" office:string-value="INSERT INTO municipi(id_municipi, municipi, id_comarca) VALUES (80919,'Gelida',3);" calcext:value-type="string">
            <text:p>INSERT INTO municipi(id_municipi, municipi, id_comarca) VALUES (80919,'Gelida',3);</text:p>
          </table:table-cell>
        </table:table-row>
        <table:table-row table:style-name="ro1">
          <table:table-cell office:value-type="float" office:value="80945" calcext:value-type="float">
            <text:p>80945</text:p>
          </table:table-cell>
          <table:table-cell office:value-type="string" calcext:value-type="string">
            <text:p>Granada, la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98];&quot;,'&quot;;SUBSTITUTE([.B98];&quot;'&quot;;&quot;''&quot;);&quot;',&quot;;[.C98];&quot;);&quot;)" office:value-type="string" office:string-value="INSERT INTO municipi(id_municipi, municipi, id_comarca) VALUES (80945,'Granada, la',3);" calcext:value-type="string">
            <text:p>INSERT INTO municipi(id_municipi, municipi, id_comarca) VALUES (80945,'Granada, la',3);</text:p>
          </table:table-cell>
        </table:table-row>
        <table:table-row table:style-name="ro1">
          <table:table-cell office:value-type="float" office:value="81228" calcext:value-type="float">
            <text:p>81228</text:p>
          </table:table-cell>
          <table:table-cell office:value-type="string" calcext:value-type="string">
            <text:p>Mediona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99];&quot;,'&quot;;SUBSTITUTE([.B99];&quot;'&quot;;&quot;''&quot;);&quot;',&quot;;[.C99];&quot;);&quot;)" office:value-type="string" office:string-value="INSERT INTO municipi(id_municipi, municipi, id_comarca) VALUES (81228,'Mediona',3);" calcext:value-type="string">
            <text:p>INSERT INTO municipi(id_municipi, municipi, id_comarca) VALUES (81228,'Mediona',3);</text:p>
          </table:table-cell>
        </table:table-row>
        <table:table-row table:style-name="ro1">
          <table:table-cell office:value-type="float" office:value="81458" calcext:value-type="float">
            <text:p>81458</text:p>
          </table:table-cell>
          <table:table-cell office:value-type="string" calcext:value-type="string">
            <text:p>Olèrdola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100];&quot;,'&quot;;SUBSTITUTE([.B100];&quot;'&quot;;&quot;''&quot;);&quot;',&quot;;[.C100];&quot;);&quot;)" office:value-type="string" office:string-value="INSERT INTO municipi(id_municipi, municipi, id_comarca) VALUES (81458,'Olèrdola',3);" calcext:value-type="string">
            <text:p>INSERT INTO municipi(id_municipi, municipi, id_comarca) VALUES (81458,'Olèrdola',3);</text:p>
          </table:table-cell>
        </table:table-row>
        <table:table-row table:style-name="ro1">
          <table:table-cell office:value-type="float" office:value="81461" calcext:value-type="float">
            <text:p>81461</text:p>
          </table:table-cell>
          <table:table-cell office:value-type="string" calcext:value-type="string">
            <text:p>Olesa de Bonesvalls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101];&quot;,'&quot;;SUBSTITUTE([.B101];&quot;'&quot;;&quot;''&quot;);&quot;',&quot;;[.C101];&quot;);&quot;)" office:value-type="string" office:string-value="INSERT INTO municipi(id_municipi, municipi, id_comarca) VALUES (81461,'Olesa de Bonesvalls',3);" calcext:value-type="string">
            <text:p>INSERT INTO municipi(id_municipi, municipi, id_comarca) VALUES (81461,'Olesa de Bonesvalls',3);</text:p>
          </table:table-cell>
        </table:table-row>
        <table:table-row table:style-name="ro1">
          <table:table-cell office:value-type="float" office:value="81542" calcext:value-type="float">
            <text:p>81542</text:p>
          </table:table-cell>
          <table:table-cell office:value-type="string" calcext:value-type="string">
            <text:p>Pacs del Penedès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102];&quot;,'&quot;;SUBSTITUTE([.B102];&quot;'&quot;;&quot;''&quot;);&quot;',&quot;;[.C102];&quot;);&quot;)" office:value-type="string" office:string-value="INSERT INTO municipi(id_municipi, municipi, id_comarca) VALUES (81542,'Pacs del Penedès',3);" calcext:value-type="string">
            <text:p>INSERT INTO municipi(id_municipi, municipi, id_comarca) VALUES (81542,'Pacs del Penedès',3);</text:p>
          </table:table-cell>
        </table:table-row>
        <table:table-row table:style-name="ro1">
          <table:table-cell office:value-type="float" office:value="81640" calcext:value-type="float">
            <text:p>81640</text:p>
          </table:table-cell>
          <table:table-cell office:value-type="string" calcext:value-type="string">
            <text:p>Pla del Penedès, el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103];&quot;,'&quot;;SUBSTITUTE([.B103];&quot;'&quot;;&quot;''&quot;);&quot;',&quot;;[.C103];&quot;);&quot;)" office:value-type="string" office:string-value="INSERT INTO municipi(id_municipi, municipi, id_comarca) VALUES (81640,'Pla del Penedès, el',3);" calcext:value-type="string">
            <text:p>INSERT INTO municipi(id_municipi, municipi, id_comarca) VALUES (81640,'Pla del Penedès, el',3);</text:p>
          </table:table-cell>
        </table:table-row>
        <table:table-row table:style-name="ro1">
          <table:table-cell office:value-type="float" office:value="81688" calcext:value-type="float">
            <text:p>81688</text:p>
          </table:table-cell>
          <table:table-cell office:value-type="string" calcext:value-type="string">
            <text:p>Pontons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104];&quot;,'&quot;;SUBSTITUTE([.B104];&quot;'&quot;;&quot;''&quot;);&quot;',&quot;;[.C104];&quot;);&quot;)" office:value-type="string" office:string-value="INSERT INTO municipi(id_municipi, municipi, id_comarca) VALUES (81688,'Pontons',3);" calcext:value-type="string">
            <text:p>INSERT INTO municipi(id_municipi, municipi, id_comarca) VALUES (81688,'Pontons',3);</text:p>
          </table:table-cell>
        </table:table-row>
        <table:table-row table:style-name="ro1">
          <table:table-cell office:value-type="float" office:value="81748" calcext:value-type="float">
            <text:p>81748</text:p>
          </table:table-cell>
          <table:table-cell office:value-type="string" calcext:value-type="string">
            <text:p>Puigdàlber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105];&quot;,'&quot;;SUBSTITUTE([.B105];&quot;'&quot;;&quot;''&quot;);&quot;',&quot;;[.C105];&quot;);&quot;)" office:value-type="string" office:string-value="INSERT INTO municipi(id_municipi, municipi, id_comarca) VALUES (81748,'Puigdàlber',3);" calcext:value-type="string">
            <text:p>INSERT INTO municipi(id_municipi, municipi, id_comarca) VALUES (81748,'Puigdàlber',3);</text:p>
          </table:table-cell>
        </table:table-row>
        <table:table-row table:style-name="ro1">
          <table:table-cell office:value-type="float" office:value="82068" calcext:value-type="float">
            <text:p>82068</text:p>
          </table:table-cell>
          <table:table-cell office:value-type="string" calcext:value-type="string">
            <text:p>Sant Cugat Sesgarrigues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106];&quot;,'&quot;;SUBSTITUTE([.B106];&quot;'&quot;;&quot;''&quot;);&quot;',&quot;;[.C106];&quot;);&quot;)" office:value-type="string" office:string-value="INSERT INTO municipi(id_municipi, municipi, id_comarca) VALUES (82068,'Sant Cugat Sesgarrigues',3);" calcext:value-type="string">
            <text:p>INSERT INTO municipi(id_municipi, municipi, id_comarca) VALUES (82068,'Sant Cugat Sesgarrigues',3);</text:p>
          </table:table-cell>
        </table:table-row>
        <table:table-row table:style-name="ro1">
          <table:table-cell office:value-type="float" office:value="82227" calcext:value-type="float">
            <text:p>82227</text:p>
          </table:table-cell>
          <table:table-cell office:value-type="string" calcext:value-type="string">
            <text:p>Sant Llorenç d'Hortons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107];&quot;,'&quot;;SUBSTITUTE([.B107];&quot;'&quot;;&quot;''&quot;);&quot;',&quot;;[.C107];&quot;);&quot;)" office:value-type="string" office:string-value="INSERT INTO municipi(id_municipi, municipi, id_comarca) VALUES (82227,'Sant Llorenç d''Hortons',3);" calcext:value-type="string">
            <text:p>INSERT INTO municipi(id_municipi, municipi, id_comarca) VALUES (82227,'Sant Llorenç d''Hortons',3);</text:p>
          </table:table-cell>
        </table:table-row>
        <table:table-row table:style-name="ro1">
          <table:table-cell office:value-type="float" office:value="82270" calcext:value-type="float">
            <text:p>82270</text:p>
          </table:table-cell>
          <table:table-cell office:value-type="string" calcext:value-type="string">
            <text:p>Sant Martí Sarroca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108];&quot;,'&quot;;SUBSTITUTE([.B108];&quot;'&quot;;&quot;''&quot;);&quot;',&quot;;[.C108];&quot;);&quot;)" office:value-type="string" office:string-value="INSERT INTO municipi(id_municipi, municipi, id_comarca) VALUES (82270,'Sant Martí Sarroca',3);" calcext:value-type="string">
            <text:p>INSERT INTO municipi(id_municipi, municipi, id_comarca) VALUES (82270,'Sant Martí Sarroca',3);</text:p>
          </table:table-cell>
        </table:table-row>
        <table:table-row table:style-name="ro1">
          <table:table-cell office:value-type="float" office:value="82325" calcext:value-type="float">
            <text:p>82325</text:p>
          </table:table-cell>
          <table:table-cell office:value-type="string" calcext:value-type="string">
            <text:p>Sant Pere de Riudebitlles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109];&quot;,'&quot;;SUBSTITUTE([.B109];&quot;'&quot;;&quot;''&quot;);&quot;',&quot;;[.C109];&quot;);&quot;)" office:value-type="string" office:string-value="INSERT INTO municipi(id_municipi, municipi, id_comarca) VALUES (82325,'Sant Pere de Riudebitlles',3);" calcext:value-type="string">
            <text:p>INSERT INTO municipi(id_municipi, municipi, id_comarca) VALUES (82325,'Sant Pere de Riudebitlles',3);</text:p>
          </table:table-cell>
        </table:table-row>
        <table:table-row table:style-name="ro1">
          <table:table-cell office:value-type="float" office:value="82362" calcext:value-type="float">
            <text:p>82362</text:p>
          </table:table-cell>
          <table:table-cell office:value-type="string" calcext:value-type="string">
            <text:p>Sant Quintí de Mediona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110];&quot;,'&quot;;SUBSTITUTE([.B110];&quot;'&quot;;&quot;''&quot;);&quot;',&quot;;[.C110];&quot;);&quot;)" office:value-type="string" office:string-value="INSERT INTO municipi(id_municipi, municipi, id_comarca) VALUES (82362,'Sant Quintí de Mediona',3);" calcext:value-type="string">
            <text:p>INSERT INTO municipi(id_municipi, municipi, id_comarca) VALUES (82362,'Sant Quintí de Mediona',3);</text:p>
          </table:table-cell>
        </table:table-row>
        <table:table-row table:style-name="ro1">
          <table:table-cell office:value-type="float" office:value="82401" calcext:value-type="float">
            <text:p>82401</text:p>
          </table:table-cell>
          <table:table-cell office:value-type="string" calcext:value-type="string">
            <text:p>Sant Sadurní d'Anoia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111];&quot;,'&quot;;SUBSTITUTE([.B111];&quot;'&quot;;&quot;''&quot;);&quot;',&quot;;[.C111];&quot;);&quot;)" office:value-type="string" office:string-value="INSERT INTO municipi(id_municipi, municipi, id_comarca) VALUES (82401,'Sant Sadurní d''Anoia',3);" calcext:value-type="string">
            <text:p>INSERT INTO municipi(id_municipi, municipi, id_comarca) VALUES (82401,'Sant Sadurní d''Anoia',3);</text:p>
          </table:table-cell>
        </table:table-row>
        <table:table-row table:style-name="ro1">
          <table:table-cell office:value-type="float" office:value="82495" calcext:value-type="float">
            <text:p>82495</text:p>
          </table:table-cell>
          <table:table-cell office:value-type="string" calcext:value-type="string">
            <text:p>Santa Fe del Penedès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112];&quot;,'&quot;;SUBSTITUTE([.B112];&quot;'&quot;;&quot;''&quot;);&quot;',&quot;;[.C112];&quot;);&quot;)" office:value-type="string" office:string-value="INSERT INTO municipi(id_municipi, municipi, id_comarca) VALUES (82495,'Santa Fe del Penedès',3);" calcext:value-type="string">
            <text:p>INSERT INTO municipi(id_municipi, municipi, id_comarca) VALUES (82495,'Santa Fe del Penedès',3);</text:p>
          </table:table-cell>
        </table:table-row>
        <table:table-row table:style-name="ro1">
          <table:table-cell office:value-type="float" office:value="82515" calcext:value-type="float">
            <text:p>82515</text:p>
          </table:table-cell>
          <table:table-cell office:value-type="string" calcext:value-type="string">
            <text:p>Santa Margarida i els Monjos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113];&quot;,'&quot;;SUBSTITUTE([.B113];&quot;'&quot;;&quot;''&quot;);&quot;',&quot;;[.C113];&quot;);&quot;)" office:value-type="string" office:string-value="INSERT INTO municipi(id_municipi, municipi, id_comarca) VALUES (82515,'Santa Margarida i els Monjos',3);" calcext:value-type="string">
            <text:p>INSERT INTO municipi(id_municipi, municipi, id_comarca) VALUES (82515,'Santa Margarida i els Monjos',3);</text:p>
          </table:table-cell>
        </table:table-row>
        <table:table-row table:style-name="ro1">
          <table:table-cell office:value-type="float" office:value="82732" calcext:value-type="float">
            <text:p>82732</text:p>
          </table:table-cell>
          <table:table-cell office:value-type="string" calcext:value-type="string">
            <text:p>Subirats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114];&quot;,'&quot;;SUBSTITUTE([.B114];&quot;'&quot;;&quot;''&quot;);&quot;',&quot;;[.C114];&quot;);&quot;)" office:value-type="string" office:string-value="INSERT INTO municipi(id_municipi, municipi, id_comarca) VALUES (82732,'Subirats',3);" calcext:value-type="string">
            <text:p>INSERT INTO municipi(id_municipi, municipi, id_comarca) VALUES (82732,'Subirats',3);</text:p>
          </table:table-cell>
        </table:table-row>
        <table:table-row table:style-name="ro1">
          <table:table-cell office:value-type="float" office:value="82877" calcext:value-type="float">
            <text:p>82877</text:p>
          </table:table-cell>
          <table:table-cell office:value-type="string" calcext:value-type="string">
            <text:p>Torrelavit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115];&quot;,'&quot;;SUBSTITUTE([.B115];&quot;'&quot;;&quot;''&quot;);&quot;',&quot;;[.C115];&quot;);&quot;)" office:value-type="string" office:string-value="INSERT INTO municipi(id_municipi, municipi, id_comarca) VALUES (82877,'Torrelavit',3);" calcext:value-type="string">
            <text:p>INSERT INTO municipi(id_municipi, municipi, id_comarca) VALUES (82877,'Torrelavit',3);</text:p>
          </table:table-cell>
        </table:table-row>
        <table:table-row table:style-name="ro1">
          <table:table-cell office:value-type="float" office:value="82883" calcext:value-type="float">
            <text:p>82883</text:p>
          </table:table-cell>
          <table:table-cell office:value-type="string" calcext:value-type="string">
            <text:p>Torrelles de Foix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116];&quot;,'&quot;;SUBSTITUTE([.B116];&quot;'&quot;;&quot;''&quot;);&quot;',&quot;;[.C116];&quot;);&quot;)" office:value-type="string" office:string-value="INSERT INTO municipi(id_municipi, municipi, id_comarca) VALUES (82883,'Torrelles de Foix',3);" calcext:value-type="string">
            <text:p>INSERT INTO municipi(id_municipi, municipi, id_comarca) VALUES (82883,'Torrelles de Foix',3);</text:p>
          </table:table-cell>
        </table:table-row>
        <table:table-row table:style-name="ro1">
          <table:table-cell office:value-type="float" office:value="83054" calcext:value-type="float">
            <text:p>83054</text:p>
          </table:table-cell>
          <table:table-cell office:value-type="string" calcext:value-type="string">
            <text:p>Vilafranca del Penedès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117];&quot;,'&quot;;SUBSTITUTE([.B117];&quot;'&quot;;&quot;''&quot;);&quot;',&quot;;[.C117];&quot;);&quot;)" office:value-type="string" office:string-value="INSERT INTO municipi(id_municipi, municipi, id_comarca) VALUES (83054,'Vilafranca del Penedès',3);" calcext:value-type="string">
            <text:p>INSERT INTO municipi(id_municipi, municipi, id_comarca) VALUES (83054,'Vilafranca del Penedès',3);</text:p>
          </table:table-cell>
        </table:table-row>
        <table:table-row table:style-name="ro1">
          <table:table-cell office:value-type="float" office:value="83041" calcext:value-type="float">
            <text:p>83041</text:p>
          </table:table-cell>
          <table:table-cell office:value-type="string" calcext:value-type="string">
            <text:p>Vilobí del Penedès</text:p>
          </table:table-cell>
          <table:table-cell office:value-type="float" office:value="3" calcext:value-type="float">
            <text:p>3</text:p>
          </table:table-cell>
          <table:table-cell table:formula="of:=COM.MICROSOFT.CONCAT(&quot;INSERT INTO municipi(id_municipi, municipi, id_comarca) VALUES (&quot;;[.A118];&quot;,'&quot;;SUBSTITUTE([.B118];&quot;'&quot;;&quot;''&quot;);&quot;',&quot;;[.C118];&quot;);&quot;)" office:value-type="string" office:string-value="INSERT INTO municipi(id_municipi, municipi, id_comarca) VALUES (83041,'Vilobí del Penedès',3);" calcext:value-type="string">
            <text:p>INSERT INTO municipi(id_municipi, municipi, id_comarca) VALUES (83041,'Vilobí del Penedès',3);</text:p>
          </table:table-cell>
        </table:table-row>
        <table:table-row table:style-name="ro1">
          <table:table-cell office:value-type="float" office:value="250058" calcext:value-type="float">
            <text:p>250058</text:p>
          </table:table-cell>
          <table:table-cell office:value-type="string" calcext:value-type="string">
            <text:p>Alàs i Cerc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unicipi(id_municipi, municipi, id_comarca) VALUES (&quot;;[.A119];&quot;,'&quot;;SUBSTITUTE([.B119];&quot;'&quot;;&quot;''&quot;);&quot;',&quot;;[.C119];&quot;);&quot;)" office:value-type="string" office:string-value="INSERT INTO municipi(id_municipi, municipi, id_comarca) VALUES (250058,'Alàs i Cerc',4);" calcext:value-type="string">
            <text:p>INSERT INTO municipi(id_municipi, municipi, id_comarca) VALUES (250058,'Alàs i Cerc',4);</text:p>
          </table:table-cell>
        </table:table-row>
        <table:table-row table:style-name="ro1">
          <table:table-cell office:value-type="float" office:value="250328" calcext:value-type="float">
            <text:p>250328</text:p>
          </table:table-cell>
          <table:table-cell office:value-type="string" calcext:value-type="string">
            <text:p>Arsèguel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unicipi(id_municipi, municipi, id_comarca) VALUES (&quot;;[.A120];&quot;,'&quot;;SUBSTITUTE([.B120];&quot;'&quot;;&quot;''&quot;);&quot;',&quot;;[.C120];&quot;);&quot;)" office:value-type="string" office:string-value="INSERT INTO municipi(id_municipi, municipi, id_comarca) VALUES (250328,'Arsèguel',4);" calcext:value-type="string">
            <text:p>INSERT INTO municipi(id_municipi, municipi, id_comarca) VALUES (250328,'Arsèguel',4);</text:p>
          </table:table-cell>
        </table:table-row>
        <table:table-row table:style-name="ro1">
          <table:table-cell office:value-type="float" office:value="250447" calcext:value-type="float">
            <text:p>250447</text:p>
          </table:table-cell>
          <table:table-cell office:value-type="string" calcext:value-type="string">
            <text:p>Bassella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unicipi(id_municipi, municipi, id_comarca) VALUES (&quot;;[.A121];&quot;,'&quot;;SUBSTITUTE([.B121];&quot;'&quot;;&quot;''&quot;);&quot;',&quot;;[.C121];&quot;);&quot;)" office:value-type="string" office:string-value="INSERT INTO municipi(id_municipi, municipi, id_comarca) VALUES (250447,'Bassella',4);" calcext:value-type="string">
            <text:p>INSERT INTO municipi(id_municipi, municipi, id_comarca) VALUES (250447,'Bassella',4);</text:p>
          </table:table-cell>
        </table:table-row>
        <table:table-row table:style-name="ro1">
          <table:table-cell office:value-type="float" office:value="250616" calcext:value-type="float">
            <text:p>250616</text:p>
          </table:table-cell>
          <table:table-cell office:value-type="string" calcext:value-type="string">
            <text:p>Cabó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unicipi(id_municipi, municipi, id_comarca) VALUES (&quot;;[.A122];&quot;,'&quot;;SUBSTITUTE([.B122];&quot;'&quot;;&quot;''&quot;);&quot;',&quot;;[.C122];&quot;);&quot;)" office:value-type="string" office:string-value="INSERT INTO municipi(id_municipi, municipi, id_comarca) VALUES (250616,'Cabó',4);" calcext:value-type="string">
            <text:p>INSERT INTO municipi(id_municipi, municipi, id_comarca) VALUES (250616,'Cabó',4);</text:p>
          </table:table-cell>
        </table:table-row>
        <table:table-row table:style-name="ro1">
          <table:table-cell office:value-type="float" office:value="250714" calcext:value-type="float">
            <text:p>250714</text:p>
          </table:table-cell>
          <table:table-cell office:value-type="string" calcext:value-type="string">
            <text:p>Cava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unicipi(id_municipi, municipi, id_comarca) VALUES (&quot;;[.A123];&quot;,'&quot;;SUBSTITUTE([.B123];&quot;'&quot;;&quot;''&quot;);&quot;',&quot;;[.C123];&quot;);&quot;)" office:value-type="string" office:string-value="INSERT INTO municipi(id_municipi, municipi, id_comarca) VALUES (250714,'Cava',4);" calcext:value-type="string">
            <text:p>INSERT INTO municipi(id_municipi, municipi, id_comarca) VALUES (250714,'Cava',4);</text:p>
          </table:table-cell>
        </table:table-row>
        <table:table-row table:style-name="ro1">
          <table:table-cell office:value-type="float" office:value="250772" calcext:value-type="float">
            <text:p>250772</text:p>
          </table:table-cell>
          <table:table-cell office:value-type="string" calcext:value-type="string">
            <text:p>Coll de Nargó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unicipi(id_municipi, municipi, id_comarca) VALUES (&quot;;[.A124];&quot;,'&quot;;SUBSTITUTE([.B124];&quot;'&quot;;&quot;''&quot;);&quot;',&quot;;[.C124];&quot;);&quot;)" office:value-type="string" office:string-value="INSERT INTO municipi(id_municipi, municipi, id_comarca) VALUES (250772,'Coll de Nargó',4);" calcext:value-type="string">
            <text:p>INSERT INTO municipi(id_municipi, municipi, id_comarca) VALUES (250772,'Coll de Nargó',4);</text:p>
          </table:table-cell>
        </table:table-row>
        <table:table-row table:style-name="ro1">
          <table:table-cell office:value-type="float" office:value="250886" calcext:value-type="float">
            <text:p>250886</text:p>
          </table:table-cell>
          <table:table-cell office:value-type="string" calcext:value-type="string">
            <text:p>Estamariu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unicipi(id_municipi, municipi, id_comarca) VALUES (&quot;;[.A125];&quot;,'&quot;;SUBSTITUTE([.B125];&quot;'&quot;;&quot;''&quot;);&quot;',&quot;;[.C125];&quot;);&quot;)" office:value-type="string" office:string-value="INSERT INTO municipi(id_municipi, municipi, id_comarca) VALUES (250886,'Estamariu',4);" calcext:value-type="string">
            <text:p>INSERT INTO municipi(id_municipi, municipi, id_comarca) VALUES (250886,'Estamariu',4);</text:p>
          </table:table-cell>
        </table:table-row>
        <table:table-row table:style-name="ro1">
          <table:table-cell office:value-type="float" office:value="259084" calcext:value-type="float">
            <text:p>259084</text:p>
          </table:table-cell>
          <table:table-cell office:value-type="string" calcext:value-type="string">
            <text:p>Fígols i Alinyà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unicipi(id_municipi, municipi, id_comarca) VALUES (&quot;;[.A126];&quot;,'&quot;;SUBSTITUTE([.B126];&quot;'&quot;;&quot;''&quot;);&quot;',&quot;;[.C126];&quot;);&quot;)" office:value-type="string" office:string-value="INSERT INTO municipi(id_municipi, municipi, id_comarca) VALUES (259084,'Fígols i Alinyà',4);" calcext:value-type="string">
            <text:p>INSERT INTO municipi(id_municipi, municipi, id_comarca) VALUES (259084,'Fígols i Alinyà',4);</text:p>
          </table:table-cell>
        </table:table-row>
        <table:table-row table:style-name="ro1">
          <table:table-cell office:value-type="float" office:value="259101" calcext:value-type="float">
            <text:p>259101</text:p>
          </table:table-cell>
          <table:table-cell office:value-type="string" calcext:value-type="string">
            <text:p>Josa i Tuixén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unicipi(id_municipi, municipi, id_comarca) VALUES (&quot;;[.A127];&quot;,'&quot;;SUBSTITUTE([.B127];&quot;'&quot;;&quot;''&quot;);&quot;',&quot;;[.C127];&quot;);&quot;)" office:value-type="string" office:string-value="INSERT INTO municipi(id_municipi, municipi, id_comarca) VALUES (259101,'Josa i Tuixén',4);" calcext:value-type="string">
            <text:p>INSERT INTO municipi(id_municipi, municipi, id_comarca) VALUES (259101,'Josa i Tuixén',4);</text:p>
          </table:table-cell>
        </table:table-row>
        <table:table-row table:style-name="ro1">
          <table:table-cell office:value-type="float" office:value="251403" calcext:value-type="float">
            <text:p>251403</text:p>
          </table:table-cell>
          <table:table-cell office:value-type="string" calcext:value-type="string">
            <text:p>Montferrer i Castellbò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unicipi(id_municipi, municipi, id_comarca) VALUES (&quot;;[.A128];&quot;,'&quot;;SUBSTITUTE([.B128];&quot;'&quot;;&quot;''&quot;);&quot;',&quot;;[.C128];&quot;);&quot;)" office:value-type="string" office:string-value="INSERT INTO municipi(id_municipi, municipi, id_comarca) VALUES (251403,'Montferrer i Castellbò',4);" calcext:value-type="string">
            <text:p>INSERT INTO municipi(id_municipi, municipi, id_comarca) VALUES (251403,'Montferrer i Castellbò',4);</text:p>
          </table:table-cell>
        </table:table-row>
        <table:table-row table:style-name="ro1">
          <table:table-cell office:value-type="float" office:value="251497" calcext:value-type="float">
            <text:p>251497</text:p>
          </table:table-cell>
          <table:table-cell office:value-type="string" calcext:value-type="string">
            <text:p>Oliana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unicipi(id_municipi, municipi, id_comarca) VALUES (&quot;;[.A129];&quot;,'&quot;;SUBSTITUTE([.B129];&quot;'&quot;;&quot;''&quot;);&quot;',&quot;;[.C129];&quot;);&quot;)" office:value-type="string" office:string-value="INSERT INTO municipi(id_municipi, municipi, id_comarca) VALUES (251497,'Oliana',4);" calcext:value-type="string">
            <text:p>INSERT INTO municipi(id_municipi, municipi, id_comarca) VALUES (251497,'Oliana',4);</text:p>
          </table:table-cell>
        </table:table-row>
        <table:table-row table:style-name="ro1">
          <table:table-cell office:value-type="float" office:value="251556" calcext:value-type="float">
            <text:p>251556</text:p>
          </table:table-cell>
          <table:table-cell office:value-type="string" calcext:value-type="string">
            <text:p>Organyà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unicipi(id_municipi, municipi, id_comarca) VALUES (&quot;;[.A130];&quot;,'&quot;;SUBSTITUTE([.B130];&quot;'&quot;;&quot;''&quot;);&quot;',&quot;;[.C130];&quot;);&quot;)" office:value-type="string" office:string-value="INSERT INTO municipi(id_municipi, municipi, id_comarca) VALUES (251556,'Organyà',4);" calcext:value-type="string">
            <text:p>INSERT INTO municipi(id_municipi, municipi, id_comarca) VALUES (251556,'Organyà',4);</text:p>
          </table:table-cell>
        </table:table-row>
        <table:table-row table:style-name="ro1">
          <table:table-cell office:value-type="float" office:value="251654" calcext:value-type="float">
            <text:p>251654</text:p>
          </table:table-cell>
          <table:table-cell office:value-type="string" calcext:value-type="string">
            <text:p>Peramola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unicipi(id_municipi, municipi, id_comarca) VALUES (&quot;;[.A131];&quot;,'&quot;;SUBSTITUTE([.B131];&quot;'&quot;;&quot;''&quot;);&quot;',&quot;;[.C131];&quot;);&quot;)" office:value-type="string" office:string-value="INSERT INTO municipi(id_municipi, municipi, id_comarca) VALUES (251654,'Peramola',4);" calcext:value-type="string">
            <text:p>INSERT INTO municipi(id_municipi, municipi, id_comarca) VALUES (251654,'Peramola',4);</text:p>
          </table:table-cell>
        </table:table-row>
        <table:table-row table:style-name="ro1">
          <table:table-cell office:value-type="float" office:value="250306" calcext:value-type="float">
            <text:p>250306</text:p>
          </table:table-cell>
          <table:table-cell office:value-type="string" calcext:value-type="string">
            <text:p>Pont de Bar, el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unicipi(id_municipi, municipi, id_comarca) VALUES (&quot;;[.A132];&quot;,'&quot;;SUBSTITUTE([.B132];&quot;'&quot;;&quot;''&quot;);&quot;',&quot;;[.C132];&quot;);&quot;)" office:value-type="string" office:string-value="INSERT INTO municipi(id_municipi, municipi, id_comarca) VALUES (250306,'Pont de Bar, el',4);" calcext:value-type="string">
            <text:p>INSERT INTO municipi(id_municipi, municipi, id_comarca) VALUES (250306,'Pont de Bar, el',4);</text:p>
          </table:table-cell>
        </table:table-row>
        <table:table-row table:style-name="ro1">
          <table:table-cell office:value-type="float" office:value="251850" calcext:value-type="float">
            <text:p>251850</text:p>
          </table:table-cell>
          <table:table-cell office:value-type="string" calcext:value-type="string">
            <text:p>Ribera d'Urgellet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unicipi(id_municipi, municipi, id_comarca) VALUES (&quot;;[.A133];&quot;,'&quot;;SUBSTITUTE([.B133];&quot;'&quot;;&quot;''&quot;);&quot;',&quot;;[.C133];&quot;);&quot;)" office:value-type="string" office:string-value="INSERT INTO municipi(id_municipi, municipi, id_comarca) VALUES (251850,'Ribera d''Urgellet',4);" calcext:value-type="string">
            <text:p>INSERT INTO municipi(id_municipi, municipi, id_comarca) VALUES (251850,'Ribera d''Urgellet',4);</text:p>
          </table:table-cell>
        </table:table-row>
        <table:table-row table:style-name="ro1">
          <table:table-cell office:value-type="float" office:value="252038" calcext:value-type="float">
            <text:p>252038</text:p>
          </table:table-cell>
          <table:table-cell office:value-type="string" calcext:value-type="string">
            <text:p>Seu d'Urgell, la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unicipi(id_municipi, municipi, id_comarca) VALUES (&quot;;[.A134];&quot;,'&quot;;SUBSTITUTE([.B134];&quot;'&quot;;&quot;''&quot;);&quot;',&quot;;[.C134];&quot;);&quot;)" office:value-type="string" office:string-value="INSERT INTO municipi(id_municipi, municipi, id_comarca) VALUES (252038,'Seu d''Urgell, la',4);" calcext:value-type="string">
            <text:p>INSERT INTO municipi(id_municipi, municipi, id_comarca) VALUES (252038,'Seu d''Urgell, la',4);</text:p>
          </table:table-cell>
        </table:table-row>
        <table:table-row table:style-name="ro1">
          <table:table-cell office:value-type="float" office:value="259062" calcext:value-type="float">
            <text:p>259062</text:p>
          </table:table-cell>
          <table:table-cell office:value-type="string" calcext:value-type="string">
            <text:p>Valls d'Aguilar, les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unicipi(id_municipi, municipi, id_comarca) VALUES (&quot;;[.A135];&quot;,'&quot;;SUBSTITUTE([.B135];&quot;'&quot;;&quot;''&quot;);&quot;',&quot;;[.C135];&quot;);&quot;)" office:value-type="string" office:string-value="INSERT INTO municipi(id_municipi, municipi, id_comarca) VALUES (259062,'Valls d''Aguilar, les',4);" calcext:value-type="string">
            <text:p>INSERT INTO municipi(id_municipi, municipi, id_comarca) VALUES (259062,'Valls d''Aguilar, les',4);</text:p>
          </table:table-cell>
        </table:table-row>
        <table:table-row table:style-name="ro1">
          <table:table-cell office:value-type="float" office:value="252398" calcext:value-type="float">
            <text:p>252398</text:p>
          </table:table-cell>
          <table:table-cell office:value-type="string" calcext:value-type="string">
            <text:p>Valls de Valira, les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unicipi(id_municipi, municipi, id_comarca) VALUES (&quot;;[.A136];&quot;,'&quot;;SUBSTITUTE([.B136];&quot;'&quot;;&quot;''&quot;);&quot;',&quot;;[.C136];&quot;);&quot;)" office:value-type="string" office:string-value="INSERT INTO municipi(id_municipi, municipi, id_comarca) VALUES (252398,'Valls de Valira, les',4);" calcext:value-type="string">
            <text:p>INSERT INTO municipi(id_municipi, municipi, id_comarca) VALUES (252398,'Valls de Valira, les',4);</text:p>
          </table:table-cell>
        </table:table-row>
        <table:table-row table:style-name="ro1">
          <table:table-cell office:value-type="float" office:value="259097" calcext:value-type="float">
            <text:p>259097</text:p>
          </table:table-cell>
          <table:table-cell office:value-type="string" calcext:value-type="string">
            <text:p>Vansa i Fórnols, la</text:p>
          </table:table-cell>
          <table:table-cell office:value-type="float" office:value="4" calcext:value-type="float">
            <text:p>4</text:p>
          </table:table-cell>
          <table:table-cell table:formula="of:=COM.MICROSOFT.CONCAT(&quot;INSERT INTO municipi(id_municipi, municipi, id_comarca) VALUES (&quot;;[.A137];&quot;,'&quot;;SUBSTITUTE([.B137];&quot;'&quot;;&quot;''&quot;);&quot;',&quot;;[.C137];&quot;);&quot;)" office:value-type="string" office:string-value="INSERT INTO municipi(id_municipi, municipi, id_comarca) VALUES (259097,'Vansa i Fórnols, la',4);" calcext:value-type="string">
            <text:p>INSERT INTO municipi(id_municipi, municipi, id_comarca) VALUES (259097,'Vansa i Fórnols, la',4);</text:p>
          </table:table-cell>
        </table:table-row>
        <table:table-row table:style-name="ro1">
          <table:table-cell office:value-type="float" office:value="251734" calcext:value-type="float">
            <text:p>251734</text:p>
          </table:table-cell>
          <table:table-cell office:value-type="string" calcext:value-type="string">
            <text:p>Pont de Suert, el</text:p>
          </table:table-cell>
          <table:table-cell office:value-type="float" office:value="5" calcext:value-type="float">
            <text:p>5</text:p>
          </table:table-cell>
          <table:table-cell table:formula="of:=COM.MICROSOFT.CONCAT(&quot;INSERT INTO municipi(id_municipi, municipi, id_comarca) VALUES (&quot;;[.A138];&quot;,'&quot;;SUBSTITUTE([.B138];&quot;'&quot;;&quot;''&quot;);&quot;',&quot;;[.C138];&quot;);&quot;)" office:value-type="string" office:string-value="INSERT INTO municipi(id_municipi, municipi, id_comarca) VALUES (251734,'Pont de Suert, el',5);" calcext:value-type="string">
            <text:p>INSERT INTO municipi(id_municipi, municipi, id_comarca) VALUES (251734,'Pont de Suert, el',5);</text:p>
          </table:table-cell>
        </table:table-row>
        <table:table-row table:style-name="ro1">
          <table:table-cell office:value-type="float" office:value="250432" calcext:value-type="float">
            <text:p>250432</text:p>
          </table:table-cell>
          <table:table-cell office:value-type="string" calcext:value-type="string">
            <text:p>Vall de Boí, la</text:p>
          </table:table-cell>
          <table:table-cell office:value-type="float" office:value="5" calcext:value-type="float">
            <text:p>5</text:p>
          </table:table-cell>
          <table:table-cell table:formula="of:=COM.MICROSOFT.CONCAT(&quot;INSERT INTO municipi(id_municipi, municipi, id_comarca) VALUES (&quot;;[.A139];&quot;,'&quot;;SUBSTITUTE([.B139];&quot;'&quot;;&quot;''&quot;);&quot;',&quot;;[.C139];&quot;);&quot;)" office:value-type="string" office:string-value="INSERT INTO municipi(id_municipi, municipi, id_comarca) VALUES (250432,'Vall de Boí, la',5);" calcext:value-type="string">
            <text:p>INSERT INTO municipi(id_municipi, municipi, id_comarca) VALUES (250432,'Vall de Boí, la',5);</text:p>
          </table:table-cell>
        </table:table-row>
        <table:table-row table:style-name="ro1">
          <table:table-cell office:value-type="float" office:value="252458" calcext:value-type="float">
            <text:p>252458</text:p>
          </table:table-cell>
          <table:table-cell office:value-type="string" calcext:value-type="string">
            <text:p>Vilaller</text:p>
          </table:table-cell>
          <table:table-cell office:value-type="float" office:value="5" calcext:value-type="float">
            <text:p>5</text:p>
          </table:table-cell>
          <table:table-cell table:formula="of:=COM.MICROSOFT.CONCAT(&quot;INSERT INTO municipi(id_municipi, municipi, id_comarca) VALUES (&quot;;[.A140];&quot;,'&quot;;SUBSTITUTE([.B140];&quot;'&quot;;&quot;''&quot;);&quot;',&quot;;[.C140];&quot;);&quot;)" office:value-type="string" office:string-value="INSERT INTO municipi(id_municipi, municipi, id_comarca) VALUES (252458,'Vilaller',5);" calcext:value-type="string">
            <text:p>INSERT INTO municipi(id_municipi, municipi, id_comarca) VALUES (252458,'Vilaller',5);</text:p>
          </table:table-cell>
        </table:table-row>
        <table:table-row table:style-name="ro1">
          <table:table-cell office:value-type="float" office:value="80082" calcext:value-type="float">
            <text:p>80082</text:p>
          </table:table-cell>
          <table:table-cell office:value-type="string" calcext:value-type="string">
            <text:p>Argençola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41];&quot;,'&quot;;SUBSTITUTE([.B141];&quot;'&quot;;&quot;''&quot;);&quot;',&quot;;[.C141];&quot;);&quot;)" office:value-type="string" office:string-value="INSERT INTO municipi(id_municipi, municipi, id_comarca) VALUES (80082,'Argençola',6);" calcext:value-type="string">
            <text:p>INSERT INTO municipi(id_municipi, municipi, id_comarca) VALUES (80082,'Argençola',6);</text:p>
          </table:table-cell>
        </table:table-row>
        <table:table-row table:style-name="ro1">
          <table:table-cell office:value-type="float" office:value="80214" calcext:value-type="float">
            <text:p>80214</text:p>
          </table:table-cell>
          <table:table-cell office:value-type="string" calcext:value-type="string">
            <text:p>Bellprat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42];&quot;,'&quot;;SUBSTITUTE([.B142];&quot;'&quot;;&quot;''&quot;);&quot;',&quot;;[.C142];&quot;);&quot;)" office:value-type="string" office:string-value="INSERT INTO municipi(id_municipi, municipi, id_comarca) VALUES (80214,'Bellprat',6);" calcext:value-type="string">
            <text:p>INSERT INTO municipi(id_municipi, municipi, id_comarca) VALUES (80214,'Bellprat',6);</text:p>
          </table:table-cell>
        </table:table-row>
        <table:table-row table:style-name="ro1">
          <table:table-cell office:value-type="float" office:value="80253" calcext:value-type="float">
            <text:p>80253</text:p>
          </table:table-cell>
          <table:table-cell office:value-type="string" calcext:value-type="string">
            <text:p>Bruc, el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43];&quot;,'&quot;;SUBSTITUTE([.B143];&quot;'&quot;;&quot;''&quot;);&quot;',&quot;;[.C143];&quot;);&quot;)" office:value-type="string" office:string-value="INSERT INTO municipi(id_municipi, municipi, id_comarca) VALUES (80253,'Bruc, el',6);" calcext:value-type="string">
            <text:p>INSERT INTO municipi(id_municipi, municipi, id_comarca) VALUES (80253,'Bruc, el',6);</text:p>
          </table:table-cell>
        </table:table-row>
        <table:table-row table:style-name="ro1">
          <table:table-cell office:value-type="float" office:value="80288" calcext:value-type="float">
            <text:p>80288</text:p>
          </table:table-cell>
          <table:table-cell office:value-type="string" calcext:value-type="string">
            <text:p>Cabrera d'Anoia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44];&quot;,'&quot;;SUBSTITUTE([.B144];&quot;'&quot;;&quot;''&quot;);&quot;',&quot;;[.C144];&quot;);&quot;)" office:value-type="string" office:string-value="INSERT INTO municipi(id_municipi, municipi, id_comarca) VALUES (80288,'Cabrera d''Anoia',6);" calcext:value-type="string">
            <text:p>INSERT INTO municipi(id_municipi, municipi, id_comarca) VALUES (80288,'Cabrera d''Anoia',6);</text:p>
          </table:table-cell>
        </table:table-row>
        <table:table-row table:style-name="ro1">
          <table:table-cell office:value-type="float" office:value="80312" calcext:value-type="float">
            <text:p>80312</text:p>
          </table:table-cell>
          <table:table-cell office:value-type="string" calcext:value-type="string">
            <text:p>Calaf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45];&quot;,'&quot;;SUBSTITUTE([.B145];&quot;'&quot;;&quot;''&quot;);&quot;',&quot;;[.C145];&quot;);&quot;)" office:value-type="string" office:string-value="INSERT INTO municipi(id_municipi, municipi, id_comarca) VALUES (80312,'Calaf',6);" calcext:value-type="string">
            <text:p>INSERT INTO municipi(id_municipi, municipi, id_comarca) VALUES (80312,'Calaf',6);</text:p>
          </table:table-cell>
        </table:table-row>
        <table:table-row table:style-name="ro1">
          <table:table-cell office:value-type="float" office:value="80364" calcext:value-type="float">
            <text:p>80364</text:p>
          </table:table-cell>
          <table:table-cell office:value-type="string" calcext:value-type="string">
            <text:p>Calonge de Segarra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46];&quot;,'&quot;;SUBSTITUTE([.B146];&quot;'&quot;;&quot;''&quot;);&quot;',&quot;;[.C146];&quot;);&quot;)" office:value-type="string" office:string-value="INSERT INTO municipi(id_municipi, municipi, id_comarca) VALUES (80364,'Calonge de Segarra',6);" calcext:value-type="string">
            <text:p>INSERT INTO municipi(id_municipi, municipi, id_comarca) VALUES (80364,'Calonge de Segarra',6);</text:p>
          </table:table-cell>
        </table:table-row>
        <table:table-row table:style-name="ro1">
          <table:table-cell office:value-type="float" office:value="80446" calcext:value-type="float">
            <text:p>80446</text:p>
          </table:table-cell>
          <table:table-cell office:value-type="string" calcext:value-type="string">
            <text:p>Capellades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47];&quot;,'&quot;;SUBSTITUTE([.B147];&quot;'&quot;;&quot;''&quot;);&quot;',&quot;;[.C147];&quot;);&quot;)" office:value-type="string" office:string-value="INSERT INTO municipi(id_municipi, municipi, id_comarca) VALUES (80446,'Capellades',6);" calcext:value-type="string">
            <text:p>INSERT INTO municipi(id_municipi, municipi, id_comarca) VALUES (80446,'Capellades',6);</text:p>
          </table:table-cell>
        </table:table-row>
        <table:table-row table:style-name="ro1">
          <table:table-cell office:value-type="float" office:value="80484" calcext:value-type="float">
            <text:p>80484</text:p>
          </table:table-cell>
          <table:table-cell office:value-type="string" calcext:value-type="string">
            <text:p>Carme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48];&quot;,'&quot;;SUBSTITUTE([.B148];&quot;'&quot;;&quot;''&quot;);&quot;',&quot;;[.C148];&quot;);&quot;)" office:value-type="string" office:string-value="INSERT INTO municipi(id_municipi, municipi, id_comarca) VALUES (80484,'Carme',6);" calcext:value-type="string">
            <text:p>INSERT INTO municipi(id_municipi, municipi, id_comarca) VALUES (80484,'Carme',6);</text:p>
          </table:table-cell>
        </table:table-row>
        <table:table-row table:style-name="ro1">
          <table:table-cell office:value-type="float" office:value="80608" calcext:value-type="float">
            <text:p>80608</text:p>
          </table:table-cell>
          <table:table-cell office:value-type="string" calcext:value-type="string">
            <text:p>Castellfollit de Riubregós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49];&quot;,'&quot;;SUBSTITUTE([.B149];&quot;'&quot;;&quot;''&quot;);&quot;',&quot;;[.C149];&quot;);&quot;)" office:value-type="string" office:string-value="INSERT INTO municipi(id_municipi, municipi, id_comarca) VALUES (80608,'Castellfollit de Riubregós',6);" calcext:value-type="string">
            <text:p>INSERT INTO municipi(id_municipi, municipi, id_comarca) VALUES (80608,'Castellfollit de Riubregós',6);</text:p>
          </table:table-cell>
        </table:table-row>
        <table:table-row table:style-name="ro1">
          <table:table-cell office:value-type="float" office:value="80636" calcext:value-type="float">
            <text:p>80636</text:p>
          </table:table-cell>
          <table:table-cell office:value-type="string" calcext:value-type="string">
            <text:p>Castellolí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50];&quot;,'&quot;;SUBSTITUTE([.B150];&quot;'&quot;;&quot;''&quot;);&quot;',&quot;;[.C150];&quot;);&quot;)" office:value-type="string" office:string-value="INSERT INTO municipi(id_municipi, municipi, id_comarca) VALUES (80636,'Castellolí',6);" calcext:value-type="string">
            <text:p>INSERT INTO municipi(id_municipi, municipi, id_comarca) VALUES (80636,'Castellolí',6);</text:p>
          </table:table-cell>
        </table:table-row>
        <table:table-row table:style-name="ro1">
          <table:table-cell office:value-type="float" office:value="80713" calcext:value-type="float">
            <text:p>80713</text:p>
          </table:table-cell>
          <table:table-cell office:value-type="string" calcext:value-type="string">
            <text:p>Copons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51];&quot;,'&quot;;SUBSTITUTE([.B151];&quot;'&quot;;&quot;''&quot;);&quot;',&quot;;[.C151];&quot;);&quot;)" office:value-type="string" office:string-value="INSERT INTO municipi(id_municipi, municipi, id_comarca) VALUES (80713,'Copons',6);" calcext:value-type="string">
            <text:p>INSERT INTO municipi(id_municipi, municipi, id_comarca) VALUES (80713,'Copons',6);</text:p>
          </table:table-cell>
        </table:table-row>
        <table:table-row table:style-name="ro1">
          <table:table-cell office:value-type="float" office:value="81629" calcext:value-type="float">
            <text:p>81629</text:p>
          </table:table-cell>
          <table:table-cell office:value-type="string" calcext:value-type="string">
            <text:p>Hostalets de Pierola, els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52];&quot;,'&quot;;SUBSTITUTE([.B152];&quot;'&quot;;&quot;''&quot;);&quot;',&quot;;[.C152];&quot;);&quot;)" office:value-type="string" office:string-value="INSERT INTO municipi(id_municipi, municipi, id_comarca) VALUES (81629,'Hostalets de Pierola, els',6);" calcext:value-type="string">
            <text:p>INSERT INTO municipi(id_municipi, municipi, id_comarca) VALUES (81629,'Hostalets de Pierola, els',6);</text:p>
          </table:table-cell>
        </table:table-row>
        <table:table-row table:style-name="ro1">
          <table:table-cell office:value-type="float" office:value="81022" calcext:value-type="float">
            <text:p>81022</text:p>
          </table:table-cell>
          <table:table-cell office:value-type="string" calcext:value-type="string">
            <text:p>Igualada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53];&quot;,'&quot;;SUBSTITUTE([.B153];&quot;'&quot;;&quot;''&quot;);&quot;',&quot;;[.C153];&quot;);&quot;)" office:value-type="string" office:string-value="INSERT INTO municipi(id_municipi, municipi, id_comarca) VALUES (81022,'Igualada',6);" calcext:value-type="string">
            <text:p>INSERT INTO municipi(id_municipi, municipi, id_comarca) VALUES (81022,'Igualada',6);</text:p>
          </table:table-cell>
        </table:table-row>
        <table:table-row table:style-name="ro1">
          <table:table-cell office:value-type="float" office:value="81038" calcext:value-type="float">
            <text:p>81038</text:p>
          </table:table-cell>
          <table:table-cell office:value-type="string" calcext:value-type="string">
            <text:p>Jorba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54];&quot;,'&quot;;SUBSTITUTE([.B154];&quot;'&quot;;&quot;''&quot;);&quot;',&quot;;[.C154];&quot;);&quot;)" office:value-type="string" office:string-value="INSERT INTO municipi(id_municipi, municipi, id_comarca) VALUES (81038,'Jorba',6);" calcext:value-type="string">
            <text:p>INSERT INTO municipi(id_municipi, municipi, id_comarca) VALUES (81038,'Jorba',6);</text:p>
          </table:table-cell>
        </table:table-row>
        <table:table-row table:style-name="ro1">
          <table:table-cell office:value-type="float" office:value="81043" calcext:value-type="float">
            <text:p>81043</text:p>
          </table:table-cell>
          <table:table-cell office:value-type="string" calcext:value-type="string">
            <text:p>Llacuna, la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55];&quot;,'&quot;;SUBSTITUTE([.B155];&quot;'&quot;;&quot;''&quot;);&quot;',&quot;;[.C155];&quot;);&quot;)" office:value-type="string" office:string-value="INSERT INTO municipi(id_municipi, municipi, id_comarca) VALUES (81043,'Llacuna, la',6);" calcext:value-type="string">
            <text:p>INSERT INTO municipi(id_municipi, municipi, id_comarca) VALUES (81043,'Llacuna, la',6);</text:p>
          </table:table-cell>
        </table:table-row>
        <table:table-row table:style-name="ro1">
          <table:table-cell office:value-type="float" office:value="81192" calcext:value-type="float">
            <text:p>81192</text:p>
          </table:table-cell>
          <table:table-cell office:value-type="string" calcext:value-type="string">
            <text:p>Masquefa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56];&quot;,'&quot;;SUBSTITUTE([.B156];&quot;'&quot;;&quot;''&quot;);&quot;',&quot;;[.C156];&quot;);&quot;)" office:value-type="string" office:string-value="INSERT INTO municipi(id_municipi, municipi, id_comarca) VALUES (81192,'Masquefa',6);" calcext:value-type="string">
            <text:p>INSERT INTO municipi(id_municipi, municipi, id_comarca) VALUES (81192,'Masquefa',6);</text:p>
          </table:table-cell>
        </table:table-row>
        <table:table-row table:style-name="ro1">
          <table:table-cell office:value-type="float" office:value="81332" calcext:value-type="float">
            <text:p>81332</text:p>
          </table:table-cell>
          <table:table-cell office:value-type="string" calcext:value-type="string">
            <text:p>Montmaneu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57];&quot;,'&quot;;SUBSTITUTE([.B157];&quot;'&quot;;&quot;''&quot;);&quot;',&quot;;[.C157];&quot;);&quot;)" office:value-type="string" office:string-value="INSERT INTO municipi(id_municipi, municipi, id_comarca) VALUES (81332,'Montmaneu',6);" calcext:value-type="string">
            <text:p>INSERT INTO municipi(id_municipi, municipi, id_comarca) VALUES (81332,'Montmaneu',6);</text:p>
          </table:table-cell>
        </table:table-row>
        <table:table-row table:style-name="ro1">
          <table:table-cell office:value-type="float" office:value="81430" calcext:value-type="float">
            <text:p>81430</text:p>
          </table:table-cell>
          <table:table-cell office:value-type="string" calcext:value-type="string">
            <text:p>Òdena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58];&quot;,'&quot;;SUBSTITUTE([.B158];&quot;'&quot;;&quot;''&quot;);&quot;',&quot;;[.C158];&quot;);&quot;)" office:value-type="string" office:string-value="INSERT INTO municipi(id_municipi, municipi, id_comarca) VALUES (81430,'Òdena',6);" calcext:value-type="string">
            <text:p>INSERT INTO municipi(id_municipi, municipi, id_comarca) VALUES (81430,'Òdena',6);</text:p>
          </table:table-cell>
        </table:table-row>
        <table:table-row table:style-name="ro1">
          <table:table-cell office:value-type="float" office:value="81521" calcext:value-type="float">
            <text:p>81521</text:p>
          </table:table-cell>
          <table:table-cell office:value-type="string" calcext:value-type="string">
            <text:p>Orpí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59];&quot;,'&quot;;SUBSTITUTE([.B159];&quot;'&quot;;&quot;''&quot;);&quot;',&quot;;[.C159];&quot;);&quot;)" office:value-type="string" office:string-value="INSERT INTO municipi(id_municipi, municipi, id_comarca) VALUES (81521,'Orpí',6);" calcext:value-type="string">
            <text:p>INSERT INTO municipi(id_municipi, municipi, id_comarca) VALUES (81521,'Orpí',6);</text:p>
          </table:table-cell>
        </table:table-row>
        <table:table-row table:style-name="ro1">
          <table:table-cell office:value-type="float" office:value="81614" calcext:value-type="float">
            <text:p>81614</text:p>
          </table:table-cell>
          <table:table-cell office:value-type="string" calcext:value-type="string">
            <text:p>Piera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60];&quot;,'&quot;;SUBSTITUTE([.B160];&quot;'&quot;;&quot;''&quot;);&quot;',&quot;;[.C160];&quot;);&quot;)" office:value-type="string" office:string-value="INSERT INTO municipi(id_municipi, municipi, id_comarca) VALUES (81614,'Piera',6);" calcext:value-type="string">
            <text:p>INSERT INTO municipi(id_municipi, municipi, id_comarca) VALUES (81614,'Piera',6);</text:p>
          </table:table-cell>
        </table:table-row>
        <table:table-row table:style-name="ro1">
          <table:table-cell office:value-type="float" office:value="81653" calcext:value-type="float">
            <text:p>81653</text:p>
          </table:table-cell>
          <table:table-cell office:value-type="string" calcext:value-type="string">
            <text:p>Pobla de Claramunt, la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61];&quot;,'&quot;;SUBSTITUTE([.B161];&quot;'&quot;;&quot;''&quot;);&quot;',&quot;;[.C161];&quot;);&quot;)" office:value-type="string" office:string-value="INSERT INTO municipi(id_municipi, municipi, id_comarca) VALUES (81653,'Pobla de Claramunt, la',6);" calcext:value-type="string">
            <text:p>INSERT INTO municipi(id_municipi, municipi, id_comarca) VALUES (81653,'Pobla de Claramunt, la',6);</text:p>
          </table:table-cell>
        </table:table-row>
        <table:table-row table:style-name="ro1">
          <table:table-cell office:value-type="float" office:value="81705" calcext:value-type="float">
            <text:p>81705</text:p>
          </table:table-cell>
          <table:table-cell office:value-type="string" calcext:value-type="string">
            <text:p>Prats de Rei, els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62];&quot;,'&quot;;SUBSTITUTE([.B162];&quot;'&quot;;&quot;''&quot;);&quot;',&quot;;[.C162];&quot;);&quot;)" office:value-type="string" office:string-value="INSERT INTO municipi(id_municipi, municipi, id_comarca) VALUES (81705,'Prats de Rei, els',6);" calcext:value-type="string">
            <text:p>INSERT INTO municipi(id_municipi, municipi, id_comarca) VALUES (81705,'Prats de Rei, els',6);</text:p>
          </table:table-cell>
        </table:table-row>
        <table:table-row table:style-name="ro1">
          <table:table-cell office:value-type="float" office:value="81764" calcext:value-type="float">
            <text:p>81764</text:p>
          </table:table-cell>
          <table:table-cell office:value-type="string" calcext:value-type="string">
            <text:p>Pujalt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63];&quot;,'&quot;;SUBSTITUTE([.B163];&quot;'&quot;;&quot;''&quot;);&quot;',&quot;;[.C163];&quot;);&quot;)" office:value-type="string" office:string-value="INSERT INTO municipi(id_municipi, municipi, id_comarca) VALUES (81764,'Pujalt',6);" calcext:value-type="string">
            <text:p>INSERT INTO municipi(id_municipi, municipi, id_comarca) VALUES (81764,'Pujalt',6);</text:p>
          </table:table-cell>
        </table:table-row>
        <table:table-row table:style-name="ro1">
          <table:table-cell office:value-type="float" office:value="81859" calcext:value-type="float">
            <text:p>81859</text:p>
          </table:table-cell>
          <table:table-cell office:value-type="string" calcext:value-type="string">
            <text:p>Rubió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64];&quot;,'&quot;;SUBSTITUTE([.B164];&quot;'&quot;;&quot;''&quot;);&quot;',&quot;;[.C164];&quot;);&quot;)" office:value-type="string" office:string-value="INSERT INTO municipi(id_municipi, municipi, id_comarca) VALUES (81859,'Rubió',6);" calcext:value-type="string">
            <text:p>INSERT INTO municipi(id_municipi, municipi, id_comarca) VALUES (81859,'Rubió',6);</text:p>
          </table:table-cell>
        </table:table-row>
        <table:table-row table:style-name="ro1">
          <table:table-cell office:value-type="float" office:value="82264" calcext:value-type="float">
            <text:p>82264</text:p>
          </table:table-cell>
          <table:table-cell office:value-type="string" calcext:value-type="string">
            <text:p>Sant Martí de Tous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65];&quot;,'&quot;;SUBSTITUTE([.B165];&quot;'&quot;;&quot;''&quot;);&quot;',&quot;;[.C165];&quot;);&quot;)" office:value-type="string" office:string-value="INSERT INTO municipi(id_municipi, municipi, id_comarca) VALUES (82264,'Sant Martí de Tous',6);" calcext:value-type="string">
            <text:p>INSERT INTO municipi(id_municipi, municipi, id_comarca) VALUES (82264,'Sant Martí de Tous',6);</text:p>
          </table:table-cell>
        </table:table-row>
        <table:table-row table:style-name="ro1">
          <table:table-cell office:value-type="float" office:value="82286" calcext:value-type="float">
            <text:p>82286</text:p>
          </table:table-cell>
          <table:table-cell office:value-type="string" calcext:value-type="string">
            <text:p>Sant Martí Sesgueioles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66];&quot;,'&quot;;SUBSTITUTE([.B166];&quot;'&quot;;&quot;''&quot;);&quot;',&quot;;[.C166];&quot;);&quot;)" office:value-type="string" office:string-value="INSERT INTO municipi(id_municipi, municipi, id_comarca) VALUES (82286,'Sant Martí Sesgueioles',6);" calcext:value-type="string">
            <text:p>INSERT INTO municipi(id_municipi, municipi, id_comarca) VALUES (82286,'Sant Martí Sesgueioles',6);</text:p>
          </table:table-cell>
        </table:table-row>
        <table:table-row table:style-name="ro1">
          <table:table-cell office:value-type="float" office:value="81897" calcext:value-type="float">
            <text:p>81897</text:p>
          </table:table-cell>
          <table:table-cell office:value-type="string" calcext:value-type="string">
            <text:p>Sant Pere Sallavinera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67];&quot;,'&quot;;SUBSTITUTE([.B167];&quot;'&quot;;&quot;''&quot;);&quot;',&quot;;[.C167];&quot;);&quot;)" office:value-type="string" office:string-value="INSERT INTO municipi(id_municipi, municipi, id_comarca) VALUES (81897,'Sant Pere Sallavinera',6);" calcext:value-type="string">
            <text:p>INSERT INTO municipi(id_municipi, municipi, id_comarca) VALUES (81897,'Sant Pere Sallavinera',6);</text:p>
          </table:table-cell>
        </table:table-row>
        <table:table-row table:style-name="ro1">
          <table:table-cell office:value-type="float" office:value="82508" calcext:value-type="float">
            <text:p>82508</text:p>
          </table:table-cell>
          <table:table-cell office:value-type="string" calcext:value-type="string">
            <text:p>Santa Margarida de Montbui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68];&quot;,'&quot;;SUBSTITUTE([.B168];&quot;'&quot;;&quot;''&quot;);&quot;',&quot;;[.C168];&quot;);&quot;)" office:value-type="string" office:string-value="INSERT INTO municipi(id_municipi, municipi, id_comarca) VALUES (82508,'Santa Margarida de Montbui',6);" calcext:value-type="string">
            <text:p>INSERT INTO municipi(id_municipi, municipi, id_comarca) VALUES (82508,'Santa Margarida de Montbui',6);</text:p>
          </table:table-cell>
        </table:table-row>
        <table:table-row table:style-name="ro1">
          <table:table-cell office:value-type="float" office:value="82573" calcext:value-type="float">
            <text:p>82573</text:p>
          </table:table-cell>
          <table:table-cell office:value-type="string" calcext:value-type="string">
            <text:p>Santa Maria de Miralles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69];&quot;,'&quot;;SUBSTITUTE([.B169];&quot;'&quot;;&quot;''&quot;);&quot;',&quot;;[.C169];&quot;);&quot;)" office:value-type="string" office:string-value="INSERT INTO municipi(id_municipi, municipi, id_comarca) VALUES (82573,'Santa Maria de Miralles',6);" calcext:value-type="string">
            <text:p>INSERT INTO municipi(id_municipi, municipi, id_comarca) VALUES (82573,'Santa Maria de Miralles',6);</text:p>
          </table:table-cell>
        </table:table-row>
        <table:table-row table:style-name="ro1">
          <table:table-cell office:value-type="float" office:value="82861" calcext:value-type="float">
            <text:p>82861</text:p>
          </table:table-cell>
          <table:table-cell office:value-type="string" calcext:value-type="string">
            <text:p>Torre de Claramunt, la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70];&quot;,'&quot;;SUBSTITUTE([.B170];&quot;'&quot;;&quot;''&quot;);&quot;',&quot;;[.C170];&quot;);&quot;)" office:value-type="string" office:string-value="INSERT INTO municipi(id_municipi, municipi, id_comarca) VALUES (82861,'Torre de Claramunt, la',6);" calcext:value-type="string">
            <text:p>INSERT INTO municipi(id_municipi, municipi, id_comarca) VALUES (82861,'Torre de Claramunt, la',6);</text:p>
          </table:table-cell>
        </table:table-row>
        <table:table-row table:style-name="ro1">
          <table:table-cell office:value-type="float" office:value="82922" calcext:value-type="float">
            <text:p>82922</text:p>
          </table:table-cell>
          <table:table-cell office:value-type="string" calcext:value-type="string">
            <text:p>Vallbona d'Anoia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71];&quot;,'&quot;;SUBSTITUTE([.B171];&quot;'&quot;;&quot;''&quot;);&quot;',&quot;;[.C171];&quot;);&quot;)" office:value-type="string" office:string-value="INSERT INTO municipi(id_municipi, municipi, id_comarca) VALUES (82922,'Vallbona d''Anoia',6);" calcext:value-type="string">
            <text:p>INSERT INTO municipi(id_municipi, municipi, id_comarca) VALUES (82922,'Vallbona d''Anoia',6);</text:p>
          </table:table-cell>
        </table:table-row>
        <table:table-row table:style-name="ro1">
          <table:table-cell office:value-type="float" office:value="82975" calcext:value-type="float">
            <text:p>82975</text:p>
          </table:table-cell>
          <table:table-cell office:value-type="string" calcext:value-type="string">
            <text:p>Veciana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72];&quot;,'&quot;;SUBSTITUTE([.B172];&quot;'&quot;;&quot;''&quot;);&quot;',&quot;;[.C172];&quot;);&quot;)" office:value-type="string" office:string-value="INSERT INTO municipi(id_municipi, municipi, id_comarca) VALUES (82975,'Veciana',6);" calcext:value-type="string">
            <text:p>INSERT INTO municipi(id_municipi, municipi, id_comarca) VALUES (82975,'Veciana',6);</text:p>
          </table:table-cell>
        </table:table-row>
        <table:table-row table:style-name="ro1">
          <table:table-cell office:value-type="float" office:value="83020" calcext:value-type="float">
            <text:p>83020</text:p>
          </table:table-cell>
          <table:table-cell office:value-type="string" calcext:value-type="string">
            <text:p>Vilanova del Camí</text:p>
          </table:table-cell>
          <table:table-cell office:value-type="float" office:value="6" calcext:value-type="float">
            <text:p>6</text:p>
          </table:table-cell>
          <table:table-cell table:formula="of:=COM.MICROSOFT.CONCAT(&quot;INSERT INTO municipi(id_municipi, municipi, id_comarca) VALUES (&quot;;[.A173];&quot;,'&quot;;SUBSTITUTE([.B173];&quot;'&quot;;&quot;''&quot;);&quot;',&quot;;[.C173];&quot;);&quot;)" office:value-type="string" office:string-value="INSERT INTO municipi(id_municipi, municipi, id_comarca) VALUES (83020,'Vilanova del Camí',6);" calcext:value-type="string">
            <text:p>INSERT INTO municipi(id_municipi, municipi, id_comarca) VALUES (83020,'Vilanova del Camí',6);</text:p>
          </table:table-cell>
        </table:table-row>
        <table:table-row table:style-name="ro1">
          <table:table-cell office:value-type="float" office:value="80023" calcext:value-type="float">
            <text:p>80023</text:p>
          </table:table-cell>
          <table:table-cell office:value-type="string" calcext:value-type="string">
            <text:p>Aguilar de Segarra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74];&quot;,'&quot;;SUBSTITUTE([.B174];&quot;'&quot;;&quot;''&quot;);&quot;',&quot;;[.C174];&quot;);&quot;)" office:value-type="string" office:string-value="INSERT INTO municipi(id_municipi, municipi, id_comarca) VALUES (80023,'Aguilar de Segarra',7);" calcext:value-type="string">
            <text:p>INSERT INTO municipi(id_municipi, municipi, id_comarca) VALUES (80023,'Aguilar de Segarra',7);</text:p>
          </table:table-cell>
        </table:table-row>
        <table:table-row table:style-name="ro1">
          <table:table-cell office:value-type="float" office:value="80109" calcext:value-type="float">
            <text:p>80109</text:p>
          </table:table-cell>
          <table:table-cell office:value-type="string" calcext:value-type="string">
            <text:p>Artés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75];&quot;,'&quot;;SUBSTITUTE([.B175];&quot;'&quot;;&quot;''&quot;);&quot;',&quot;;[.C175];&quot;);&quot;)" office:value-type="string" office:string-value="INSERT INTO municipi(id_municipi, municipi, id_comarca) VALUES (80109,'Artés',7);" calcext:value-type="string">
            <text:p>INSERT INTO municipi(id_municipi, municipi, id_comarca) VALUES (80109,'Artés',7);</text:p>
          </table:table-cell>
        </table:table-row>
        <table:table-row table:style-name="ro1">
          <table:table-cell office:value-type="float" office:value="80121" calcext:value-type="float">
            <text:p>80121</text:p>
          </table:table-cell>
          <table:table-cell office:value-type="string" calcext:value-type="string">
            <text:p>Avinyó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76];&quot;,'&quot;;SUBSTITUTE([.B176];&quot;'&quot;;&quot;''&quot;);&quot;',&quot;;[.C176];&quot;);&quot;)" office:value-type="string" office:string-value="INSERT INTO municipi(id_municipi, municipi, id_comarca) VALUES (80121,'Avinyó',7);" calcext:value-type="string">
            <text:p>INSERT INTO municipi(id_municipi, municipi, id_comarca) VALUES (80121,'Avinyó',7);</text:p>
          </table:table-cell>
        </table:table-row>
        <table:table-row table:style-name="ro1">
          <table:table-cell office:value-type="float" office:value="80180" calcext:value-type="float">
            <text:p>80180</text:p>
          </table:table-cell>
          <table:table-cell office:value-type="string" calcext:value-type="string">
            <text:p>Balsareny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77];&quot;,'&quot;;SUBSTITUTE([.B177];&quot;'&quot;;&quot;''&quot;);&quot;',&quot;;[.C177];&quot;);&quot;)" office:value-type="string" office:string-value="INSERT INTO municipi(id_municipi, municipi, id_comarca) VALUES (80180,'Balsareny',7);" calcext:value-type="string">
            <text:p>INSERT INTO municipi(id_municipi, municipi, id_comarca) VALUES (80180,'Balsareny',7);</text:p>
          </table:table-cell>
        </table:table-row>
        <table:table-row table:style-name="ro1">
          <table:table-cell office:value-type="float" office:value="80386" calcext:value-type="float">
            <text:p>80386</text:p>
          </table:table-cell>
          <table:table-cell office:value-type="string" calcext:value-type="string">
            <text:p>Callús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78];&quot;,'&quot;;SUBSTITUTE([.B178];&quot;'&quot;;&quot;''&quot;);&quot;',&quot;;[.C178];&quot;);&quot;)" office:value-type="string" office:string-value="INSERT INTO municipi(id_municipi, municipi, id_comarca) VALUES (80386,'Callús',7);" calcext:value-type="string">
            <text:p>INSERT INTO municipi(id_municipi, municipi, id_comarca) VALUES (80386,'Callús',7);</text:p>
          </table:table-cell>
        </table:table-row>
        <table:table-row table:style-name="ro1">
          <table:table-cell office:value-type="float" office:value="80478" calcext:value-type="float">
            <text:p>80478</text:p>
          </table:table-cell>
          <table:table-cell office:value-type="string" calcext:value-type="string">
            <text:p>Cardona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79];&quot;,'&quot;;SUBSTITUTE([.B179];&quot;'&quot;;&quot;''&quot;);&quot;',&quot;;[.C179];&quot;);&quot;)" office:value-type="string" office:string-value="INSERT INTO municipi(id_municipi, municipi, id_comarca) VALUES (80478,'Cardona',7);" calcext:value-type="string">
            <text:p>INSERT INTO municipi(id_municipi, municipi, id_comarca) VALUES (80478,'Cardona',7);</text:p>
          </table:table-cell>
        </table:table-row>
        <table:table-row table:style-name="ro1">
          <table:table-cell office:value-type="float" office:value="80538" calcext:value-type="float">
            <text:p>80538</text:p>
          </table:table-cell>
          <table:table-cell office:value-type="string" calcext:value-type="string">
            <text:p>Castellbell i el Vilar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80];&quot;,'&quot;;SUBSTITUTE([.B180];&quot;'&quot;;&quot;''&quot;);&quot;',&quot;;[.C180];&quot;);&quot;)" office:value-type="string" office:string-value="INSERT INTO municipi(id_municipi, municipi, id_comarca) VALUES (80538,'Castellbell i el Vilar',7);" calcext:value-type="string">
            <text:p>INSERT INTO municipi(id_municipi, municipi, id_comarca) VALUES (80538,'Castellbell i el Vilar',7);</text:p>
          </table:table-cell>
        </table:table-row>
        <table:table-row table:style-name="ro1">
          <table:table-cell office:value-type="float" office:value="80594" calcext:value-type="float">
            <text:p>80594</text:p>
          </table:table-cell>
          <table:table-cell office:value-type="string" calcext:value-type="string">
            <text:p>Castellfollit del Boix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81];&quot;,'&quot;;SUBSTITUTE([.B181];&quot;'&quot;;&quot;''&quot;);&quot;',&quot;;[.C181];&quot;);&quot;)" office:value-type="string" office:string-value="INSERT INTO municipi(id_municipi, municipi, id_comarca) VALUES (80594,'Castellfollit del Boix',7);" calcext:value-type="string">
            <text:p>INSERT INTO municipi(id_municipi, municipi, id_comarca) VALUES (80594,'Castellfollit del Boix',7);</text:p>
          </table:table-cell>
        </table:table-row>
        <table:table-row table:style-name="ro1">
          <table:table-cell office:value-type="float" office:value="80615" calcext:value-type="float">
            <text:p>80615</text:p>
          </table:table-cell>
          <table:table-cell office:value-type="string" calcext:value-type="string">
            <text:p>Castellgalí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82];&quot;,'&quot;;SUBSTITUTE([.B182];&quot;'&quot;;&quot;''&quot;);&quot;',&quot;;[.C182];&quot;);&quot;)" office:value-type="string" office:string-value="INSERT INTO municipi(id_municipi, municipi, id_comarca) VALUES (80615,'Castellgalí',7);" calcext:value-type="string">
            <text:p>INSERT INTO municipi(id_municipi, municipi, id_comarca) VALUES (80615,'Castellgalí',7);</text:p>
          </table:table-cell>
        </table:table-row>
        <table:table-row table:style-name="ro1">
          <table:table-cell office:value-type="float" office:value="80620" calcext:value-type="float">
            <text:p>80620</text:p>
          </table:table-cell>
          <table:table-cell office:value-type="string" calcext:value-type="string">
            <text:p>Castellnou de Bages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83];&quot;,'&quot;;SUBSTITUTE([.B183];&quot;'&quot;;&quot;''&quot;);&quot;',&quot;;[.C183];&quot;);&quot;)" office:value-type="string" office:string-value="INSERT INTO municipi(id_municipi, municipi, id_comarca) VALUES (80620,'Castellnou de Bages',7);" calcext:value-type="string">
            <text:p>INSERT INTO municipi(id_municipi, municipi, id_comarca) VALUES (80620,'Castellnou de Bages',7);</text:p>
          </table:table-cell>
        </table:table-row>
        <table:table-row table:style-name="ro1">
          <table:table-cell office:value-type="float" office:value="80847" calcext:value-type="float">
            <text:p>80847</text:p>
          </table:table-cell>
          <table:table-cell office:value-type="string" calcext:value-type="string">
            <text:p>Fonollosa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84];&quot;,'&quot;;SUBSTITUTE([.B184];&quot;'&quot;;&quot;''&quot;);&quot;',&quot;;[.C184];&quot;);&quot;)" office:value-type="string" office:string-value="INSERT INTO municipi(id_municipi, municipi, id_comarca) VALUES (80847,'Fonollosa',7);" calcext:value-type="string">
            <text:p>INSERT INTO municipi(id_municipi, municipi, id_comarca) VALUES (80847,'Fonollosa',7);</text:p>
          </table:table-cell>
        </table:table-row>
        <table:table-row table:style-name="ro1">
          <table:table-cell office:value-type="float" office:value="80902" calcext:value-type="float">
            <text:p>80902</text:p>
          </table:table-cell>
          <table:table-cell office:value-type="string" calcext:value-type="string">
            <text:p>Gaià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85];&quot;,'&quot;;SUBSTITUTE([.B185];&quot;'&quot;;&quot;''&quot;);&quot;',&quot;;[.C185];&quot;);&quot;)" office:value-type="string" office:string-value="INSERT INTO municipi(id_municipi, municipi, id_comarca) VALUES (80902,'Gaià',7);" calcext:value-type="string">
            <text:p>INSERT INTO municipi(id_municipi, municipi, id_comarca) VALUES (80902,'Gaià',7);</text:p>
          </table:table-cell>
        </table:table-row>
        <table:table-row table:style-name="ro1">
          <table:table-cell office:value-type="float" office:value="81136" calcext:value-type="float">
            <text:p>81136</text:p>
          </table:table-cell>
          <table:table-cell office:value-type="string" calcext:value-type="string">
            <text:p>Manresa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86];&quot;,'&quot;;SUBSTITUTE([.B186];&quot;'&quot;;&quot;''&quot;);&quot;',&quot;;[.C186];&quot;);&quot;)" office:value-type="string" office:string-value="INSERT INTO municipi(id_municipi, municipi, id_comarca) VALUES (81136,'Manresa',7);" calcext:value-type="string">
            <text:p>INSERT INTO municipi(id_municipi, municipi, id_comarca) VALUES (81136,'Manresa',7);</text:p>
          </table:table-cell>
        </table:table-row>
        <table:table-row table:style-name="ro1">
          <table:table-cell office:value-type="float" office:value="82423" calcext:value-type="float">
            <text:p>82423</text:p>
          </table:table-cell>
          <table:table-cell office:value-type="string" calcext:value-type="string">
            <text:p>Marganell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87];&quot;,'&quot;;SUBSTITUTE([.B187];&quot;'&quot;;&quot;''&quot;);&quot;',&quot;;[.C187];&quot;);&quot;)" office:value-type="string" office:string-value="INSERT INTO municipi(id_municipi, municipi, id_comarca) VALUES (82423,'Marganell',7);" calcext:value-type="string">
            <text:p>INSERT INTO municipi(id_municipi, municipi, id_comarca) VALUES (82423,'Marganell',7);</text:p>
          </table:table-cell>
        </table:table-row>
        <table:table-row table:style-name="ro1">
          <table:table-cell office:value-type="float" office:value="81271" calcext:value-type="float">
            <text:p>81271</text:p>
          </table:table-cell>
          <table:table-cell office:value-type="string" calcext:value-type="string">
            <text:p>Monistrol de Montserrat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88];&quot;,'&quot;;SUBSTITUTE([.B188];&quot;'&quot;;&quot;''&quot;);&quot;',&quot;;[.C188];&quot;);&quot;)" office:value-type="string" office:string-value="INSERT INTO municipi(id_municipi, municipi, id_comarca) VALUES (81271,'Monistrol de Montserrat',7);" calcext:value-type="string">
            <text:p>INSERT INTO municipi(id_municipi, municipi, id_comarca) VALUES (81271,'Monistrol de Montserrat',7);</text:p>
          </table:table-cell>
        </table:table-row>
        <table:table-row table:style-name="ro1">
          <table:table-cell office:value-type="float" office:value="81398" calcext:value-type="float">
            <text:p>81398</text:p>
          </table:table-cell>
          <table:table-cell office:value-type="string" calcext:value-type="string">
            <text:p>Mura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89];&quot;,'&quot;;SUBSTITUTE([.B189];&quot;'&quot;;&quot;''&quot;);&quot;',&quot;;[.C189];&quot;);&quot;)" office:value-type="string" office:string-value="INSERT INTO municipi(id_municipi, municipi, id_comarca) VALUES (81398,'Mura',7);" calcext:value-type="string">
            <text:p>INSERT INTO municipi(id_municipi, municipi, id_comarca) VALUES (81398,'Mura',7);</text:p>
          </table:table-cell>
        </table:table-row>
        <table:table-row table:style-name="ro1">
          <table:table-cell office:value-type="float" office:value="81402" calcext:value-type="float">
            <text:p>81402</text:p>
          </table:table-cell>
          <table:table-cell office:value-type="string" calcext:value-type="string">
            <text:p>Navarcles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90];&quot;,'&quot;;SUBSTITUTE([.B190];&quot;'&quot;;&quot;''&quot;);&quot;',&quot;;[.C190];&quot;);&quot;)" office:value-type="string" office:string-value="INSERT INTO municipi(id_municipi, municipi, id_comarca) VALUES (81402,'Navarcles',7);" calcext:value-type="string">
            <text:p>INSERT INTO municipi(id_municipi, municipi, id_comarca) VALUES (81402,'Navarcles',7);</text:p>
          </table:table-cell>
        </table:table-row>
        <table:table-row table:style-name="ro1">
          <table:table-cell office:value-type="float" office:value="81419" calcext:value-type="float">
            <text:p>81419</text:p>
          </table:table-cell>
          <table:table-cell office:value-type="string" calcext:value-type="string">
            <text:p>Navàs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91];&quot;,'&quot;;SUBSTITUTE([.B191];&quot;'&quot;;&quot;''&quot;);&quot;',&quot;;[.C191];&quot;);&quot;)" office:value-type="string" office:string-value="INSERT INTO municipi(id_municipi, municipi, id_comarca) VALUES (81419,'Navàs',7);" calcext:value-type="string">
            <text:p>INSERT INTO municipi(id_municipi, municipi, id_comarca) VALUES (81419,'Navàs',7);</text:p>
          </table:table-cell>
        </table:table-row>
        <table:table-row table:style-name="ro1">
          <table:table-cell office:value-type="float" office:value="81825" calcext:value-type="float">
            <text:p>81825</text:p>
          </table:table-cell>
          <table:table-cell office:value-type="string" calcext:value-type="string">
            <text:p>Pont de Vilomara i Rocafort, el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92];&quot;,'&quot;;SUBSTITUTE([.B192];&quot;'&quot;;&quot;''&quot;);&quot;',&quot;;[.C192];&quot;);&quot;)" office:value-type="string" office:string-value="INSERT INTO municipi(id_municipi, municipi, id_comarca) VALUES (81825,'Pont de Vilomara i Rocafort, el',7);" calcext:value-type="string">
            <text:p>INSERT INTO municipi(id_municipi, municipi, id_comarca) VALUES (81825,'Pont de Vilomara i Rocafort, el',7);</text:p>
          </table:table-cell>
        </table:table-row>
        <table:table-row table:style-name="ro1">
          <table:table-cell office:value-type="float" office:value="81786" calcext:value-type="float">
            <text:p>81786</text:p>
          </table:table-cell>
          <table:table-cell office:value-type="string" calcext:value-type="string">
            <text:p>Rajadell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93];&quot;,'&quot;;SUBSTITUTE([.B193];&quot;'&quot;;&quot;''&quot;);&quot;',&quot;;[.C193];&quot;);&quot;)" office:value-type="string" office:string-value="INSERT INTO municipi(id_municipi, municipi, id_comarca) VALUES (81786,'Rajadell',7);" calcext:value-type="string">
            <text:p>INSERT INTO municipi(id_municipi, municipi, id_comarca) VALUES (81786,'Rajadell',7);</text:p>
          </table:table-cell>
        </table:table-row>
        <table:table-row table:style-name="ro1">
          <table:table-cell office:value-type="float" office:value="81918" calcext:value-type="float">
            <text:p>81918</text:p>
          </table:table-cell>
          <table:table-cell office:value-type="string" calcext:value-type="string">
            <text:p>Sallent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94];&quot;,'&quot;;SUBSTITUTE([.B194];&quot;'&quot;;&quot;''&quot;);&quot;',&quot;;[.C194];&quot;);&quot;)" office:value-type="string" office:string-value="INSERT INTO municipi(id_municipi, municipi, id_comarca) VALUES (81918,'Sallent',7);" calcext:value-type="string">
            <text:p>INSERT INTO municipi(id_municipi, municipi, id_comarca) VALUES (81918,'Sallent',7);</text:p>
          </table:table-cell>
        </table:table-row>
        <table:table-row table:style-name="ro1">
          <table:table-cell office:value-type="float" office:value="82129" calcext:value-type="float">
            <text:p>82129</text:p>
          </table:table-cell>
          <table:table-cell office:value-type="string" calcext:value-type="string">
            <text:p>Sant Feliu Sasserra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95];&quot;,'&quot;;SUBSTITUTE([.B195];&quot;'&quot;;&quot;''&quot;);&quot;',&quot;;[.C195];&quot;);&quot;)" office:value-type="string" office:string-value="INSERT INTO municipi(id_municipi, municipi, id_comarca) VALUES (82129,'Sant Feliu Sasserra',7);" calcext:value-type="string">
            <text:p>INSERT INTO municipi(id_municipi, municipi, id_comarca) VALUES (82129,'Sant Feliu Sasserra',7);</text:p>
          </table:table-cell>
        </table:table-row>
        <table:table-row table:style-name="ro1">
          <table:table-cell office:value-type="float" office:value="82135" calcext:value-type="float">
            <text:p>82135</text:p>
          </table:table-cell>
          <table:table-cell office:value-type="string" calcext:value-type="string">
            <text:p>Sant Fruitós de Bages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96];&quot;,'&quot;;SUBSTITUTE([.B196];&quot;'&quot;;&quot;''&quot;);&quot;',&quot;;[.C196];&quot;);&quot;)" office:value-type="string" office:string-value="INSERT INTO municipi(id_municipi, municipi, id_comarca) VALUES (82135,'Sant Fruitós de Bages',7);" calcext:value-type="string">
            <text:p>INSERT INTO municipi(id_municipi, municipi, id_comarca) VALUES (82135,'Sant Fruitós de Bages',7);</text:p>
          </table:table-cell>
        </table:table-row>
        <table:table-row table:style-name="ro1">
          <table:table-cell office:value-type="float" office:value="82188" calcext:value-type="float">
            <text:p>82188</text:p>
          </table:table-cell>
          <table:table-cell office:value-type="string" calcext:value-type="string">
            <text:p>Sant Joan de Vilatorrada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97];&quot;,'&quot;;SUBSTITUTE([.B197];&quot;'&quot;;&quot;''&quot;);&quot;',&quot;;[.C197];&quot;);&quot;)" office:value-type="string" office:string-value="INSERT INTO municipi(id_municipi, municipi, id_comarca) VALUES (82188,'Sant Joan de Vilatorrada',7);" calcext:value-type="string">
            <text:p>INSERT INTO municipi(id_municipi, municipi, id_comarca) VALUES (82188,'Sant Joan de Vilatorrada',7);</text:p>
          </table:table-cell>
        </table:table-row>
        <table:table-row table:style-name="ro1">
          <table:table-cell office:value-type="float" office:value="82299" calcext:value-type="float">
            <text:p>82299</text:p>
          </table:table-cell>
          <table:table-cell office:value-type="string" calcext:value-type="string">
            <text:p>Sant Mateu de Bages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98];&quot;,'&quot;;SUBSTITUTE([.B198];&quot;'&quot;;&quot;''&quot;);&quot;',&quot;;[.C198];&quot;);&quot;)" office:value-type="string" office:string-value="INSERT INTO municipi(id_municipi, municipi, id_comarca) VALUES (82299,'Sant Mateu de Bages',7);" calcext:value-type="string">
            <text:p>INSERT INTO municipi(id_municipi, municipi, id_comarca) VALUES (82299,'Sant Mateu de Bages',7);</text:p>
          </table:table-cell>
        </table:table-row>
        <table:table-row table:style-name="ro1">
          <table:table-cell office:value-type="float" office:value="80983" calcext:value-type="float">
            <text:p>80983</text:p>
          </table:table-cell>
          <table:table-cell office:value-type="string" calcext:value-type="string">
            <text:p>Sant Salvador de Guardiola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199];&quot;,'&quot;;SUBSTITUTE([.B199];&quot;'&quot;;&quot;''&quot;);&quot;',&quot;;[.C199];&quot;);&quot;)" office:value-type="string" office:string-value="INSERT INTO municipi(id_municipi, municipi, id_comarca) VALUES (80983,'Sant Salvador de Guardiola',7);" calcext:value-type="string">
            <text:p>INSERT INTO municipi(id_municipi, municipi, id_comarca) VALUES (80983,'Sant Salvador de Guardiola',7);</text:p>
          </table:table-cell>
        </table:table-row>
        <table:table-row table:style-name="ro1">
          <table:table-cell office:value-type="float" office:value="82628" calcext:value-type="float">
            <text:p>82628</text:p>
          </table:table-cell>
          <table:table-cell office:value-type="string" calcext:value-type="string">
            <text:p>Sant Vicenç de Castellet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200];&quot;,'&quot;;SUBSTITUTE([.B200];&quot;'&quot;;&quot;''&quot;);&quot;',&quot;;[.C200];&quot;);&quot;)" office:value-type="string" office:string-value="INSERT INTO municipi(id_municipi, municipi, id_comarca) VALUES (82628,'Sant Vicenç de Castellet',7);" calcext:value-type="string">
            <text:p>INSERT INTO municipi(id_municipi, municipi, id_comarca) VALUES (82628,'Sant Vicenç de Castellet',7);</text:p>
          </table:table-cell>
        </table:table-row>
        <table:table-row table:style-name="ro1">
          <table:table-cell office:value-type="float" office:value="81923" calcext:value-type="float">
            <text:p>81923</text:p>
          </table:table-cell>
          <table:table-cell office:value-type="string" calcext:value-type="string">
            <text:p>Santpedor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201];&quot;,'&quot;;SUBSTITUTE([.B201];&quot;'&quot;;&quot;''&quot;);&quot;',&quot;;[.C201];&quot;);&quot;)" office:value-type="string" office:string-value="INSERT INTO municipi(id_municipi, municipi, id_comarca) VALUES (81923,'Santpedor',7);" calcext:value-type="string">
            <text:p>INSERT INTO municipi(id_municipi, municipi, id_comarca) VALUES (81923,'Santpedor',7);</text:p>
          </table:table-cell>
        </table:table-row>
        <table:table-row table:style-name="ro1">
          <table:table-cell office:value-type="float" office:value="82747" calcext:value-type="float">
            <text:p>82747</text:p>
          </table:table-cell>
          <table:table-cell office:value-type="string" calcext:value-type="string">
            <text:p>Súria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202];&quot;,'&quot;;SUBSTITUTE([.B202];&quot;'&quot;;&quot;''&quot;);&quot;',&quot;;[.C202];&quot;);&quot;)" office:value-type="string" office:string-value="INSERT INTO municipi(id_municipi, municipi, id_comarca) VALUES (82747,'Súria',7);" calcext:value-type="string">
            <text:p>INSERT INTO municipi(id_municipi, municipi, id_comarca) VALUES (82747,'Súria',7);</text:p>
          </table:table-cell>
        </table:table-row>
        <table:table-row table:style-name="ro1">
          <table:table-cell office:value-type="float" office:value="82779" calcext:value-type="float">
            <text:p>82779</text:p>
          </table:table-cell>
          <table:table-cell office:value-type="string" calcext:value-type="string">
            <text:p>Talamanca</text:p>
          </table:table-cell>
          <table:table-cell office:value-type="float" office:value="7" calcext:value-type="float">
            <text:p>7</text:p>
          </table:table-cell>
          <table:table-cell table:formula="of:=COM.MICROSOFT.CONCAT(&quot;INSERT INTO municipi(id_municipi, municipi, id_comarca) VALUES (&quot;;[.A203];&quot;,'&quot;;SUBSTITUTE([.B203];&quot;'&quot;;&quot;''&quot;);&quot;',&quot;;[.C203];&quot;);&quot;)" office:value-type="string" office:string-value="INSERT INTO municipi(id_municipi, municipi, id_comarca) VALUES (82779,'Talamanca',7);" calcext:value-type="string">
            <text:p>INSERT INTO municipi(id_municipi, municipi, id_comarca) VALUES (82779,'Talamanca',7);</text:p>
          </table:table-cell>
        </table:table-row>
        <table:table-row table:style-name="ro1">
          <table:table-cell office:value-type="float" office:value="430038" calcext:value-type="float">
            <text:p>430038</text:p>
          </table:table-cell>
          <table:table-cell office:value-type="string" calcext:value-type="string">
            <text:p>Albiol, l'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04];&quot;,'&quot;;SUBSTITUTE([.B204];&quot;'&quot;;&quot;''&quot;);&quot;',&quot;;[.C204];&quot;);&quot;)" office:value-type="string" office:string-value="INSERT INTO municipi(id_municipi, municipi, id_comarca) VALUES (430038,'Albiol, l''',8);" calcext:value-type="string">
            <text:p>INSERT INTO municipi(id_municipi, municipi, id_comarca) VALUES (430038,'Albiol, l''',8);</text:p>
          </table:table-cell>
        </table:table-row>
        <table:table-row table:style-name="ro1">
          <table:table-cell office:value-type="float" office:value="430075" calcext:value-type="float">
            <text:p>430075</text:p>
          </table:table-cell>
          <table:table-cell office:value-type="string" calcext:value-type="string">
            <text:p>Aleixar, l'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05];&quot;,'&quot;;SUBSTITUTE([.B205];&quot;'&quot;;&quot;''&quot;);&quot;',&quot;;[.C205];&quot;);&quot;)" office:value-type="string" office:string-value="INSERT INTO municipi(id_municipi, municipi, id_comarca) VALUES (430075,'Aleixar, l''',8);" calcext:value-type="string">
            <text:p>INSERT INTO municipi(id_municipi, municipi, id_comarca) VALUES (430075,'Aleixar, l''',8);</text:p>
          </table:table-cell>
        </table:table-row>
        <table:table-row table:style-name="ro1">
          <table:table-cell office:value-type="float" office:value="430094" calcext:value-type="float">
            <text:p>430094</text:p>
          </table:table-cell>
          <table:table-cell office:value-type="string" calcext:value-type="string">
            <text:p>Alforja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06];&quot;,'&quot;;SUBSTITUTE([.B206];&quot;'&quot;;&quot;''&quot;);&quot;',&quot;;[.C206];&quot;);&quot;)" office:value-type="string" office:string-value="INSERT INTO municipi(id_municipi, municipi, id_comarca) VALUES (430094,'Alforja',8);" calcext:value-type="string">
            <text:p>INSERT INTO municipi(id_municipi, municipi, id_comarca) VALUES (430094,'Alforja',8);</text:p>
          </table:table-cell>
        </table:table-row>
        <table:table-row table:style-name="ro1">
          <table:table-cell office:value-type="float" office:value="430115" calcext:value-type="float">
            <text:p>430115</text:p>
          </table:table-cell>
          <table:table-cell office:value-type="string" calcext:value-type="string">
            <text:p>Almoster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07];&quot;,'&quot;;SUBSTITUTE([.B207];&quot;'&quot;;&quot;''&quot;);&quot;',&quot;;[.C207];&quot;);&quot;)" office:value-type="string" office:string-value="INSERT INTO municipi(id_municipi, municipi, id_comarca) VALUES (430115,'Almoster',8);" calcext:value-type="string">
            <text:p>INSERT INTO municipi(id_municipi, municipi, id_comarca) VALUES (430115,'Almoster',8);</text:p>
          </table:table-cell>
        </table:table-row>
        <table:table-row table:style-name="ro1">
          <table:table-cell office:value-type="float" office:value="430154" calcext:value-type="float">
            <text:p>430154</text:p>
          </table:table-cell>
          <table:table-cell office:value-type="string" calcext:value-type="string">
            <text:p>Arbolí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08];&quot;,'&quot;;SUBSTITUTE([.B208];&quot;'&quot;;&quot;''&quot;);&quot;',&quot;;[.C208];&quot;);&quot;)" office:value-type="string" office:string-value="INSERT INTO municipi(id_municipi, municipi, id_comarca) VALUES (430154,'Arbolí',8);" calcext:value-type="string">
            <text:p>INSERT INTO municipi(id_municipi, municipi, id_comarca) VALUES (430154,'Arbolí',8);</text:p>
          </table:table-cell>
        </table:table-row>
        <table:table-row table:style-name="ro1">
          <table:table-cell office:value-type="float" office:value="430173" calcext:value-type="float">
            <text:p>430173</text:p>
          </table:table-cell>
          <table:table-cell office:value-type="string" calcext:value-type="string">
            <text:p>Argentera, l'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09];&quot;,'&quot;;SUBSTITUTE([.B209];&quot;'&quot;;&quot;''&quot;);&quot;',&quot;;[.C209];&quot;);&quot;)" office:value-type="string" office:string-value="INSERT INTO municipi(id_municipi, municipi, id_comarca) VALUES (430173,'Argentera, l''',8);" calcext:value-type="string">
            <text:p>INSERT INTO municipi(id_municipi, municipi, id_comarca) VALUES (430173,'Argentera, l''',8);</text:p>
          </table:table-cell>
        </table:table-row>
        <table:table-row table:style-name="ro1">
          <table:table-cell office:value-type="float" office:value="430311" calcext:value-type="float">
            <text:p>430311</text:p>
          </table:table-cell>
          <table:table-cell office:value-type="string" calcext:value-type="string">
            <text:p>Borges del Camp, les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10];&quot;,'&quot;;SUBSTITUTE([.B210];&quot;'&quot;;&quot;''&quot;);&quot;',&quot;;[.C210];&quot;);&quot;)" office:value-type="string" office:string-value="INSERT INTO municipi(id_municipi, municipi, id_comarca) VALUES (430311,'Borges del Camp, les',8);" calcext:value-type="string">
            <text:p>INSERT INTO municipi(id_municipi, municipi, id_comarca) VALUES (430311,'Borges del Camp, les',8);</text:p>
          </table:table-cell>
        </table:table-row>
        <table:table-row table:style-name="ro1">
          <table:table-cell office:value-type="float" office:value="430332" calcext:value-type="float">
            <text:p>430332</text:p>
          </table:table-cell>
          <table:table-cell office:value-type="string" calcext:value-type="string">
            <text:p>Botarell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11];&quot;,'&quot;;SUBSTITUTE([.B211];&quot;'&quot;;&quot;''&quot;);&quot;',&quot;;[.C211];&quot;);&quot;)" office:value-type="string" office:string-value="INSERT INTO municipi(id_municipi, municipi, id_comarca) VALUES (430332,'Botarell',8);" calcext:value-type="string">
            <text:p>INSERT INTO municipi(id_municipi, municipi, id_comarca) VALUES (430332,'Botarell',8);</text:p>
          </table:table-cell>
        </table:table-row>
        <table:table-row table:style-name="ro1">
          <table:table-cell office:value-type="float" office:value="430385" calcext:value-type="float">
            <text:p>430385</text:p>
          </table:table-cell>
          <table:table-cell office:value-type="string" calcext:value-type="string">
            <text:p>Cambrils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12];&quot;,'&quot;;SUBSTITUTE([.B212];&quot;'&quot;;&quot;''&quot;);&quot;',&quot;;[.C212];&quot;);&quot;)" office:value-type="string" office:string-value="INSERT INTO municipi(id_municipi, municipi, id_comarca) VALUES (430385,'Cambrils',8);" calcext:value-type="string">
            <text:p>INSERT INTO municipi(id_municipi, municipi, id_comarca) VALUES (430385,'Cambrils',8);</text:p>
          </table:table-cell>
        </table:table-row>
        <table:table-row table:style-name="ro1">
          <table:table-cell office:value-type="float" office:value="430398" calcext:value-type="float">
            <text:p>430398</text:p>
          </table:table-cell>
          <table:table-cell office:value-type="string" calcext:value-type="string">
            <text:p>Capafonts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13];&quot;,'&quot;;SUBSTITUTE([.B213];&quot;'&quot;;&quot;''&quot;);&quot;',&quot;;[.C213];&quot;);&quot;)" office:value-type="string" office:string-value="INSERT INTO municipi(id_municipi, municipi, id_comarca) VALUES (430398,'Capafonts',8);" calcext:value-type="string">
            <text:p>INSERT INTO municipi(id_municipi, municipi, id_comarca) VALUES (430398,'Capafonts',8);</text:p>
          </table:table-cell>
        </table:table-row>
        <table:table-row table:style-name="ro1">
          <table:table-cell office:value-type="float" office:value="430424" calcext:value-type="float">
            <text:p>430424</text:p>
          </table:table-cell>
          <table:table-cell office:value-type="string" calcext:value-type="string">
            <text:p>Castellvell del Camp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14];&quot;,'&quot;;SUBSTITUTE([.B214];&quot;'&quot;;&quot;''&quot;);&quot;',&quot;;[.C214];&quot;);&quot;)" office:value-type="string" office:string-value="INSERT INTO municipi(id_municipi, municipi, id_comarca) VALUES (430424,'Castellvell del Camp',8);" calcext:value-type="string">
            <text:p>INSERT INTO municipi(id_municipi, municipi, id_comarca) VALUES (430424,'Castellvell del Camp',8);</text:p>
          </table:table-cell>
        </table:table-row>
        <table:table-row table:style-name="ro1">
          <table:table-cell office:value-type="float" office:value="430458" calcext:value-type="float">
            <text:p>430458</text:p>
          </table:table-cell>
          <table:table-cell office:value-type="string" calcext:value-type="string">
            <text:p>Colldejou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15];&quot;,'&quot;;SUBSTITUTE([.B215];&quot;'&quot;;&quot;''&quot;);&quot;',&quot;;[.C215];&quot;);&quot;)" office:value-type="string" office:string-value="INSERT INTO municipi(id_municipi, municipi, id_comarca) VALUES (430458,'Colldejou',8);" calcext:value-type="string">
            <text:p>INSERT INTO municipi(id_municipi, municipi, id_comarca) VALUES (430458,'Colldejou',8);</text:p>
          </table:table-cell>
        </table:table-row>
        <table:table-row table:style-name="ro1">
          <table:table-cell office:value-type="float" office:value="430537" calcext:value-type="float">
            <text:p>430537</text:p>
          </table:table-cell>
          <table:table-cell office:value-type="string" calcext:value-type="string">
            <text:p>Duesaigües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16];&quot;,'&quot;;SUBSTITUTE([.B216];&quot;'&quot;;&quot;''&quot;);&quot;',&quot;;[.C216];&quot;);&quot;)" office:value-type="string" office:string-value="INSERT INTO municipi(id_municipi, municipi, id_comarca) VALUES (430537,'Duesaigües',8);" calcext:value-type="string">
            <text:p>INSERT INTO municipi(id_municipi, municipi, id_comarca) VALUES (430537,'Duesaigües',8);</text:p>
          </table:table-cell>
        </table:table-row>
        <table:table-row table:style-name="ro1">
          <table:table-cell office:value-type="float" office:value="430574" calcext:value-type="float">
            <text:p>430574</text:p>
          </table:table-cell>
          <table:table-cell office:value-type="string" calcext:value-type="string">
            <text:p>Febró, la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17];&quot;,'&quot;;SUBSTITUTE([.B217];&quot;'&quot;;&quot;''&quot;);&quot;',&quot;;[.C217];&quot;);&quot;)" office:value-type="string" office:string-value="INSERT INTO municipi(id_municipi, municipi, id_comarca) VALUES (430574,'Febró, la',8);" calcext:value-type="string">
            <text:p>INSERT INTO municipi(id_municipi, municipi, id_comarca) VALUES (430574,'Febró, la',8);</text:p>
          </table:table-cell>
        </table:table-row>
        <table:table-row table:style-name="ro1">
          <table:table-cell office:value-type="float" office:value="430810" calcext:value-type="float">
            <text:p>430810</text:p>
          </table:table-cell>
          <table:table-cell office:value-type="string" calcext:value-type="string">
            <text:p>Maspujols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18];&quot;,'&quot;;SUBSTITUTE([.B218];&quot;'&quot;;&quot;''&quot;);&quot;',&quot;;[.C218];&quot;);&quot;)" office:value-type="string" office:string-value="INSERT INTO municipi(id_municipi, municipi, id_comarca) VALUES (430810,'Maspujols',8);" calcext:value-type="string">
            <text:p>INSERT INTO municipi(id_municipi, municipi, id_comarca) VALUES (430810,'Maspujols',8);</text:p>
          </table:table-cell>
        </table:table-row>
        <table:table-row table:style-name="ro1">
          <table:table-cell office:value-type="float" office:value="430923" calcext:value-type="float">
            <text:p>430923</text:p>
          </table:table-cell>
          <table:table-cell office:value-type="string" calcext:value-type="string">
            <text:p>Mont-roig del Camp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19];&quot;,'&quot;;SUBSTITUTE([.B219];&quot;'&quot;;&quot;''&quot;);&quot;',&quot;;[.C219];&quot;);&quot;)" office:value-type="string" office:string-value="INSERT INTO municipi(id_municipi, municipi, id_comarca) VALUES (430923,'Mont-roig del Camp',8);" calcext:value-type="string">
            <text:p>INSERT INTO municipi(id_municipi, municipi, id_comarca) VALUES (430923,'Mont-roig del Camp',8);</text:p>
          </table:table-cell>
        </table:table-row>
        <table:table-row table:style-name="ro1">
          <table:table-cell office:value-type="float" office:value="430884" calcext:value-type="float">
            <text:p>430884</text:p>
          </table:table-cell>
          <table:table-cell office:value-type="string" calcext:value-type="string">
            <text:p>Montbrió del Camp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20];&quot;,'&quot;;SUBSTITUTE([.B220];&quot;'&quot;;&quot;''&quot;);&quot;',&quot;;[.C220];&quot;);&quot;)" office:value-type="string" office:string-value="INSERT INTO municipi(id_municipi, municipi, id_comarca) VALUES (430884,'Montbrió del Camp',8);" calcext:value-type="string">
            <text:p>INSERT INTO municipi(id_municipi, municipi, id_comarca) VALUES (430884,'Montbrió del Camp',8);</text:p>
          </table:table-cell>
        </table:table-row>
        <table:table-row table:style-name="ro1">
          <table:table-cell office:value-type="float" office:value="431166" calcext:value-type="float">
            <text:p>431166</text:p>
          </table:table-cell>
          <table:table-cell office:value-type="string" calcext:value-type="string">
            <text:p>Prades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21];&quot;,'&quot;;SUBSTITUTE([.B221];&quot;'&quot;;&quot;''&quot;);&quot;',&quot;;[.C221];&quot;);&quot;)" office:value-type="string" office:string-value="INSERT INTO municipi(id_municipi, municipi, id_comarca) VALUES (431166,'Prades',8);" calcext:value-type="string">
            <text:p>INSERT INTO municipi(id_municipi, municipi, id_comarca) VALUES (431166,'Prades',8);</text:p>
          </table:table-cell>
        </table:table-row>
        <table:table-row table:style-name="ro1">
          <table:table-cell office:value-type="float" office:value="431188" calcext:value-type="float">
            <text:p>431188</text:p>
          </table:table-cell>
          <table:table-cell office:value-type="string" calcext:value-type="string">
            <text:p>Pratdip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22];&quot;,'&quot;;SUBSTITUTE([.B222];&quot;'&quot;;&quot;''&quot;);&quot;',&quot;;[.C222];&quot;);&quot;)" office:value-type="string" office:string-value="INSERT INTO municipi(id_municipi, municipi, id_comarca) VALUES (431188,'Pratdip',8);" calcext:value-type="string">
            <text:p>INSERT INTO municipi(id_municipi, municipi, id_comarca) VALUES (431188,'Pratdip',8);</text:p>
          </table:table-cell>
        </table:table-row>
        <table:table-row table:style-name="ro1">
          <table:table-cell office:value-type="float" office:value="431233" calcext:value-type="float">
            <text:p>431233</text:p>
          </table:table-cell>
          <table:table-cell office:value-type="string" calcext:value-type="string">
            <text:p>Reus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23];&quot;,'&quot;;SUBSTITUTE([.B223];&quot;'&quot;;&quot;''&quot;);&quot;',&quot;;[.C223];&quot;);&quot;)" office:value-type="string" office:string-value="INSERT INTO municipi(id_municipi, municipi, id_comarca) VALUES (431233,'Reus',8);" calcext:value-type="string">
            <text:p>INSERT INTO municipi(id_municipi, municipi, id_comarca) VALUES (431233,'Reus',8);</text:p>
          </table:table-cell>
        </table:table-row>
        <table:table-row table:style-name="ro1">
          <table:table-cell office:value-type="float" office:value="431270" calcext:value-type="float">
            <text:p>431270</text:p>
          </table:table-cell>
          <table:table-cell office:value-type="string" calcext:value-type="string">
            <text:p>Riudecanyes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24];&quot;,'&quot;;SUBSTITUTE([.B224];&quot;'&quot;;&quot;''&quot;);&quot;',&quot;;[.C224];&quot;);&quot;)" office:value-type="string" office:string-value="INSERT INTO municipi(id_municipi, municipi, id_comarca) VALUES (431270,'Riudecanyes',8);" calcext:value-type="string">
            <text:p>INSERT INTO municipi(id_municipi, municipi, id_comarca) VALUES (431270,'Riudecanyes',8);</text:p>
          </table:table-cell>
        </table:table-row>
        <table:table-row table:style-name="ro1">
          <table:table-cell office:value-type="float" office:value="431286" calcext:value-type="float">
            <text:p>431286</text:p>
          </table:table-cell>
          <table:table-cell office:value-type="string" calcext:value-type="string">
            <text:p>Riudecols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25];&quot;,'&quot;;SUBSTITUTE([.B225];&quot;'&quot;;&quot;''&quot;);&quot;',&quot;;[.C225];&quot;);&quot;)" office:value-type="string" office:string-value="INSERT INTO municipi(id_municipi, municipi, id_comarca) VALUES (431286,'Riudecols',8);" calcext:value-type="string">
            <text:p>INSERT INTO municipi(id_municipi, municipi, id_comarca) VALUES (431286,'Riudecols',8);</text:p>
          </table:table-cell>
        </table:table-row>
        <table:table-row table:style-name="ro1">
          <table:table-cell office:value-type="float" office:value="431299" calcext:value-type="float">
            <text:p>431299</text:p>
          </table:table-cell>
          <table:table-cell office:value-type="string" calcext:value-type="string">
            <text:p>Riudoms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26];&quot;,'&quot;;SUBSTITUTE([.B226];&quot;'&quot;;&quot;''&quot;);&quot;',&quot;;[.C226];&quot;);&quot;)" office:value-type="string" office:string-value="INSERT INTO municipi(id_municipi, municipi, id_comarca) VALUES (431299,'Riudoms',8);" calcext:value-type="string">
            <text:p>INSERT INTO municipi(id_municipi, municipi, id_comarca) VALUES (431299,'Riudoms',8);</text:p>
          </table:table-cell>
        </table:table-row>
        <table:table-row table:style-name="ro1">
          <table:table-cell office:value-type="float" office:value="431457" calcext:value-type="float">
            <text:p>431457</text:p>
          </table:table-cell>
          <table:table-cell office:value-type="string" calcext:value-type="string">
            <text:p>Selva del Camp, la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27];&quot;,'&quot;;SUBSTITUTE([.B227];&quot;'&quot;;&quot;''&quot;);&quot;',&quot;;[.C227];&quot;);&quot;)" office:value-type="string" office:string-value="INSERT INTO municipi(id_municipi, municipi, id_comarca) VALUES (431457,'Selva del Camp, la',8);" calcext:value-type="string">
            <text:p>INSERT INTO municipi(id_municipi, municipi, id_comarca) VALUES (431457,'Selva del Camp, la',8);</text:p>
          </table:table-cell>
        </table:table-row>
        <table:table-row table:style-name="ro1">
          <table:table-cell office:value-type="float" office:value="431628" calcext:value-type="float">
            <text:p>431628</text:p>
          </table:table-cell>
          <table:table-cell office:value-type="string" calcext:value-type="string">
            <text:p>Vandellòs i l'Hospitalet de l'Infant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28];&quot;,'&quot;;SUBSTITUTE([.B228];&quot;'&quot;;&quot;''&quot;);&quot;',&quot;;[.C228];&quot;);&quot;)" office:value-type="string" office:string-value="INSERT INTO municipi(id_municipi, municipi, id_comarca) VALUES (431628,'Vandellòs i l''Hospitalet de l''Infant',8);" calcext:value-type="string">
            <text:p>INSERT INTO municipi(id_municipi, municipi, id_comarca) VALUES (431628,'Vandellòs i l''Hospitalet de l''Infant',8);</text:p>
          </table:table-cell>
        </table:table-row>
        <table:table-row table:style-name="ro1">
          <table:table-cell office:value-type="float" office:value="431671" calcext:value-type="float">
            <text:p>431671</text:p>
          </table:table-cell>
          <table:table-cell office:value-type="string" calcext:value-type="string">
            <text:p>Vilanova d'Escornalbou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29];&quot;,'&quot;;SUBSTITUTE([.B229];&quot;'&quot;;&quot;''&quot;);&quot;',&quot;;[.C229];&quot;);&quot;)" office:value-type="string" office:string-value="INSERT INTO municipi(id_municipi, municipi, id_comarca) VALUES (431671,'Vilanova d''Escornalbou',8);" calcext:value-type="string">
            <text:p>INSERT INTO municipi(id_municipi, municipi, id_comarca) VALUES (431671,'Vilanova d''Escornalbou',8);</text:p>
          </table:table-cell>
        </table:table-row>
        <table:table-row table:style-name="ro1">
          <table:table-cell office:value-type="float" office:value="431690" calcext:value-type="float">
            <text:p>431690</text:p>
          </table:table-cell>
          <table:table-cell office:value-type="string" calcext:value-type="string">
            <text:p>Vilaplana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30];&quot;,'&quot;;SUBSTITUTE([.B230];&quot;'&quot;;&quot;''&quot;);&quot;',&quot;;[.C230];&quot;);&quot;)" office:value-type="string" office:string-value="INSERT INTO municipi(id_municipi, municipi, id_comarca) VALUES (431690,'Vilaplana',8);" calcext:value-type="string">
            <text:p>INSERT INTO municipi(id_municipi, municipi, id_comarca) VALUES (431690,'Vilaplana',8);</text:p>
          </table:table-cell>
        </table:table-row>
        <table:table-row table:style-name="ro1">
          <table:table-cell office:value-type="float" office:value="431785" calcext:value-type="float">
            <text:p>431785</text:p>
          </table:table-cell>
          <table:table-cell office:value-type="string" calcext:value-type="string">
            <text:p>Vinyols i els Arcs</text:p>
          </table:table-cell>
          <table:table-cell office:value-type="float" office:value="8" calcext:value-type="float">
            <text:p>8</text:p>
          </table:table-cell>
          <table:table-cell table:formula="of:=COM.MICROSOFT.CONCAT(&quot;INSERT INTO municipi(id_municipi, municipi, id_comarca) VALUES (&quot;;[.A231];&quot;,'&quot;;SUBSTITUTE([.B231];&quot;'&quot;;&quot;''&quot;);&quot;',&quot;;[.C231];&quot;);&quot;)" office:value-type="string" office:string-value="INSERT INTO municipi(id_municipi, municipi, id_comarca) VALUES (431785,'Vinyols i els Arcs',8);" calcext:value-type="string">
            <text:p>INSERT INTO municipi(id_municipi, municipi, id_comarca) VALUES (431785,'Vinyols i els Arcs',8);</text:p>
          </table:table-cell>
        </table:table-row>
        <table:table-row table:style-name="ro1">
          <table:table-cell office:value-type="float" office:value="439044" calcext:value-type="float">
            <text:p>439044</text:p>
          </table:table-cell>
          <table:table-cell office:value-type="string" calcext:value-type="string">
            <text:p>Aldea, l'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municipi(id_municipi, municipi, id_comarca) VALUES (&quot;;[.A232];&quot;,'&quot;;SUBSTITUTE([.B232];&quot;'&quot;;&quot;''&quot;);&quot;',&quot;;[.C232];&quot;);&quot;)" office:value-type="string" office:string-value="INSERT INTO municipi(id_municipi, municipi, id_comarca) VALUES (439044,'Aldea, l''',9);" calcext:value-type="string">
            <text:p>INSERT INTO municipi(id_municipi, municipi, id_comarca) VALUES (439044,'Aldea, l''',9);</text:p>
          </table:table-cell>
        </table:table-row>
        <table:table-row table:style-name="ro1">
          <table:table-cell office:value-type="float" office:value="430069" calcext:value-type="float">
            <text:p>430069</text:p>
          </table:table-cell>
          <table:table-cell office:value-type="string" calcext:value-type="string">
            <text:p>Aldover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municipi(id_municipi, municipi, id_comarca) VALUES (&quot;;[.A233];&quot;,'&quot;;SUBSTITUTE([.B233];&quot;'&quot;;&quot;''&quot;);&quot;',&quot;;[.C233];&quot;);&quot;)" office:value-type="string" office:string-value="INSERT INTO municipi(id_municipi, municipi, id_comarca) VALUES (430069,'Aldover',9);" calcext:value-type="string">
            <text:p>INSERT INTO municipi(id_municipi, municipi, id_comarca) VALUES (430069,'Aldover',9);</text:p>
          </table:table-cell>
        </table:table-row>
        <table:table-row table:style-name="ro1">
          <table:table-cell office:value-type="float" office:value="430081" calcext:value-type="float">
            <text:p>430081</text:p>
          </table:table-cell>
          <table:table-cell office:value-type="string" calcext:value-type="string">
            <text:p>Alfara de Carles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municipi(id_municipi, municipi, id_comarca) VALUES (&quot;;[.A234];&quot;,'&quot;;SUBSTITUTE([.B234];&quot;'&quot;;&quot;''&quot;);&quot;',&quot;;[.C234];&quot;);&quot;)" office:value-type="string" office:string-value="INSERT INTO municipi(id_municipi, municipi, id_comarca) VALUES (430081,'Alfara de Carles',9);" calcext:value-type="string">
            <text:p>INSERT INTO municipi(id_municipi, municipi, id_comarca) VALUES (430081,'Alfara de Carles',9);</text:p>
          </table:table-cell>
        </table:table-row>
        <table:table-row table:style-name="ro1">
          <table:table-cell office:value-type="float" office:value="430136" calcext:value-type="float">
            <text:p>430136</text:p>
          </table:table-cell>
          <table:table-cell office:value-type="string" calcext:value-type="string">
            <text:p>Ametlla de Mar, l'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municipi(id_municipi, municipi, id_comarca) VALUES (&quot;;[.A235];&quot;,'&quot;;SUBSTITUTE([.B235];&quot;'&quot;;&quot;''&quot;);&quot;',&quot;;[.C235];&quot;);&quot;)" office:value-type="string" office:string-value="INSERT INTO municipi(id_municipi, municipi, id_comarca) VALUES (430136,'Ametlla de Mar, l''',9);" calcext:value-type="string">
            <text:p>INSERT INTO municipi(id_municipi, municipi, id_comarca) VALUES (430136,'Ametlla de Mar, l''',9);</text:p>
          </table:table-cell>
        </table:table-row>
        <table:table-row table:style-name="ro1">
          <table:table-cell office:value-type="float" office:value="439060" calcext:value-type="float">
            <text:p>439060</text:p>
          </table:table-cell>
          <table:table-cell office:value-type="string" calcext:value-type="string">
            <text:p>Ampolla, l'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municipi(id_municipi, municipi, id_comarca) VALUES (&quot;;[.A236];&quot;,'&quot;;SUBSTITUTE([.B236];&quot;'&quot;;&quot;''&quot;);&quot;',&quot;;[.C236];&quot;);&quot;)" office:value-type="string" office:string-value="INSERT INTO municipi(id_municipi, municipi, id_comarca) VALUES (439060,'Ampolla, l''',9);" calcext:value-type="string">
            <text:p>INSERT INTO municipi(id_municipi, municipi, id_comarca) VALUES (439060,'Ampolla, l''',9);</text:p>
          </table:table-cell>
        </table:table-row>
        <table:table-row table:style-name="ro1">
          <table:table-cell office:value-type="float" office:value="430252" calcext:value-type="float">
            <text:p>430252</text:p>
          </table:table-cell>
          <table:table-cell office:value-type="string" calcext:value-type="string">
            <text:p>Benifallet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municipi(id_municipi, municipi, id_comarca) VALUES (&quot;;[.A237];&quot;,'&quot;;SUBSTITUTE([.B237];&quot;'&quot;;&quot;''&quot;);&quot;',&quot;;[.C237];&quot;);&quot;)" office:value-type="string" office:string-value="INSERT INTO municipi(id_municipi, municipi, id_comarca) VALUES (430252,'Benifallet',9);" calcext:value-type="string">
            <text:p>INSERT INTO municipi(id_municipi, municipi, id_comarca) VALUES (430252,'Benifallet',9);</text:p>
          </table:table-cell>
        </table:table-row>
        <table:table-row table:style-name="ro1">
          <table:table-cell office:value-type="float" office:value="439039" calcext:value-type="float">
            <text:p>439039</text:p>
          </table:table-cell>
          <table:table-cell office:value-type="string" calcext:value-type="string">
            <text:p>Camarles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municipi(id_municipi, municipi, id_comarca) VALUES (&quot;;[.A238];&quot;,'&quot;;SUBSTITUTE([.B238];&quot;'&quot;;&quot;''&quot;);&quot;',&quot;;[.C238];&quot;);&quot;)" office:value-type="string" office:string-value="INSERT INTO municipi(id_municipi, municipi, id_comarca) VALUES (439039,'Camarles',9);" calcext:value-type="string">
            <text:p>INSERT INTO municipi(id_municipi, municipi, id_comarca) VALUES (439039,'Camarles',9);</text:p>
          </table:table-cell>
        </table:table-row>
        <table:table-row table:style-name="ro1">
          <table:table-cell office:value-type="float" office:value="439018" calcext:value-type="float">
            <text:p>439018</text:p>
          </table:table-cell>
          <table:table-cell office:value-type="string" calcext:value-type="string">
            <text:p>Deltebre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municipi(id_municipi, municipi, id_comarca) VALUES (&quot;;[.A239];&quot;,'&quot;;SUBSTITUTE([.B239];&quot;'&quot;;&quot;''&quot;);&quot;',&quot;;[.C239];&quot;);&quot;)" office:value-type="string" office:string-value="INSERT INTO municipi(id_municipi, municipi, id_comarca) VALUES (439018,'Deltebre',9);" calcext:value-type="string">
            <text:p>INSERT INTO municipi(id_municipi, municipi, id_comarca) VALUES (439018,'Deltebre',9);</text:p>
          </table:table-cell>
        </table:table-row>
        <table:table-row table:style-name="ro1">
          <table:table-cell office:value-type="float" office:value="431021" calcext:value-type="float">
            <text:p>431021</text:p>
          </table:table-cell>
          <table:table-cell office:value-type="string" calcext:value-type="string">
            <text:p>Paüls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municipi(id_municipi, municipi, id_comarca) VALUES (&quot;;[.A240];&quot;,'&quot;;SUBSTITUTE([.B240];&quot;'&quot;;&quot;''&quot;);&quot;',&quot;;[.C240];&quot;);&quot;)" office:value-type="string" office:string-value="INSERT INTO municipi(id_municipi, municipi, id_comarca) VALUES (431021,'Paüls',9);" calcext:value-type="string">
            <text:p>INSERT INTO municipi(id_municipi, municipi, id_comarca) VALUES (431021,'Paüls',9);</text:p>
          </table:table-cell>
        </table:table-row>
        <table:table-row table:style-name="ro1">
          <table:table-cell office:value-type="float" office:value="431042" calcext:value-type="float">
            <text:p>431042</text:p>
          </table:table-cell>
          <table:table-cell office:value-type="string" calcext:value-type="string">
            <text:p>Perelló, el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municipi(id_municipi, municipi, id_comarca) VALUES (&quot;;[.A241];&quot;,'&quot;;SUBSTITUTE([.B241];&quot;'&quot;;&quot;''&quot;);&quot;',&quot;;[.C241];&quot;);&quot;)" office:value-type="string" office:string-value="INSERT INTO municipi(id_municipi, municipi, id_comarca) VALUES (431042,'Perelló, el',9);" calcext:value-type="string">
            <text:p>INSERT INTO municipi(id_municipi, municipi, id_comarca) VALUES (431042,'Perelló, el',9);</text:p>
          </table:table-cell>
        </table:table-row>
        <table:table-row table:style-name="ro1">
          <table:table-cell office:value-type="float" office:value="431331" calcext:value-type="float">
            <text:p>431331</text:p>
          </table:table-cell>
          <table:table-cell office:value-type="string" calcext:value-type="string">
            <text:p>Roquetes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municipi(id_municipi, municipi, id_comarca) VALUES (&quot;;[.A242];&quot;,'&quot;;SUBSTITUTE([.B242];&quot;'&quot;;&quot;''&quot;);&quot;',&quot;;[.C242];&quot;);&quot;)" office:value-type="string" office:string-value="INSERT INTO municipi(id_municipi, municipi, id_comarca) VALUES (431331,'Roquetes',9);" calcext:value-type="string">
            <text:p>INSERT INTO municipi(id_municipi, municipi, id_comarca) VALUES (431331,'Roquetes',9);</text:p>
          </table:table-cell>
        </table:table-row>
        <table:table-row table:style-name="ro1">
          <table:table-cell office:value-type="float" office:value="431495" calcext:value-type="float">
            <text:p>431495</text:p>
          </table:table-cell>
          <table:table-cell office:value-type="string" calcext:value-type="string">
            <text:p>Tivenys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municipi(id_municipi, municipi, id_comarca) VALUES (&quot;;[.A243];&quot;,'&quot;;SUBSTITUTE([.B243];&quot;'&quot;;&quot;''&quot;);&quot;',&quot;;[.C243];&quot;);&quot;)" office:value-type="string" office:string-value="INSERT INTO municipi(id_municipi, municipi, id_comarca) VALUES (431495,'Tivenys',9);" calcext:value-type="string">
            <text:p>INSERT INTO municipi(id_municipi, municipi, id_comarca) VALUES (431495,'Tivenys',9);</text:p>
          </table:table-cell>
        </table:table-row>
        <table:table-row table:style-name="ro1">
          <table:table-cell office:value-type="float" office:value="431554" calcext:value-type="float">
            <text:p>431554</text:p>
          </table:table-cell>
          <table:table-cell office:value-type="string" calcext:value-type="string">
            <text:p>Tortosa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municipi(id_municipi, municipi, id_comarca) VALUES (&quot;;[.A244];&quot;,'&quot;;SUBSTITUTE([.B244];&quot;'&quot;;&quot;''&quot;);&quot;',&quot;;[.C244];&quot;);&quot;)" office:value-type="string" office:string-value="INSERT INTO municipi(id_municipi, municipi, id_comarca) VALUES (431554,'Tortosa',9);" calcext:value-type="string">
            <text:p>INSERT INTO municipi(id_municipi, municipi, id_comarca) VALUES (431554,'Tortosa',9);</text:p>
          </table:table-cell>
        </table:table-row>
        <table:table-row table:style-name="ro1">
          <table:table-cell office:value-type="float" office:value="430521" calcext:value-type="float">
            <text:p>430521</text:p>
          </table:table-cell>
          <table:table-cell office:value-type="string" calcext:value-type="string">
            <text:p>Xerta</text:p>
          </table:table-cell>
          <table:table-cell office:value-type="float" office:value="9" calcext:value-type="float">
            <text:p>9</text:p>
          </table:table-cell>
          <table:table-cell table:formula="of:=COM.MICROSOFT.CONCAT(&quot;INSERT INTO municipi(id_municipi, municipi, id_comarca) VALUES (&quot;;[.A245];&quot;,'&quot;;SUBSTITUTE([.B245];&quot;'&quot;;&quot;''&quot;);&quot;',&quot;;[.C245];&quot;);&quot;)" office:value-type="string" office:string-value="INSERT INTO municipi(id_municipi, municipi, id_comarca) VALUES (430521,'Xerta',9);" calcext:value-type="string">
            <text:p>INSERT INTO municipi(id_municipi, municipi, id_comarca) VALUES (430521,'Xerta',9);</text:p>
          </table:table-cell>
        </table:table-row>
        <table:table-row table:style-name="ro1">
          <table:table-cell office:value-type="float" office:value="170046" calcext:value-type="float">
            <text:p>170046</text:p>
          </table:table-cell>
          <table:table-cell office:value-type="string" calcext:value-type="string">
            <text:p>Albons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46];&quot;,'&quot;;SUBSTITUTE([.B246];&quot;'&quot;;&quot;''&quot;);&quot;',&quot;;[.C246];&quot;);&quot;)" office:value-type="string" office:string-value="INSERT INTO municipi(id_municipi, municipi, id_comarca) VALUES (170046,'Albons',10);" calcext:value-type="string">
            <text:p>INSERT INTO municipi(id_municipi, municipi, id_comarca) VALUES (170046,'Albons',10);</text:p>
          </table:table-cell>
        </table:table-row>
        <table:table-row table:style-name="ro1">
          <table:table-cell office:value-type="float" office:value="170139" calcext:value-type="float">
            <text:p>170139</text:p>
          </table:table-cell>
          <table:table-cell office:value-type="string" calcext:value-type="string">
            <text:p>Begur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47];&quot;,'&quot;;SUBSTITUTE([.B247];&quot;'&quot;;&quot;''&quot;);&quot;',&quot;;[.C247];&quot;);&quot;)" office:value-type="string" office:string-value="INSERT INTO municipi(id_municipi, municipi, id_comarca) VALUES (170139,'Begur',10);" calcext:value-type="string">
            <text:p>INSERT INTO municipi(id_municipi, municipi, id_comarca) VALUES (170139,'Begur',10);</text:p>
          </table:table-cell>
        </table:table-row>
        <table:table-row table:style-name="ro1">
          <table:table-cell office:value-type="float" office:value="170182" calcext:value-type="float">
            <text:p>170182</text:p>
          </table:table-cell>
          <table:table-cell office:value-type="string" calcext:value-type="string">
            <text:p>Bellcaire d'Empordà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48];&quot;,'&quot;;SUBSTITUTE([.B248];&quot;'&quot;;&quot;''&quot;);&quot;',&quot;;[.C248];&quot;);&quot;)" office:value-type="string" office:string-value="INSERT INTO municipi(id_municipi, municipi, id_comarca) VALUES (170182,'Bellcaire d''Empordà',10);" calcext:value-type="string">
            <text:p>INSERT INTO municipi(id_municipi, municipi, id_comarca) VALUES (170182,'Bellcaire d''Empordà',10);</text:p>
          </table:table-cell>
        </table:table-row>
        <table:table-row table:style-name="ro1">
          <table:table-cell office:value-type="float" office:value="170221" calcext:value-type="float">
            <text:p>170221</text:p>
          </table:table-cell>
          <table:table-cell office:value-type="string" calcext:value-type="string">
            <text:p>Bisbal d'Empordà, la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49];&quot;,'&quot;;SUBSTITUTE([.B249];&quot;'&quot;;&quot;''&quot;);&quot;',&quot;;[.C249];&quot;);&quot;)" office:value-type="string" office:string-value="INSERT INTO municipi(id_municipi, municipi, id_comarca) VALUES (170221,'Bisbal d''Empordà, la',10);" calcext:value-type="string">
            <text:p>INSERT INTO municipi(id_municipi, municipi, id_comarca) VALUES (170221,'Bisbal d''Empordà, la',10);</text:p>
          </table:table-cell>
        </table:table-row>
        <table:table-row table:style-name="ro1">
          <table:table-cell office:value-type="float" office:value="170340" calcext:value-type="float">
            <text:p>170340</text:p>
          </table:table-cell>
          <table:table-cell office:value-type="string" calcext:value-type="string">
            <text:p>Calonge i Sant Antoni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50];&quot;,'&quot;;SUBSTITUTE([.B250];&quot;'&quot;;&quot;''&quot;);&quot;',&quot;;[.C250];&quot;);&quot;)" office:value-type="string" office:string-value="INSERT INTO municipi(id_municipi, municipi, id_comarca) VALUES (170340,'Calonge i Sant Antoni',10);" calcext:value-type="string">
            <text:p>INSERT INTO municipi(id_municipi, municipi, id_comarca) VALUES (170340,'Calonge i Sant Antoni',10);</text:p>
          </table:table-cell>
        </table:table-row>
        <table:table-row table:style-name="ro1">
          <table:table-cell office:value-type="float" office:value="170486" calcext:value-type="float">
            <text:p>170486</text:p>
          </table:table-cell>
          <table:table-cell office:value-type="string" calcext:value-type="string">
            <text:p>Castell-Platja d'Aro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51];&quot;,'&quot;;SUBSTITUTE([.B251];&quot;'&quot;;&quot;''&quot;);&quot;',&quot;;[.C251];&quot;);&quot;)" office:value-type="string" office:string-value="INSERT INTO municipi(id_municipi, municipi, id_comarca) VALUES (170486,'Castell-Platja d''Aro',10);" calcext:value-type="string">
            <text:p>INSERT INTO municipi(id_municipi, municipi, id_comarca) VALUES (170486,'Castell-Platja d''Aro',10);</text:p>
          </table:table-cell>
        </table:table-row>
        <table:table-row table:style-name="ro1">
          <table:table-cell office:value-type="float" office:value="170558" calcext:value-type="float">
            <text:p>170558</text:p>
          </table:table-cell>
          <table:table-cell office:value-type="string" calcext:value-type="string">
            <text:p>Colomers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52];&quot;,'&quot;;SUBSTITUTE([.B252];&quot;'&quot;;&quot;''&quot;);&quot;',&quot;;[.C252];&quot;);&quot;)" office:value-type="string" office:string-value="INSERT INTO municipi(id_municipi, municipi, id_comarca) VALUES (170558,'Colomers',10);" calcext:value-type="string">
            <text:p>INSERT INTO municipi(id_municipi, municipi, id_comarca) VALUES (170558,'Colomers',10);</text:p>
          </table:table-cell>
        </table:table-row>
        <table:table-row table:style-name="ro1">
          <table:table-cell office:value-type="float" office:value="170577" calcext:value-type="float">
            <text:p>170577</text:p>
          </table:table-cell>
          <table:table-cell office:value-type="string" calcext:value-type="string">
            <text:p>Corçà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53];&quot;,'&quot;;SUBSTITUTE([.B253];&quot;'&quot;;&quot;''&quot;);&quot;',&quot;;[.C253];&quot;);&quot;)" office:value-type="string" office:string-value="INSERT INTO municipi(id_municipi, municipi, id_comarca) VALUES (170577,'Corçà',10);" calcext:value-type="string">
            <text:p>INSERT INTO municipi(id_municipi, municipi, id_comarca) VALUES (170577,'Corçà',10);</text:p>
          </table:table-cell>
        </table:table-row>
        <table:table-row table:style-name="ro1">
          <table:table-cell office:value-type="float" office:value="179011" calcext:value-type="float">
            <text:p>179011</text:p>
          </table:table-cell>
          <table:table-cell office:value-type="string" calcext:value-type="string">
            <text:p>Cruïlles, Monells i Sant Sadurní de l'Heura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54];&quot;,'&quot;;SUBSTITUTE([.B254];&quot;'&quot;;&quot;''&quot;);&quot;',&quot;;[.C254];&quot;);&quot;)" office:value-type="string" office:string-value="INSERT INTO municipi(id_municipi, municipi, id_comarca) VALUES (179011,'Cruïlles, Monells i Sant Sadurní de l''Heura',10);" calcext:value-type="string">
            <text:p>INSERT INTO municipi(id_municipi, municipi, id_comarca) VALUES (179011,'Cruïlles, Monells i Sant Sadurní de l''Heura',10);</text:p>
          </table:table-cell>
        </table:table-row>
        <table:table-row table:style-name="ro1">
          <table:table-cell office:value-type="float" office:value="170681" calcext:value-type="float">
            <text:p>170681</text:p>
          </table:table-cell>
          <table:table-cell office:value-type="string" calcext:value-type="string">
            <text:p>Foixà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55];&quot;,'&quot;;SUBSTITUTE([.B255];&quot;'&quot;;&quot;''&quot;);&quot;',&quot;;[.C255];&quot;);&quot;)" office:value-type="string" office:string-value="INSERT INTO municipi(id_municipi, municipi, id_comarca) VALUES (170681,'Foixà',10);" calcext:value-type="string">
            <text:p>INSERT INTO municipi(id_municipi, municipi, id_comarca) VALUES (170681,'Foixà',10);</text:p>
          </table:table-cell>
        </table:table-row>
        <table:table-row table:style-name="ro1">
          <table:table-cell office:value-type="float" office:value="170708" calcext:value-type="float">
            <text:p>170708</text:p>
          </table:table-cell>
          <table:table-cell office:value-type="string" calcext:value-type="string">
            <text:p>Fontanilles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56];&quot;,'&quot;;SUBSTITUTE([.B256];&quot;'&quot;;&quot;''&quot;);&quot;',&quot;;[.C256];&quot;);&quot;)" office:value-type="string" office:string-value="INSERT INTO municipi(id_municipi, municipi, id_comarca) VALUES (170708,'Fontanilles',10);" calcext:value-type="string">
            <text:p>INSERT INTO municipi(id_municipi, municipi, id_comarca) VALUES (170708,'Fontanilles',10);</text:p>
          </table:table-cell>
        </table:table-row>
        <table:table-row table:style-name="ro1">
          <table:table-cell office:value-type="float" office:value="179026" calcext:value-type="float">
            <text:p>179026</text:p>
          </table:table-cell>
          <table:table-cell office:value-type="string" calcext:value-type="string">
            <text:p>Forallac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57];&quot;,'&quot;;SUBSTITUTE([.B257];&quot;'&quot;;&quot;''&quot;);&quot;',&quot;;[.C257];&quot;);&quot;)" office:value-type="string" office:string-value="INSERT INTO municipi(id_municipi, municipi, id_comarca) VALUES (179026,'Forallac',10);" calcext:value-type="string">
            <text:p>INSERT INTO municipi(id_municipi, municipi, id_comarca) VALUES (179026,'Forallac',10);</text:p>
          </table:table-cell>
        </table:table-row>
        <table:table-row table:style-name="ro1">
          <table:table-cell office:value-type="float" office:value="170767" calcext:value-type="float">
            <text:p>170767</text:p>
          </table:table-cell>
          <table:table-cell office:value-type="string" calcext:value-type="string">
            <text:p>Garrigoles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58];&quot;,'&quot;;SUBSTITUTE([.B258];&quot;'&quot;;&quot;''&quot;);&quot;',&quot;;[.C258];&quot;);&quot;)" office:value-type="string" office:string-value="INSERT INTO municipi(id_municipi, municipi, id_comarca) VALUES (170767,'Garrigoles',10);" calcext:value-type="string">
            <text:p>INSERT INTO municipi(id_municipi, municipi, id_comarca) VALUES (170767,'Garrigoles',10);</text:p>
          </table:table-cell>
        </table:table-row>
        <table:table-row table:style-name="ro1">
          <table:table-cell office:value-type="float" office:value="170813" calcext:value-type="float">
            <text:p>170813</text:p>
          </table:table-cell>
          <table:table-cell office:value-type="string" calcext:value-type="string">
            <text:p>Gualta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59];&quot;,'&quot;;SUBSTITUTE([.B259];&quot;'&quot;;&quot;''&quot;);&quot;',&quot;;[.C259];&quot;);&quot;)" office:value-type="string" office:string-value="INSERT INTO municipi(id_municipi, municipi, id_comarca) VALUES (170813,'Gualta',10);" calcext:value-type="string">
            <text:p>INSERT INTO municipi(id_municipi, municipi, id_comarca) VALUES (170813,'Gualta',10);</text:p>
          </table:table-cell>
        </table:table-row>
        <table:table-row table:style-name="ro1">
          <table:table-cell office:value-type="float" office:value="170852" calcext:value-type="float">
            <text:p>170852</text:p>
          </table:table-cell>
          <table:table-cell office:value-type="string" calcext:value-type="string">
            <text:p>Jafre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60];&quot;,'&quot;;SUBSTITUTE([.B260];&quot;'&quot;;&quot;''&quot;);&quot;',&quot;;[.C260];&quot;);&quot;)" office:value-type="string" office:string-value="INSERT INTO municipi(id_municipi, municipi, id_comarca) VALUES (170852,'Jafre',10);" calcext:value-type="string">
            <text:p>INSERT INTO municipi(id_municipi, municipi, id_comarca) VALUES (170852,'Jafre',10);</text:p>
          </table:table-cell>
        </table:table-row>
        <table:table-row table:style-name="ro1">
          <table:table-cell office:value-type="float" office:value="171100" calcext:value-type="float">
            <text:p>171100</text:p>
          </table:table-cell>
          <table:table-cell office:value-type="string" calcext:value-type="string">
            <text:p>Mont-ras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61];&quot;,'&quot;;SUBSTITUTE([.B261];&quot;'&quot;;&quot;''&quot;);&quot;',&quot;;[.C261];&quot;);&quot;)" office:value-type="string" office:string-value="INSERT INTO municipi(id_municipi, municipi, id_comarca) VALUES (171100,'Mont-ras',10);" calcext:value-type="string">
            <text:p>INSERT INTO municipi(id_municipi, municipi, id_comarca) VALUES (171100,'Mont-ras',10);</text:p>
          </table:table-cell>
        </table:table-row>
        <table:table-row table:style-name="ro1">
          <table:table-cell office:value-type="float" office:value="171175" calcext:value-type="float">
            <text:p>171175</text:p>
          </table:table-cell>
          <table:table-cell office:value-type="string" calcext:value-type="string">
            <text:p>Palafrugell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62];&quot;,'&quot;;SUBSTITUTE([.B262];&quot;'&quot;;&quot;''&quot;);&quot;',&quot;;[.C262];&quot;);&quot;)" office:value-type="string" office:string-value="INSERT INTO municipi(id_municipi, municipi, id_comarca) VALUES (171175,'Palafrugell',10);" calcext:value-type="string">
            <text:p>INSERT INTO municipi(id_municipi, municipi, id_comarca) VALUES (171175,'Palafrugell',10);</text:p>
          </table:table-cell>
        </table:table-row>
        <table:table-row table:style-name="ro1">
          <table:table-cell office:value-type="float" office:value="171181" calcext:value-type="float">
            <text:p>171181</text:p>
          </table:table-cell>
          <table:table-cell office:value-type="string" calcext:value-type="string">
            <text:p>Palamós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63];&quot;,'&quot;;SUBSTITUTE([.B263];&quot;'&quot;;&quot;''&quot;);&quot;',&quot;;[.C263];&quot;);&quot;)" office:value-type="string" office:string-value="INSERT INTO municipi(id_municipi, municipi, id_comarca) VALUES (171181,'Palamós',10);" calcext:value-type="string">
            <text:p>INSERT INTO municipi(id_municipi, municipi, id_comarca) VALUES (171181,'Palamós',10);</text:p>
          </table:table-cell>
        </table:table-row>
        <table:table-row table:style-name="ro1">
          <table:table-cell office:value-type="float" office:value="171215" calcext:value-type="float">
            <text:p>171215</text:p>
          </table:table-cell>
          <table:table-cell office:value-type="string" calcext:value-type="string">
            <text:p>Palau-sator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64];&quot;,'&quot;;SUBSTITUTE([.B264];&quot;'&quot;;&quot;''&quot;);&quot;',&quot;;[.C264];&quot;);&quot;)" office:value-type="string" office:string-value="INSERT INTO municipi(id_municipi, municipi, id_comarca) VALUES (171215,'Palau-sator',10);" calcext:value-type="string">
            <text:p>INSERT INTO municipi(id_municipi, municipi, id_comarca) VALUES (171215,'Palau-sator',10);</text:p>
          </table:table-cell>
        </table:table-row>
        <table:table-row table:style-name="ro1">
          <table:table-cell office:value-type="float" office:value="171241" calcext:value-type="float">
            <text:p>171241</text:p>
          </table:table-cell>
          <table:table-cell office:value-type="string" calcext:value-type="string">
            <text:p>Pals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65];&quot;,'&quot;;SUBSTITUTE([.B265];&quot;'&quot;;&quot;''&quot;);&quot;',&quot;;[.C265];&quot;);&quot;)" office:value-type="string" office:string-value="INSERT INTO municipi(id_municipi, municipi, id_comarca) VALUES (171241,'Pals',10);" calcext:value-type="string">
            <text:p>INSERT INTO municipi(id_municipi, municipi, id_comarca) VALUES (171241,'Pals',10);</text:p>
          </table:table-cell>
        </table:table-row>
        <table:table-row table:style-name="ro1">
          <table:table-cell office:value-type="float" office:value="171267" calcext:value-type="float">
            <text:p>171267</text:p>
          </table:table-cell>
          <table:table-cell office:value-type="string" calcext:value-type="string">
            <text:p>Parlavà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66];&quot;,'&quot;;SUBSTITUTE([.B266];&quot;'&quot;;&quot;''&quot;);&quot;',&quot;;[.C266];&quot;);&quot;)" office:value-type="string" office:string-value="INSERT INTO municipi(id_municipi, municipi, id_comarca) VALUES (171267,'Parlavà',10);" calcext:value-type="string">
            <text:p>INSERT INTO municipi(id_municipi, municipi, id_comarca) VALUES (171267,'Parlavà',10);</text:p>
          </table:table-cell>
        </table:table-row>
        <table:table-row table:style-name="ro1">
          <table:table-cell office:value-type="float" office:value="171306" calcext:value-type="float">
            <text:p>171306</text:p>
          </table:table-cell>
          <table:table-cell office:value-type="string" calcext:value-type="string">
            <text:p>Pera, la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67];&quot;,'&quot;;SUBSTITUTE([.B267];&quot;'&quot;;&quot;''&quot;);&quot;',&quot;;[.C267];&quot;);&quot;)" office:value-type="string" office:string-value="INSERT INTO municipi(id_municipi, municipi, id_comarca) VALUES (171306,'Pera, la',10);" calcext:value-type="string">
            <text:p>INSERT INTO municipi(id_municipi, municipi, id_comarca) VALUES (171306,'Pera, la',10);</text:p>
          </table:table-cell>
        </table:table-row>
        <table:table-row table:style-name="ro1">
          <table:table-cell office:value-type="float" office:value="171447" calcext:value-type="float">
            <text:p>171447</text:p>
          </table:table-cell>
          <table:table-cell office:value-type="string" calcext:value-type="string">
            <text:p>Regencós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68];&quot;,'&quot;;SUBSTITUTE([.B268];&quot;'&quot;;&quot;''&quot;);&quot;',&quot;;[.C268];&quot;);&quot;)" office:value-type="string" office:string-value="INSERT INTO municipi(id_municipi, municipi, id_comarca) VALUES (171447,'Regencós',10);" calcext:value-type="string">
            <text:p>INSERT INTO municipi(id_municipi, municipi, id_comarca) VALUES (171447,'Regencós',10);</text:p>
          </table:table-cell>
        </table:table-row>
        <table:table-row table:style-name="ro1">
          <table:table-cell office:value-type="float" office:value="171539" calcext:value-type="float">
            <text:p>171539</text:p>
          </table:table-cell>
          <table:table-cell office:value-type="string" calcext:value-type="string">
            <text:p>Rupià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69];&quot;,'&quot;;SUBSTITUTE([.B269];&quot;'&quot;;&quot;''&quot;);&quot;',&quot;;[.C269];&quot;);&quot;)" office:value-type="string" office:string-value="INSERT INTO municipi(id_municipi, municipi, id_comarca) VALUES (171539,'Rupià',10);" calcext:value-type="string">
            <text:p>INSERT INTO municipi(id_municipi, municipi, id_comarca) VALUES (171539,'Rupià',10);</text:p>
          </table:table-cell>
        </table:table-row>
        <table:table-row table:style-name="ro1">
          <table:table-cell office:value-type="float" office:value="171609" calcext:value-type="float">
            <text:p>171609</text:p>
          </table:table-cell>
          <table:table-cell office:value-type="string" calcext:value-type="string">
            <text:p>Sant Feliu de Guíxols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70];&quot;,'&quot;;SUBSTITUTE([.B270];&quot;'&quot;;&quot;''&quot;);&quot;',&quot;;[.C270];&quot;);&quot;)" office:value-type="string" office:string-value="INSERT INTO municipi(id_municipi, municipi, id_comarca) VALUES (171609,'Sant Feliu de Guíxols',10);" calcext:value-type="string">
            <text:p>INSERT INTO municipi(id_municipi, municipi, id_comarca) VALUES (171609,'Sant Feliu de Guíxols',10);</text:p>
          </table:table-cell>
        </table:table-row>
        <table:table-row table:style-name="ro1">
          <table:table-cell office:value-type="float" office:value="171812" calcext:value-type="float">
            <text:p>171812</text:p>
          </table:table-cell>
          <table:table-cell office:value-type="string" calcext:value-type="string">
            <text:p>Santa Cristina d'Aro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71];&quot;,'&quot;;SUBSTITUTE([.B271];&quot;'&quot;;&quot;''&quot;);&quot;',&quot;;[.C271];&quot;);&quot;)" office:value-type="string" office:string-value="INSERT INTO municipi(id_municipi, municipi, id_comarca) VALUES (171812,'Santa Cristina d''Aro',10);" calcext:value-type="string">
            <text:p>INSERT INTO municipi(id_municipi, municipi, id_comarca) VALUES (171812,'Santa Cristina d''Aro',10);</text:p>
          </table:table-cell>
        </table:table-row>
        <table:table-row table:style-name="ro1">
          <table:table-cell office:value-type="float" office:value="171910" calcext:value-type="float">
            <text:p>171910</text:p>
          </table:table-cell>
          <table:table-cell office:value-type="string" calcext:value-type="string">
            <text:p>Serra de Daró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72];&quot;,'&quot;;SUBSTITUTE([.B272];&quot;'&quot;;&quot;''&quot;);&quot;',&quot;;[.C272];&quot;);&quot;)" office:value-type="string" office:string-value="INSERT INTO municipi(id_municipi, municipi, id_comarca) VALUES (171910,'Serra de Daró',10);" calcext:value-type="string">
            <text:p>INSERT INTO municipi(id_municipi, municipi, id_comarca) VALUES (171910,'Serra de Daró',10);</text:p>
          </table:table-cell>
        </table:table-row>
        <table:table-row table:style-name="ro1">
          <table:table-cell office:value-type="float" office:value="171959" calcext:value-type="float">
            <text:p>171959</text:p>
          </table:table-cell>
          <table:table-cell office:value-type="string" calcext:value-type="string">
            <text:p>Tallada d'Empordà, la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73];&quot;,'&quot;;SUBSTITUTE([.B273];&quot;'&quot;;&quot;''&quot;);&quot;',&quot;;[.C273];&quot;);&quot;)" office:value-type="string" office:string-value="INSERT INTO municipi(id_municipi, municipi, id_comarca) VALUES (171959,'Tallada d''Empordà, la',10);" calcext:value-type="string">
            <text:p>INSERT INTO municipi(id_municipi, municipi, id_comarca) VALUES (171959,'Tallada d''Empordà, la',10);</text:p>
          </table:table-cell>
        </table:table-row>
        <table:table-row table:style-name="ro1">
          <table:table-cell office:value-type="float" office:value="171978" calcext:value-type="float">
            <text:p>171978</text:p>
          </table:table-cell>
          <table:table-cell office:value-type="string" calcext:value-type="string">
            <text:p>Torrent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74];&quot;,'&quot;;SUBSTITUTE([.B274];&quot;'&quot;;&quot;''&quot;);&quot;',&quot;;[.C274];&quot;);&quot;)" office:value-type="string" office:string-value="INSERT INTO municipi(id_municipi, municipi, id_comarca) VALUES (171978,'Torrent',10);" calcext:value-type="string">
            <text:p>INSERT INTO municipi(id_municipi, municipi, id_comarca) VALUES (171978,'Torrent',10);</text:p>
          </table:table-cell>
        </table:table-row>
        <table:table-row table:style-name="ro1">
          <table:table-cell office:value-type="float" office:value="171997" calcext:value-type="float">
            <text:p>171997</text:p>
          </table:table-cell>
          <table:table-cell office:value-type="string" calcext:value-type="string">
            <text:p>Torroella de Montgrí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75];&quot;,'&quot;;SUBSTITUTE([.B275];&quot;'&quot;;&quot;''&quot;);&quot;',&quot;;[.C275];&quot;);&quot;)" office:value-type="string" office:string-value="INSERT INTO municipi(id_municipi, municipi, id_comarca) VALUES (171997,'Torroella de Montgrí',10);" calcext:value-type="string">
            <text:p>INSERT INTO municipi(id_municipi, municipi, id_comarca) VALUES (171997,'Torroella de Montgrí',10);</text:p>
          </table:table-cell>
        </table:table-row>
        <table:table-row table:style-name="ro1">
          <table:table-cell office:value-type="float" office:value="172044" calcext:value-type="float">
            <text:p>172044</text:p>
          </table:table-cell>
          <table:table-cell office:value-type="string" calcext:value-type="string">
            <text:p>Ullà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76];&quot;,'&quot;;SUBSTITUTE([.B276];&quot;'&quot;;&quot;''&quot;);&quot;',&quot;;[.C276];&quot;);&quot;)" office:value-type="string" office:string-value="INSERT INTO municipi(id_municipi, municipi, id_comarca) VALUES (172044,'Ullà',10);" calcext:value-type="string">
            <text:p>INSERT INTO municipi(id_municipi, municipi, id_comarca) VALUES (172044,'Ullà',10);</text:p>
          </table:table-cell>
        </table:table-row>
        <table:table-row table:style-name="ro1">
          <table:table-cell office:value-type="float" office:value="172057" calcext:value-type="float">
            <text:p>172057</text:p>
          </table:table-cell>
          <table:table-cell office:value-type="string" calcext:value-type="string">
            <text:p>Ullastret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77];&quot;,'&quot;;SUBSTITUTE([.B277];&quot;'&quot;;&quot;''&quot;);&quot;',&quot;;[.C277];&quot;);&quot;)" office:value-type="string" office:string-value="INSERT INTO municipi(id_municipi, municipi, id_comarca) VALUES (172057,'Ullastret',10);" calcext:value-type="string">
            <text:p>INSERT INTO municipi(id_municipi, municipi, id_comarca) VALUES (172057,'Ullastret',10);</text:p>
          </table:table-cell>
        </table:table-row>
        <table:table-row table:style-name="ro1">
          <table:table-cell office:value-type="float" office:value="172039" calcext:value-type="float">
            <text:p>172039</text:p>
          </table:table-cell>
          <table:table-cell office:value-type="string" calcext:value-type="string">
            <text:p>Ultramort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78];&quot;,'&quot;;SUBSTITUTE([.B278];&quot;'&quot;;&quot;''&quot;);&quot;',&quot;;[.C278];&quot;);&quot;)" office:value-type="string" office:string-value="INSERT INTO municipi(id_municipi, municipi, id_comarca) VALUES (172039,'Ultramort',10);" calcext:value-type="string">
            <text:p>INSERT INTO municipi(id_municipi, municipi, id_comarca) VALUES (172039,'Ultramort',10);</text:p>
          </table:table-cell>
        </table:table-row>
        <table:table-row table:style-name="ro1">
          <table:table-cell office:value-type="float" office:value="172095" calcext:value-type="float">
            <text:p>172095</text:p>
          </table:table-cell>
          <table:table-cell office:value-type="string" calcext:value-type="string">
            <text:p>Vall-llobrega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79];&quot;,'&quot;;SUBSTITUTE([.B279];&quot;'&quot;;&quot;''&quot;);&quot;',&quot;;[.C279];&quot;);&quot;)" office:value-type="string" office:string-value="INSERT INTO municipi(id_municipi, municipi, id_comarca) VALUES (172095,'Vall-llobrega',10);" calcext:value-type="string">
            <text:p>INSERT INTO municipi(id_municipi, municipi, id_comarca) VALUES (172095,'Vall-llobrega',10);</text:p>
          </table:table-cell>
        </table:table-row>
        <table:table-row table:style-name="ro1">
          <table:table-cell office:value-type="float" office:value="172116" calcext:value-type="float">
            <text:p>172116</text:p>
          </table:table-cell>
          <table:table-cell office:value-type="string" calcext:value-type="string">
            <text:p>Verges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80];&quot;,'&quot;;SUBSTITUTE([.B280];&quot;'&quot;;&quot;''&quot;);&quot;',&quot;;[.C280];&quot;);&quot;)" office:value-type="string" office:string-value="INSERT INTO municipi(id_municipi, municipi, id_comarca) VALUES (172116,'Verges',10);" calcext:value-type="string">
            <text:p>INSERT INTO municipi(id_municipi, municipi, id_comarca) VALUES (172116,'Verges',10);</text:p>
          </table:table-cell>
        </table:table-row>
        <table:table-row table:style-name="ro1">
          <table:table-cell office:value-type="float" office:value="172327" calcext:value-type="float">
            <text:p>172327</text:p>
          </table:table-cell>
          <table:table-cell office:value-type="string" calcext:value-type="string">
            <text:p>Vilopriu</text:p>
          </table:table-cell>
          <table:table-cell office:value-type="float" office:value="10" calcext:value-type="float">
            <text:p>10</text:p>
          </table:table-cell>
          <table:table-cell table:formula="of:=COM.MICROSOFT.CONCAT(&quot;INSERT INTO municipi(id_municipi, municipi, id_comarca) VALUES (&quot;;[.A281];&quot;,'&quot;;SUBSTITUTE([.B281];&quot;'&quot;;&quot;''&quot;);&quot;',&quot;;[.C281];&quot;);&quot;)" office:value-type="string" office:string-value="INSERT INTO municipi(id_municipi, municipi, id_comarca) VALUES (172327,'Vilopriu',10);" calcext:value-type="string">
            <text:p>INSERT INTO municipi(id_municipi, municipi, id_comarca) VALUES (172327,'Vilopriu',10);</text:p>
          </table:table-cell>
        </table:table-row>
        <table:table-row table:style-name="ro1">
          <table:table-cell office:value-type="float" office:value="80018" calcext:value-type="float">
            <text:p>80018</text:p>
          </table:table-cell>
          <table:table-cell office:value-type="string" calcext:value-type="string">
            <text:p>Abrera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282];&quot;,'&quot;;SUBSTITUTE([.B282];&quot;'&quot;;&quot;''&quot;);&quot;',&quot;;[.C282];&quot;);&quot;)" office:value-type="string" office:string-value="INSERT INTO municipi(id_municipi, municipi, id_comarca) VALUES (80018,'Abrera',11);" calcext:value-type="string">
            <text:p>INSERT INTO municipi(id_municipi, municipi, id_comarca) VALUES (80018,'Abrera',11);</text:p>
          </table:table-cell>
        </table:table-row>
        <table:table-row table:style-name="ro1">
          <table:table-cell office:value-type="float" office:value="80207" calcext:value-type="float">
            <text:p>80207</text:p>
          </table:table-cell>
          <table:table-cell office:value-type="string" calcext:value-type="string">
            <text:p>Begues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283];&quot;,'&quot;;SUBSTITUTE([.B283];&quot;'&quot;;&quot;''&quot;);&quot;',&quot;;[.C283];&quot;);&quot;)" office:value-type="string" office:string-value="INSERT INTO municipi(id_municipi, municipi, id_comarca) VALUES (80207,'Begues',11);" calcext:value-type="string">
            <text:p>INSERT INTO municipi(id_municipi, municipi, id_comarca) VALUES (80207,'Begues',11);</text:p>
          </table:table-cell>
        </table:table-row>
        <table:table-row table:style-name="ro1">
          <table:table-cell office:value-type="float" office:value="80569" calcext:value-type="float">
            <text:p>80569</text:p>
          </table:table-cell>
          <table:table-cell office:value-type="string" calcext:value-type="string">
            <text:p>Castelldefels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284];&quot;,'&quot;;SUBSTITUTE([.B284];&quot;'&quot;;&quot;''&quot;);&quot;',&quot;;[.C284];&quot;);&quot;)" office:value-type="string" office:string-value="INSERT INTO municipi(id_municipi, municipi, id_comarca) VALUES (80569,'Castelldefels',11);" calcext:value-type="string">
            <text:p>INSERT INTO municipi(id_municipi, municipi, id_comarca) VALUES (80569,'Castelldefels',11);</text:p>
          </table:table-cell>
        </table:table-row>
        <table:table-row table:style-name="ro1">
          <table:table-cell office:value-type="float" office:value="80667" calcext:value-type="float">
            <text:p>80667</text:p>
          </table:table-cell>
          <table:table-cell office:value-type="string" calcext:value-type="string">
            <text:p>Castellví de Rosanes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285];&quot;,'&quot;;SUBSTITUTE([.B285];&quot;'&quot;;&quot;''&quot;);&quot;',&quot;;[.C285];&quot;);&quot;)" office:value-type="string" office:string-value="INSERT INTO municipi(id_municipi, municipi, id_comarca) VALUES (80667,'Castellví de Rosanes',11);" calcext:value-type="string">
            <text:p>INSERT INTO municipi(id_municipi, municipi, id_comarca) VALUES (80667,'Castellví de Rosanes',11);</text:p>
          </table:table-cell>
        </table:table-row>
        <table:table-row table:style-name="ro1">
          <table:table-cell office:value-type="float" office:value="80689" calcext:value-type="float">
            <text:p>80689</text:p>
          </table:table-cell>
          <table:table-cell office:value-type="string" calcext:value-type="string">
            <text:p>Cervelló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286];&quot;,'&quot;;SUBSTITUTE([.B286];&quot;'&quot;;&quot;''&quot;);&quot;',&quot;;[.C286];&quot;);&quot;)" office:value-type="string" office:string-value="INSERT INTO municipi(id_municipi, municipi, id_comarca) VALUES (80689,'Cervelló',11);" calcext:value-type="string">
            <text:p>INSERT INTO municipi(id_municipi, municipi, id_comarca) VALUES (80689,'Cervelló',11);</text:p>
          </table:table-cell>
        </table:table-row>
        <table:table-row table:style-name="ro1">
          <table:table-cell office:value-type="float" office:value="80692" calcext:value-type="float">
            <text:p>80692</text:p>
          </table:table-cell>
          <table:table-cell office:value-type="string" calcext:value-type="string">
            <text:p>Collbató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287];&quot;,'&quot;;SUBSTITUTE([.B287];&quot;'&quot;;&quot;''&quot;);&quot;',&quot;;[.C287];&quot;);&quot;)" office:value-type="string" office:string-value="INSERT INTO municipi(id_municipi, municipi, id_comarca) VALUES (80692,'Collbató',11);" calcext:value-type="string">
            <text:p>INSERT INTO municipi(id_municipi, municipi, id_comarca) VALUES (80692,'Collbató',11);</text:p>
          </table:table-cell>
        </table:table-row>
        <table:table-row table:style-name="ro1">
          <table:table-cell office:value-type="float" office:value="80728" calcext:value-type="float">
            <text:p>80728</text:p>
          </table:table-cell>
          <table:table-cell office:value-type="string" calcext:value-type="string">
            <text:p>Corbera de Llobregat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288];&quot;,'&quot;;SUBSTITUTE([.B288];&quot;'&quot;;&quot;''&quot;);&quot;',&quot;;[.C288];&quot;);&quot;)" office:value-type="string" office:string-value="INSERT INTO municipi(id_municipi, municipi, id_comarca) VALUES (80728,'Corbera de Llobregat',11);" calcext:value-type="string">
            <text:p>INSERT INTO municipi(id_municipi, municipi, id_comarca) VALUES (80728,'Corbera de Llobregat',11);</text:p>
          </table:table-cell>
        </table:table-row>
        <table:table-row table:style-name="ro1">
          <table:table-cell office:value-type="float" office:value="80734" calcext:value-type="float">
            <text:p>80734</text:p>
          </table:table-cell>
          <table:table-cell office:value-type="string" calcext:value-type="string">
            <text:p>Cornellà de Llobregat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289];&quot;,'&quot;;SUBSTITUTE([.B289];&quot;'&quot;;&quot;''&quot;);&quot;',&quot;;[.C289];&quot;);&quot;)" office:value-type="string" office:string-value="INSERT INTO municipi(id_municipi, municipi, id_comarca) VALUES (80734,'Cornellà de Llobregat',11);" calcext:value-type="string">
            <text:p>INSERT INTO municipi(id_municipi, municipi, id_comarca) VALUES (80734,'Cornellà de Llobregat',11);</text:p>
          </table:table-cell>
        </table:table-row>
        <table:table-row table:style-name="ro1">
          <table:table-cell office:value-type="float" office:value="80765" calcext:value-type="float">
            <text:p>80765</text:p>
          </table:table-cell>
          <table:table-cell office:value-type="string" calcext:value-type="string">
            <text:p>Esparreguera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290];&quot;,'&quot;;SUBSTITUTE([.B290];&quot;'&quot;;&quot;''&quot;);&quot;',&quot;;[.C290];&quot;);&quot;)" office:value-type="string" office:string-value="INSERT INTO municipi(id_municipi, municipi, id_comarca) VALUES (80765,'Esparreguera',11);" calcext:value-type="string">
            <text:p>INSERT INTO municipi(id_municipi, municipi, id_comarca) VALUES (80765,'Esparreguera',11);</text:p>
          </table:table-cell>
        </table:table-row>
        <table:table-row table:style-name="ro1">
          <table:table-cell office:value-type="float" office:value="80771" calcext:value-type="float">
            <text:p>80771</text:p>
          </table:table-cell>
          <table:table-cell office:value-type="string" calcext:value-type="string">
            <text:p>Esplugues de Llobregat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291];&quot;,'&quot;;SUBSTITUTE([.B291];&quot;'&quot;;&quot;''&quot;);&quot;',&quot;;[.C291];&quot;);&quot;)" office:value-type="string" office:string-value="INSERT INTO municipi(id_municipi, municipi, id_comarca) VALUES (80771,'Esplugues de Llobregat',11);" calcext:value-type="string">
            <text:p>INSERT INTO municipi(id_municipi, municipi, id_comarca) VALUES (80771,'Esplugues de Llobregat',11);</text:p>
          </table:table-cell>
        </table:table-row>
        <table:table-row table:style-name="ro1">
          <table:table-cell office:value-type="float" office:value="80898" calcext:value-type="float">
            <text:p>80898</text:p>
          </table:table-cell>
          <table:table-cell office:value-type="string" calcext:value-type="string">
            <text:p>Gavà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292];&quot;,'&quot;;SUBSTITUTE([.B292];&quot;'&quot;;&quot;''&quot;);&quot;',&quot;;[.C292];&quot;);&quot;)" office:value-type="string" office:string-value="INSERT INTO municipi(id_municipi, municipi, id_comarca) VALUES (80898,'Gavà',11);" calcext:value-type="string">
            <text:p>INSERT INTO municipi(id_municipi, municipi, id_comarca) VALUES (80898,'Gavà',11);</text:p>
          </table:table-cell>
        </table:table-row>
        <table:table-row table:style-name="ro1">
          <table:table-cell office:value-type="float" office:value="81141" calcext:value-type="float">
            <text:p>81141</text:p>
          </table:table-cell>
          <table:table-cell office:value-type="string" calcext:value-type="string">
            <text:p>Martorell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293];&quot;,'&quot;;SUBSTITUTE([.B293];&quot;'&quot;;&quot;''&quot;);&quot;',&quot;;[.C293];&quot;);&quot;)" office:value-type="string" office:string-value="INSERT INTO municipi(id_municipi, municipi, id_comarca) VALUES (81141,'Martorell',11);" calcext:value-type="string">
            <text:p>INSERT INTO municipi(id_municipi, municipi, id_comarca) VALUES (81141,'Martorell',11);</text:p>
          </table:table-cell>
        </table:table-row>
        <table:table-row table:style-name="ro1">
          <table:table-cell office:value-type="float" office:value="81234" calcext:value-type="float">
            <text:p>81234</text:p>
          </table:table-cell>
          <table:table-cell office:value-type="string" calcext:value-type="string">
            <text:p>Molins de Rei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294];&quot;,'&quot;;SUBSTITUTE([.B294];&quot;'&quot;;&quot;''&quot;);&quot;',&quot;;[.C294];&quot;);&quot;)" office:value-type="string" office:string-value="INSERT INTO municipi(id_municipi, municipi, id_comarca) VALUES (81234,'Molins de Rei',11);" calcext:value-type="string">
            <text:p>INSERT INTO municipi(id_municipi, municipi, id_comarca) VALUES (81234,'Molins de Rei',11);</text:p>
          </table:table-cell>
        </table:table-row>
        <table:table-row table:style-name="ro1">
          <table:table-cell office:value-type="float" office:value="81477" calcext:value-type="float">
            <text:p>81477</text:p>
          </table:table-cell>
          <table:table-cell office:value-type="string" calcext:value-type="string">
            <text:p>Olesa de Montserrat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295];&quot;,'&quot;;SUBSTITUTE([.B295];&quot;'&quot;;&quot;''&quot;);&quot;',&quot;;[.C295];&quot;);&quot;)" office:value-type="string" office:string-value="INSERT INTO municipi(id_municipi, municipi, id_comarca) VALUES (81477,'Olesa de Montserrat',11);" calcext:value-type="string">
            <text:p>INSERT INTO municipi(id_municipi, municipi, id_comarca) VALUES (81477,'Olesa de Montserrat',11);</text:p>
          </table:table-cell>
        </table:table-row>
        <table:table-row table:style-name="ro1">
          <table:table-cell office:value-type="float" office:value="81574" calcext:value-type="float">
            <text:p>81574</text:p>
          </table:table-cell>
          <table:table-cell office:value-type="string" calcext:value-type="string">
            <text:p>Pallejà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296];&quot;,'&quot;;SUBSTITUTE([.B296];&quot;'&quot;;&quot;''&quot;);&quot;',&quot;;[.C296];&quot;);&quot;)" office:value-type="string" office:string-value="INSERT INTO municipi(id_municipi, municipi, id_comarca) VALUES (81574,'Pallejà',11);" calcext:value-type="string">
            <text:p>INSERT INTO municipi(id_municipi, municipi, id_comarca) VALUES (81574,'Pallejà',11);</text:p>
          </table:table-cell>
        </table:table-row>
        <table:table-row table:style-name="ro1">
          <table:table-cell office:value-type="float" office:value="89058" calcext:value-type="float">
            <text:p>89058</text:p>
          </table:table-cell>
          <table:table-cell office:value-type="string" calcext:value-type="string">
            <text:p>Palma de Cervelló, la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297];&quot;,'&quot;;SUBSTITUTE([.B297];&quot;'&quot;;&quot;''&quot;);&quot;',&quot;;[.C297];&quot;);&quot;)" office:value-type="string" office:string-value="INSERT INTO municipi(id_municipi, municipi, id_comarca) VALUES (89058,'Palma de Cervelló, la',11);" calcext:value-type="string">
            <text:p>INSERT INTO municipi(id_municipi, municipi, id_comarca) VALUES (89058,'Palma de Cervelló, la',11);</text:p>
          </table:table-cell>
        </table:table-row>
        <table:table-row table:style-name="ro1">
          <table:table-cell office:value-type="float" office:value="81580" calcext:value-type="float">
            <text:p>81580</text:p>
          </table:table-cell>
          <table:table-cell office:value-type="string" calcext:value-type="string">
            <text:p>Papiol, el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298];&quot;,'&quot;;SUBSTITUTE([.B298];&quot;'&quot;;&quot;''&quot;);&quot;',&quot;;[.C298];&quot;);&quot;)" office:value-type="string" office:string-value="INSERT INTO municipi(id_municipi, municipi, id_comarca) VALUES (81580,'Papiol, el',11);" calcext:value-type="string">
            <text:p>INSERT INTO municipi(id_municipi, municipi, id_comarca) VALUES (81580,'Papiol, el',11);</text:p>
          </table:table-cell>
        </table:table-row>
        <table:table-row table:style-name="ro1">
          <table:table-cell office:value-type="float" office:value="81691" calcext:value-type="float">
            <text:p>81691</text:p>
          </table:table-cell>
          <table:table-cell office:value-type="string" calcext:value-type="string">
            <text:p>Prat de Llobregat, el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299];&quot;,'&quot;;SUBSTITUTE([.B299];&quot;'&quot;;&quot;''&quot;);&quot;',&quot;;[.C299];&quot;);&quot;)" office:value-type="string" office:string-value="INSERT INTO municipi(id_municipi, municipi, id_comarca) VALUES (81691,'Prat de Llobregat, el',11);" calcext:value-type="string">
            <text:p>INSERT INTO municipi(id_municipi, municipi, id_comarca) VALUES (81691,'Prat de Llobregat, el',11);</text:p>
          </table:table-cell>
        </table:table-row>
        <table:table-row table:style-name="ro1">
          <table:table-cell office:value-type="float" office:value="81960" calcext:value-type="float">
            <text:p>81960</text:p>
          </table:table-cell>
          <table:table-cell office:value-type="string" calcext:value-type="string">
            <text:p>Sant Andreu de la Barca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300];&quot;,'&quot;;SUBSTITUTE([.B300];&quot;'&quot;;&quot;''&quot;);&quot;',&quot;;[.C300];&quot;);&quot;)" office:value-type="string" office:string-value="INSERT INTO municipi(id_municipi, municipi, id_comarca) VALUES (81960,'Sant Andreu de la Barca',11);" calcext:value-type="string">
            <text:p>INSERT INTO municipi(id_municipi, municipi, id_comarca) VALUES (81960,'Sant Andreu de la Barca',11);</text:p>
          </table:table-cell>
        </table:table-row>
        <table:table-row table:style-name="ro1">
          <table:table-cell office:value-type="float" office:value="82009" calcext:value-type="float">
            <text:p>82009</text:p>
          </table:table-cell>
          <table:table-cell office:value-type="string" calcext:value-type="string">
            <text:p>Sant Boi de Llobregat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301];&quot;,'&quot;;SUBSTITUTE([.B301];&quot;'&quot;;&quot;''&quot;);&quot;',&quot;;[.C301];&quot;);&quot;)" office:value-type="string" office:string-value="INSERT INTO municipi(id_municipi, municipi, id_comarca) VALUES (82009,'Sant Boi de Llobregat',11);" calcext:value-type="string">
            <text:p>INSERT INTO municipi(id_municipi, municipi, id_comarca) VALUES (82009,'Sant Boi de Llobregat',11);</text:p>
          </table:table-cell>
        </table:table-row>
        <table:table-row table:style-name="ro1">
          <table:table-cell office:value-type="float" office:value="82042" calcext:value-type="float">
            <text:p>82042</text:p>
          </table:table-cell>
          <table:table-cell office:value-type="string" calcext:value-type="string">
            <text:p>Sant Climent de Llobregat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302];&quot;,'&quot;;SUBSTITUTE([.B302];&quot;'&quot;;&quot;''&quot;);&quot;',&quot;;[.C302];&quot;);&quot;)" office:value-type="string" office:string-value="INSERT INTO municipi(id_municipi, municipi, id_comarca) VALUES (82042,'Sant Climent de Llobregat',11);" calcext:value-type="string">
            <text:p>INSERT INTO municipi(id_municipi, municipi, id_comarca) VALUES (82042,'Sant Climent de Llobregat',11);</text:p>
          </table:table-cell>
        </table:table-row>
        <table:table-row table:style-name="ro1">
          <table:table-cell office:value-type="float" office:value="82080" calcext:value-type="float">
            <text:p>82080</text:p>
          </table:table-cell>
          <table:table-cell office:value-type="string" calcext:value-type="string">
            <text:p>Sant Esteve Sesrovires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303];&quot;,'&quot;;SUBSTITUTE([.B303];&quot;'&quot;;&quot;''&quot;);&quot;',&quot;;[.C303];&quot;);&quot;)" office:value-type="string" office:string-value="INSERT INTO municipi(id_municipi, municipi, id_comarca) VALUES (82080,'Sant Esteve Sesrovires',11);" calcext:value-type="string">
            <text:p>INSERT INTO municipi(id_municipi, municipi, id_comarca) VALUES (82080,'Sant Esteve Sesrovires',11);</text:p>
          </table:table-cell>
        </table:table-row>
        <table:table-row table:style-name="ro1">
          <table:table-cell office:value-type="float" office:value="82114" calcext:value-type="float">
            <text:p>82114</text:p>
          </table:table-cell>
          <table:table-cell office:value-type="string" calcext:value-type="string">
            <text:p>Sant Feliu de Llobregat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304];&quot;,'&quot;;SUBSTITUTE([.B304];&quot;'&quot;;&quot;''&quot;);&quot;',&quot;;[.C304];&quot;);&quot;)" office:value-type="string" office:string-value="INSERT INTO municipi(id_municipi, municipi, id_comarca) VALUES (82114,'Sant Feliu de Llobregat',11);" calcext:value-type="string">
            <text:p>INSERT INTO municipi(id_municipi, municipi, id_comarca) VALUES (82114,'Sant Feliu de Llobregat',11);</text:p>
          </table:table-cell>
        </table:table-row>
        <table:table-row table:style-name="ro1">
          <table:table-cell office:value-type="float" office:value="82172" calcext:value-type="float">
            <text:p>82172</text:p>
          </table:table-cell>
          <table:table-cell office:value-type="string" calcext:value-type="string">
            <text:p>Sant Joan Despí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305];&quot;,'&quot;;SUBSTITUTE([.B305];&quot;'&quot;;&quot;''&quot;);&quot;',&quot;;[.C305];&quot;);&quot;)" office:value-type="string" office:string-value="INSERT INTO municipi(id_municipi, municipi, id_comarca) VALUES (82172,'Sant Joan Despí',11);" calcext:value-type="string">
            <text:p>INSERT INTO municipi(id_municipi, municipi, id_comarca) VALUES (82172,'Sant Joan Despí',11);</text:p>
          </table:table-cell>
        </table:table-row>
        <table:table-row table:style-name="ro1">
          <table:table-cell office:value-type="float" office:value="82212" calcext:value-type="float">
            <text:p>82212</text:p>
          </table:table-cell>
          <table:table-cell office:value-type="string" calcext:value-type="string">
            <text:p>Sant Just Desvern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306];&quot;,'&quot;;SUBSTITUTE([.B306];&quot;'&quot;;&quot;''&quot;);&quot;',&quot;;[.C306];&quot;);&quot;)" office:value-type="string" office:string-value="INSERT INTO municipi(id_municipi, municipi, id_comarca) VALUES (82212,'Sant Just Desvern',11);" calcext:value-type="string">
            <text:p>INSERT INTO municipi(id_municipi, municipi, id_comarca) VALUES (82212,'Sant Just Desvern',11);</text:p>
          </table:table-cell>
        </table:table-row>
        <table:table-row table:style-name="ro1">
          <table:table-cell office:value-type="float" office:value="82634" calcext:value-type="float">
            <text:p>82634</text:p>
          </table:table-cell>
          <table:table-cell office:value-type="string" calcext:value-type="string">
            <text:p>Sant Vicenç dels Horts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307];&quot;,'&quot;;SUBSTITUTE([.B307];&quot;'&quot;;&quot;''&quot;);&quot;',&quot;;[.C307];&quot;);&quot;)" office:value-type="string" office:string-value="INSERT INTO municipi(id_municipi, municipi, id_comarca) VALUES (82634,'Sant Vicenç dels Horts',11);" calcext:value-type="string">
            <text:p>INSERT INTO municipi(id_municipi, municipi, id_comarca) VALUES (82634,'Sant Vicenç dels Horts',11);</text:p>
          </table:table-cell>
        </table:table-row>
        <table:table-row table:style-name="ro1">
          <table:table-cell office:value-type="float" office:value="82444" calcext:value-type="float">
            <text:p>82444</text:p>
          </table:table-cell>
          <table:table-cell office:value-type="string" calcext:value-type="string">
            <text:p>Santa Coloma de Cervelló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308];&quot;,'&quot;;SUBSTITUTE([.B308];&quot;'&quot;;&quot;''&quot;);&quot;',&quot;;[.C308];&quot;);&quot;)" office:value-type="string" office:string-value="INSERT INTO municipi(id_municipi, municipi, id_comarca) VALUES (82444,'Santa Coloma de Cervelló',11);" calcext:value-type="string">
            <text:p>INSERT INTO municipi(id_municipi, municipi, id_comarca) VALUES (82444,'Santa Coloma de Cervelló',11);</text:p>
          </table:table-cell>
        </table:table-row>
        <table:table-row table:style-name="ro1">
          <table:table-cell office:value-type="float" office:value="82896" calcext:value-type="float">
            <text:p>82896</text:p>
          </table:table-cell>
          <table:table-cell office:value-type="string" calcext:value-type="string">
            <text:p>Torrelles de Llobregat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309];&quot;,'&quot;;SUBSTITUTE([.B309];&quot;'&quot;;&quot;''&quot;);&quot;',&quot;;[.C309];&quot;);&quot;)" office:value-type="string" office:string-value="INSERT INTO municipi(id_municipi, municipi, id_comarca) VALUES (82896,'Torrelles de Llobregat',11);" calcext:value-type="string">
            <text:p>INSERT INTO municipi(id_municipi, municipi, id_comarca) VALUES (82896,'Torrelles de Llobregat',11);</text:p>
          </table:table-cell>
        </table:table-row>
        <table:table-row table:style-name="ro1">
          <table:table-cell office:value-type="float" office:value="82956" calcext:value-type="float">
            <text:p>82956</text:p>
          </table:table-cell>
          <table:table-cell office:value-type="string" calcext:value-type="string">
            <text:p>Vallirana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310];&quot;,'&quot;;SUBSTITUTE([.B310];&quot;'&quot;;&quot;''&quot;);&quot;',&quot;;[.C310];&quot;);&quot;)" office:value-type="string" office:string-value="INSERT INTO municipi(id_municipi, municipi, id_comarca) VALUES (82956,'Vallirana',11);" calcext:value-type="string">
            <text:p>INSERT INTO municipi(id_municipi, municipi, id_comarca) VALUES (82956,'Vallirana',11);</text:p>
          </table:table-cell>
        </table:table-row>
        <table:table-row table:style-name="ro1">
          <table:table-cell office:value-type="float" office:value="83015" calcext:value-type="float">
            <text:p>83015</text:p>
          </table:table-cell>
          <table:table-cell office:value-type="string" calcext:value-type="string">
            <text:p>Viladecans</text:p>
          </table:table-cell>
          <table:table-cell office:value-type="float" office:value="11" calcext:value-type="float">
            <text:p>11</text:p>
          </table:table-cell>
          <table:table-cell table:formula="of:=COM.MICROSOFT.CONCAT(&quot;INSERT INTO municipi(id_municipi, municipi, id_comarca) VALUES (&quot;;[.A311];&quot;,'&quot;;SUBSTITUTE([.B311];&quot;'&quot;;&quot;''&quot;);&quot;',&quot;;[.C311];&quot;);&quot;)" office:value-type="string" office:string-value="INSERT INTO municipi(id_municipi, municipi, id_comarca) VALUES (83015,'Viladecans',11);" calcext:value-type="string">
            <text:p>INSERT INTO municipi(id_municipi, municipi, id_comarca) VALUES (83015,'Viladecans',11);</text:p>
          </table:table-cell>
        </table:table-row>
        <table:table-row table:style-name="ro1">
          <table:table-cell office:value-type="float" office:value="430022" calcext:value-type="float">
            <text:p>430022</text:p>
          </table:table-cell>
          <table:table-cell office:value-type="string" calcext:value-type="string">
            <text:p>Albinyana</text:p>
          </table:table-cell>
          <table:table-cell office:value-type="float" office:value="12" calcext:value-type="float">
            <text:p>12</text:p>
          </table:table-cell>
          <table:table-cell table:formula="of:=COM.MICROSOFT.CONCAT(&quot;INSERT INTO municipi(id_municipi, municipi, id_comarca) VALUES (&quot;;[.A312];&quot;,'&quot;;SUBSTITUTE([.B312];&quot;'&quot;;&quot;''&quot;);&quot;',&quot;;[.C312];&quot;);&quot;)" office:value-type="string" office:string-value="INSERT INTO municipi(id_municipi, municipi, id_comarca) VALUES (430022,'Albinyana',12);" calcext:value-type="string">
            <text:p>INSERT INTO municipi(id_municipi, municipi, id_comarca) VALUES (430022,'Albinyana',12);</text:p>
          </table:table-cell>
        </table:table-row>
        <table:table-row table:style-name="ro1">
          <table:table-cell office:value-type="float" office:value="430167" calcext:value-type="float">
            <text:p>430167</text:p>
          </table:table-cell>
          <table:table-cell office:value-type="string" calcext:value-type="string">
            <text:p>Arboç, l'</text:p>
          </table:table-cell>
          <table:table-cell office:value-type="float" office:value="12" calcext:value-type="float">
            <text:p>12</text:p>
          </table:table-cell>
          <table:table-cell table:formula="of:=COM.MICROSOFT.CONCAT(&quot;INSERT INTO municipi(id_municipi, municipi, id_comarca) VALUES (&quot;;[.A313];&quot;,'&quot;;SUBSTITUTE([.B313];&quot;'&quot;;&quot;''&quot;);&quot;',&quot;;[.C313];&quot;);&quot;)" office:value-type="string" office:string-value="INSERT INTO municipi(id_municipi, municipi, id_comarca) VALUES (430167,'Arboç, l''',12);" calcext:value-type="string">
            <text:p>INSERT INTO municipi(id_municipi, municipi, id_comarca) VALUES (430167,'Arboç, l''',12);</text:p>
          </table:table-cell>
        </table:table-row>
        <table:table-row table:style-name="ro1">
          <table:table-cell office:value-type="float" office:value="430206" calcext:value-type="float">
            <text:p>430206</text:p>
          </table:table-cell>
          <table:table-cell office:value-type="string" calcext:value-type="string">
            <text:p>Banyeres del Penedès</text:p>
          </table:table-cell>
          <table:table-cell office:value-type="float" office:value="12" calcext:value-type="float">
            <text:p>12</text:p>
          </table:table-cell>
          <table:table-cell table:formula="of:=COM.MICROSOFT.CONCAT(&quot;INSERT INTO municipi(id_municipi, municipi, id_comarca) VALUES (&quot;;[.A314];&quot;,'&quot;;SUBSTITUTE([.B314];&quot;'&quot;;&quot;''&quot;);&quot;',&quot;;[.C314];&quot;);&quot;)" office:value-type="string" office:string-value="INSERT INTO municipi(id_municipi, municipi, id_comarca) VALUES (430206,'Banyeres del Penedès',12);" calcext:value-type="string">
            <text:p>INSERT INTO municipi(id_municipi, municipi, id_comarca) VALUES (430206,'Banyeres del Penedès',12);</text:p>
          </table:table-cell>
        </table:table-row>
        <table:table-row table:style-name="ro1">
          <table:table-cell office:value-type="float" office:value="430249" calcext:value-type="float">
            <text:p>430249</text:p>
          </table:table-cell>
          <table:table-cell office:value-type="string" calcext:value-type="string">
            <text:p>Bellvei</text:p>
          </table:table-cell>
          <table:table-cell office:value-type="float" office:value="12" calcext:value-type="float">
            <text:p>12</text:p>
          </table:table-cell>
          <table:table-cell table:formula="of:=COM.MICROSOFT.CONCAT(&quot;INSERT INTO municipi(id_municipi, municipi, id_comarca) VALUES (&quot;;[.A315];&quot;,'&quot;;SUBSTITUTE([.B315];&quot;'&quot;;&quot;''&quot;);&quot;',&quot;;[.C315];&quot;);&quot;)" office:value-type="string" office:string-value="INSERT INTO municipi(id_municipi, municipi, id_comarca) VALUES (430249,'Bellvei',12);" calcext:value-type="string">
            <text:p>INSERT INTO municipi(id_municipi, municipi, id_comarca) VALUES (430249,'Bellvei',12);</text:p>
          </table:table-cell>
        </table:table-row>
        <table:table-row table:style-name="ro1">
          <table:table-cell office:value-type="float" office:value="430287" calcext:value-type="float">
            <text:p>430287</text:p>
          </table:table-cell>
          <table:table-cell office:value-type="string" calcext:value-type="string">
            <text:p>Bisbal del Penedès, la</text:p>
          </table:table-cell>
          <table:table-cell office:value-type="float" office:value="12" calcext:value-type="float">
            <text:p>12</text:p>
          </table:table-cell>
          <table:table-cell table:formula="of:=COM.MICROSOFT.CONCAT(&quot;INSERT INTO municipi(id_municipi, municipi, id_comarca) VALUES (&quot;;[.A316];&quot;,'&quot;;SUBSTITUTE([.B316];&quot;'&quot;;&quot;''&quot;);&quot;',&quot;;[.C316];&quot;);&quot;)" office:value-type="string" office:string-value="INSERT INTO municipi(id_municipi, municipi, id_comarca) VALUES (430287,'Bisbal del Penedès, la',12);" calcext:value-type="string">
            <text:p>INSERT INTO municipi(id_municipi, municipi, id_comarca) VALUES (430287,'Bisbal del Penedès, la',12);</text:p>
          </table:table-cell>
        </table:table-row>
        <table:table-row table:style-name="ro1">
          <table:table-cell office:value-type="float" office:value="430304" calcext:value-type="float">
            <text:p>430304</text:p>
          </table:table-cell>
          <table:table-cell office:value-type="string" calcext:value-type="string">
            <text:p>Bonastre</text:p>
          </table:table-cell>
          <table:table-cell office:value-type="float" office:value="12" calcext:value-type="float">
            <text:p>12</text:p>
          </table:table-cell>
          <table:table-cell table:formula="of:=COM.MICROSOFT.CONCAT(&quot;INSERT INTO municipi(id_municipi, municipi, id_comarca) VALUES (&quot;;[.A317];&quot;,'&quot;;SUBSTITUTE([.B317];&quot;'&quot;;&quot;''&quot;);&quot;',&quot;;[.C317];&quot;);&quot;)" office:value-type="string" office:string-value="INSERT INTO municipi(id_municipi, municipi, id_comarca) VALUES (430304,'Bonastre',12);" calcext:value-type="string">
            <text:p>INSERT INTO municipi(id_municipi, municipi, id_comarca) VALUES (430304,'Bonastre',12);</text:p>
          </table:table-cell>
        </table:table-row>
        <table:table-row table:style-name="ro1">
          <table:table-cell office:value-type="float" office:value="430379" calcext:value-type="float">
            <text:p>430379</text:p>
          </table:table-cell>
          <table:table-cell office:value-type="string" calcext:value-type="string">
            <text:p>Calafell</text:p>
          </table:table-cell>
          <table:table-cell office:value-type="float" office:value="12" calcext:value-type="float">
            <text:p>12</text:p>
          </table:table-cell>
          <table:table-cell table:formula="of:=COM.MICROSOFT.CONCAT(&quot;INSERT INTO municipi(id_municipi, municipi, id_comarca) VALUES (&quot;;[.A318];&quot;,'&quot;;SUBSTITUTE([.B318];&quot;'&quot;;&quot;''&quot;);&quot;',&quot;;[.C318];&quot;);&quot;)" office:value-type="string" office:string-value="INSERT INTO municipi(id_municipi, municipi, id_comarca) VALUES (430379,'Calafell',12);" calcext:value-type="string">
            <text:p>INSERT INTO municipi(id_municipi, municipi, id_comarca) VALUES (430379,'Calafell',12);</text:p>
          </table:table-cell>
        </table:table-row>
        <table:table-row table:style-name="ro1">
          <table:table-cell office:value-type="float" office:value="430516" calcext:value-type="float">
            <text:p>430516</text:p>
          </table:table-cell>
          <table:table-cell office:value-type="string" calcext:value-type="string">
            <text:p>Cunit</text:p>
          </table:table-cell>
          <table:table-cell office:value-type="float" office:value="12" calcext:value-type="float">
            <text:p>12</text:p>
          </table:table-cell>
          <table:table-cell table:formula="of:=COM.MICROSOFT.CONCAT(&quot;INSERT INTO municipi(id_municipi, municipi, id_comarca) VALUES (&quot;;[.A319];&quot;,'&quot;;SUBSTITUTE([.B319];&quot;'&quot;;&quot;''&quot;);&quot;',&quot;;[.C319];&quot;);&quot;)" office:value-type="string" office:string-value="INSERT INTO municipi(id_municipi, municipi, id_comarca) VALUES (430516,'Cunit',12);" calcext:value-type="string">
            <text:p>INSERT INTO municipi(id_municipi, municipi, id_comarca) VALUES (430516,'Cunit',12);</text:p>
          </table:table-cell>
        </table:table-row>
        <table:table-row table:style-name="ro1">
          <table:table-cell office:value-type="float" office:value="430748" calcext:value-type="float">
            <text:p>430748</text:p>
          </table:table-cell>
          <table:table-cell office:value-type="string" calcext:value-type="string">
            <text:p>Llorenç del Penedès</text:p>
          </table:table-cell>
          <table:table-cell office:value-type="float" office:value="12" calcext:value-type="float">
            <text:p>12</text:p>
          </table:table-cell>
          <table:table-cell table:formula="of:=COM.MICROSOFT.CONCAT(&quot;INSERT INTO municipi(id_municipi, municipi, id_comarca) VALUES (&quot;;[.A320];&quot;,'&quot;;SUBSTITUTE([.B320];&quot;'&quot;;&quot;''&quot;);&quot;',&quot;;[.C320];&quot;);&quot;)" office:value-type="string" office:string-value="INSERT INTO municipi(id_municipi, municipi, id_comarca) VALUES (430748,'Llorenç del Penedès',12);" calcext:value-type="string">
            <text:p>INSERT INTO municipi(id_municipi, municipi, id_comarca) VALUES (430748,'Llorenç del Penedès',12);</text:p>
          </table:table-cell>
        </table:table-row>
        <table:table-row table:style-name="ro1">
          <table:table-cell office:value-type="float" office:value="430799" calcext:value-type="float">
            <text:p>430799</text:p>
          </table:table-cell>
          <table:table-cell office:value-type="string" calcext:value-type="string">
            <text:p>Masllorenç</text:p>
          </table:table-cell>
          <table:table-cell office:value-type="float" office:value="12" calcext:value-type="float">
            <text:p>12</text:p>
          </table:table-cell>
          <table:table-cell table:formula="of:=COM.MICROSOFT.CONCAT(&quot;INSERT INTO municipi(id_municipi, municipi, id_comarca) VALUES (&quot;;[.A321];&quot;,'&quot;;SUBSTITUTE([.B321];&quot;'&quot;;&quot;''&quot;);&quot;',&quot;;[.C321];&quot;);&quot;)" office:value-type="string" office:string-value="INSERT INTO municipi(id_municipi, municipi, id_comarca) VALUES (430799,'Masllorenç',12);" calcext:value-type="string">
            <text:p>INSERT INTO municipi(id_municipi, municipi, id_comarca) VALUES (430799,'Masllorenç',12);</text:p>
          </table:table-cell>
        </table:table-row>
        <table:table-row table:style-name="ro1">
          <table:table-cell office:value-type="float" office:value="430901" calcext:value-type="float">
            <text:p>430901</text:p>
          </table:table-cell>
          <table:table-cell office:value-type="string" calcext:value-type="string">
            <text:p>Montmell, el</text:p>
          </table:table-cell>
          <table:table-cell office:value-type="float" office:value="12" calcext:value-type="float">
            <text:p>12</text:p>
          </table:table-cell>
          <table:table-cell table:formula="of:=COM.MICROSOFT.CONCAT(&quot;INSERT INTO municipi(id_municipi, municipi, id_comarca) VALUES (&quot;;[.A322];&quot;,'&quot;;SUBSTITUTE([.B322];&quot;'&quot;;&quot;''&quot;);&quot;',&quot;;[.C322];&quot;);&quot;)" office:value-type="string" office:string-value="INSERT INTO municipi(id_municipi, municipi, id_comarca) VALUES (430901,'Montmell, el',12);" calcext:value-type="string">
            <text:p>INSERT INTO municipi(id_municipi, municipi, id_comarca) VALUES (430901,'Montmell, el',12);</text:p>
          </table:table-cell>
        </table:table-row>
        <table:table-row table:style-name="ro1">
          <table:table-cell office:value-type="float" office:value="431378" calcext:value-type="float">
            <text:p>431378</text:p>
          </table:table-cell>
          <table:table-cell office:value-type="string" calcext:value-type="string">
            <text:p>Sant Jaume dels Domenys</text:p>
          </table:table-cell>
          <table:table-cell office:value-type="float" office:value="12" calcext:value-type="float">
            <text:p>12</text:p>
          </table:table-cell>
          <table:table-cell table:formula="of:=COM.MICROSOFT.CONCAT(&quot;INSERT INTO municipi(id_municipi, municipi, id_comarca) VALUES (&quot;;[.A323];&quot;,'&quot;;SUBSTITUTE([.B323];&quot;'&quot;;&quot;''&quot;);&quot;',&quot;;[.C323];&quot;);&quot;)" office:value-type="string" office:string-value="INSERT INTO municipi(id_municipi, municipi, id_comarca) VALUES (431378,'Sant Jaume dels Domenys',12);" calcext:value-type="string">
            <text:p>INSERT INTO municipi(id_municipi, municipi, id_comarca) VALUES (431378,'Sant Jaume dels Domenys',12);</text:p>
          </table:table-cell>
        </table:table-row>
        <table:table-row table:style-name="ro1">
          <table:table-cell office:value-type="float" office:value="431401" calcext:value-type="float">
            <text:p>431401</text:p>
          </table:table-cell>
          <table:table-cell office:value-type="string" calcext:value-type="string">
            <text:p>Santa Oliva</text:p>
          </table:table-cell>
          <table:table-cell office:value-type="float" office:value="12" calcext:value-type="float">
            <text:p>12</text:p>
          </table:table-cell>
          <table:table-cell table:formula="of:=COM.MICROSOFT.CONCAT(&quot;INSERT INTO municipi(id_municipi, municipi, id_comarca) VALUES (&quot;;[.A324];&quot;,'&quot;;SUBSTITUTE([.B324];&quot;'&quot;;&quot;''&quot;);&quot;',&quot;;[.C324];&quot;);&quot;)" office:value-type="string" office:string-value="INSERT INTO municipi(id_municipi, municipi, id_comarca) VALUES (431401,'Santa Oliva',12);" calcext:value-type="string">
            <text:p>INSERT INTO municipi(id_municipi, municipi, id_comarca) VALUES (431401,'Santa Oliva',12);</text:p>
          </table:table-cell>
        </table:table-row>
        <table:table-row table:style-name="ro1">
          <table:table-cell office:value-type="float" office:value="431634" calcext:value-type="float">
            <text:p>431634</text:p>
          </table:table-cell>
          <table:table-cell office:value-type="string" calcext:value-type="string">
            <text:p>Vendrell, el</text:p>
          </table:table-cell>
          <table:table-cell office:value-type="float" office:value="12" calcext:value-type="float">
            <text:p>12</text:p>
          </table:table-cell>
          <table:table-cell table:formula="of:=COM.MICROSOFT.CONCAT(&quot;INSERT INTO municipi(id_municipi, municipi, id_comarca) VALUES (&quot;;[.A325];&quot;,'&quot;;SUBSTITUTE([.B325];&quot;'&quot;;&quot;''&quot;);&quot;',&quot;;[.C325];&quot;);&quot;)" office:value-type="string" office:string-value="INSERT INTO municipi(id_municipi, municipi, id_comarca) VALUES (431634,'Vendrell, el',12);" calcext:value-type="string">
            <text:p>INSERT INTO municipi(id_municipi, municipi, id_comarca) VALUES (431634,'Vendrell, el',12);</text:p>
          </table:table-cell>
        </table:table-row>
        <table:table-row table:style-name="ro1">
          <table:table-cell office:value-type="float" office:value="80155" calcext:value-type="float">
            <text:p>80155</text:p>
          </table:table-cell>
          <table:table-cell office:value-type="string" calcext:value-type="string">
            <text:p>Badalona</text:p>
          </table:table-cell>
          <table:table-cell office:value-type="float" office:value="13" calcext:value-type="float">
            <text:p>13</text:p>
          </table:table-cell>
          <table:table-cell table:formula="of:=COM.MICROSOFT.CONCAT(&quot;INSERT INTO municipi(id_municipi, municipi, id_comarca) VALUES (&quot;;[.A326];&quot;,'&quot;;SUBSTITUTE([.B326];&quot;'&quot;;&quot;''&quot;);&quot;',&quot;;[.C326];&quot;);&quot;)" office:value-type="string" office:string-value="INSERT INTO municipi(id_municipi, municipi, id_comarca) VALUES (80155,'Badalona',13);" calcext:value-type="string">
            <text:p>INSERT INTO municipi(id_municipi, municipi, id_comarca) VALUES (80155,'Badalona',13);</text:p>
          </table:table-cell>
        </table:table-row>
        <table:table-row table:style-name="ro1">
          <table:table-cell office:value-type="float" office:value="80193" calcext:value-type="float">
            <text:p>80193</text:p>
          </table:table-cell>
          <table:table-cell office:value-type="string" calcext:value-type="string">
            <text:p>Barcelona</text:p>
          </table:table-cell>
          <table:table-cell office:value-type="float" office:value="13" calcext:value-type="float">
            <text:p>13</text:p>
          </table:table-cell>
          <table:table-cell table:formula="of:=COM.MICROSOFT.CONCAT(&quot;INSERT INTO municipi(id_municipi, municipi, id_comarca) VALUES (&quot;;[.A327];&quot;,'&quot;;SUBSTITUTE([.B327];&quot;'&quot;;&quot;''&quot;);&quot;',&quot;;[.C327];&quot;);&quot;)" office:value-type="string" office:string-value="INSERT INTO municipi(id_municipi, municipi, id_comarca) VALUES (80193,'Barcelona',13);" calcext:value-type="string">
            <text:p>INSERT INTO municipi(id_municipi, municipi, id_comarca) VALUES (80193,'Barcelona',13);</text:p>
          </table:table-cell>
        </table:table-row>
        <table:table-row table:style-name="ro1">
          <table:table-cell office:value-type="float" office:value="81017" calcext:value-type="float">
            <text:p>81017</text:p>
          </table:table-cell>
          <table:table-cell office:value-type="string" calcext:value-type="string">
            <text:p>Hospitalet de Llobregat, l'</text:p>
          </table:table-cell>
          <table:table-cell office:value-type="float" office:value="13" calcext:value-type="float">
            <text:p>13</text:p>
          </table:table-cell>
          <table:table-cell table:formula="of:=COM.MICROSOFT.CONCAT(&quot;INSERT INTO municipi(id_municipi, municipi, id_comarca) VALUES (&quot;;[.A328];&quot;,'&quot;;SUBSTITUTE([.B328];&quot;'&quot;;&quot;''&quot;);&quot;',&quot;;[.C328];&quot;);&quot;)" office:value-type="string" office:string-value="INSERT INTO municipi(id_municipi, municipi, id_comarca) VALUES (81017,'Hospitalet de Llobregat, l''',13);" calcext:value-type="string">
            <text:p>INSERT INTO municipi(id_municipi, municipi, id_comarca) VALUES (81017,'Hospitalet de Llobregat, l''',13);</text:p>
          </table:table-cell>
        </table:table-row>
        <table:table-row table:style-name="ro1">
          <table:table-cell office:value-type="float" office:value="81944" calcext:value-type="float">
            <text:p>81944</text:p>
          </table:table-cell>
          <table:table-cell office:value-type="string" calcext:value-type="string">
            <text:p>Sant Adrià de Besòs</text:p>
          </table:table-cell>
          <table:table-cell office:value-type="float" office:value="13" calcext:value-type="float">
            <text:p>13</text:p>
          </table:table-cell>
          <table:table-cell table:formula="of:=COM.MICROSOFT.CONCAT(&quot;INSERT INTO municipi(id_municipi, municipi, id_comarca) VALUES (&quot;;[.A329];&quot;,'&quot;;SUBSTITUTE([.B329];&quot;'&quot;;&quot;''&quot;);&quot;',&quot;;[.C329];&quot;);&quot;)" office:value-type="string" office:string-value="INSERT INTO municipi(id_municipi, municipi, id_comarca) VALUES (81944,'Sant Adrià de Besòs',13);" calcext:value-type="string">
            <text:p>INSERT INTO municipi(id_municipi, municipi, id_comarca) VALUES (81944,'Sant Adrià de Besòs',13);</text:p>
          </table:table-cell>
        </table:table-row>
        <table:table-row table:style-name="ro1">
          <table:table-cell office:value-type="float" office:value="82457" calcext:value-type="float">
            <text:p>82457</text:p>
          </table:table-cell>
          <table:table-cell office:value-type="string" calcext:value-type="string">
            <text:p>Santa Coloma de Gramenet</text:p>
          </table:table-cell>
          <table:table-cell office:value-type="float" office:value="13" calcext:value-type="float">
            <text:p>13</text:p>
          </table:table-cell>
          <table:table-cell table:formula="of:=COM.MICROSOFT.CONCAT(&quot;INSERT INTO municipi(id_municipi, municipi, id_comarca) VALUES (&quot;;[.A330];&quot;,'&quot;;SUBSTITUTE([.B330];&quot;'&quot;;&quot;''&quot;);&quot;',&quot;;[.C330];&quot;);&quot;)" office:value-type="string" office:string-value="INSERT INTO municipi(id_municipi, municipi, id_comarca) VALUES (82457,'Santa Coloma de Gramenet',13);" calcext:value-type="string">
            <text:p>INSERT INTO municipi(id_municipi, municipi, id_comarca) VALUES (82457,'Santa Coloma de Gramenet',13);</text:p>
          </table:table-cell>
        </table:table-row>
        <table:table-row table:style-name="ro1">
          <table:table-cell office:value-type="float" office:value="80116" calcext:value-type="float">
            <text:p>80116</text:p>
          </table:table-cell>
          <table:table-cell office:value-type="string" calcext:value-type="string">
            <text:p>Avià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31];&quot;,'&quot;;SUBSTITUTE([.B331];&quot;'&quot;;&quot;''&quot;);&quot;',&quot;;[.C331];&quot;);&quot;)" office:value-type="string" office:string-value="INSERT INTO municipi(id_municipi, municipi, id_comarca) VALUES (80116,'Avià',14);" calcext:value-type="string">
            <text:p>INSERT INTO municipi(id_municipi, municipi, id_comarca) VALUES (80116,'Avià',14);</text:p>
          </table:table-cell>
        </table:table-row>
        <table:table-row table:style-name="ro1">
          <table:table-cell office:value-type="float" office:value="80168" calcext:value-type="float">
            <text:p>80168</text:p>
          </table:table-cell>
          <table:table-cell office:value-type="string" calcext:value-type="string">
            <text:p>Bagà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32];&quot;,'&quot;;SUBSTITUTE([.B332];&quot;'&quot;;&quot;''&quot;);&quot;',&quot;;[.C332];&quot;);&quot;)" office:value-type="string" office:string-value="INSERT INTO municipi(id_municipi, municipi, id_comarca) VALUES (80168,'Bagà',14);" calcext:value-type="string">
            <text:p>INSERT INTO municipi(id_municipi, municipi, id_comarca) VALUES (80168,'Bagà',14);</text:p>
          </table:table-cell>
        </table:table-row>
        <table:table-row table:style-name="ro1">
          <table:table-cell office:value-type="float" office:value="80229" calcext:value-type="float">
            <text:p>80229</text:p>
          </table:table-cell>
          <table:table-cell office:value-type="string" calcext:value-type="string">
            <text:p>Berga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33];&quot;,'&quot;;SUBSTITUTE([.B333];&quot;'&quot;;&quot;''&quot;);&quot;',&quot;;[.C333];&quot;);&quot;)" office:value-type="string" office:string-value="INSERT INTO municipi(id_municipi, municipi, id_comarca) VALUES (80229,'Berga',14);" calcext:value-type="string">
            <text:p>INSERT INTO municipi(id_municipi, municipi, id_comarca) VALUES (80229,'Berga',14);</text:p>
          </table:table-cell>
        </table:table-row>
        <table:table-row table:style-name="ro1">
          <table:table-cell office:value-type="float" office:value="80240" calcext:value-type="float">
            <text:p>80240</text:p>
          </table:table-cell>
          <table:table-cell office:value-type="string" calcext:value-type="string">
            <text:p>Borredà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34];&quot;,'&quot;;SUBSTITUTE([.B334];&quot;'&quot;;&quot;''&quot;);&quot;',&quot;;[.C334];&quot;);&quot;)" office:value-type="string" office:string-value="INSERT INTO municipi(id_municipi, municipi, id_comarca) VALUES (80240,'Borredà',14);" calcext:value-type="string">
            <text:p>INSERT INTO municipi(id_municipi, municipi, id_comarca) VALUES (80240,'Borredà',14);</text:p>
          </table:table-cell>
        </table:table-row>
        <table:table-row table:style-name="ro1">
          <table:table-cell office:value-type="float" office:value="80459" calcext:value-type="float">
            <text:p>80459</text:p>
          </table:table-cell>
          <table:table-cell office:value-type="string" calcext:value-type="string">
            <text:p>Capolat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35];&quot;,'&quot;;SUBSTITUTE([.B335];&quot;'&quot;;&quot;''&quot;);&quot;',&quot;;[.C335];&quot;);&quot;)" office:value-type="string" office:string-value="INSERT INTO municipi(id_municipi, municipi, id_comarca) VALUES (80459,'Capolat',14);" calcext:value-type="string">
            <text:p>INSERT INTO municipi(id_municipi, municipi, id_comarca) VALUES (80459,'Capolat',14);</text:p>
          </table:table-cell>
        </table:table-row>
        <table:table-row table:style-name="ro1">
          <table:table-cell office:value-type="float" office:value="80497" calcext:value-type="float">
            <text:p>80497</text:p>
          </table:table-cell>
          <table:table-cell office:value-type="string" calcext:value-type="string">
            <text:p>Casserres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36];&quot;,'&quot;;SUBSTITUTE([.B336];&quot;'&quot;;&quot;''&quot;);&quot;',&quot;;[.C336];&quot;);&quot;)" office:value-type="string" office:string-value="INSERT INTO municipi(id_municipi, municipi, id_comarca) VALUES (80497,'Casserres',14);" calcext:value-type="string">
            <text:p>INSERT INTO municipi(id_municipi, municipi, id_comarca) VALUES (80497,'Casserres',14);</text:p>
          </table:table-cell>
        </table:table-row>
        <table:table-row table:style-name="ro1">
          <table:table-cell office:value-type="float" office:value="80575" calcext:value-type="float">
            <text:p>80575</text:p>
          </table:table-cell>
          <table:table-cell office:value-type="string" calcext:value-type="string">
            <text:p>Castell de l'Areny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37];&quot;,'&quot;;SUBSTITUTE([.B337];&quot;'&quot;;&quot;''&quot;);&quot;',&quot;;[.C337];&quot;);&quot;)" office:value-type="string" office:string-value="INSERT INTO municipi(id_municipi, municipi, id_comarca) VALUES (80575,'Castell de l''Areny',14);" calcext:value-type="string">
            <text:p>INSERT INTO municipi(id_municipi, municipi, id_comarca) VALUES (80575,'Castell de l''Areny',14);</text:p>
          </table:table-cell>
        </table:table-row>
        <table:table-row table:style-name="ro1">
          <table:table-cell office:value-type="float" office:value="80522" calcext:value-type="float">
            <text:p>80522</text:p>
          </table:table-cell>
          <table:table-cell office:value-type="string" calcext:value-type="string">
            <text:p>Castellar de n'Hug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38];&quot;,'&quot;;SUBSTITUTE([.B338];&quot;'&quot;;&quot;''&quot;);&quot;',&quot;;[.C338];&quot;);&quot;)" office:value-type="string" office:string-value="INSERT INTO municipi(id_municipi, municipi, id_comarca) VALUES (80522,'Castellar de n''Hug',14);" calcext:value-type="string">
            <text:p>INSERT INTO municipi(id_municipi, municipi, id_comarca) VALUES (80522,'Castellar de n''Hug',14);</text:p>
          </table:table-cell>
        </table:table-row>
        <table:table-row table:style-name="ro1">
          <table:table-cell office:value-type="float" office:value="80500" calcext:value-type="float">
            <text:p>80500</text:p>
          </table:table-cell>
          <table:table-cell office:value-type="string" calcext:value-type="string">
            <text:p>Castellar del Riu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39];&quot;,'&quot;;SUBSTITUTE([.B339];&quot;'&quot;;&quot;''&quot;);&quot;',&quot;;[.C339];&quot;);&quot;)" office:value-type="string" office:string-value="INSERT INTO municipi(id_municipi, municipi, id_comarca) VALUES (80500,'Castellar del Riu',14);" calcext:value-type="string">
            <text:p>INSERT INTO municipi(id_municipi, municipi, id_comarca) VALUES (80500,'Castellar del Riu',14);</text:p>
          </table:table-cell>
        </table:table-row>
        <table:table-row table:style-name="ro1">
          <table:table-cell office:value-type="float" office:value="82687" calcext:value-type="float">
            <text:p>82687</text:p>
          </table:table-cell>
          <table:table-cell office:value-type="string" calcext:value-type="string">
            <text:p>Cercs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40];&quot;,'&quot;;SUBSTITUTE([.B340];&quot;'&quot;;&quot;''&quot;);&quot;',&quot;;[.C340];&quot;);&quot;)" office:value-type="string" office:string-value="INSERT INTO municipi(id_municipi, municipi, id_comarca) VALUES (82687,'Cercs',14);" calcext:value-type="string">
            <text:p>INSERT INTO municipi(id_municipi, municipi, id_comarca) VALUES (82687,'Cercs',14);</text:p>
          </table:table-cell>
        </table:table-row>
        <table:table-row table:style-name="ro1">
          <table:table-cell office:value-type="float" office:value="80787" calcext:value-type="float">
            <text:p>80787</text:p>
          </table:table-cell>
          <table:table-cell office:value-type="string" calcext:value-type="string">
            <text:p>Espunyola, l'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41];&quot;,'&quot;;SUBSTITUTE([.B341];&quot;'&quot;;&quot;''&quot;);&quot;',&quot;;[.C341];&quot;);&quot;)" office:value-type="string" office:string-value="INSERT INTO municipi(id_municipi, municipi, id_comarca) VALUES (80787,'Espunyola, l''',14);" calcext:value-type="string">
            <text:p>INSERT INTO municipi(id_municipi, municipi, id_comarca) VALUES (80787,'Espunyola, l''',14);</text:p>
          </table:table-cell>
        </table:table-row>
        <table:table-row table:style-name="ro1">
          <table:table-cell office:value-type="float" office:value="80804" calcext:value-type="float">
            <text:p>80804</text:p>
          </table:table-cell>
          <table:table-cell office:value-type="string" calcext:value-type="string">
            <text:p>Fígols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42];&quot;,'&quot;;SUBSTITUTE([.B342];&quot;'&quot;;&quot;''&quot;);&quot;',&quot;;[.C342];&quot;);&quot;)" office:value-type="string" office:string-value="INSERT INTO municipi(id_municipi, municipi, id_comarca) VALUES (80804,'Fígols',14);" calcext:value-type="string">
            <text:p>INSERT INTO municipi(id_municipi, municipi, id_comarca) VALUES (80804,'Fígols',14);</text:p>
          </table:table-cell>
        </table:table-row>
        <table:table-row table:style-name="ro1">
          <table:table-cell office:value-type="float" office:value="80924" calcext:value-type="float">
            <text:p>80924</text:p>
          </table:table-cell>
          <table:table-cell office:value-type="string" calcext:value-type="string">
            <text:p>Gironella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43];&quot;,'&quot;;SUBSTITUTE([.B343];&quot;'&quot;;&quot;''&quot;);&quot;',&quot;;[.C343];&quot;);&quot;)" office:value-type="string" office:string-value="INSERT INTO municipi(id_municipi, municipi, id_comarca) VALUES (80924,'Gironella',14);" calcext:value-type="string">
            <text:p>INSERT INTO municipi(id_municipi, municipi, id_comarca) VALUES (80924,'Gironella',14);</text:p>
          </table:table-cell>
        </table:table-row>
        <table:table-row table:style-name="ro1">
          <table:table-cell office:value-type="float" office:value="80930" calcext:value-type="float">
            <text:p>80930</text:p>
          </table:table-cell>
          <table:table-cell office:value-type="string" calcext:value-type="string">
            <text:p>Gisclareny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44];&quot;,'&quot;;SUBSTITUTE([.B344];&quot;'&quot;;&quot;''&quot;);&quot;',&quot;;[.C344];&quot;);&quot;)" office:value-type="string" office:string-value="INSERT INTO municipi(id_municipi, municipi, id_comarca) VALUES (80930,'Gisclareny',14);" calcext:value-type="string">
            <text:p>INSERT INTO municipi(id_municipi, municipi, id_comarca) VALUES (80930,'Gisclareny',14);</text:p>
          </table:table-cell>
        </table:table-row>
        <table:table-row table:style-name="ro1">
          <table:table-cell office:value-type="float" office:value="251001" calcext:value-type="float">
            <text:p>251001</text:p>
          </table:table-cell>
          <table:table-cell office:value-type="string" calcext:value-type="string">
            <text:p>Gósol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45];&quot;,'&quot;;SUBSTITUTE([.B345];&quot;'&quot;;&quot;''&quot;);&quot;',&quot;;[.C345];&quot;);&quot;)" office:value-type="string" office:string-value="INSERT INTO municipi(id_municipi, municipi, id_comarca) VALUES (251001,'Gósol',14);" calcext:value-type="string">
            <text:p>INSERT INTO municipi(id_municipi, municipi, id_comarca) VALUES (251001,'Gósol',14);</text:p>
          </table:table-cell>
        </table:table-row>
        <table:table-row table:style-name="ro1">
          <table:table-cell office:value-type="float" office:value="80996" calcext:value-type="float">
            <text:p>80996</text:p>
          </table:table-cell>
          <table:table-cell office:value-type="string" calcext:value-type="string">
            <text:p>Guardiola de Berguedà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46];&quot;,'&quot;;SUBSTITUTE([.B346];&quot;'&quot;;&quot;''&quot;);&quot;',&quot;;[.C346];&quot;);&quot;)" office:value-type="string" office:string-value="INSERT INTO municipi(id_municipi, municipi, id_comarca) VALUES (80996,'Guardiola de Berguedà',14);" calcext:value-type="string">
            <text:p>INSERT INTO municipi(id_municipi, municipi, id_comarca) VALUES (80996,'Guardiola de Berguedà',14);</text:p>
          </table:table-cell>
        </table:table-row>
        <table:table-row table:style-name="ro1">
          <table:table-cell office:value-type="float" office:value="81304" calcext:value-type="float">
            <text:p>81304</text:p>
          </table:table-cell>
          <table:table-cell office:value-type="string" calcext:value-type="string">
            <text:p>Montclar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47];&quot;,'&quot;;SUBSTITUTE([.B347];&quot;'&quot;;&quot;''&quot;);&quot;',&quot;;[.C347];&quot;);&quot;)" office:value-type="string" office:string-value="INSERT INTO municipi(id_municipi, municipi, id_comarca) VALUES (81304,'Montclar',14);" calcext:value-type="string">
            <text:p>INSERT INTO municipi(id_municipi, municipi, id_comarca) VALUES (81304,'Montclar',14);</text:p>
          </table:table-cell>
        </table:table-row>
        <table:table-row table:style-name="ro1">
          <table:table-cell office:value-type="float" office:value="81326" calcext:value-type="float">
            <text:p>81326</text:p>
          </table:table-cell>
          <table:table-cell office:value-type="string" calcext:value-type="string">
            <text:p>Montmajor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48];&quot;,'&quot;;SUBSTITUTE([.B348];&quot;'&quot;;&quot;''&quot;);&quot;',&quot;;[.C348];&quot;);&quot;)" office:value-type="string" office:string-value="INSERT INTO municipi(id_municipi, municipi, id_comarca) VALUES (81326,'Montmajor',14);" calcext:value-type="string">
            <text:p>INSERT INTO municipi(id_municipi, municipi, id_comarca) VALUES (81326,'Montmajor',14);</text:p>
          </table:table-cell>
        </table:table-row>
        <table:table-row table:style-name="ro1">
          <table:table-cell office:value-type="float" office:value="81424" calcext:value-type="float">
            <text:p>81424</text:p>
          </table:table-cell>
          <table:table-cell office:value-type="string" calcext:value-type="string">
            <text:p>Nou de Berguedà, la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49];&quot;,'&quot;;SUBSTITUTE([.B349];&quot;'&quot;;&quot;''&quot;);&quot;',&quot;;[.C349];&quot;);&quot;)" office:value-type="string" office:string-value="INSERT INTO municipi(id_municipi, municipi, id_comarca) VALUES (81424,'Nou de Berguedà, la',14);" calcext:value-type="string">
            <text:p>INSERT INTO municipi(id_municipi, municipi, id_comarca) VALUES (81424,'Nou de Berguedà, la',14);</text:p>
          </table:table-cell>
        </table:table-row>
        <table:table-row table:style-name="ro1">
          <table:table-cell office:value-type="float" office:value="81445" calcext:value-type="float">
            <text:p>81445</text:p>
          </table:table-cell>
          <table:table-cell office:value-type="string" calcext:value-type="string">
            <text:p>Olvan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50];&quot;,'&quot;;SUBSTITUTE([.B350];&quot;'&quot;;&quot;''&quot;);&quot;',&quot;;[.C350];&quot;);&quot;)" office:value-type="string" office:string-value="INSERT INTO municipi(id_municipi, municipi, id_comarca) VALUES (81445,'Olvan',14);" calcext:value-type="string">
            <text:p>INSERT INTO municipi(id_municipi, municipi, id_comarca) VALUES (81445,'Olvan',14);</text:p>
          </table:table-cell>
        </table:table-row>
        <table:table-row table:style-name="ro1">
          <table:table-cell office:value-type="float" office:value="81666" calcext:value-type="float">
            <text:p>81666</text:p>
          </table:table-cell>
          <table:table-cell office:value-type="string" calcext:value-type="string">
            <text:p>Pobla de Lillet, la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51];&quot;,'&quot;;SUBSTITUTE([.B351];&quot;'&quot;;&quot;''&quot;);&quot;',&quot;;[.C351];&quot;);&quot;)" office:value-type="string" office:string-value="INSERT INTO municipi(id_municipi, municipi, id_comarca) VALUES (81666,'Pobla de Lillet, la',14);" calcext:value-type="string">
            <text:p>INSERT INTO municipi(id_municipi, municipi, id_comarca) VALUES (81666,'Pobla de Lillet, la',14);</text:p>
          </table:table-cell>
        </table:table-row>
        <table:table-row table:style-name="ro1">
          <table:table-cell office:value-type="float" office:value="81751" calcext:value-type="float">
            <text:p>81751</text:p>
          </table:table-cell>
          <table:table-cell office:value-type="string" calcext:value-type="string">
            <text:p>Puig-reig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52];&quot;,'&quot;;SUBSTITUTE([.B352];&quot;'&quot;;&quot;''&quot;);&quot;',&quot;;[.C352];&quot;);&quot;)" office:value-type="string" office:string-value="INSERT INTO municipi(id_municipi, municipi, id_comarca) VALUES (81751,'Puig-reig',14);" calcext:value-type="string">
            <text:p>INSERT INTO municipi(id_municipi, municipi, id_comarca) VALUES (81751,'Puig-reig',14);</text:p>
          </table:table-cell>
        </table:table-row>
        <table:table-row table:style-name="ro1">
          <table:table-cell office:value-type="float" office:value="81770" calcext:value-type="float">
            <text:p>81770</text:p>
          </table:table-cell>
          <table:table-cell office:value-type="string" calcext:value-type="string">
            <text:p>Quar, la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53];&quot;,'&quot;;SUBSTITUTE([.B353];&quot;'&quot;;&quot;''&quot;);&quot;',&quot;;[.C353];&quot;);&quot;)" office:value-type="string" office:string-value="INSERT INTO municipi(id_municipi, municipi, id_comarca) VALUES (81770,'Quar, la',14);" calcext:value-type="string">
            <text:p>INSERT INTO municipi(id_municipi, municipi, id_comarca) VALUES (81770,'Quar, la',14);</text:p>
          </table:table-cell>
        </table:table-row>
        <table:table-row table:style-name="ro1">
          <table:table-cell office:value-type="float" office:value="81884" calcext:value-type="float">
            <text:p>81884</text:p>
          </table:table-cell>
          <table:table-cell office:value-type="string" calcext:value-type="string">
            <text:p>Sagàs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54];&quot;,'&quot;;SUBSTITUTE([.B354];&quot;'&quot;;&quot;''&quot;);&quot;',&quot;;[.C354];&quot;);&quot;)" office:value-type="string" office:string-value="INSERT INTO municipi(id_municipi, municipi, id_comarca) VALUES (81884,'Sagàs',14);" calcext:value-type="string">
            <text:p>INSERT INTO municipi(id_municipi, municipi, id_comarca) VALUES (81884,'Sagàs',14);</text:p>
          </table:table-cell>
        </table:table-row>
        <table:table-row table:style-name="ro1">
          <table:table-cell office:value-type="float" office:value="81901" calcext:value-type="float">
            <text:p>81901</text:p>
          </table:table-cell>
          <table:table-cell office:value-type="string" calcext:value-type="string">
            <text:p>Saldes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55];&quot;,'&quot;;SUBSTITUTE([.B355];&quot;'&quot;;&quot;''&quot;);&quot;',&quot;;[.C355];&quot;);&quot;)" office:value-type="string" office:string-value="INSERT INTO municipi(id_municipi, municipi, id_comarca) VALUES (81901,'Saldes',14);" calcext:value-type="string">
            <text:p>INSERT INTO municipi(id_municipi, municipi, id_comarca) VALUES (81901,'Saldes',14);</text:p>
          </table:table-cell>
        </table:table-row>
        <table:table-row table:style-name="ro1">
          <table:table-cell office:value-type="float" office:value="82166" calcext:value-type="float">
            <text:p>82166</text:p>
          </table:table-cell>
          <table:table-cell office:value-type="string" calcext:value-type="string">
            <text:p>Sant Jaume de Frontanyà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56];&quot;,'&quot;;SUBSTITUTE([.B356];&quot;'&quot;;&quot;''&quot;);&quot;',&quot;;[.C356];&quot;);&quot;)" office:value-type="string" office:string-value="INSERT INTO municipi(id_municipi, municipi, id_comarca) VALUES (82166,'Sant Jaume de Frontanyà',14);" calcext:value-type="string">
            <text:p>INSERT INTO municipi(id_municipi, municipi, id_comarca) VALUES (82166,'Sant Jaume de Frontanyà',14);</text:p>
          </table:table-cell>
        </table:table-row>
        <table:table-row table:style-name="ro1">
          <table:table-cell office:value-type="float" office:value="89030" calcext:value-type="float">
            <text:p>89030</text:p>
          </table:table-cell>
          <table:table-cell office:value-type="string" calcext:value-type="string">
            <text:p>Sant Julià de Cerdanyola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57];&quot;,'&quot;;SUBSTITUTE([.B357];&quot;'&quot;;&quot;''&quot;);&quot;',&quot;;[.C357];&quot;);&quot;)" office:value-type="string" office:string-value="INSERT INTO municipi(id_municipi, municipi, id_comarca) VALUES (89030,'Sant Julià de Cerdanyola',14);" calcext:value-type="string">
            <text:p>INSERT INTO municipi(id_municipi, municipi, id_comarca) VALUES (89030,'Sant Julià de Cerdanyola',14);</text:p>
          </table:table-cell>
        </table:table-row>
        <table:table-row table:style-name="ro1">
          <table:table-cell office:value-type="float" office:value="82554" calcext:value-type="float">
            <text:p>82554</text:p>
          </table:table-cell>
          <table:table-cell office:value-type="string" calcext:value-type="string">
            <text:p>Santa Maria de Merlès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58];&quot;,'&quot;;SUBSTITUTE([.B358];&quot;'&quot;;&quot;''&quot;);&quot;',&quot;;[.C358];&quot;);&quot;)" office:value-type="string" office:string-value="INSERT INTO municipi(id_municipi, municipi, id_comarca) VALUES (82554,'Santa Maria de Merlès',14);" calcext:value-type="string">
            <text:p>INSERT INTO municipi(id_municipi, municipi, id_comarca) VALUES (82554,'Santa Maria de Merlès',14);</text:p>
          </table:table-cell>
        </table:table-row>
        <table:table-row table:style-name="ro1">
          <table:table-cell office:value-type="float" office:value="82938" calcext:value-type="float">
            <text:p>82938</text:p>
          </table:table-cell>
          <table:table-cell office:value-type="string" calcext:value-type="string">
            <text:p>Vallcebre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59];&quot;,'&quot;;SUBSTITUTE([.B359];&quot;'&quot;;&quot;''&quot;);&quot;',&quot;;[.C359];&quot;);&quot;)" office:value-type="string" office:string-value="INSERT INTO municipi(id_municipi, municipi, id_comarca) VALUES (82938,'Vallcebre',14);" calcext:value-type="string">
            <text:p>INSERT INTO municipi(id_municipi, municipi, id_comarca) VALUES (82938,'Vallcebre',14);</text:p>
          </table:table-cell>
        </table:table-row>
        <table:table-row table:style-name="ro1">
          <table:table-cell office:value-type="float" office:value="82994" calcext:value-type="float">
            <text:p>82994</text:p>
          </table:table-cell>
          <table:table-cell office:value-type="string" calcext:value-type="string">
            <text:p>Vilada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60];&quot;,'&quot;;SUBSTITUTE([.B360];&quot;'&quot;;&quot;''&quot;);&quot;',&quot;;[.C360];&quot;);&quot;)" office:value-type="string" office:string-value="INSERT INTO municipi(id_municipi, municipi, id_comarca) VALUES (82994,'Vilada',14);" calcext:value-type="string">
            <text:p>INSERT INTO municipi(id_municipi, municipi, id_comarca) VALUES (82994,'Vilada',14);</text:p>
          </table:table-cell>
        </table:table-row>
        <table:table-row table:style-name="ro1">
          <table:table-cell office:value-type="float" office:value="83089" calcext:value-type="float">
            <text:p>83089</text:p>
          </table:table-cell>
          <table:table-cell office:value-type="string" calcext:value-type="string">
            <text:p>Viver i Serrateix</text:p>
          </table:table-cell>
          <table:table-cell office:value-type="float" office:value="14" calcext:value-type="float">
            <text:p>14</text:p>
          </table:table-cell>
          <table:table-cell table:formula="of:=COM.MICROSOFT.CONCAT(&quot;INSERT INTO municipi(id_municipi, municipi, id_comarca) VALUES (&quot;;[.A361];&quot;,'&quot;;SUBSTITUTE([.B361];&quot;'&quot;;&quot;''&quot;);&quot;',&quot;;[.C361];&quot;);&quot;)" office:value-type="string" office:string-value="INSERT INTO municipi(id_municipi, municipi, id_comarca) VALUES (83089,'Viver i Serrateix',14);" calcext:value-type="string">
            <text:p>INSERT INTO municipi(id_municipi, municipi, id_comarca) VALUES (83089,'Viver i Serrateix',14);</text:p>
          </table:table-cell>
        </table:table-row>
        <table:table-row table:style-name="ro1">
          <table:table-cell office:value-type="float" office:value="170062" calcext:value-type="float">
            <text:p>170062</text:p>
          </table:table-cell>
          <table:table-cell office:value-type="string" calcext:value-type="string">
            <text:p>Alp</text:p>
          </table:table-cell>
          <table:table-cell office:value-type="float" office:value="15" calcext:value-type="float">
            <text:p>15</text:p>
          </table:table-cell>
          <table:table-cell table:formula="of:=COM.MICROSOFT.CONCAT(&quot;INSERT INTO municipi(id_municipi, municipi, id_comarca) VALUES (&quot;;[.A362];&quot;,'&quot;;SUBSTITUTE([.B362];&quot;'&quot;;&quot;''&quot;);&quot;',&quot;;[.C362];&quot;);&quot;)" office:value-type="string" office:string-value="INSERT INTO municipi(id_municipi, municipi, id_comarca) VALUES (170062,'Alp',15);" calcext:value-type="string">
            <text:p>INSERT INTO municipi(id_municipi, municipi, id_comarca) VALUES (170062,'Alp',15);</text:p>
          </table:table-cell>
        </table:table-row>
        <table:table-row table:style-name="ro1">
          <table:table-cell office:value-type="float" office:value="250518" calcext:value-type="float">
            <text:p>250518</text:p>
          </table:table-cell>
          <table:table-cell office:value-type="string" calcext:value-type="string">
            <text:p>Bellver de Cerdanya</text:p>
          </table:table-cell>
          <table:table-cell office:value-type="float" office:value="15" calcext:value-type="float">
            <text:p>15</text:p>
          </table:table-cell>
          <table:table-cell table:formula="of:=COM.MICROSOFT.CONCAT(&quot;INSERT INTO municipi(id_municipi, municipi, id_comarca) VALUES (&quot;;[.A363];&quot;,'&quot;;SUBSTITUTE([.B363];&quot;'&quot;;&quot;''&quot;);&quot;',&quot;;[.C363];&quot;);&quot;)" office:value-type="string" office:string-value="INSERT INTO municipi(id_municipi, municipi, id_comarca) VALUES (250518,'Bellver de Cerdanya',15);" calcext:value-type="string">
            <text:p>INSERT INTO municipi(id_municipi, municipi, id_comarca) VALUES (250518,'Bellver de Cerdanya',15);</text:p>
          </table:table-cell>
        </table:table-row>
        <table:table-row table:style-name="ro1">
          <table:table-cell office:value-type="float" office:value="170242" calcext:value-type="float">
            <text:p>170242</text:p>
          </table:table-cell>
          <table:table-cell office:value-type="string" calcext:value-type="string">
            <text:p>Bolvir</text:p>
          </table:table-cell>
          <table:table-cell office:value-type="float" office:value="15" calcext:value-type="float">
            <text:p>15</text:p>
          </table:table-cell>
          <table:table-cell table:formula="of:=COM.MICROSOFT.CONCAT(&quot;INSERT INTO municipi(id_municipi, municipi, id_comarca) VALUES (&quot;;[.A364];&quot;,'&quot;;SUBSTITUTE([.B364];&quot;'&quot;;&quot;''&quot;);&quot;',&quot;;[.C364];&quot;);&quot;)" office:value-type="string" office:string-value="INSERT INTO municipi(id_municipi, municipi, id_comarca) VALUES (170242,'Bolvir',15);" calcext:value-type="string">
            <text:p>INSERT INTO municipi(id_municipi, municipi, id_comarca) VALUES (170242,'Bolvir',15);</text:p>
          </table:table-cell>
        </table:table-row>
        <table:table-row table:style-name="ro1">
          <table:table-cell office:value-type="float" office:value="170617" calcext:value-type="float">
            <text:p>170617</text:p>
          </table:table-cell>
          <table:table-cell office:value-type="string" calcext:value-type="string">
            <text:p>Das</text:p>
          </table:table-cell>
          <table:table-cell office:value-type="float" office:value="15" calcext:value-type="float">
            <text:p>15</text:p>
          </table:table-cell>
          <table:table-cell table:formula="of:=COM.MICROSOFT.CONCAT(&quot;INSERT INTO municipi(id_municipi, municipi, id_comarca) VALUES (&quot;;[.A365];&quot;,'&quot;;SUBSTITUTE([.B365];&quot;'&quot;;&quot;''&quot;);&quot;',&quot;;[.C365];&quot;);&quot;)" office:value-type="string" office:string-value="INSERT INTO municipi(id_municipi, municipi, id_comarca) VALUES (170617,'Das',15);" calcext:value-type="string">
            <text:p>INSERT INTO municipi(id_municipi, municipi, id_comarca) VALUES (170617,'Das',15);</text:p>
          </table:table-cell>
        </table:table-row>
        <table:table-row table:style-name="ro1">
          <table:table-cell office:value-type="float" office:value="170694" calcext:value-type="float">
            <text:p>170694</text:p>
          </table:table-cell>
          <table:table-cell office:value-type="string" calcext:value-type="string">
            <text:p>Fontanals de Cerdanya</text:p>
          </table:table-cell>
          <table:table-cell office:value-type="float" office:value="15" calcext:value-type="float">
            <text:p>15</text:p>
          </table:table-cell>
          <table:table-cell table:formula="of:=COM.MICROSOFT.CONCAT(&quot;INSERT INTO municipi(id_municipi, municipi, id_comarca) VALUES (&quot;;[.A366];&quot;,'&quot;;SUBSTITUTE([.B366];&quot;'&quot;;&quot;''&quot;);&quot;',&quot;;[.C366];&quot;);&quot;)" office:value-type="string" office:string-value="INSERT INTO municipi(id_municipi, municipi, id_comarca) VALUES (170694,'Fontanals de Cerdanya',15);" calcext:value-type="string">
            <text:p>INSERT INTO municipi(id_municipi, municipi, id_comarca) VALUES (170694,'Fontanals de Cerdanya',15);</text:p>
          </table:table-cell>
        </table:table-row>
        <table:table-row table:style-name="ro1">
          <table:table-cell office:value-type="float" office:value="170789" calcext:value-type="float">
            <text:p>170789</text:p>
          </table:table-cell>
          <table:table-cell office:value-type="string" calcext:value-type="string">
            <text:p>Ger</text:p>
          </table:table-cell>
          <table:table-cell office:value-type="float" office:value="15" calcext:value-type="float">
            <text:p>15</text:p>
          </table:table-cell>
          <table:table-cell table:formula="of:=COM.MICROSOFT.CONCAT(&quot;INSERT INTO municipi(id_municipi, municipi, id_comarca) VALUES (&quot;;[.A367];&quot;,'&quot;;SUBSTITUTE([.B367];&quot;'&quot;;&quot;''&quot;);&quot;',&quot;;[.C367];&quot;);&quot;)" office:value-type="string" office:string-value="INSERT INTO municipi(id_municipi, municipi, id_comarca) VALUES (170789,'Ger',15);" calcext:value-type="string">
            <text:p>INSERT INTO municipi(id_municipi, municipi, id_comarca) VALUES (170789,'Ger',15);</text:p>
          </table:table-cell>
        </table:table-row>
        <table:table-row table:style-name="ro1">
          <table:table-cell office:value-type="float" office:value="170828" calcext:value-type="float">
            <text:p>170828</text:p>
          </table:table-cell>
          <table:table-cell office:value-type="string" calcext:value-type="string">
            <text:p>Guils de Cerdanya</text:p>
          </table:table-cell>
          <table:table-cell office:value-type="float" office:value="15" calcext:value-type="float">
            <text:p>15</text:p>
          </table:table-cell>
          <table:table-cell table:formula="of:=COM.MICROSOFT.CONCAT(&quot;INSERT INTO municipi(id_municipi, municipi, id_comarca) VALUES (&quot;;[.A368];&quot;,'&quot;;SUBSTITUTE([.B368];&quot;'&quot;;&quot;''&quot;);&quot;',&quot;;[.C368];&quot;);&quot;)" office:value-type="string" office:string-value="INSERT INTO municipi(id_municipi, municipi, id_comarca) VALUES (170828,'Guils de Cerdanya',15);" calcext:value-type="string">
            <text:p>INSERT INTO municipi(id_municipi, municipi, id_comarca) VALUES (170828,'Guils de Cerdanya',15);</text:p>
          </table:table-cell>
        </table:table-row>
        <table:table-row table:style-name="ro1">
          <table:table-cell office:value-type="float" office:value="170849" calcext:value-type="float">
            <text:p>170849</text:p>
          </table:table-cell>
          <table:table-cell office:value-type="string" calcext:value-type="string">
            <text:p>Isòvol</text:p>
          </table:table-cell>
          <table:table-cell office:value-type="float" office:value="15" calcext:value-type="float">
            <text:p>15</text:p>
          </table:table-cell>
          <table:table-cell table:formula="of:=COM.MICROSOFT.CONCAT(&quot;INSERT INTO municipi(id_municipi, municipi, id_comarca) VALUES (&quot;;[.A369];&quot;,'&quot;;SUBSTITUTE([.B369];&quot;'&quot;;&quot;''&quot;);&quot;',&quot;;[.C369];&quot;);&quot;)" office:value-type="string" office:string-value="INSERT INTO municipi(id_municipi, municipi, id_comarca) VALUES (170849,'Isòvol',15);" calcext:value-type="string">
            <text:p>INSERT INTO municipi(id_municipi, municipi, id_comarca) VALUES (170849,'Isòvol',15);</text:p>
          </table:table-cell>
        </table:table-row>
        <table:table-row table:style-name="ro1">
          <table:table-cell office:value-type="float" office:value="251272" calcext:value-type="float">
            <text:p>251272</text:p>
          </table:table-cell>
          <table:table-cell office:value-type="string" calcext:value-type="string">
            <text:p>Lles de Cerdanya</text:p>
          </table:table-cell>
          <table:table-cell office:value-type="float" office:value="15" calcext:value-type="float">
            <text:p>15</text:p>
          </table:table-cell>
          <table:table-cell table:formula="of:=COM.MICROSOFT.CONCAT(&quot;INSERT INTO municipi(id_municipi, municipi, id_comarca) VALUES (&quot;;[.A370];&quot;,'&quot;;SUBSTITUTE([.B370];&quot;'&quot;;&quot;''&quot;);&quot;',&quot;;[.C370];&quot;);&quot;)" office:value-type="string" office:string-value="INSERT INTO municipi(id_municipi, municipi, id_comarca) VALUES (251272,'Lles de Cerdanya',15);" calcext:value-type="string">
            <text:p>INSERT INTO municipi(id_municipi, municipi, id_comarca) VALUES (251272,'Lles de Cerdanya',15);</text:p>
          </table:table-cell>
        </table:table-row>
        <table:table-row table:style-name="ro1">
          <table:table-cell office:value-type="float" office:value="170947" calcext:value-type="float">
            <text:p>170947</text:p>
          </table:table-cell>
          <table:table-cell office:value-type="string" calcext:value-type="string">
            <text:p>Llívia</text:p>
          </table:table-cell>
          <table:table-cell office:value-type="float" office:value="15" calcext:value-type="float">
            <text:p>15</text:p>
          </table:table-cell>
          <table:table-cell table:formula="of:=COM.MICROSOFT.CONCAT(&quot;INSERT INTO municipi(id_municipi, municipi, id_comarca) VALUES (&quot;;[.A371];&quot;,'&quot;;SUBSTITUTE([.B371];&quot;'&quot;;&quot;''&quot;);&quot;',&quot;;[.C371];&quot;);&quot;)" office:value-type="string" office:string-value="INSERT INTO municipi(id_municipi, municipi, id_comarca) VALUES (170947,'Llívia',15);" calcext:value-type="string">
            <text:p>INSERT INTO municipi(id_municipi, municipi, id_comarca) VALUES (170947,'Llívia',15);</text:p>
          </table:table-cell>
        </table:table-row>
        <table:table-row table:style-name="ro1">
          <table:table-cell office:value-type="float" office:value="170998" calcext:value-type="float">
            <text:p>170998</text:p>
          </table:table-cell>
          <table:table-cell office:value-type="string" calcext:value-type="string">
            <text:p>Meranges</text:p>
          </table:table-cell>
          <table:table-cell office:value-type="float" office:value="15" calcext:value-type="float">
            <text:p>15</text:p>
          </table:table-cell>
          <table:table-cell table:formula="of:=COM.MICROSOFT.CONCAT(&quot;INSERT INTO municipi(id_municipi, municipi, id_comarca) VALUES (&quot;;[.A372];&quot;,'&quot;;SUBSTITUTE([.B372];&quot;'&quot;;&quot;''&quot;);&quot;',&quot;;[.C372];&quot;);&quot;)" office:value-type="string" office:string-value="INSERT INTO municipi(id_municipi, municipi, id_comarca) VALUES (170998,'Meranges',15);" calcext:value-type="string">
            <text:p>INSERT INTO municipi(id_municipi, municipi, id_comarca) VALUES (170998,'Meranges',15);</text:p>
          </table:table-cell>
        </table:table-row>
        <table:table-row table:style-name="ro1">
          <table:table-cell office:value-type="float" office:value="251399" calcext:value-type="float">
            <text:p>251399</text:p>
          </table:table-cell>
          <table:table-cell office:value-type="string" calcext:value-type="string">
            <text:p>Montellà i Martinet</text:p>
          </table:table-cell>
          <table:table-cell office:value-type="float" office:value="15" calcext:value-type="float">
            <text:p>15</text:p>
          </table:table-cell>
          <table:table-cell table:formula="of:=COM.MICROSOFT.CONCAT(&quot;INSERT INTO municipi(id_municipi, municipi, id_comarca) VALUES (&quot;;[.A373];&quot;,'&quot;;SUBSTITUTE([.B373];&quot;'&quot;;&quot;''&quot;);&quot;',&quot;;[.C373];&quot;);&quot;)" office:value-type="string" office:string-value="INSERT INTO municipi(id_municipi, municipi, id_comarca) VALUES (251399,'Montellà i Martinet',15);" calcext:value-type="string">
            <text:p>INSERT INTO municipi(id_municipi, municipi, id_comarca) VALUES (251399,'Montellà i Martinet',15);</text:p>
          </table:table-cell>
        </table:table-row>
        <table:table-row table:style-name="ro1">
          <table:table-cell office:value-type="float" office:value="251752" calcext:value-type="float">
            <text:p>251752</text:p>
          </table:table-cell>
          <table:table-cell office:value-type="string" calcext:value-type="string">
            <text:p>Prats i Sansor</text:p>
          </table:table-cell>
          <table:table-cell office:value-type="float" office:value="15" calcext:value-type="float">
            <text:p>15</text:p>
          </table:table-cell>
          <table:table-cell table:formula="of:=COM.MICROSOFT.CONCAT(&quot;INSERT INTO municipi(id_municipi, municipi, id_comarca) VALUES (&quot;;[.A374];&quot;,'&quot;;SUBSTITUTE([.B374];&quot;'&quot;;&quot;''&quot;);&quot;',&quot;;[.C374];&quot;);&quot;)" office:value-type="string" office:string-value="INSERT INTO municipi(id_municipi, municipi, id_comarca) VALUES (251752,'Prats i Sansor',15);" calcext:value-type="string">
            <text:p>INSERT INTO municipi(id_municipi, municipi, id_comarca) VALUES (251752,'Prats i Sansor',15);</text:p>
          </table:table-cell>
        </table:table-row>
        <table:table-row table:style-name="ro1">
          <table:table-cell office:value-type="float" office:value="251790" calcext:value-type="float">
            <text:p>251790</text:p>
          </table:table-cell>
          <table:table-cell office:value-type="string" calcext:value-type="string">
            <text:p>Prullans</text:p>
          </table:table-cell>
          <table:table-cell office:value-type="float" office:value="15" calcext:value-type="float">
            <text:p>15</text:p>
          </table:table-cell>
          <table:table-cell table:formula="of:=COM.MICROSOFT.CONCAT(&quot;INSERT INTO municipi(id_municipi, municipi, id_comarca) VALUES (&quot;;[.A375];&quot;,'&quot;;SUBSTITUTE([.B375];&quot;'&quot;;&quot;''&quot;);&quot;',&quot;;[.C375];&quot;);&quot;)" office:value-type="string" office:string-value="INSERT INTO municipi(id_municipi, municipi, id_comarca) VALUES (251790,'Prullans',15);" calcext:value-type="string">
            <text:p>INSERT INTO municipi(id_municipi, municipi, id_comarca) VALUES (251790,'Prullans',15);</text:p>
          </table:table-cell>
        </table:table-row>
        <table:table-row table:style-name="ro1">
          <table:table-cell office:value-type="float" office:value="171411" calcext:value-type="float">
            <text:p>171411</text:p>
          </table:table-cell>
          <table:table-cell office:value-type="string" calcext:value-type="string">
            <text:p>Puigcerdà</text:p>
          </table:table-cell>
          <table:table-cell office:value-type="float" office:value="15" calcext:value-type="float">
            <text:p>15</text:p>
          </table:table-cell>
          <table:table-cell table:formula="of:=COM.MICROSOFT.CONCAT(&quot;INSERT INTO municipi(id_municipi, municipi, id_comarca) VALUES (&quot;;[.A376];&quot;,'&quot;;SUBSTITUTE([.B376];&quot;'&quot;;&quot;''&quot;);&quot;',&quot;;[.C376];&quot;);&quot;)" office:value-type="string" office:string-value="INSERT INTO municipi(id_municipi, municipi, id_comarca) VALUES (171411,'Puigcerdà',15);" calcext:value-type="string">
            <text:p>INSERT INTO municipi(id_municipi, municipi, id_comarca) VALUES (171411,'Puigcerdà',15);</text:p>
          </table:table-cell>
        </table:table-row>
        <table:table-row table:style-name="ro1">
          <table:table-cell office:value-type="float" office:value="259139" calcext:value-type="float">
            <text:p>259139</text:p>
          </table:table-cell>
          <table:table-cell office:value-type="string" calcext:value-type="string">
            <text:p>Riu de Cerdanya</text:p>
          </table:table-cell>
          <table:table-cell office:value-type="float" office:value="15" calcext:value-type="float">
            <text:p>15</text:p>
          </table:table-cell>
          <table:table-cell table:formula="of:=COM.MICROSOFT.CONCAT(&quot;INSERT INTO municipi(id_municipi, municipi, id_comarca) VALUES (&quot;;[.A377];&quot;,'&quot;;SUBSTITUTE([.B377];&quot;'&quot;;&quot;''&quot;);&quot;',&quot;;[.C377];&quot;);&quot;)" office:value-type="string" office:string-value="INSERT INTO municipi(id_municipi, municipi, id_comarca) VALUES (259139,'Riu de Cerdanya',15);" calcext:value-type="string">
            <text:p>INSERT INTO municipi(id_municipi, municipi, id_comarca) VALUES (259139,'Riu de Cerdanya',15);</text:p>
          </table:table-cell>
        </table:table-row>
        <table:table-row table:style-name="ro1">
          <table:table-cell office:value-type="float" office:value="172060" calcext:value-type="float">
            <text:p>172060</text:p>
          </table:table-cell>
          <table:table-cell office:value-type="string" calcext:value-type="string">
            <text:p>Urús</text:p>
          </table:table-cell>
          <table:table-cell office:value-type="float" office:value="15" calcext:value-type="float">
            <text:p>15</text:p>
          </table:table-cell>
          <table:table-cell table:formula="of:=COM.MICROSOFT.CONCAT(&quot;INSERT INTO municipi(id_municipi, municipi, id_comarca) VALUES (&quot;;[.A378];&quot;,'&quot;;SUBSTITUTE([.B378];&quot;'&quot;;&quot;''&quot;);&quot;',&quot;;[.C378];&quot;);&quot;)" office:value-type="string" office:string-value="INSERT INTO municipi(id_municipi, municipi, id_comarca) VALUES (172060,'Urús',15);" calcext:value-type="string">
            <text:p>INSERT INTO municipi(id_municipi, municipi, id_comarca) VALUES (172060,'Urús',15);</text:p>
          </table:table-cell>
        </table:table-row>
        <table:table-row table:style-name="ro1">
          <table:table-cell office:value-type="float" office:value="430213" calcext:value-type="float">
            <text:p>430213</text:p>
          </table:table-cell>
          <table:table-cell office:value-type="string" calcext:value-type="string">
            <text:p>Barberà de la Conca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79];&quot;,'&quot;;SUBSTITUTE([.B379];&quot;'&quot;;&quot;''&quot;);&quot;',&quot;;[.C379];&quot;);&quot;)" office:value-type="string" office:string-value="INSERT INTO municipi(id_municipi, municipi, id_comarca) VALUES (430213,'Barberà de la Conca',16);" calcext:value-type="string">
            <text:p>INSERT INTO municipi(id_municipi, municipi, id_comarca) VALUES (430213,'Barberà de la Conca',16);</text:p>
          </table:table-cell>
        </table:table-row>
        <table:table-row table:style-name="ro1">
          <table:table-cell office:value-type="float" office:value="430290" calcext:value-type="float">
            <text:p>430290</text:p>
          </table:table-cell>
          <table:table-cell office:value-type="string" calcext:value-type="string">
            <text:p>Blancafort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80];&quot;,'&quot;;SUBSTITUTE([.B380];&quot;'&quot;;&quot;''&quot;);&quot;',&quot;;[.C380];&quot;);&quot;)" office:value-type="string" office:string-value="INSERT INTO municipi(id_municipi, municipi, id_comarca) VALUES (430290,'Blancafort',16);" calcext:value-type="string">
            <text:p>INSERT INTO municipi(id_municipi, municipi, id_comarca) VALUES (430290,'Blancafort',16);</text:p>
          </table:table-cell>
        </table:table-row>
        <table:table-row table:style-name="ro1">
          <table:table-cell office:value-type="float" office:value="430461" calcext:value-type="float">
            <text:p>430461</text:p>
          </table:table-cell>
          <table:table-cell office:value-type="string" calcext:value-type="string">
            <text:p>Conesa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81];&quot;,'&quot;;SUBSTITUTE([.B381];&quot;'&quot;;&quot;''&quot;);&quot;',&quot;;[.C381];&quot;);&quot;)" office:value-type="string" office:string-value="INSERT INTO municipi(id_municipi, municipi, id_comarca) VALUES (430461,'Conesa',16);" calcext:value-type="string">
            <text:p>INSERT INTO municipi(id_municipi, municipi, id_comarca) VALUES (430461,'Conesa',16);</text:p>
          </table:table-cell>
        </table:table-row>
        <table:table-row table:style-name="ro1">
          <table:table-cell office:value-type="float" office:value="430542" calcext:value-type="float">
            <text:p>430542</text:p>
          </table:table-cell>
          <table:table-cell office:value-type="string" calcext:value-type="string">
            <text:p>Espluga de Francolí, l'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82];&quot;,'&quot;;SUBSTITUTE([.B382];&quot;'&quot;;&quot;''&quot;);&quot;',&quot;;[.C382];&quot;);&quot;)" office:value-type="string" office:string-value="INSERT INTO municipi(id_municipi, municipi, id_comarca) VALUES (430542,'Espluga de Francolí, l''',16);" calcext:value-type="string">
            <text:p>INSERT INTO municipi(id_municipi, municipi, id_comarca) VALUES (430542,'Espluga de Francolí, l''',16);</text:p>
          </table:table-cell>
        </table:table-row>
        <table:table-row table:style-name="ro1">
          <table:table-cell office:value-type="float" office:value="430614" calcext:value-type="float">
            <text:p>430614</text:p>
          </table:table-cell>
          <table:table-cell office:value-type="string" calcext:value-type="string">
            <text:p>Forès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83];&quot;,'&quot;;SUBSTITUTE([.B383];&quot;'&quot;;&quot;''&quot;);&quot;',&quot;;[.C383];&quot;);&quot;)" office:value-type="string" office:string-value="INSERT INTO municipi(id_municipi, municipi, id_comarca) VALUES (430614,'Forès',16);" calcext:value-type="string">
            <text:p>INSERT INTO municipi(id_municipi, municipi, id_comarca) VALUES (430614,'Forès',16);</text:p>
          </table:table-cell>
        </table:table-row>
        <table:table-row table:style-name="ro1">
          <table:table-cell office:value-type="float" office:value="430733" calcext:value-type="float">
            <text:p>430733</text:p>
          </table:table-cell>
          <table:table-cell office:value-type="string" calcext:value-type="string">
            <text:p>Llorac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84];&quot;,'&quot;;SUBSTITUTE([.B384];&quot;'&quot;;&quot;''&quot;);&quot;',&quot;;[.C384];&quot;);&quot;)" office:value-type="string" office:string-value="INSERT INTO municipi(id_municipi, municipi, id_comarca) VALUES (430733,'Llorac',16);" calcext:value-type="string">
            <text:p>INSERT INTO municipi(id_municipi, municipi, id_comarca) VALUES (430733,'Llorac',16);</text:p>
          </table:table-cell>
        </table:table-row>
        <table:table-row table:style-name="ro1">
          <table:table-cell office:value-type="float" office:value="430862" calcext:value-type="float">
            <text:p>430862</text:p>
          </table:table-cell>
          <table:table-cell office:value-type="string" calcext:value-type="string">
            <text:p>Montblanc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85];&quot;,'&quot;;SUBSTITUTE([.B385];&quot;'&quot;;&quot;''&quot;);&quot;',&quot;;[.C385];&quot;);&quot;)" office:value-type="string" office:string-value="INSERT INTO municipi(id_municipi, municipi, id_comarca) VALUES (430862,'Montblanc',16);" calcext:value-type="string">
            <text:p>INSERT INTO municipi(id_municipi, municipi, id_comarca) VALUES (430862,'Montblanc',16);</text:p>
          </table:table-cell>
        </table:table-row>
        <table:table-row table:style-name="ro1">
          <table:table-cell office:value-type="float" office:value="431016" calcext:value-type="float">
            <text:p>431016</text:p>
          </table:table-cell>
          <table:table-cell office:value-type="string" calcext:value-type="string">
            <text:p>Passanant i Belltall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86];&quot;,'&quot;;SUBSTITUTE([.B386];&quot;'&quot;;&quot;''&quot;);&quot;',&quot;;[.C386];&quot;);&quot;)" office:value-type="string" office:string-value="INSERT INTO municipi(id_municipi, municipi, id_comarca) VALUES (431016,'Passanant i Belltall',16);" calcext:value-type="string">
            <text:p>INSERT INTO municipi(id_municipi, municipi, id_comarca) VALUES (431016,'Passanant i Belltall',16);</text:p>
          </table:table-cell>
        </table:table-row>
        <table:table-row table:style-name="ro1">
          <table:table-cell office:value-type="float" office:value="431055" calcext:value-type="float">
            <text:p>431055</text:p>
          </table:table-cell>
          <table:table-cell office:value-type="string" calcext:value-type="string">
            <text:p>Piles, les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87];&quot;,'&quot;;SUBSTITUTE([.B387];&quot;'&quot;;&quot;''&quot;);&quot;',&quot;;[.C387];&quot;);&quot;)" office:value-type="string" office:string-value="INSERT INTO municipi(id_municipi, municipi, id_comarca) VALUES (431055,'Piles, les',16);" calcext:value-type="string">
            <text:p>INSERT INTO municipi(id_municipi, municipi, id_comarca) VALUES (431055,'Piles, les',16);</text:p>
          </table:table-cell>
        </table:table-row>
        <table:table-row table:style-name="ro1">
          <table:table-cell office:value-type="float" office:value="431074" calcext:value-type="float">
            <text:p>431074</text:p>
          </table:table-cell>
          <table:table-cell office:value-type="string" calcext:value-type="string">
            <text:p>Pira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88];&quot;,'&quot;;SUBSTITUTE([.B388];&quot;'&quot;;&quot;''&quot;);&quot;',&quot;;[.C388];&quot;);&quot;)" office:value-type="string" office:string-value="INSERT INTO municipi(id_municipi, municipi, id_comarca) VALUES (431074,'Pira',16);" calcext:value-type="string">
            <text:p>INSERT INTO municipi(id_municipi, municipi, id_comarca) VALUES (431074,'Pira',16);</text:p>
          </table:table-cell>
        </table:table-row>
        <table:table-row table:style-name="ro1">
          <table:table-cell office:value-type="float" office:value="431418" calcext:value-type="float">
            <text:p>431418</text:p>
          </table:table-cell>
          <table:table-cell office:value-type="string" calcext:value-type="string">
            <text:p>Pontils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89];&quot;,'&quot;;SUBSTITUTE([.B389];&quot;'&quot;;&quot;''&quot;);&quot;',&quot;;[.C389];&quot;);&quot;)" office:value-type="string" office:string-value="INSERT INTO municipi(id_municipi, municipi, id_comarca) VALUES (431418,'Pontils',16);" calcext:value-type="string">
            <text:p>INSERT INTO municipi(id_municipi, municipi, id_comarca) VALUES (431418,'Pontils',16);</text:p>
          </table:table-cell>
        </table:table-row>
        <table:table-row table:style-name="ro1">
          <table:table-cell office:value-type="float" office:value="431303" calcext:value-type="float">
            <text:p>431303</text:p>
          </table:table-cell>
          <table:table-cell office:value-type="string" calcext:value-type="string">
            <text:p>Rocafort de Queralt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90];&quot;,'&quot;;SUBSTITUTE([.B390];&quot;'&quot;;&quot;''&quot;);&quot;',&quot;;[.C390];&quot;);&quot;)" office:value-type="string" office:string-value="INSERT INTO municipi(id_municipi, municipi, id_comarca) VALUES (431303,'Rocafort de Queralt',16);" calcext:value-type="string">
            <text:p>INSERT INTO municipi(id_municipi, municipi, id_comarca) VALUES (431303,'Rocafort de Queralt',16);</text:p>
          </table:table-cell>
        </table:table-row>
        <table:table-row table:style-name="ro1">
          <table:table-cell office:value-type="float" office:value="431397" calcext:value-type="float">
            <text:p>431397</text:p>
          </table:table-cell>
          <table:table-cell office:value-type="string" calcext:value-type="string">
            <text:p>Santa Coloma de Queralt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91];&quot;,'&quot;;SUBSTITUTE([.B391];&quot;'&quot;;&quot;''&quot;);&quot;',&quot;;[.C391];&quot;);&quot;)" office:value-type="string" office:string-value="INSERT INTO municipi(id_municipi, municipi, id_comarca) VALUES (431397,'Santa Coloma de Queralt',16);" calcext:value-type="string">
            <text:p>INSERT INTO municipi(id_municipi, municipi, id_comarca) VALUES (431397,'Santa Coloma de Queralt',16);</text:p>
          </table:table-cell>
        </table:table-row>
        <table:table-row table:style-name="ro1">
          <table:table-cell office:value-type="float" office:value="431423" calcext:value-type="float">
            <text:p>431423</text:p>
          </table:table-cell>
          <table:table-cell office:value-type="string" calcext:value-type="string">
            <text:p>Sarral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92];&quot;,'&quot;;SUBSTITUTE([.B392];&quot;'&quot;;&quot;''&quot;);&quot;',&quot;;[.C392];&quot;);&quot;)" office:value-type="string" office:string-value="INSERT INTO municipi(id_municipi, municipi, id_comarca) VALUES (431423,'Sarral',16);" calcext:value-type="string">
            <text:p>INSERT INTO municipi(id_municipi, municipi, id_comarca) VALUES (431423,'Sarral',16);</text:p>
          </table:table-cell>
        </table:table-row>
        <table:table-row table:style-name="ro1">
          <table:table-cell office:value-type="float" office:value="431439" calcext:value-type="float">
            <text:p>431439</text:p>
          </table:table-cell>
          <table:table-cell office:value-type="string" calcext:value-type="string">
            <text:p>Savallà del Comtat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93];&quot;,'&quot;;SUBSTITUTE([.B393];&quot;'&quot;;&quot;''&quot;);&quot;',&quot;;[.C393];&quot;);&quot;)" office:value-type="string" office:string-value="INSERT INTO municipi(id_municipi, municipi, id_comarca) VALUES (431439,'Savallà del Comtat',16);" calcext:value-type="string">
            <text:p>INSERT INTO municipi(id_municipi, municipi, id_comarca) VALUES (431439,'Savallà del Comtat',16);</text:p>
          </table:table-cell>
        </table:table-row>
        <table:table-row table:style-name="ro1">
          <table:table-cell office:value-type="float" office:value="431460" calcext:value-type="float">
            <text:p>431460</text:p>
          </table:table-cell>
          <table:table-cell office:value-type="string" calcext:value-type="string">
            <text:p>Senan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94];&quot;,'&quot;;SUBSTITUTE([.B394];&quot;'&quot;;&quot;''&quot;);&quot;',&quot;;[.C394];&quot;);&quot;)" office:value-type="string" office:string-value="INSERT INTO municipi(id_municipi, municipi, id_comarca) VALUES (431460,'Senan',16);" calcext:value-type="string">
            <text:p>INSERT INTO municipi(id_municipi, municipi, id_comarca) VALUES (431460,'Senan',16);</text:p>
          </table:table-cell>
        </table:table-row>
        <table:table-row table:style-name="ro1">
          <table:table-cell office:value-type="float" office:value="431476" calcext:value-type="float">
            <text:p>431476</text:p>
          </table:table-cell>
          <table:table-cell office:value-type="string" calcext:value-type="string">
            <text:p>Solivella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95];&quot;,'&quot;;SUBSTITUTE([.B395];&quot;'&quot;;&quot;''&quot;);&quot;',&quot;;[.C395];&quot;);&quot;)" office:value-type="string" office:string-value="INSERT INTO municipi(id_municipi, municipi, id_comarca) VALUES (431476,'Solivella',16);" calcext:value-type="string">
            <text:p>INSERT INTO municipi(id_municipi, municipi, id_comarca) VALUES (431476,'Solivella',16);</text:p>
          </table:table-cell>
        </table:table-row>
        <table:table-row table:style-name="ro1">
          <table:table-cell office:value-type="float" office:value="431589" calcext:value-type="float">
            <text:p>431589</text:p>
          </table:table-cell>
          <table:table-cell office:value-type="string" calcext:value-type="string">
            <text:p>Vallclara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96];&quot;,'&quot;;SUBSTITUTE([.B396];&quot;'&quot;;&quot;''&quot;);&quot;',&quot;;[.C396];&quot;);&quot;)" office:value-type="string" office:string-value="INSERT INTO municipi(id_municipi, municipi, id_comarca) VALUES (431589,'Vallclara',16);" calcext:value-type="string">
            <text:p>INSERT INTO municipi(id_municipi, municipi, id_comarca) VALUES (431589,'Vallclara',16);</text:p>
          </table:table-cell>
        </table:table-row>
        <table:table-row table:style-name="ro1">
          <table:table-cell office:value-type="float" office:value="431592" calcext:value-type="float">
            <text:p>431592</text:p>
          </table:table-cell>
          <table:table-cell office:value-type="string" calcext:value-type="string">
            <text:p>Vallfogona de Riucorb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97];&quot;,'&quot;;SUBSTITUTE([.B397];&quot;'&quot;;&quot;''&quot;);&quot;',&quot;;[.C397];&quot;);&quot;)" office:value-type="string" office:string-value="INSERT INTO municipi(id_municipi, municipi, id_comarca) VALUES (431592,'Vallfogona de Riucorb',16);" calcext:value-type="string">
            <text:p>INSERT INTO municipi(id_municipi, municipi, id_comarca) VALUES (431592,'Vallfogona de Riucorb',16);</text:p>
          </table:table-cell>
        </table:table-row>
        <table:table-row table:style-name="ro1">
          <table:table-cell office:value-type="float" office:value="431687" calcext:value-type="float">
            <text:p>431687</text:p>
          </table:table-cell>
          <table:table-cell office:value-type="string" calcext:value-type="string">
            <text:p>Vilanova de Prades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98];&quot;,'&quot;;SUBSTITUTE([.B398];&quot;'&quot;;&quot;''&quot;);&quot;',&quot;;[.C398];&quot;);&quot;)" office:value-type="string" office:string-value="INSERT INTO municipi(id_municipi, municipi, id_comarca) VALUES (431687,'Vilanova de Prades',16);" calcext:value-type="string">
            <text:p>INSERT INTO municipi(id_municipi, municipi, id_comarca) VALUES (431687,'Vilanova de Prades',16);</text:p>
          </table:table-cell>
        </table:table-row>
        <table:table-row table:style-name="ro1">
          <table:table-cell office:value-type="float" office:value="431726" calcext:value-type="float">
            <text:p>431726</text:p>
          </table:table-cell>
          <table:table-cell office:value-type="string" calcext:value-type="string">
            <text:p>Vilaverd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399];&quot;,'&quot;;SUBSTITUTE([.B399];&quot;'&quot;;&quot;''&quot;);&quot;',&quot;;[.C399];&quot;);&quot;)" office:value-type="string" office:string-value="INSERT INTO municipi(id_municipi, municipi, id_comarca) VALUES (431726,'Vilaverd',16);" calcext:value-type="string">
            <text:p>INSERT INTO municipi(id_municipi, municipi, id_comarca) VALUES (431726,'Vilaverd',16);</text:p>
          </table:table-cell>
        </table:table-row>
        <table:table-row table:style-name="ro1">
          <table:table-cell office:value-type="float" office:value="431763" calcext:value-type="float">
            <text:p>431763</text:p>
          </table:table-cell>
          <table:table-cell office:value-type="string" calcext:value-type="string">
            <text:p>Vimbodí i Poblet</text:p>
          </table:table-cell>
          <table:table-cell office:value-type="float" office:value="16" calcext:value-type="float">
            <text:p>16</text:p>
          </table:table-cell>
          <table:table-cell table:formula="of:=COM.MICROSOFT.CONCAT(&quot;INSERT INTO municipi(id_municipi, municipi, id_comarca) VALUES (&quot;;[.A400];&quot;,'&quot;;SUBSTITUTE([.B400];&quot;'&quot;;&quot;''&quot;);&quot;',&quot;;[.C400];&quot;);&quot;)" office:value-type="string" office:string-value="INSERT INTO municipi(id_municipi, municipi, id_comarca) VALUES (431763,'Vimbodí i Poblet',16);" calcext:value-type="string">
            <text:p>INSERT INTO municipi(id_municipi, municipi, id_comarca) VALUES (431763,'Vimbodí i Poblet',16);</text:p>
          </table:table-cell>
        </table:table-row>
        <table:table-row table:style-name="ro1">
          <table:table-cell office:value-type="float" office:value="80431" calcext:value-type="float">
            <text:p>80431</text:p>
          </table:table-cell>
          <table:table-cell office:value-type="string" calcext:value-type="string">
            <text:p>Canyelles</text:p>
          </table:table-cell>
          <table:table-cell office:value-type="float" office:value="17" calcext:value-type="float">
            <text:p>17</text:p>
          </table:table-cell>
          <table:table-cell table:formula="of:=COM.MICROSOFT.CONCAT(&quot;INSERT INTO municipi(id_municipi, municipi, id_comarca) VALUES (&quot;;[.A401];&quot;,'&quot;;SUBSTITUTE([.B401];&quot;'&quot;;&quot;''&quot;);&quot;',&quot;;[.C401];&quot;);&quot;)" office:value-type="string" office:string-value="INSERT INTO municipi(id_municipi, municipi, id_comarca) VALUES (80431,'Canyelles',17);" calcext:value-type="string">
            <text:p>INSERT INTO municipi(id_municipi, municipi, id_comarca) VALUES (80431,'Canyelles',17);</text:p>
          </table:table-cell>
        </table:table-row>
        <table:table-row table:style-name="ro1">
          <table:table-cell office:value-type="float" office:value="80749" calcext:value-type="float">
            <text:p>80749</text:p>
          </table:table-cell>
          <table:table-cell office:value-type="string" calcext:value-type="string">
            <text:p>Cubelles</text:p>
          </table:table-cell>
          <table:table-cell office:value-type="float" office:value="17" calcext:value-type="float">
            <text:p>17</text:p>
          </table:table-cell>
          <table:table-cell table:formula="of:=COM.MICROSOFT.CONCAT(&quot;INSERT INTO municipi(id_municipi, municipi, id_comarca) VALUES (&quot;;[.A402];&quot;,'&quot;;SUBSTITUTE([.B402];&quot;'&quot;;&quot;''&quot;);&quot;',&quot;;[.C402];&quot;);&quot;)" office:value-type="string" office:string-value="INSERT INTO municipi(id_municipi, municipi, id_comarca) VALUES (80749,'Cubelles',17);" calcext:value-type="string">
            <text:p>INSERT INTO municipi(id_municipi, municipi, id_comarca) VALUES (80749,'Cubelles',17);</text:p>
          </table:table-cell>
        </table:table-row>
        <table:table-row table:style-name="ro1">
          <table:table-cell office:value-type="float" office:value="81483" calcext:value-type="float">
            <text:p>81483</text:p>
          </table:table-cell>
          <table:table-cell office:value-type="string" calcext:value-type="string">
            <text:p>Olivella</text:p>
          </table:table-cell>
          <table:table-cell office:value-type="float" office:value="17" calcext:value-type="float">
            <text:p>17</text:p>
          </table:table-cell>
          <table:table-cell table:formula="of:=COM.MICROSOFT.CONCAT(&quot;INSERT INTO municipi(id_municipi, municipi, id_comarca) VALUES (&quot;;[.A403];&quot;,'&quot;;SUBSTITUTE([.B403];&quot;'&quot;;&quot;''&quot;);&quot;',&quot;;[.C403];&quot;);&quot;)" office:value-type="string" office:string-value="INSERT INTO municipi(id_municipi, municipi, id_comarca) VALUES (81483,'Olivella',17);" calcext:value-type="string">
            <text:p>INSERT INTO municipi(id_municipi, municipi, id_comarca) VALUES (81483,'Olivella',17);</text:p>
          </table:table-cell>
        </table:table-row>
        <table:table-row table:style-name="ro1">
          <table:table-cell office:value-type="float" office:value="82310" calcext:value-type="float">
            <text:p>82310</text:p>
          </table:table-cell>
          <table:table-cell office:value-type="string" calcext:value-type="string">
            <text:p>Sant Pere de Ribes</text:p>
          </table:table-cell>
          <table:table-cell office:value-type="float" office:value="17" calcext:value-type="float">
            <text:p>17</text:p>
          </table:table-cell>
          <table:table-cell table:formula="of:=COM.MICROSOFT.CONCAT(&quot;INSERT INTO municipi(id_municipi, municipi, id_comarca) VALUES (&quot;;[.A404];&quot;,'&quot;;SUBSTITUTE([.B404];&quot;'&quot;;&quot;''&quot;);&quot;',&quot;;[.C404];&quot;);&quot;)" office:value-type="string" office:string-value="INSERT INTO municipi(id_municipi, municipi, id_comarca) VALUES (82310,'Sant Pere de Ribes',17);" calcext:value-type="string">
            <text:p>INSERT INTO municipi(id_municipi, municipi, id_comarca) VALUES (82310,'Sant Pere de Ribes',17);</text:p>
          </table:table-cell>
        </table:table-row>
        <table:table-row table:style-name="ro1">
          <table:table-cell office:value-type="float" office:value="82704" calcext:value-type="float">
            <text:p>82704</text:p>
          </table:table-cell>
          <table:table-cell office:value-type="string" calcext:value-type="string">
            <text:p>Sitges</text:p>
          </table:table-cell>
          <table:table-cell office:value-type="float" office:value="17" calcext:value-type="float">
            <text:p>17</text:p>
          </table:table-cell>
          <table:table-cell table:formula="of:=COM.MICROSOFT.CONCAT(&quot;INSERT INTO municipi(id_municipi, municipi, id_comarca) VALUES (&quot;;[.A405];&quot;,'&quot;;SUBSTITUTE([.B405];&quot;'&quot;;&quot;''&quot;);&quot;',&quot;;[.C405];&quot;);&quot;)" office:value-type="string" office:string-value="INSERT INTO municipi(id_municipi, municipi, id_comarca) VALUES (82704,'Sitges',17);" calcext:value-type="string">
            <text:p>INSERT INTO municipi(id_municipi, municipi, id_comarca) VALUES (82704,'Sitges',17);</text:p>
          </table:table-cell>
        </table:table-row>
        <table:table-row table:style-name="ro1">
          <table:table-cell office:value-type="float" office:value="83073" calcext:value-type="float">
            <text:p>83073</text:p>
          </table:table-cell>
          <table:table-cell office:value-type="string" calcext:value-type="string">
            <text:p>Vilanova i la Geltrú</text:p>
          </table:table-cell>
          <table:table-cell office:value-type="float" office:value="17" calcext:value-type="float">
            <text:p>17</text:p>
          </table:table-cell>
          <table:table-cell table:formula="of:=COM.MICROSOFT.CONCAT(&quot;INSERT INTO municipi(id_municipi, municipi, id_comarca) VALUES (&quot;;[.A406];&quot;,'&quot;;SUBSTITUTE([.B406];&quot;'&quot;;&quot;''&quot;);&quot;',&quot;;[.C406];&quot;);&quot;)" office:value-type="string" office:string-value="INSERT INTO municipi(id_municipi, municipi, id_comarca) VALUES (83073,'Vilanova i la Geltrú',17);" calcext:value-type="string">
            <text:p>INSERT INTO municipi(id_municipi, municipi, id_comarca) VALUES (83073,'Vilanova i la Geltrú',17);</text:p>
          </table:table-cell>
        </table:table-row>
        <table:table-row table:style-name="ro1">
          <table:table-cell office:value-type="float" office:value="250061" calcext:value-type="float">
            <text:p>250061</text:p>
          </table:table-cell>
          <table:table-cell office:value-type="string" calcext:value-type="string">
            <text:p>Albagés, l'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07];&quot;,'&quot;;SUBSTITUTE([.B407];&quot;'&quot;;&quot;''&quot;);&quot;',&quot;;[.C407];&quot;);&quot;)" office:value-type="string" office:string-value="INSERT INTO municipi(id_municipi, municipi, id_comarca) VALUES (250061,'Albagés, l''',18);" calcext:value-type="string">
            <text:p>INSERT INTO municipi(id_municipi, municipi, id_comarca) VALUES (250061,'Albagés, l''',18);</text:p>
          </table:table-cell>
        </table:table-row>
        <table:table-row table:style-name="ro1">
          <table:table-cell office:value-type="float" office:value="250096" calcext:value-type="float">
            <text:p>250096</text:p>
          </table:table-cell>
          <table:table-cell office:value-type="string" calcext:value-type="string">
            <text:p>Albi, l'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08];&quot;,'&quot;;SUBSTITUTE([.B408];&quot;'&quot;;&quot;''&quot;);&quot;',&quot;;[.C408];&quot;);&quot;)" office:value-type="string" office:string-value="INSERT INTO municipi(id_municipi, municipi, id_comarca) VALUES (250096,'Albi, l''',18);" calcext:value-type="string">
            <text:p>INSERT INTO municipi(id_municipi, municipi, id_comarca) VALUES (250096,'Albi, l''',18);</text:p>
          </table:table-cell>
        </table:table-row>
        <table:table-row table:style-name="ro1">
          <table:table-cell office:value-type="float" office:value="250292" calcext:value-type="float">
            <text:p>250292</text:p>
          </table:table-cell>
          <table:table-cell office:value-type="string" calcext:value-type="string">
            <text:p>Arbeca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09];&quot;,'&quot;;SUBSTITUTE([.B409];&quot;'&quot;;&quot;''&quot;);&quot;',&quot;;[.C409];&quot;);&quot;)" office:value-type="string" office:string-value="INSERT INTO municipi(id_municipi, municipi, id_comarca) VALUES (250292,'Arbeca',18);" calcext:value-type="string">
            <text:p>INSERT INTO municipi(id_municipi, municipi, id_comarca) VALUES (250292,'Arbeca',18);</text:p>
          </table:table-cell>
        </table:table-row>
        <table:table-row table:style-name="ro1">
          <table:table-cell office:value-type="float" office:value="251706" calcext:value-type="float">
            <text:p>251706</text:p>
          </table:table-cell>
          <table:table-cell office:value-type="string" calcext:value-type="string">
            <text:p>Bellaguarda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10];&quot;,'&quot;;SUBSTITUTE([.B410];&quot;'&quot;;&quot;''&quot;);&quot;',&quot;;[.C410];&quot;);&quot;)" office:value-type="string" office:string-value="INSERT INTO municipi(id_municipi, municipi, id_comarca) VALUES (251706,'Bellaguarda',18);" calcext:value-type="string">
            <text:p>INSERT INTO municipi(id_municipi, municipi, id_comarca) VALUES (251706,'Bellaguarda',18);</text:p>
          </table:table-cell>
        </table:table-row>
        <table:table-row table:style-name="ro1">
          <table:table-cell office:value-type="float" office:value="250582" calcext:value-type="float">
            <text:p>250582</text:p>
          </table:table-cell>
          <table:table-cell office:value-type="string" calcext:value-type="string">
            <text:p>Borges Blanques, les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11];&quot;,'&quot;;SUBSTITUTE([.B411];&quot;'&quot;;&quot;''&quot;);&quot;',&quot;;[.C411];&quot;);&quot;)" office:value-type="string" office:string-value="INSERT INTO municipi(id_municipi, municipi, id_comarca) VALUES (250582,'Borges Blanques, les',18);" calcext:value-type="string">
            <text:p>INSERT INTO municipi(id_municipi, municipi, id_comarca) VALUES (250582,'Borges Blanques, les',18);</text:p>
          </table:table-cell>
        </table:table-row>
        <table:table-row table:style-name="ro1">
          <table:table-cell office:value-type="float" office:value="250560" calcext:value-type="float">
            <text:p>250560</text:p>
          </table:table-cell>
          <table:table-cell office:value-type="string" calcext:value-type="string">
            <text:p>Bovera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12];&quot;,'&quot;;SUBSTITUTE([.B412];&quot;'&quot;;&quot;''&quot;);&quot;',&quot;;[.C412];&quot;);&quot;)" office:value-type="string" office:string-value="INSERT INTO municipi(id_municipi, municipi, id_comarca) VALUES (250560,'Bovera',18);" calcext:value-type="string">
            <text:p>INSERT INTO municipi(id_municipi, municipi, id_comarca) VALUES (250560,'Bovera',18);</text:p>
          </table:table-cell>
        </table:table-row>
        <table:table-row table:style-name="ro1">
          <table:table-cell office:value-type="float" office:value="250674" calcext:value-type="float">
            <text:p>250674</text:p>
          </table:table-cell>
          <table:table-cell office:value-type="string" calcext:value-type="string">
            <text:p>Castelldans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13];&quot;,'&quot;;SUBSTITUTE([.B413];&quot;'&quot;;&quot;''&quot;);&quot;',&quot;;[.C413];&quot;);&quot;)" office:value-type="string" office:string-value="INSERT INTO municipi(id_municipi, municipi, id_comarca) VALUES (250674,'Castelldans',18);" calcext:value-type="string">
            <text:p>INSERT INTO municipi(id_municipi, municipi, id_comarca) VALUES (250674,'Castelldans',18);</text:p>
          </table:table-cell>
        </table:table-row>
        <table:table-row table:style-name="ro1">
          <table:table-cell office:value-type="float" office:value="250735" calcext:value-type="float">
            <text:p>250735</text:p>
          </table:table-cell>
          <table:table-cell office:value-type="string" calcext:value-type="string">
            <text:p>Cervià de les Garrigues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14];&quot;,'&quot;;SUBSTITUTE([.B414];&quot;'&quot;;&quot;''&quot;);&quot;',&quot;;[.C414];&quot;);&quot;)" office:value-type="string" office:string-value="INSERT INTO municipi(id_municipi, municipi, id_comarca) VALUES (250735,'Cervià de les Garrigues',18);" calcext:value-type="string">
            <text:p>INSERT INTO municipi(id_municipi, municipi, id_comarca) VALUES (250735,'Cervià de les Garrigues',18);</text:p>
          </table:table-cell>
        </table:table-row>
        <table:table-row table:style-name="ro1">
          <table:table-cell office:value-type="float" office:value="250766" calcext:value-type="float">
            <text:p>250766</text:p>
          </table:table-cell>
          <table:table-cell office:value-type="string" calcext:value-type="string">
            <text:p>Cogul, el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15];&quot;,'&quot;;SUBSTITUTE([.B415];&quot;'&quot;;&quot;''&quot;);&quot;',&quot;;[.C415];&quot;);&quot;)" office:value-type="string" office:string-value="INSERT INTO municipi(id_municipi, municipi, id_comarca) VALUES (250766,'Cogul, el',18);" calcext:value-type="string">
            <text:p>INSERT INTO municipi(id_municipi, municipi, id_comarca) VALUES (250766,'Cogul, el',18);</text:p>
          </table:table-cell>
        </table:table-row>
        <table:table-row table:style-name="ro1">
          <table:table-cell office:value-type="float" office:value="250812" calcext:value-type="float">
            <text:p>250812</text:p>
          </table:table-cell>
          <table:table-cell office:value-type="string" calcext:value-type="string">
            <text:p>Espluga Calba, l'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16];&quot;,'&quot;;SUBSTITUTE([.B416];&quot;'&quot;;&quot;''&quot;);&quot;',&quot;;[.C416];&quot;);&quot;)" office:value-type="string" office:string-value="INSERT INTO municipi(id_municipi, municipi, id_comarca) VALUES (250812,'Espluga Calba, l''',18);" calcext:value-type="string">
            <text:p>INSERT INTO municipi(id_municipi, municipi, id_comarca) VALUES (250812,'Espluga Calba, l''',18);</text:p>
          </table:table-cell>
        </table:table-row>
        <table:table-row table:style-name="ro1">
          <table:table-cell office:value-type="float" office:value="250925" calcext:value-type="float">
            <text:p>250925</text:p>
          </table:table-cell>
          <table:table-cell office:value-type="string" calcext:value-type="string">
            <text:p>Floresta, la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17];&quot;,'&quot;;SUBSTITUTE([.B417];&quot;'&quot;;&quot;''&quot;);&quot;',&quot;;[.C417];&quot;);&quot;)" office:value-type="string" office:string-value="INSERT INTO municipi(id_municipi, municipi, id_comarca) VALUES (250925,'Floresta, la',18);" calcext:value-type="string">
            <text:p>INSERT INTO municipi(id_municipi, municipi, id_comarca) VALUES (250925,'Floresta, la',18);</text:p>
          </table:table-cell>
        </table:table-row>
        <table:table-row table:style-name="ro1">
          <table:table-cell office:value-type="float" office:value="250978" calcext:value-type="float">
            <text:p>250978</text:p>
          </table:table-cell>
          <table:table-cell office:value-type="string" calcext:value-type="string">
            <text:p>Fulleda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18];&quot;,'&quot;;SUBSTITUTE([.B418];&quot;'&quot;;&quot;''&quot;);&quot;',&quot;;[.C418];&quot;);&quot;)" office:value-type="string" office:string-value="INSERT INTO municipi(id_municipi, municipi, id_comarca) VALUES (250978,'Fulleda',18);" calcext:value-type="string">
            <text:p>INSERT INTO municipi(id_municipi, municipi, id_comarca) VALUES (250978,'Fulleda',18);</text:p>
          </table:table-cell>
        </table:table-row>
        <table:table-row table:style-name="ro1">
          <table:table-cell office:value-type="float" office:value="251018" calcext:value-type="float">
            <text:p>251018</text:p>
          </table:table-cell>
          <table:table-cell office:value-type="string" calcext:value-type="string">
            <text:p>Granadella, la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19];&quot;,'&quot;;SUBSTITUTE([.B419];&quot;'&quot;;&quot;''&quot;);&quot;',&quot;;[.C419];&quot;);&quot;)" office:value-type="string" office:string-value="INSERT INTO municipi(id_municipi, municipi, id_comarca) VALUES (251018,'Granadella, la',18);" calcext:value-type="string">
            <text:p>INSERT INTO municipi(id_municipi, municipi, id_comarca) VALUES (251018,'Granadella, la',18);</text:p>
          </table:table-cell>
        </table:table-row>
        <table:table-row table:style-name="ro1">
          <table:table-cell office:value-type="float" office:value="251057" calcext:value-type="float">
            <text:p>251057</text:p>
          </table:table-cell>
          <table:table-cell office:value-type="string" calcext:value-type="string">
            <text:p>Granyena de les Garrigues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20];&quot;,'&quot;;SUBSTITUTE([.B420];&quot;'&quot;;&quot;''&quot;);&quot;',&quot;;[.C420];&quot;);&quot;)" office:value-type="string" office:string-value="INSERT INTO municipi(id_municipi, municipi, id_comarca) VALUES (251057,'Granyena de les Garrigues',18);" calcext:value-type="string">
            <text:p>INSERT INTO municipi(id_municipi, municipi, id_comarca) VALUES (251057,'Granyena de les Garrigues',18);</text:p>
          </table:table-cell>
        </table:table-row>
        <table:table-row table:style-name="ro1">
          <table:table-cell office:value-type="float" office:value="251180" calcext:value-type="float">
            <text:p>251180</text:p>
          </table:table-cell>
          <table:table-cell office:value-type="string" calcext:value-type="string">
            <text:p>Juncosa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21];&quot;,'&quot;;SUBSTITUTE([.B421];&quot;'&quot;;&quot;''&quot;);&quot;',&quot;;[.C421];&quot;);&quot;)" office:value-type="string" office:string-value="INSERT INTO municipi(id_municipi, municipi, id_comarca) VALUES (251180,'Juncosa',18);" calcext:value-type="string">
            <text:p>INSERT INTO municipi(id_municipi, municipi, id_comarca) VALUES (251180,'Juncosa',18);</text:p>
          </table:table-cell>
        </table:table-row>
        <table:table-row table:style-name="ro1">
          <table:table-cell office:value-type="float" office:value="251193" calcext:value-type="float">
            <text:p>251193</text:p>
          </table:table-cell>
          <table:table-cell office:value-type="string" calcext:value-type="string">
            <text:p>Juneda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22];&quot;,'&quot;;SUBSTITUTE([.B422];&quot;'&quot;;&quot;''&quot;);&quot;',&quot;;[.C422];&quot;);&quot;)" office:value-type="string" office:string-value="INSERT INTO municipi(id_municipi, municipi, id_comarca) VALUES (251193,'Juneda',18);" calcext:value-type="string">
            <text:p>INSERT INTO municipi(id_municipi, municipi, id_comarca) VALUES (251193,'Juneda',18);</text:p>
          </table:table-cell>
        </table:table-row>
        <table:table-row table:style-name="ro1">
          <table:table-cell office:value-type="float" office:value="251538" calcext:value-type="float">
            <text:p>251538</text:p>
          </table:table-cell>
          <table:table-cell office:value-type="string" calcext:value-type="string">
            <text:p>Omellons, els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23];&quot;,'&quot;;SUBSTITUTE([.B423];&quot;'&quot;;&quot;''&quot;);&quot;',&quot;;[.C423];&quot;);&quot;)" office:value-type="string" office:string-value="INSERT INTO municipi(id_municipi, municipi, id_comarca) VALUES (251538,'Omellons, els',18);" calcext:value-type="string">
            <text:p>INSERT INTO municipi(id_municipi, municipi, id_comarca) VALUES (251538,'Omellons, els',18);</text:p>
          </table:table-cell>
        </table:table-row>
        <table:table-row table:style-name="ro1">
          <table:table-cell office:value-type="float" office:value="251692" calcext:value-type="float">
            <text:p>251692</text:p>
          </table:table-cell>
          <table:table-cell office:value-type="string" calcext:value-type="string">
            <text:p>Pobla de Cérvoles, la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24];&quot;,'&quot;;SUBSTITUTE([.B424];&quot;'&quot;;&quot;''&quot;);&quot;',&quot;;[.C424];&quot;);&quot;)" office:value-type="string" office:string-value="INSERT INTO municipi(id_municipi, municipi, id_comarca) VALUES (251692,'Pobla de Cérvoles, la',18);" calcext:value-type="string">
            <text:p>INSERT INTO municipi(id_municipi, municipi, id_comarca) VALUES (251692,'Pobla de Cérvoles, la',18);</text:p>
          </table:table-cell>
        </table:table-row>
        <table:table-row table:style-name="ro1">
          <table:table-cell office:value-type="float" office:value="251804" calcext:value-type="float">
            <text:p>251804</text:p>
          </table:table-cell>
          <table:table-cell office:value-type="string" calcext:value-type="string">
            <text:p>Puiggròs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25];&quot;,'&quot;;SUBSTITUTE([.B425];&quot;'&quot;;&quot;''&quot;);&quot;',&quot;;[.C425];&quot;);&quot;)" office:value-type="string" office:string-value="INSERT INTO municipi(id_municipi, municipi, id_comarca) VALUES (251804,'Puiggròs',18);" calcext:value-type="string">
            <text:p>INSERT INTO municipi(id_municipi, municipi, id_comarca) VALUES (251804,'Puiggròs',18);</text:p>
          </table:table-cell>
        </table:table-row>
        <table:table-row table:style-name="ro1">
          <table:table-cell office:value-type="float" office:value="252069" calcext:value-type="float">
            <text:p>252069</text:p>
          </table:table-cell>
          <table:table-cell office:value-type="string" calcext:value-type="string">
            <text:p>Soleràs, el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26];&quot;,'&quot;;SUBSTITUTE([.B426];&quot;'&quot;;&quot;''&quot;);&quot;',&quot;;[.C426];&quot;);&quot;)" office:value-type="string" office:string-value="INSERT INTO municipi(id_municipi, municipi, id_comarca) VALUES (252069,'Soleràs, el',18);" calcext:value-type="string">
            <text:p>INSERT INTO municipi(id_municipi, municipi, id_comarca) VALUES (252069,'Soleràs, el',18);</text:p>
          </table:table-cell>
        </table:table-row>
        <table:table-row table:style-name="ro1">
          <table:table-cell office:value-type="float" office:value="252189" calcext:value-type="float">
            <text:p>252189</text:p>
          </table:table-cell>
          <table:table-cell office:value-type="string" calcext:value-type="string">
            <text:p>Tarrés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27];&quot;,'&quot;;SUBSTITUTE([.B427];&quot;'&quot;;&quot;''&quot;);&quot;',&quot;;[.C427];&quot;);&quot;)" office:value-type="string" office:string-value="INSERT INTO municipi(id_municipi, municipi, id_comarca) VALUES (252189,'Tarrés',18);" calcext:value-type="string">
            <text:p>INSERT INTO municipi(id_municipi, municipi, id_comarca) VALUES (252189,'Tarrés',18);</text:p>
          </table:table-cell>
        </table:table-row>
        <table:table-row table:style-name="ro1">
          <table:table-cell office:value-type="float" office:value="252249" calcext:value-type="float">
            <text:p>252249</text:p>
          </table:table-cell>
          <table:table-cell office:value-type="string" calcext:value-type="string">
            <text:p>Torms, els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28];&quot;,'&quot;;SUBSTITUTE([.B428];&quot;'&quot;;&quot;''&quot;);&quot;',&quot;;[.C428];&quot;);&quot;)" office:value-type="string" office:string-value="INSERT INTO municipi(id_municipi, municipi, id_comarca) VALUES (252249,'Torms, els',18);" calcext:value-type="string">
            <text:p>INSERT INTO municipi(id_municipi, municipi, id_comarca) VALUES (252249,'Torms, els',18);</text:p>
          </table:table-cell>
        </table:table-row>
        <table:table-row table:style-name="ro1">
          <table:table-cell office:value-type="float" office:value="252537" calcext:value-type="float">
            <text:p>252537</text:p>
          </table:table-cell>
          <table:table-cell office:value-type="string" calcext:value-type="string">
            <text:p>Vilosell, el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29];&quot;,'&quot;;SUBSTITUTE([.B429];&quot;'&quot;;&quot;''&quot;);&quot;',&quot;;[.C429];&quot;);&quot;)" office:value-type="string" office:string-value="INSERT INTO municipi(id_municipi, municipi, id_comarca) VALUES (252537,'Vilosell, el',18);" calcext:value-type="string">
            <text:p>INSERT INTO municipi(id_municipi, municipi, id_comarca) VALUES (252537,'Vilosell, el',18);</text:p>
          </table:table-cell>
        </table:table-row>
        <table:table-row table:style-name="ro1">
          <table:table-cell office:value-type="float" office:value="252555" calcext:value-type="float">
            <text:p>252555</text:p>
          </table:table-cell>
          <table:table-cell office:value-type="string" calcext:value-type="string">
            <text:p>Vinaixa</text:p>
          </table:table-cell>
          <table:table-cell office:value-type="float" office:value="18" calcext:value-type="float">
            <text:p>18</text:p>
          </table:table-cell>
          <table:table-cell table:formula="of:=COM.MICROSOFT.CONCAT(&quot;INSERT INTO municipi(id_municipi, municipi, id_comarca) VALUES (&quot;;[.A430];&quot;,'&quot;;SUBSTITUTE([.B430];&quot;'&quot;;&quot;''&quot;);&quot;',&quot;;[.C430];&quot;);&quot;)" office:value-type="string" office:string-value="INSERT INTO municipi(id_municipi, municipi, id_comarca) VALUES (252555,'Vinaixa',18);" calcext:value-type="string">
            <text:p>INSERT INTO municipi(id_municipi, municipi, id_comarca) VALUES (252555,'Vinaixa',18);</text:p>
          </table:table-cell>
        </table:table-row>
        <table:table-row table:style-name="ro1">
          <table:table-cell office:value-type="float" office:value="170101" calcext:value-type="float">
            <text:p>170101</text:p>
          </table:table-cell>
          <table:table-cell office:value-type="string" calcext:value-type="string">
            <text:p>Argelaguer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31];&quot;,'&quot;;SUBSTITUTE([.B431];&quot;'&quot;;&quot;''&quot;);&quot;',&quot;;[.C431];&quot;);&quot;)" office:value-type="string" office:string-value="INSERT INTO municipi(id_municipi, municipi, id_comarca) VALUES (170101,'Argelaguer',19);" calcext:value-type="string">
            <text:p>INSERT INTO municipi(id_municipi, municipi, id_comarca) VALUES (170101,'Argelaguer',19);</text:p>
          </table:table-cell>
        </table:table-row>
        <table:table-row table:style-name="ro1">
          <table:table-cell office:value-type="float" office:value="170195" calcext:value-type="float">
            <text:p>170195</text:p>
          </table:table-cell>
          <table:table-cell office:value-type="string" calcext:value-type="string">
            <text:p>Besalú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32];&quot;,'&quot;;SUBSTITUTE([.B432];&quot;'&quot;;&quot;''&quot;);&quot;',&quot;;[.C432];&quot;);&quot;)" office:value-type="string" office:string-value="INSERT INTO municipi(id_municipi, municipi, id_comarca) VALUES (170195,'Besalú',19);" calcext:value-type="string">
            <text:p>INSERT INTO municipi(id_municipi, municipi, id_comarca) VALUES (170195,'Besalú',19);</text:p>
          </table:table-cell>
        </table:table-row>
        <table:table-row table:style-name="ro1">
          <table:table-cell office:value-type="float" office:value="170216" calcext:value-type="float">
            <text:p>170216</text:p>
          </table:table-cell>
          <table:table-cell office:value-type="string" calcext:value-type="string">
            <text:p>Beuda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33];&quot;,'&quot;;SUBSTITUTE([.B433];&quot;'&quot;;&quot;''&quot;);&quot;',&quot;;[.C433];&quot;);&quot;)" office:value-type="string" office:string-value="INSERT INTO municipi(id_municipi, municipi, id_comarca) VALUES (170216,'Beuda',19);" calcext:value-type="string">
            <text:p>INSERT INTO municipi(id_municipi, municipi, id_comarca) VALUES (170216,'Beuda',19);</text:p>
          </table:table-cell>
        </table:table-row>
        <table:table-row table:style-name="ro1">
          <table:table-cell office:value-type="float" office:value="170464" calcext:value-type="float">
            <text:p>170464</text:p>
          </table:table-cell>
          <table:table-cell office:value-type="string" calcext:value-type="string">
            <text:p>Castellfollit de la Roca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34];&quot;,'&quot;;SUBSTITUTE([.B434];&quot;'&quot;;&quot;''&quot;);&quot;',&quot;;[.C434];&quot;);&quot;)" office:value-type="string" office:string-value="INSERT INTO municipi(id_municipi, municipi, id_comarca) VALUES (170464,'Castellfollit de la Roca',19);" calcext:value-type="string">
            <text:p>INSERT INTO municipi(id_municipi, municipi, id_comarca) VALUES (170464,'Castellfollit de la Roca',19);</text:p>
          </table:table-cell>
        </table:table-row>
        <table:table-row table:style-name="ro1">
          <table:table-cell office:value-type="float" office:value="170985" calcext:value-type="float">
            <text:p>170985</text:p>
          </table:table-cell>
          <table:table-cell office:value-type="string" calcext:value-type="string">
            <text:p>Maià de Montcal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35];&quot;,'&quot;;SUBSTITUTE([.B435];&quot;'&quot;;&quot;''&quot;);&quot;',&quot;;[.C435];&quot;);&quot;)" office:value-type="string" office:string-value="INSERT INTO municipi(id_municipi, municipi, id_comarca) VALUES (170985,'Maià de Montcal',19);" calcext:value-type="string">
            <text:p>INSERT INTO municipi(id_municipi, municipi, id_comarca) VALUES (170985,'Maià de Montcal',19);</text:p>
          </table:table-cell>
        </table:table-row>
        <table:table-row table:style-name="ro1">
          <table:table-cell office:value-type="float" office:value="171058" calcext:value-type="float">
            <text:p>171058</text:p>
          </table:table-cell>
          <table:table-cell office:value-type="string" calcext:value-type="string">
            <text:p>Mieres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36];&quot;,'&quot;;SUBSTITUTE([.B436];&quot;'&quot;;&quot;''&quot;);&quot;',&quot;;[.C436];&quot;);&quot;)" office:value-type="string" office:string-value="INSERT INTO municipi(id_municipi, municipi, id_comarca) VALUES (171058,'Mieres',19);" calcext:value-type="string">
            <text:p>INSERT INTO municipi(id_municipi, municipi, id_comarca) VALUES (171058,'Mieres',19);</text:p>
          </table:table-cell>
        </table:table-row>
        <table:table-row table:style-name="ro1">
          <table:table-cell office:value-type="float" office:value="171096" calcext:value-type="float">
            <text:p>171096</text:p>
          </table:table-cell>
          <table:table-cell office:value-type="string" calcext:value-type="string">
            <text:p>Montagut i Oix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37];&quot;,'&quot;;SUBSTITUTE([.B437];&quot;'&quot;;&quot;''&quot;);&quot;',&quot;;[.C437];&quot;);&quot;)" office:value-type="string" office:string-value="INSERT INTO municipi(id_municipi, municipi, id_comarca) VALUES (171096,'Montagut i Oix',19);" calcext:value-type="string">
            <text:p>INSERT INTO municipi(id_municipi, municipi, id_comarca) VALUES (171096,'Montagut i Oix',19);</text:p>
          </table:table-cell>
        </table:table-row>
        <table:table-row table:style-name="ro1">
          <table:table-cell office:value-type="float" office:value="171143" calcext:value-type="float">
            <text:p>171143</text:p>
          </table:table-cell>
          <table:table-cell office:value-type="string" calcext:value-type="string">
            <text:p>Olot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38];&quot;,'&quot;;SUBSTITUTE([.B438];&quot;'&quot;;&quot;''&quot;);&quot;',&quot;;[.C438];&quot;);&quot;)" office:value-type="string" office:string-value="INSERT INTO municipi(id_municipi, municipi, id_comarca) VALUES (171143,'Olot',19);" calcext:value-type="string">
            <text:p>INSERT INTO municipi(id_municipi, municipi, id_comarca) VALUES (171143,'Olot',19);</text:p>
          </table:table-cell>
        </table:table-row>
        <table:table-row table:style-name="ro1">
          <table:table-cell office:value-type="float" office:value="171334" calcext:value-type="float">
            <text:p>171334</text:p>
          </table:table-cell>
          <table:table-cell office:value-type="string" calcext:value-type="string">
            <text:p>Planes d'Hostoles, les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39];&quot;,'&quot;;SUBSTITUTE([.B439];&quot;'&quot;;&quot;''&quot;);&quot;',&quot;;[.C439];&quot;);&quot;)" office:value-type="string" office:string-value="INSERT INTO municipi(id_municipi, municipi, id_comarca) VALUES (171334,'Planes d''Hostoles, les',19);" calcext:value-type="string">
            <text:p>INSERT INTO municipi(id_municipi, municipi, id_comarca) VALUES (171334,'Planes d''Hostoles, les',19);</text:p>
          </table:table-cell>
        </table:table-row>
        <table:table-row table:style-name="ro1">
          <table:table-cell office:value-type="float" office:value="171390" calcext:value-type="float">
            <text:p>171390</text:p>
          </table:table-cell>
          <table:table-cell office:value-type="string" calcext:value-type="string">
            <text:p>Preses, les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40];&quot;,'&quot;;SUBSTITUTE([.B440];&quot;'&quot;;&quot;''&quot;);&quot;',&quot;;[.C440];&quot;);&quot;)" office:value-type="string" office:string-value="INSERT INTO municipi(id_municipi, municipi, id_comarca) VALUES (171390,'Preses, les',19);" calcext:value-type="string">
            <text:p>INSERT INTO municipi(id_municipi, municipi, id_comarca) VALUES (171390,'Preses, les',19);</text:p>
          </table:table-cell>
        </table:table-row>
        <table:table-row table:style-name="ro1">
          <table:table-cell office:value-type="float" office:value="171498" calcext:value-type="float">
            <text:p>171498</text:p>
          </table:table-cell>
          <table:table-cell office:value-type="string" calcext:value-type="string">
            <text:p>Riudaura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41];&quot;,'&quot;;SUBSTITUTE([.B441];&quot;'&quot;;&quot;''&quot;);&quot;',&quot;;[.C441];&quot;);&quot;)" office:value-type="string" office:string-value="INSERT INTO municipi(id_municipi, municipi, id_comarca) VALUES (171498,'Riudaura',19);" calcext:value-type="string">
            <text:p>INSERT INTO municipi(id_municipi, municipi, id_comarca) VALUES (171498,'Riudaura',19);</text:p>
          </table:table-cell>
        </table:table-row>
        <table:table-row table:style-name="ro1">
          <table:table-cell office:value-type="float" office:value="171544" calcext:value-type="float">
            <text:p>171544</text:p>
          </table:table-cell>
          <table:table-cell office:value-type="string" calcext:value-type="string">
            <text:p>Sales de Llierca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42];&quot;,'&quot;;SUBSTITUTE([.B442];&quot;'&quot;;&quot;''&quot;);&quot;',&quot;;[.C442];&quot;);&quot;)" office:value-type="string" office:string-value="INSERT INTO municipi(id_municipi, municipi, id_comarca) VALUES (171544,'Sales de Llierca',19);" calcext:value-type="string">
            <text:p>INSERT INTO municipi(id_municipi, municipi, id_comarca) VALUES (171544,'Sales de Llierca',19);</text:p>
          </table:table-cell>
        </table:table-row>
        <table:table-row table:style-name="ro1">
          <table:table-cell office:value-type="float" office:value="171833" calcext:value-type="float">
            <text:p>171833</text:p>
          </table:table-cell>
          <table:table-cell office:value-type="string" calcext:value-type="string">
            <text:p>Sant Aniol de Finestres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43];&quot;,'&quot;;SUBSTITUTE([.B443];&quot;'&quot;;&quot;''&quot;);&quot;',&quot;;[.C443];&quot;);&quot;)" office:value-type="string" office:string-value="INSERT INTO municipi(id_municipi, municipi, id_comarca) VALUES (171833,'Sant Aniol de Finestres',19);" calcext:value-type="string">
            <text:p>INSERT INTO municipi(id_municipi, municipi, id_comarca) VALUES (171833,'Sant Aniol de Finestres',19);</text:p>
          </table:table-cell>
        </table:table-row>
        <table:table-row table:style-name="ro1">
          <table:table-cell office:value-type="float" office:value="171616" calcext:value-type="float">
            <text:p>171616</text:p>
          </table:table-cell>
          <table:table-cell office:value-type="string" calcext:value-type="string">
            <text:p>Sant Feliu de Pallerols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44];&quot;,'&quot;;SUBSTITUTE([.B444];&quot;'&quot;;&quot;''&quot;);&quot;',&quot;;[.C444];&quot;);&quot;)" office:value-type="string" office:string-value="INSERT INTO municipi(id_municipi, municipi, id_comarca) VALUES (171616,'Sant Feliu de Pallerols',19);" calcext:value-type="string">
            <text:p>INSERT INTO municipi(id_municipi, municipi, id_comarca) VALUES (171616,'Sant Feliu de Pallerols',19);</text:p>
          </table:table-cell>
        </table:table-row>
        <table:table-row table:style-name="ro1">
          <table:table-cell office:value-type="float" office:value="171621" calcext:value-type="float">
            <text:p>171621</text:p>
          </table:table-cell>
          <table:table-cell office:value-type="string" calcext:value-type="string">
            <text:p>Sant Ferriol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45];&quot;,'&quot;;SUBSTITUTE([.B445];&quot;'&quot;;&quot;''&quot;);&quot;',&quot;;[.C445];&quot;);&quot;)" office:value-type="string" office:string-value="INSERT INTO municipi(id_municipi, municipi, id_comarca) VALUES (171621,'Sant Ferriol',19);" calcext:value-type="string">
            <text:p>INSERT INTO municipi(id_municipi, municipi, id_comarca) VALUES (171621,'Sant Ferriol',19);</text:p>
          </table:table-cell>
        </table:table-row>
        <table:table-row table:style-name="ro1">
          <table:table-cell office:value-type="float" office:value="171655" calcext:value-type="float">
            <text:p>171655</text:p>
          </table:table-cell>
          <table:table-cell office:value-type="string" calcext:value-type="string">
            <text:p>Sant Jaume de Llierca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46];&quot;,'&quot;;SUBSTITUTE([.B446];&quot;'&quot;;&quot;''&quot;);&quot;',&quot;;[.C446];&quot;);&quot;)" office:value-type="string" office:string-value="INSERT INTO municipi(id_municipi, municipi, id_comarca) VALUES (171655,'Sant Jaume de Llierca',19);" calcext:value-type="string">
            <text:p>INSERT INTO municipi(id_municipi, municipi, id_comarca) VALUES (171655,'Sant Jaume de Llierca',19);</text:p>
          </table:table-cell>
        </table:table-row>
        <table:table-row table:style-name="ro1">
          <table:table-cell office:value-type="float" office:value="171851" calcext:value-type="float">
            <text:p>171851</text:p>
          </table:table-cell>
          <table:table-cell office:value-type="string" calcext:value-type="string">
            <text:p>Sant Joan les Fonts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47];&quot;,'&quot;;SUBSTITUTE([.B447];&quot;'&quot;;&quot;''&quot;);&quot;',&quot;;[.C447];&quot;);&quot;)" office:value-type="string" office:string-value="INSERT INTO municipi(id_municipi, municipi, id_comarca) VALUES (171851,'Sant Joan les Fonts',19);" calcext:value-type="string">
            <text:p>INSERT INTO municipi(id_municipi, municipi, id_comarca) VALUES (171851,'Sant Joan les Fonts',19);</text:p>
          </table:table-cell>
        </table:table-row>
        <table:table-row table:style-name="ro1">
          <table:table-cell office:value-type="float" office:value="171848" calcext:value-type="float">
            <text:p>171848</text:p>
          </table:table-cell>
          <table:table-cell office:value-type="string" calcext:value-type="string">
            <text:p>Santa Pau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48];&quot;,'&quot;;SUBSTITUTE([.B448];&quot;'&quot;;&quot;''&quot;);&quot;',&quot;;[.C448];&quot;);&quot;)" office:value-type="string" office:string-value="INSERT INTO municipi(id_municipi, municipi, id_comarca) VALUES (171848,'Santa Pau',19);" calcext:value-type="string">
            <text:p>INSERT INTO municipi(id_municipi, municipi, id_comarca) VALUES (171848,'Santa Pau',19);</text:p>
          </table:table-cell>
        </table:table-row>
        <table:table-row table:style-name="ro1">
          <table:table-cell office:value-type="float" office:value="172001" calcext:value-type="float">
            <text:p>172001</text:p>
          </table:table-cell>
          <table:table-cell office:value-type="string" calcext:value-type="string">
            <text:p>Tortellà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49];&quot;,'&quot;;SUBSTITUTE([.B449];&quot;'&quot;;&quot;''&quot;);&quot;',&quot;;[.C449];&quot;);&quot;)" office:value-type="string" office:string-value="INSERT INTO municipi(id_municipi, municipi, id_comarca) VALUES (172001,'Tortellà',19);" calcext:value-type="string">
            <text:p>INSERT INTO municipi(id_municipi, municipi, id_comarca) VALUES (172001,'Tortellà',19);</text:p>
          </table:table-cell>
        </table:table-row>
        <table:table-row table:style-name="ro1">
          <table:table-cell office:value-type="float" office:value="172076" calcext:value-type="float">
            <text:p>172076</text:p>
          </table:table-cell>
          <table:table-cell office:value-type="string" calcext:value-type="string">
            <text:p>Vall d'en Bas, la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50];&quot;,'&quot;;SUBSTITUTE([.B450];&quot;'&quot;;&quot;''&quot;);&quot;',&quot;;[.C450];&quot;);&quot;)" office:value-type="string" office:string-value="INSERT INTO municipi(id_municipi, municipi, id_comarca) VALUES (172076,'Vall d''en Bas, la',19);" calcext:value-type="string">
            <text:p>INSERT INTO municipi(id_municipi, municipi, id_comarca) VALUES (172076,'Vall d''en Bas, la',19);</text:p>
          </table:table-cell>
        </table:table-row>
        <table:table-row table:style-name="ro1">
          <table:table-cell office:value-type="float" office:value="172082" calcext:value-type="float">
            <text:p>172082</text:p>
          </table:table-cell>
          <table:table-cell office:value-type="string" calcext:value-type="string">
            <text:p>Vall de Bianya, la</text:p>
          </table:table-cell>
          <table:table-cell office:value-type="float" office:value="19" calcext:value-type="float">
            <text:p>19</text:p>
          </table:table-cell>
          <table:table-cell table:formula="of:=COM.MICROSOFT.CONCAT(&quot;INSERT INTO municipi(id_municipi, municipi, id_comarca) VALUES (&quot;;[.A451];&quot;,'&quot;;SUBSTITUTE([.B451];&quot;'&quot;;&quot;''&quot;);&quot;',&quot;;[.C451];&quot;);&quot;)" office:value-type="string" office:string-value="INSERT INTO municipi(id_municipi, municipi, id_comarca) VALUES (172082,'Vall de Bianya, la',19);" calcext:value-type="string">
            <text:p>INSERT INTO municipi(id_municipi, municipi, id_comarca) VALUES (172082,'Vall de Bianya, la',19);</text:p>
          </table:table-cell>
        </table:table-row>
        <table:table-row table:style-name="ro1">
          <table:table-cell office:value-type="float" office:value="170025" calcext:value-type="float">
            <text:p>170025</text:p>
          </table:table-cell>
          <table:table-cell office:value-type="string" calcext:value-type="string">
            <text:p>Aiguaviva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52];&quot;,'&quot;;SUBSTITUTE([.B452];&quot;'&quot;;&quot;''&quot;);&quot;',&quot;;[.C452];&quot;);&quot;)" office:value-type="string" office:string-value="INSERT INTO municipi(id_municipi, municipi, id_comarca) VALUES (170025,'Aiguaviva',20);" calcext:value-type="string">
            <text:p>INSERT INTO municipi(id_municipi, municipi, id_comarca) VALUES (170025,'Aiguaviva',20);</text:p>
          </table:table-cell>
        </table:table-row>
        <table:table-row table:style-name="ro1">
          <table:table-cell office:value-type="float" office:value="170209" calcext:value-type="float">
            <text:p>170209</text:p>
          </table:table-cell>
          <table:table-cell office:value-type="string" calcext:value-type="string">
            <text:p>Bescanó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53];&quot;,'&quot;;SUBSTITUTE([.B453];&quot;'&quot;;&quot;''&quot;);&quot;',&quot;;[.C453];&quot;);&quot;)" office:value-type="string" office:string-value="INSERT INTO municipi(id_municipi, municipi, id_comarca) VALUES (170209,'Bescanó',20);" calcext:value-type="string">
            <text:p>INSERT INTO municipi(id_municipi, municipi, id_comarca) VALUES (170209,'Bescanó',20);</text:p>
          </table:table-cell>
        </table:table-row>
        <table:table-row table:style-name="ro1">
          <table:table-cell office:value-type="float" office:value="170255" calcext:value-type="float">
            <text:p>170255</text:p>
          </table:table-cell>
          <table:table-cell office:value-type="string" calcext:value-type="string">
            <text:p>Bordils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54];&quot;,'&quot;;SUBSTITUTE([.B454];&quot;'&quot;;&quot;''&quot;);&quot;',&quot;;[.C454];&quot;);&quot;)" office:value-type="string" office:string-value="INSERT INTO municipi(id_municipi, municipi, id_comarca) VALUES (170255,'Bordils',20);" calcext:value-type="string">
            <text:p>INSERT INTO municipi(id_municipi, municipi, id_comarca) VALUES (170255,'Bordils',20);</text:p>
          </table:table-cell>
        </table:table-row>
        <table:table-row table:style-name="ro1">
          <table:table-cell office:value-type="float" office:value="170388" calcext:value-type="float">
            <text:p>170388</text:p>
          </table:table-cell>
          <table:table-cell office:value-type="string" calcext:value-type="string">
            <text:p>Campllong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55];&quot;,'&quot;;SUBSTITUTE([.B455];&quot;'&quot;;&quot;''&quot;);&quot;',&quot;;[.C455];&quot;);&quot;)" office:value-type="string" office:string-value="INSERT INTO municipi(id_municipi, municipi, id_comarca) VALUES (170388,'Campllong',20);" calcext:value-type="string">
            <text:p>INSERT INTO municipi(id_municipi, municipi, id_comarca) VALUES (170388,'Campllong',20);</text:p>
          </table:table-cell>
        </table:table-row>
        <table:table-row table:style-name="ro1">
          <table:table-cell office:value-type="float" office:value="170405" calcext:value-type="float">
            <text:p>170405</text:p>
          </table:table-cell>
          <table:table-cell office:value-type="string" calcext:value-type="string">
            <text:p>Canet d'Adri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56];&quot;,'&quot;;SUBSTITUTE([.B456];&quot;'&quot;;&quot;''&quot;);&quot;',&quot;;[.C456];&quot;);&quot;)" office:value-type="string" office:string-value="INSERT INTO municipi(id_municipi, municipi, id_comarca) VALUES (170405,'Canet d''Adri',20);" calcext:value-type="string">
            <text:p>INSERT INTO municipi(id_municipi, municipi, id_comarca) VALUES (170405,'Canet d''Adri',20);</text:p>
          </table:table-cell>
        </table:table-row>
        <table:table-row table:style-name="ro1">
          <table:table-cell office:value-type="float" office:value="170448" calcext:value-type="float">
            <text:p>170448</text:p>
          </table:table-cell>
          <table:table-cell office:value-type="string" calcext:value-type="string">
            <text:p>Cassà de la Selva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57];&quot;,'&quot;;SUBSTITUTE([.B457];&quot;'&quot;;&quot;''&quot;);&quot;',&quot;;[.C457];&quot;);&quot;)" office:value-type="string" office:string-value="INSERT INTO municipi(id_municipi, municipi, id_comarca) VALUES (170448,'Cassà de la Selva',20);" calcext:value-type="string">
            <text:p>INSERT INTO municipi(id_municipi, municipi, id_comarca) VALUES (170448,'Cassà de la Selva',20);</text:p>
          </table:table-cell>
        </table:table-row>
        <table:table-row table:style-name="ro1">
          <table:table-cell office:value-type="float" office:value="170499" calcext:value-type="float">
            <text:p>170499</text:p>
          </table:table-cell>
          <table:table-cell office:value-type="string" calcext:value-type="string">
            <text:p>Celrà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58];&quot;,'&quot;;SUBSTITUTE([.B458];&quot;'&quot;;&quot;''&quot;);&quot;',&quot;;[.C458];&quot;);&quot;)" office:value-type="string" office:string-value="INSERT INTO municipi(id_municipi, municipi, id_comarca) VALUES (170499,'Celrà',20);" calcext:value-type="string">
            <text:p>INSERT INTO municipi(id_municipi, municipi, id_comarca) VALUES (170499,'Celrà',20);</text:p>
          </table:table-cell>
        </table:table-row>
        <table:table-row table:style-name="ro1">
          <table:table-cell office:value-type="float" office:value="170502" calcext:value-type="float">
            <text:p>170502</text:p>
          </table:table-cell>
          <table:table-cell office:value-type="string" calcext:value-type="string">
            <text:p>Cervià de Ter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59];&quot;,'&quot;;SUBSTITUTE([.B459];&quot;'&quot;;&quot;''&quot;);&quot;',&quot;;[.C459];&quot;);&quot;)" office:value-type="string" office:string-value="INSERT INTO municipi(id_municipi, municipi, id_comarca) VALUES (170502,'Cervià de Ter',20);" calcext:value-type="string">
            <text:p>INSERT INTO municipi(id_municipi, municipi, id_comarca) VALUES (170502,'Cervià de Ter',20);</text:p>
          </table:table-cell>
        </table:table-row>
        <table:table-row table:style-name="ro1">
          <table:table-cell office:value-type="float" office:value="170675" calcext:value-type="float">
            <text:p>170675</text:p>
          </table:table-cell>
          <table:table-cell office:value-type="string" calcext:value-type="string">
            <text:p>Flaçà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60];&quot;,'&quot;;SUBSTITUTE([.B460];&quot;'&quot;;&quot;''&quot;);&quot;',&quot;;[.C460];&quot;);&quot;)" office:value-type="string" office:string-value="INSERT INTO municipi(id_municipi, municipi, id_comarca) VALUES (170675,'Flaçà',20);" calcext:value-type="string">
            <text:p>INSERT INTO municipi(id_municipi, municipi, id_comarca) VALUES (170675,'Flaçà',20);</text:p>
          </table:table-cell>
        </table:table-row>
        <table:table-row table:style-name="ro1">
          <table:table-cell office:value-type="float" office:value="170736" calcext:value-type="float">
            <text:p>170736</text:p>
          </table:table-cell>
          <table:table-cell office:value-type="string" calcext:value-type="string">
            <text:p>Fornells de la Selva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61];&quot;,'&quot;;SUBSTITUTE([.B461];&quot;'&quot;;&quot;''&quot;);&quot;',&quot;;[.C461];&quot;);&quot;)" office:value-type="string" office:string-value="INSERT INTO municipi(id_municipi, municipi, id_comarca) VALUES (170736,'Fornells de la Selva',20);" calcext:value-type="string">
            <text:p>INSERT INTO municipi(id_municipi, municipi, id_comarca) VALUES (170736,'Fornells de la Selva',20);</text:p>
          </table:table-cell>
        </table:table-row>
        <table:table-row table:style-name="ro1">
          <table:table-cell office:value-type="float" office:value="170792" calcext:value-type="float">
            <text:p>170792</text:p>
          </table:table-cell>
          <table:table-cell office:value-type="string" calcext:value-type="string">
            <text:p>Girona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62];&quot;,'&quot;;SUBSTITUTE([.B462];&quot;'&quot;;&quot;''&quot;);&quot;',&quot;;[.C462];&quot;);&quot;)" office:value-type="string" office:string-value="INSERT INTO municipi(id_municipi, municipi, id_comarca) VALUES (170792,'Girona',20);" calcext:value-type="string">
            <text:p>INSERT INTO municipi(id_municipi, municipi, id_comarca) VALUES (170792,'Girona',20);</text:p>
          </table:table-cell>
        </table:table-row>
        <table:table-row table:style-name="ro1">
          <table:table-cell office:value-type="float" office:value="170871" calcext:value-type="float">
            <text:p>170871</text:p>
          </table:table-cell>
          <table:table-cell office:value-type="string" calcext:value-type="string">
            <text:p>Juià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63];&quot;,'&quot;;SUBSTITUTE([.B463];&quot;'&quot;;&quot;''&quot;);&quot;',&quot;;[.C463];&quot;);&quot;)" office:value-type="string" office:string-value="INSERT INTO municipi(id_municipi, municipi, id_comarca) VALUES (170871,'Juià',20);" calcext:value-type="string">
            <text:p>INSERT INTO municipi(id_municipi, municipi, id_comarca) VALUES (170871,'Juià',20);</text:p>
          </table:table-cell>
        </table:table-row>
        <table:table-row table:style-name="ro1">
          <table:table-cell office:value-type="float" office:value="170890" calcext:value-type="float">
            <text:p>170890</text:p>
          </table:table-cell>
          <table:table-cell office:value-type="string" calcext:value-type="string">
            <text:p>Llagostera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64];&quot;,'&quot;;SUBSTITUTE([.B464];&quot;'&quot;;&quot;''&quot;);&quot;',&quot;;[.C464];&quot;);&quot;)" office:value-type="string" office:string-value="INSERT INTO municipi(id_municipi, municipi, id_comarca) VALUES (170890,'Llagostera',20);" calcext:value-type="string">
            <text:p>INSERT INTO municipi(id_municipi, municipi, id_comarca) VALUES (170890,'Llagostera',20);</text:p>
          </table:table-cell>
        </table:table-row>
        <table:table-row table:style-name="ro1">
          <table:table-cell office:value-type="float" office:value="170904" calcext:value-type="float">
            <text:p>170904</text:p>
          </table:table-cell>
          <table:table-cell office:value-type="string" calcext:value-type="string">
            <text:p>Llambilles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65];&quot;,'&quot;;SUBSTITUTE([.B465];&quot;'&quot;;&quot;''&quot;);&quot;',&quot;;[.C465];&quot;);&quot;)" office:value-type="string" office:string-value="INSERT INTO municipi(id_municipi, municipi, id_comarca) VALUES (170904,'Llambilles',20);" calcext:value-type="string">
            <text:p>INSERT INTO municipi(id_municipi, municipi, id_comarca) VALUES (170904,'Llambilles',20);</text:p>
          </table:table-cell>
        </table:table-row>
        <table:table-row table:style-name="ro1">
          <table:table-cell office:value-type="float" office:value="170979" calcext:value-type="float">
            <text:p>170979</text:p>
          </table:table-cell>
          <table:table-cell office:value-type="string" calcext:value-type="string">
            <text:p>Madremanya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66];&quot;,'&quot;;SUBSTITUTE([.B466];&quot;'&quot;;&quot;''&quot;);&quot;',&quot;;[.C466];&quot;);&quot;)" office:value-type="string" office:string-value="INSERT INTO municipi(id_municipi, municipi, id_comarca) VALUES (170979,'Madremanya',20);" calcext:value-type="string">
            <text:p>INSERT INTO municipi(id_municipi, municipi, id_comarca) VALUES (170979,'Madremanya',20);</text:p>
          </table:table-cell>
        </table:table-row>
        <table:table-row table:style-name="ro1">
          <table:table-cell office:value-type="float" office:value="171426" calcext:value-type="float">
            <text:p>171426</text:p>
          </table:table-cell>
          <table:table-cell office:value-type="string" calcext:value-type="string">
            <text:p>Quart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67];&quot;,'&quot;;SUBSTITUTE([.B467];&quot;'&quot;;&quot;''&quot;);&quot;',&quot;;[.C467];&quot;);&quot;)" office:value-type="string" office:string-value="INSERT INTO municipi(id_municipi, municipi, id_comarca) VALUES (171426,'Quart',20);" calcext:value-type="string">
            <text:p>INSERT INTO municipi(id_municipi, municipi, id_comarca) VALUES (171426,'Quart',20);</text:p>
          </table:table-cell>
        </table:table-row>
        <table:table-row table:style-name="ro1">
          <table:table-cell office:value-type="float" office:value="171557" calcext:value-type="float">
            <text:p>171557</text:p>
          </table:table-cell>
          <table:table-cell office:value-type="string" calcext:value-type="string">
            <text:p>Salt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68];&quot;,'&quot;;SUBSTITUTE([.B468];&quot;'&quot;;&quot;''&quot;);&quot;',&quot;;[.C468];&quot;);&quot;)" office:value-type="string" office:string-value="INSERT INTO municipi(id_municipi, municipi, id_comarca) VALUES (171557,'Salt',20);" calcext:value-type="string">
            <text:p>INSERT INTO municipi(id_municipi, municipi, id_comarca) VALUES (171557,'Salt',20);</text:p>
          </table:table-cell>
        </table:table-row>
        <table:table-row table:style-name="ro1">
          <table:table-cell office:value-type="float" office:value="171576" calcext:value-type="float">
            <text:p>171576</text:p>
          </table:table-cell>
          <table:table-cell office:value-type="string" calcext:value-type="string">
            <text:p>Sant Andreu Salou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69];&quot;,'&quot;;SUBSTITUTE([.B469];&quot;'&quot;;&quot;''&quot;);&quot;',&quot;;[.C469];&quot;);&quot;)" office:value-type="string" office:string-value="INSERT INTO municipi(id_municipi, municipi, id_comarca) VALUES (171576,'Sant Andreu Salou',20);" calcext:value-type="string">
            <text:p>INSERT INTO municipi(id_municipi, municipi, id_comarca) VALUES (171576,'Sant Andreu Salou',20);</text:p>
          </table:table-cell>
        </table:table-row>
        <table:table-row table:style-name="ro1">
          <table:table-cell office:value-type="float" office:value="171637" calcext:value-type="float">
            <text:p>171637</text:p>
          </table:table-cell>
          <table:table-cell office:value-type="string" calcext:value-type="string">
            <text:p>Sant Gregori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70];&quot;,'&quot;;SUBSTITUTE([.B470];&quot;'&quot;;&quot;''&quot;);&quot;',&quot;;[.C470];&quot;);&quot;)" office:value-type="string" office:string-value="INSERT INTO municipi(id_municipi, municipi, id_comarca) VALUES (171637,'Sant Gregori',20);" calcext:value-type="string">
            <text:p>INSERT INTO municipi(id_municipi, municipi, id_comarca) VALUES (171637,'Sant Gregori',20);</text:p>
          </table:table-cell>
        </table:table-row>
        <table:table-row table:style-name="ro1">
          <table:table-cell office:value-type="float" office:value="171680" calcext:value-type="float">
            <text:p>171680</text:p>
          </table:table-cell>
          <table:table-cell office:value-type="string" calcext:value-type="string">
            <text:p>Sant Joan de Mollet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71];&quot;,'&quot;;SUBSTITUTE([.B471];&quot;'&quot;;&quot;''&quot;);&quot;',&quot;;[.C471];&quot;);&quot;)" office:value-type="string" office:string-value="INSERT INTO municipi(id_municipi, municipi, id_comarca) VALUES (171680,'Sant Joan de Mollet',20);" calcext:value-type="string">
            <text:p>INSERT INTO municipi(id_municipi, municipi, id_comarca) VALUES (171680,'Sant Joan de Mollet',20);</text:p>
          </table:table-cell>
        </table:table-row>
        <table:table-row table:style-name="ro1">
          <table:table-cell office:value-type="float" office:value="171668" calcext:value-type="float">
            <text:p>171668</text:p>
          </table:table-cell>
          <table:table-cell office:value-type="string" calcext:value-type="string">
            <text:p>Sant Jordi Desvalls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72];&quot;,'&quot;;SUBSTITUTE([.B472];&quot;'&quot;;&quot;''&quot;);&quot;',&quot;;[.C472];&quot;);&quot;)" office:value-type="string" office:string-value="INSERT INTO municipi(id_municipi, municipi, id_comarca) VALUES (171668,'Sant Jordi Desvalls',20);" calcext:value-type="string">
            <text:p>INSERT INTO municipi(id_municipi, municipi, id_comarca) VALUES (171668,'Sant Jordi Desvalls',20);</text:p>
          </table:table-cell>
        </table:table-row>
        <table:table-row table:style-name="ro1">
          <table:table-cell office:value-type="float" office:value="171693" calcext:value-type="float">
            <text:p>171693</text:p>
          </table:table-cell>
          <table:table-cell office:value-type="string" calcext:value-type="string">
            <text:p>Sant Julià de Ramis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73];&quot;,'&quot;;SUBSTITUTE([.B473];&quot;'&quot;;&quot;''&quot;);&quot;',&quot;;[.C473];&quot;);&quot;)" office:value-type="string" office:string-value="INSERT INTO municipi(id_municipi, municipi, id_comarca) VALUES (171693,'Sant Julià de Ramis',20);" calcext:value-type="string">
            <text:p>INSERT INTO municipi(id_municipi, municipi, id_comarca) VALUES (171693,'Sant Julià de Ramis',20);</text:p>
          </table:table-cell>
        </table:table-row>
        <table:table-row table:style-name="ro1">
          <table:table-cell office:value-type="float" office:value="171729" calcext:value-type="float">
            <text:p>171729</text:p>
          </table:table-cell>
          <table:table-cell office:value-type="string" calcext:value-type="string">
            <text:p>Sant Martí de Llémena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74];&quot;,'&quot;;SUBSTITUTE([.B474];&quot;'&quot;;&quot;''&quot;);&quot;',&quot;;[.C474];&quot;);&quot;)" office:value-type="string" office:string-value="INSERT INTO municipi(id_municipi, municipi, id_comarca) VALUES (171729,'Sant Martí de Llémena',20);" calcext:value-type="string">
            <text:p>INSERT INTO municipi(id_municipi, municipi, id_comarca) VALUES (171729,'Sant Martí de Llémena',20);</text:p>
          </table:table-cell>
        </table:table-row>
        <table:table-row table:style-name="ro1">
          <table:table-cell office:value-type="float" office:value="171735" calcext:value-type="float">
            <text:p>171735</text:p>
          </table:table-cell>
          <table:table-cell office:value-type="string" calcext:value-type="string">
            <text:p>Sant Martí Vell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75];&quot;,'&quot;;SUBSTITUTE([.B475];&quot;'&quot;;&quot;''&quot;);&quot;',&quot;;[.C475];&quot;);&quot;)" office:value-type="string" office:string-value="INSERT INTO municipi(id_municipi, municipi, id_comarca) VALUES (171735,'Sant Martí Vell',20);" calcext:value-type="string">
            <text:p>INSERT INTO municipi(id_municipi, municipi, id_comarca) VALUES (171735,'Sant Martí Vell',20);</text:p>
          </table:table-cell>
        </table:table-row>
        <table:table-row table:style-name="ro1">
          <table:table-cell office:value-type="float" office:value="171864" calcext:value-type="float">
            <text:p>171864</text:p>
          </table:table-cell>
          <table:table-cell office:value-type="string" calcext:value-type="string">
            <text:p>Sarrià de Ter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76];&quot;,'&quot;;SUBSTITUTE([.B476];&quot;'&quot;;&quot;''&quot;);&quot;',&quot;;[.C476];&quot;);&quot;)" office:value-type="string" office:string-value="INSERT INTO municipi(id_municipi, municipi, id_comarca) VALUES (171864,'Sarrià de Ter',20);" calcext:value-type="string">
            <text:p>INSERT INTO municipi(id_municipi, municipi, id_comarca) VALUES (171864,'Sarrià de Ter',20);</text:p>
          </table:table-cell>
        </table:table-row>
        <table:table-row table:style-name="ro1">
          <table:table-cell office:value-type="float" office:value="172155" calcext:value-type="float">
            <text:p>172155</text:p>
          </table:table-cell>
          <table:table-cell office:value-type="string" calcext:value-type="string">
            <text:p>Vilablareix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77];&quot;,'&quot;;SUBSTITUTE([.B477];&quot;'&quot;;&quot;''&quot;);&quot;',&quot;;[.C477];&quot;);&quot;)" office:value-type="string" office:string-value="INSERT INTO municipi(id_municipi, municipi, id_comarca) VALUES (172155,'Vilablareix',20);" calcext:value-type="string">
            <text:p>INSERT INTO municipi(id_municipi, municipi, id_comarca) VALUES (172155,'Vilablareix',20);</text:p>
          </table:table-cell>
        </table:table-row>
        <table:table-row table:style-name="ro1">
          <table:table-cell office:value-type="float" office:value="172168" calcext:value-type="float">
            <text:p>172168</text:p>
          </table:table-cell>
          <table:table-cell office:value-type="string" calcext:value-type="string">
            <text:p>Viladasens</text:p>
          </table:table-cell>
          <table:table-cell office:value-type="float" office:value="20" calcext:value-type="float">
            <text:p>20</text:p>
          </table:table-cell>
          <table:table-cell table:formula="of:=COM.MICROSOFT.CONCAT(&quot;INSERT INTO municipi(id_municipi, municipi, id_comarca) VALUES (&quot;;[.A478];&quot;,'&quot;;SUBSTITUTE([.B478];&quot;'&quot;;&quot;''&quot;);&quot;',&quot;;[.C478];&quot;);&quot;)" office:value-type="string" office:string-value="INSERT INTO municipi(id_municipi, municipi, id_comarca) VALUES (172168,'Viladasens',20);" calcext:value-type="string">
            <text:p>INSERT INTO municipi(id_municipi, municipi, id_comarca) VALUES (172168,'Viladasens',20);</text:p>
          </table:table-cell>
        </table:table-row>
        <table:table-row table:style-name="ro1">
          <table:table-cell office:value-type="float" office:value="80039" calcext:value-type="float">
            <text:p>80039</text:p>
          </table:table-cell>
          <table:table-cell office:value-type="string" calcext:value-type="string">
            <text:p>Alella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79];&quot;,'&quot;;SUBSTITUTE([.B479];&quot;'&quot;;&quot;''&quot;);&quot;',&quot;;[.C479];&quot;);&quot;)" office:value-type="string" office:string-value="INSERT INTO municipi(id_municipi, municipi, id_comarca) VALUES (80039,'Alella',21);" calcext:value-type="string">
            <text:p>INSERT INTO municipi(id_municipi, municipi, id_comarca) VALUES (80039,'Alella',21);</text:p>
          </table:table-cell>
        </table:table-row>
        <table:table-row table:style-name="ro1">
          <table:table-cell office:value-type="float" office:value="80060" calcext:value-type="float">
            <text:p>80060</text:p>
          </table:table-cell>
          <table:table-cell office:value-type="string" calcext:value-type="string">
            <text:p>Arenys de Mar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80];&quot;,'&quot;;SUBSTITUTE([.B480];&quot;'&quot;;&quot;''&quot;);&quot;',&quot;;[.C480];&quot;);&quot;)" office:value-type="string" office:string-value="INSERT INTO municipi(id_municipi, municipi, id_comarca) VALUES (80060,'Arenys de Mar',21);" calcext:value-type="string">
            <text:p>INSERT INTO municipi(id_municipi, municipi, id_comarca) VALUES (80060,'Arenys de Mar',21);</text:p>
          </table:table-cell>
        </table:table-row>
        <table:table-row table:style-name="ro1">
          <table:table-cell office:value-type="float" office:value="80076" calcext:value-type="float">
            <text:p>80076</text:p>
          </table:table-cell>
          <table:table-cell office:value-type="string" calcext:value-type="string">
            <text:p>Arenys de Munt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81];&quot;,'&quot;;SUBSTITUTE([.B481];&quot;'&quot;;&quot;''&quot;);&quot;',&quot;;[.C481];&quot;);&quot;)" office:value-type="string" office:string-value="INSERT INTO municipi(id_municipi, municipi, id_comarca) VALUES (80076,'Arenys de Munt',21);" calcext:value-type="string">
            <text:p>INSERT INTO municipi(id_municipi, municipi, id_comarca) VALUES (80076,'Arenys de Munt',21);</text:p>
          </table:table-cell>
        </table:table-row>
        <table:table-row table:style-name="ro1">
          <table:table-cell office:value-type="float" office:value="80095" calcext:value-type="float">
            <text:p>80095</text:p>
          </table:table-cell>
          <table:table-cell office:value-type="string" calcext:value-type="string">
            <text:p>Argentona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82];&quot;,'&quot;;SUBSTITUTE([.B482];&quot;'&quot;;&quot;''&quot;);&quot;',&quot;;[.C482];&quot;);&quot;)" office:value-type="string" office:string-value="INSERT INTO municipi(id_municipi, municipi, id_comarca) VALUES (80095,'Argentona',21);" calcext:value-type="string">
            <text:p>INSERT INTO municipi(id_municipi, municipi, id_comarca) VALUES (80095,'Argentona',21);</text:p>
          </table:table-cell>
        </table:table-row>
        <table:table-row table:style-name="ro1">
          <table:table-cell office:value-type="float" office:value="80291" calcext:value-type="float">
            <text:p>80291</text:p>
          </table:table-cell>
          <table:table-cell office:value-type="string" calcext:value-type="string">
            <text:p>Cabrera de Mar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83];&quot;,'&quot;;SUBSTITUTE([.B483];&quot;'&quot;;&quot;''&quot;);&quot;',&quot;;[.C483];&quot;);&quot;)" office:value-type="string" office:string-value="INSERT INTO municipi(id_municipi, municipi, id_comarca) VALUES (80291,'Cabrera de Mar',21);" calcext:value-type="string">
            <text:p>INSERT INTO municipi(id_municipi, municipi, id_comarca) VALUES (80291,'Cabrera de Mar',21);</text:p>
          </table:table-cell>
        </table:table-row>
        <table:table-row table:style-name="ro1">
          <table:table-cell office:value-type="float" office:value="80305" calcext:value-type="float">
            <text:p>80305</text:p>
          </table:table-cell>
          <table:table-cell office:value-type="string" calcext:value-type="string">
            <text:p>Cabrils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84];&quot;,'&quot;;SUBSTITUTE([.B484];&quot;'&quot;;&quot;''&quot;);&quot;',&quot;;[.C484];&quot;);&quot;)" office:value-type="string" office:string-value="INSERT INTO municipi(id_municipi, municipi, id_comarca) VALUES (80305,'Cabrils',21);" calcext:value-type="string">
            <text:p>INSERT INTO municipi(id_municipi, municipi, id_comarca) VALUES (80305,'Cabrils',21);</text:p>
          </table:table-cell>
        </table:table-row>
        <table:table-row table:style-name="ro1">
          <table:table-cell office:value-type="float" office:value="80327" calcext:value-type="float">
            <text:p>80327</text:p>
          </table:table-cell>
          <table:table-cell office:value-type="string" calcext:value-type="string">
            <text:p>Caldes d'Estrac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85];&quot;,'&quot;;SUBSTITUTE([.B485];&quot;'&quot;;&quot;''&quot;);&quot;',&quot;;[.C485];&quot;);&quot;)" office:value-type="string" office:string-value="INSERT INTO municipi(id_municipi, municipi, id_comarca) VALUES (80327,'Caldes d''Estrac',21);" calcext:value-type="string">
            <text:p>INSERT INTO municipi(id_municipi, municipi, id_comarca) VALUES (80327,'Caldes d''Estrac',21);</text:p>
          </table:table-cell>
        </table:table-row>
        <table:table-row table:style-name="ro1">
          <table:table-cell office:value-type="float" office:value="80351" calcext:value-type="float">
            <text:p>80351</text:p>
          </table:table-cell>
          <table:table-cell office:value-type="string" calcext:value-type="string">
            <text:p>Calella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86];&quot;,'&quot;;SUBSTITUTE([.B486];&quot;'&quot;;&quot;''&quot;);&quot;',&quot;;[.C486];&quot;);&quot;)" office:value-type="string" office:string-value="INSERT INTO municipi(id_municipi, municipi, id_comarca) VALUES (80351,'Calella',21);" calcext:value-type="string">
            <text:p>INSERT INTO municipi(id_municipi, municipi, id_comarca) VALUES (80351,'Calella',21);</text:p>
          </table:table-cell>
        </table:table-row>
        <table:table-row table:style-name="ro1">
          <table:table-cell office:value-type="float" office:value="80403" calcext:value-type="float">
            <text:p>80403</text:p>
          </table:table-cell>
          <table:table-cell office:value-type="string" calcext:value-type="string">
            <text:p>Canet de Mar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87];&quot;,'&quot;;SUBSTITUTE([.B487];&quot;'&quot;;&quot;''&quot;);&quot;',&quot;;[.C487];&quot;);&quot;)" office:value-type="string" office:string-value="INSERT INTO municipi(id_municipi, municipi, id_comarca) VALUES (80403,'Canet de Mar',21);" calcext:value-type="string">
            <text:p>INSERT INTO municipi(id_municipi, municipi, id_comarca) VALUES (80403,'Canet de Mar',21);</text:p>
          </table:table-cell>
        </table:table-row>
        <table:table-row table:style-name="ro1">
          <table:table-cell office:value-type="float" office:value="80752" calcext:value-type="float">
            <text:p>80752</text:p>
          </table:table-cell>
          <table:table-cell office:value-type="string" calcext:value-type="string">
            <text:p>Dosrius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88];&quot;,'&quot;;SUBSTITUTE([.B488];&quot;'&quot;;&quot;''&quot;);&quot;',&quot;;[.C488];&quot;);&quot;)" office:value-type="string" office:string-value="INSERT INTO municipi(id_municipi, municipi, id_comarca) VALUES (80752,'Dosrius',21);" calcext:value-type="string">
            <text:p>INSERT INTO municipi(id_municipi, municipi, id_comarca) VALUES (80752,'Dosrius',21);</text:p>
          </table:table-cell>
        </table:table-row>
        <table:table-row table:style-name="ro1">
          <table:table-cell office:value-type="float" office:value="81108" calcext:value-type="float">
            <text:p>81108</text:p>
          </table:table-cell>
          <table:table-cell office:value-type="string" calcext:value-type="string">
            <text:p>Malgrat de Mar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89];&quot;,'&quot;;SUBSTITUTE([.B489];&quot;'&quot;;&quot;''&quot;);&quot;',&quot;;[.C489];&quot;);&quot;)" office:value-type="string" office:string-value="INSERT INTO municipi(id_municipi, municipi, id_comarca) VALUES (81108,'Malgrat de Mar',21);" calcext:value-type="string">
            <text:p>INSERT INTO municipi(id_municipi, municipi, id_comarca) VALUES (81108,'Malgrat de Mar',21);</text:p>
          </table:table-cell>
        </table:table-row>
        <table:table-row table:style-name="ro1">
          <table:table-cell office:value-type="float" office:value="81189" calcext:value-type="float">
            <text:p>81189</text:p>
          </table:table-cell>
          <table:table-cell office:value-type="string" calcext:value-type="string">
            <text:p>Masnou, el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90];&quot;,'&quot;;SUBSTITUTE([.B490];&quot;'&quot;;&quot;''&quot;);&quot;',&quot;;[.C490];&quot;);&quot;)" office:value-type="string" office:string-value="INSERT INTO municipi(id_municipi, municipi, id_comarca) VALUES (81189,'Masnou, el',21);" calcext:value-type="string">
            <text:p>INSERT INTO municipi(id_municipi, municipi, id_comarca) VALUES (81189,'Masnou, el',21);</text:p>
          </table:table-cell>
        </table:table-row>
        <table:table-row table:style-name="ro1">
          <table:table-cell office:value-type="float" office:value="81213" calcext:value-type="float">
            <text:p>81213</text:p>
          </table:table-cell>
          <table:table-cell office:value-type="string" calcext:value-type="string">
            <text:p>Mataró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91];&quot;,'&quot;;SUBSTITUTE([.B491];&quot;'&quot;;&quot;''&quot;);&quot;',&quot;;[.C491];&quot;);&quot;)" office:value-type="string" office:string-value="INSERT INTO municipi(id_municipi, municipi, id_comarca) VALUES (81213,'Mataró',21);" calcext:value-type="string">
            <text:p>INSERT INTO municipi(id_municipi, municipi, id_comarca) VALUES (81213,'Mataró',21);</text:p>
          </table:table-cell>
        </table:table-row>
        <table:table-row table:style-name="ro1">
          <table:table-cell office:value-type="float" office:value="81265" calcext:value-type="float">
            <text:p>81265</text:p>
          </table:table-cell>
          <table:table-cell office:value-type="string" calcext:value-type="string">
            <text:p>Montgat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92];&quot;,'&quot;;SUBSTITUTE([.B492];&quot;'&quot;;&quot;''&quot;);&quot;',&quot;;[.C492];&quot;);&quot;)" office:value-type="string" office:string-value="INSERT INTO municipi(id_municipi, municipi, id_comarca) VALUES (81265,'Montgat',21);" calcext:value-type="string">
            <text:p>INSERT INTO municipi(id_municipi, municipi, id_comarca) VALUES (81265,'Montgat',21);</text:p>
          </table:table-cell>
        </table:table-row>
        <table:table-row table:style-name="ro1">
          <table:table-cell office:value-type="float" office:value="81537" calcext:value-type="float">
            <text:p>81537</text:p>
          </table:table-cell>
          <table:table-cell office:value-type="string" calcext:value-type="string">
            <text:p>Òrrius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93];&quot;,'&quot;;SUBSTITUTE([.B493];&quot;'&quot;;&quot;''&quot;);&quot;',&quot;;[.C493];&quot;);&quot;)" office:value-type="string" office:string-value="INSERT INTO municipi(id_municipi, municipi, id_comarca) VALUES (81537,'Òrrius',21);" calcext:value-type="string">
            <text:p>INSERT INTO municipi(id_municipi, municipi, id_comarca) VALUES (81537,'Òrrius',21);</text:p>
          </table:table-cell>
        </table:table-row>
        <table:table-row table:style-name="ro1">
          <table:table-cell office:value-type="float" office:value="81555" calcext:value-type="float">
            <text:p>81555</text:p>
          </table:table-cell>
          <table:table-cell office:value-type="string" calcext:value-type="string">
            <text:p>Palafolls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94];&quot;,'&quot;;SUBSTITUTE([.B494];&quot;'&quot;;&quot;''&quot;);&quot;',&quot;;[.C494];&quot;);&quot;)" office:value-type="string" office:string-value="INSERT INTO municipi(id_municipi, municipi, id_comarca) VALUES (81555,'Palafolls',21);" calcext:value-type="string">
            <text:p>INSERT INTO municipi(id_municipi, municipi, id_comarca) VALUES (81555,'Palafolls',21);</text:p>
          </table:table-cell>
        </table:table-row>
        <table:table-row table:style-name="ro1">
          <table:table-cell office:value-type="float" office:value="81635" calcext:value-type="float">
            <text:p>81635</text:p>
          </table:table-cell>
          <table:table-cell office:value-type="string" calcext:value-type="string">
            <text:p>Pineda de Mar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95];&quot;,'&quot;;SUBSTITUTE([.B495];&quot;'&quot;;&quot;''&quot;);&quot;',&quot;;[.C495];&quot;);&quot;)" office:value-type="string" office:string-value="INSERT INTO municipi(id_municipi, municipi, id_comarca) VALUES (81635,'Pineda de Mar',21);" calcext:value-type="string">
            <text:p>INSERT INTO municipi(id_municipi, municipi, id_comarca) VALUES (81635,'Pineda de Mar',21);</text:p>
          </table:table-cell>
        </table:table-row>
        <table:table-row table:style-name="ro1">
          <table:table-cell office:value-type="float" office:value="82303" calcext:value-type="float">
            <text:p>82303</text:p>
          </table:table-cell>
          <table:table-cell office:value-type="string" calcext:value-type="string">
            <text:p>Premià de Dalt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96];&quot;,'&quot;;SUBSTITUTE([.B496];&quot;'&quot;;&quot;''&quot;);&quot;',&quot;;[.C496];&quot;);&quot;)" office:value-type="string" office:string-value="INSERT INTO municipi(id_municipi, municipi, id_comarca) VALUES (82303,'Premià de Dalt',21);" calcext:value-type="string">
            <text:p>INSERT INTO municipi(id_municipi, municipi, id_comarca) VALUES (82303,'Premià de Dalt',21);</text:p>
          </table:table-cell>
        </table:table-row>
        <table:table-row table:style-name="ro1">
          <table:table-cell office:value-type="float" office:value="81727" calcext:value-type="float">
            <text:p>81727</text:p>
          </table:table-cell>
          <table:table-cell office:value-type="string" calcext:value-type="string">
            <text:p>Premià de Mar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97];&quot;,'&quot;;SUBSTITUTE([.B497];&quot;'&quot;;&quot;''&quot;);&quot;',&quot;;[.C497];&quot;);&quot;)" office:value-type="string" office:string-value="INSERT INTO municipi(id_municipi, municipi, id_comarca) VALUES (81727,'Premià de Mar',21);" calcext:value-type="string">
            <text:p>INSERT INTO municipi(id_municipi, municipi, id_comarca) VALUES (81727,'Premià de Mar',21);</text:p>
          </table:table-cell>
        </table:table-row>
        <table:table-row table:style-name="ro1">
          <table:table-cell office:value-type="float" office:value="81976" calcext:value-type="float">
            <text:p>81976</text:p>
          </table:table-cell>
          <table:table-cell office:value-type="string" calcext:value-type="string">
            <text:p>Sant Andreu de Llavaneres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98];&quot;,'&quot;;SUBSTITUTE([.B498];&quot;'&quot;;&quot;''&quot;);&quot;',&quot;;[.C498];&quot;);&quot;)" office:value-type="string" office:string-value="INSERT INTO municipi(id_municipi, municipi, id_comarca) VALUES (81976,'Sant Andreu de Llavaneres',21);" calcext:value-type="string">
            <text:p>INSERT INTO municipi(id_municipi, municipi, id_comarca) VALUES (81976,'Sant Andreu de Llavaneres',21);</text:p>
          </table:table-cell>
        </table:table-row>
        <table:table-row table:style-name="ro1">
          <table:table-cell office:value-type="float" office:value="82037" calcext:value-type="float">
            <text:p>82037</text:p>
          </table:table-cell>
          <table:table-cell office:value-type="string" calcext:value-type="string">
            <text:p>Sant Cebrià de Vallalta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499];&quot;,'&quot;;SUBSTITUTE([.B499];&quot;'&quot;;&quot;''&quot;);&quot;',&quot;;[.C499];&quot;);&quot;)" office:value-type="string" office:string-value="INSERT INTO municipi(id_municipi, municipi, id_comarca) VALUES (82037,'Sant Cebrià de Vallalta',21);" calcext:value-type="string">
            <text:p>INSERT INTO municipi(id_municipi, municipi, id_comarca) VALUES (82037,'Sant Cebrià de Vallalta',21);</text:p>
          </table:table-cell>
        </table:table-row>
        <table:table-row table:style-name="ro1">
          <table:table-cell office:value-type="float" office:value="81939" calcext:value-type="float">
            <text:p>81939</text:p>
          </table:table-cell>
          <table:table-cell office:value-type="string" calcext:value-type="string">
            <text:p>Sant Iscle de Vallalta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500];&quot;,'&quot;;SUBSTITUTE([.B500];&quot;'&quot;;&quot;''&quot;);&quot;',&quot;;[.C500];&quot;);&quot;)" office:value-type="string" office:string-value="INSERT INTO municipi(id_municipi, municipi, id_comarca) VALUES (81939,'Sant Iscle de Vallalta',21);" calcext:value-type="string">
            <text:p>INSERT INTO municipi(id_municipi, municipi, id_comarca) VALUES (81939,'Sant Iscle de Vallalta',21);</text:p>
          </table:table-cell>
        </table:table-row>
        <table:table-row table:style-name="ro1">
          <table:table-cell office:value-type="float" office:value="82359" calcext:value-type="float">
            <text:p>82359</text:p>
          </table:table-cell>
          <table:table-cell office:value-type="string" calcext:value-type="string">
            <text:p>Sant Pol de Mar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501];&quot;,'&quot;;SUBSTITUTE([.B501];&quot;'&quot;;&quot;''&quot;);&quot;',&quot;;[.C501];&quot;);&quot;)" office:value-type="string" office:string-value="INSERT INTO municipi(id_municipi, municipi, id_comarca) VALUES (82359,'Sant Pol de Mar',21);" calcext:value-type="string">
            <text:p>INSERT INTO municipi(id_municipi, municipi, id_comarca) VALUES (82359,'Sant Pol de Mar',21);</text:p>
          </table:table-cell>
        </table:table-row>
        <table:table-row table:style-name="ro1">
          <table:table-cell office:value-type="float" office:value="82649" calcext:value-type="float">
            <text:p>82649</text:p>
          </table:table-cell>
          <table:table-cell office:value-type="string" calcext:value-type="string">
            <text:p>Sant Vicenç de Montalt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502];&quot;,'&quot;;SUBSTITUTE([.B502];&quot;'&quot;;&quot;''&quot;);&quot;',&quot;;[.C502];&quot;);&quot;)" office:value-type="string" office:string-value="INSERT INTO municipi(id_municipi, municipi, id_comarca) VALUES (82649,'Sant Vicenç de Montalt',21);" calcext:value-type="string">
            <text:p>INSERT INTO municipi(id_municipi, municipi, id_comarca) VALUES (82649,'Sant Vicenç de Montalt',21);</text:p>
          </table:table-cell>
        </table:table-row>
        <table:table-row table:style-name="ro1">
          <table:table-cell office:value-type="float" office:value="82613" calcext:value-type="float">
            <text:p>82613</text:p>
          </table:table-cell>
          <table:table-cell office:value-type="string" calcext:value-type="string">
            <text:p>Santa Susanna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503];&quot;,'&quot;;SUBSTITUTE([.B503];&quot;'&quot;;&quot;''&quot;);&quot;',&quot;;[.C503];&quot;);&quot;)" office:value-type="string" office:string-value="INSERT INTO municipi(id_municipi, municipi, id_comarca) VALUES (82613,'Santa Susanna',21);" calcext:value-type="string">
            <text:p>INSERT INTO municipi(id_municipi, municipi, id_comarca) VALUES (82613,'Santa Susanna',21);</text:p>
          </table:table-cell>
        </table:table-row>
        <table:table-row table:style-name="ro1">
          <table:table-cell office:value-type="float" office:value="82819" calcext:value-type="float">
            <text:p>82819</text:p>
          </table:table-cell>
          <table:table-cell office:value-type="string" calcext:value-type="string">
            <text:p>Teià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504];&quot;,'&quot;;SUBSTITUTE([.B504];&quot;'&quot;;&quot;''&quot;);&quot;',&quot;;[.C504];&quot;);&quot;)" office:value-type="string" office:string-value="INSERT INTO municipi(id_municipi, municipi, id_comarca) VALUES (82819,'Teià',21);" calcext:value-type="string">
            <text:p>INSERT INTO municipi(id_municipi, municipi, id_comarca) VALUES (82819,'Teià',21);</text:p>
          </table:table-cell>
        </table:table-row>
        <table:table-row table:style-name="ro1">
          <table:table-cell office:value-type="float" office:value="82824" calcext:value-type="float">
            <text:p>82824</text:p>
          </table:table-cell>
          <table:table-cell office:value-type="string" calcext:value-type="string">
            <text:p>Tiana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505];&quot;,'&quot;;SUBSTITUTE([.B505];&quot;'&quot;;&quot;''&quot;);&quot;',&quot;;[.C505];&quot;);&quot;)" office:value-type="string" office:string-value="INSERT INTO municipi(id_municipi, municipi, id_comarca) VALUES (82824,'Tiana',21);" calcext:value-type="string">
            <text:p>INSERT INTO municipi(id_municipi, municipi, id_comarca) VALUES (82824,'Tiana',21);</text:p>
          </table:table-cell>
        </table:table-row>
        <table:table-row table:style-name="ro1">
          <table:table-cell office:value-type="float" office:value="82845" calcext:value-type="float">
            <text:p>82845</text:p>
          </table:table-cell>
          <table:table-cell office:value-type="string" calcext:value-type="string">
            <text:p>Tordera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506];&quot;,'&quot;;SUBSTITUTE([.B506];&quot;'&quot;;&quot;''&quot;);&quot;',&quot;;[.C506];&quot;);&quot;)" office:value-type="string" office:string-value="INSERT INTO municipi(id_municipi, municipi, id_comarca) VALUES (82845,'Tordera',21);" calcext:value-type="string">
            <text:p>INSERT INTO municipi(id_municipi, municipi, id_comarca) VALUES (82845,'Tordera',21);</text:p>
          </table:table-cell>
        </table:table-row>
        <table:table-row table:style-name="ro1">
          <table:table-cell office:value-type="float" office:value="82140" calcext:value-type="float">
            <text:p>82140</text:p>
          </table:table-cell>
          <table:table-cell office:value-type="string" calcext:value-type="string">
            <text:p>Vilassar de Dalt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507];&quot;,'&quot;;SUBSTITUTE([.B507];&quot;'&quot;;&quot;''&quot;);&quot;',&quot;;[.C507];&quot;);&quot;)" office:value-type="string" office:string-value="INSERT INTO municipi(id_municipi, municipi, id_comarca) VALUES (82140,'Vilassar de Dalt',21);" calcext:value-type="string">
            <text:p>INSERT INTO municipi(id_municipi, municipi, id_comarca) VALUES (82140,'Vilassar de Dalt',21);</text:p>
          </table:table-cell>
        </table:table-row>
        <table:table-row table:style-name="ro1">
          <table:table-cell office:value-type="float" office:value="82191" calcext:value-type="float">
            <text:p>82191</text:p>
          </table:table-cell>
          <table:table-cell office:value-type="string" calcext:value-type="string">
            <text:p>Vilassar de Mar</text:p>
          </table:table-cell>
          <table:table-cell office:value-type="float" office:value="21" calcext:value-type="float">
            <text:p>21</text:p>
          </table:table-cell>
          <table:table-cell table:formula="of:=COM.MICROSOFT.CONCAT(&quot;INSERT INTO municipi(id_municipi, municipi, id_comarca) VALUES (&quot;;[.A508];&quot;,'&quot;;SUBSTITUTE([.B508];&quot;'&quot;;&quot;''&quot;);&quot;',&quot;;[.C508];&quot;);&quot;)" office:value-type="string" office:string-value="INSERT INTO municipi(id_municipi, municipi, id_comarca) VALUES (82191,'Vilassar de Mar',21);" calcext:value-type="string">
            <text:p>INSERT INTO municipi(id_municipi, municipi, id_comarca) VALUES (82191,'Vilassar de Mar',21);</text:p>
          </table:table-cell>
        </table:table-row>
        <table:table-row table:style-name="ro1">
          <table:table-cell office:value-type="float" office:value="430043" calcext:value-type="float">
            <text:p>430043</text:p>
          </table:table-cell>
          <table:table-cell office:value-type="string" calcext:value-type="string">
            <text:p>Alcanar</text:p>
          </table:table-cell>
          <table:table-cell office:value-type="float" office:value="22" calcext:value-type="float">
            <text:p>22</text:p>
          </table:table-cell>
          <table:table-cell table:formula="of:=COM.MICROSOFT.CONCAT(&quot;INSERT INTO municipi(id_municipi, municipi, id_comarca) VALUES (&quot;;[.A509];&quot;,'&quot;;SUBSTITUTE([.B509];&quot;'&quot;;&quot;''&quot;);&quot;',&quot;;[.C509];&quot;);&quot;)" office:value-type="string" office:string-value="INSERT INTO municipi(id_municipi, municipi, id_comarca) VALUES (430043,'Alcanar',22);" calcext:value-type="string">
            <text:p>INSERT INTO municipi(id_municipi, municipi, id_comarca) VALUES (430043,'Alcanar',22);</text:p>
          </table:table-cell>
        </table:table-row>
        <table:table-row table:style-name="ro1">
          <table:table-cell office:value-type="float" office:value="430141" calcext:value-type="float">
            <text:p>430141</text:p>
          </table:table-cell>
          <table:table-cell office:value-type="string" calcext:value-type="string">
            <text:p>Amposta</text:p>
          </table:table-cell>
          <table:table-cell office:value-type="float" office:value="22" calcext:value-type="float">
            <text:p>22</text:p>
          </table:table-cell>
          <table:table-cell table:formula="of:=COM.MICROSOFT.CONCAT(&quot;INSERT INTO municipi(id_municipi, municipi, id_comarca) VALUES (&quot;;[.A510];&quot;,'&quot;;SUBSTITUTE([.B510];&quot;'&quot;;&quot;''&quot;);&quot;',&quot;;[.C510];&quot;);&quot;)" office:value-type="string" office:string-value="INSERT INTO municipi(id_municipi, municipi, id_comarca) VALUES (430141,'Amposta',22);" calcext:value-type="string">
            <text:p>INSERT INTO municipi(id_municipi, municipi, id_comarca) VALUES (430141,'Amposta',22);</text:p>
          </table:table-cell>
        </table:table-row>
        <table:table-row table:style-name="ro1">
          <table:table-cell office:value-type="float" office:value="430629" calcext:value-type="float">
            <text:p>430629</text:p>
          </table:table-cell>
          <table:table-cell office:value-type="string" calcext:value-type="string">
            <text:p>Freginals</text:p>
          </table:table-cell>
          <table:table-cell office:value-type="float" office:value="22" calcext:value-type="float">
            <text:p>22</text:p>
          </table:table-cell>
          <table:table-cell table:formula="of:=COM.MICROSOFT.CONCAT(&quot;INSERT INTO municipi(id_municipi, municipi, id_comarca) VALUES (&quot;;[.A511];&quot;,'&quot;;SUBSTITUTE([.B511];&quot;'&quot;;&quot;''&quot;);&quot;',&quot;;[.C511];&quot;);&quot;)" office:value-type="string" office:string-value="INSERT INTO municipi(id_municipi, municipi, id_comarca) VALUES (430629,'Freginals',22);" calcext:value-type="string">
            <text:p>INSERT INTO municipi(id_municipi, municipi, id_comarca) VALUES (430629,'Freginals',22);</text:p>
          </table:table-cell>
        </table:table-row>
        <table:table-row table:style-name="ro1">
          <table:table-cell office:value-type="float" office:value="430635" calcext:value-type="float">
            <text:p>430635</text:p>
          </table:table-cell>
          <table:table-cell office:value-type="string" calcext:value-type="string">
            <text:p>Galera, la</text:p>
          </table:table-cell>
          <table:table-cell office:value-type="float" office:value="22" calcext:value-type="float">
            <text:p>22</text:p>
          </table:table-cell>
          <table:table-cell table:formula="of:=COM.MICROSOFT.CONCAT(&quot;INSERT INTO municipi(id_municipi, municipi, id_comarca) VALUES (&quot;;[.A512];&quot;,'&quot;;SUBSTITUTE([.B512];&quot;'&quot;;&quot;''&quot;);&quot;',&quot;;[.C512];&quot;);&quot;)" office:value-type="string" office:string-value="INSERT INTO municipi(id_municipi, municipi, id_comarca) VALUES (430635,'Galera, la',22);" calcext:value-type="string">
            <text:p>INSERT INTO municipi(id_municipi, municipi, id_comarca) VALUES (430635,'Galera, la',22);</text:p>
          </table:table-cell>
        </table:table-row>
        <table:table-row table:style-name="ro1">
          <table:table-cell office:value-type="float" office:value="430688" calcext:value-type="float">
            <text:p>430688</text:p>
          </table:table-cell>
          <table:table-cell office:value-type="string" calcext:value-type="string">
            <text:p>Godall</text:p>
          </table:table-cell>
          <table:table-cell office:value-type="float" office:value="22" calcext:value-type="float">
            <text:p>22</text:p>
          </table:table-cell>
          <table:table-cell table:formula="of:=COM.MICROSOFT.CONCAT(&quot;INSERT INTO municipi(id_municipi, municipi, id_comarca) VALUES (&quot;;[.A513];&quot;,'&quot;;SUBSTITUTE([.B513];&quot;'&quot;;&quot;''&quot;);&quot;',&quot;;[.C513];&quot;);&quot;)" office:value-type="string" office:string-value="INSERT INTO municipi(id_municipi, municipi, id_comarca) VALUES (430688,'Godall',22);" calcext:value-type="string">
            <text:p>INSERT INTO municipi(id_municipi, municipi, id_comarca) VALUES (430688,'Godall',22);</text:p>
          </table:table-cell>
        </table:table-row>
        <table:table-row table:style-name="ro1">
          <table:table-cell office:value-type="float" office:value="430770" calcext:value-type="float">
            <text:p>430770</text:p>
          </table:table-cell>
          <table:table-cell office:value-type="string" calcext:value-type="string">
            <text:p>Mas de Barberans</text:p>
          </table:table-cell>
          <table:table-cell office:value-type="float" office:value="22" calcext:value-type="float">
            <text:p>22</text:p>
          </table:table-cell>
          <table:table-cell table:formula="of:=COM.MICROSOFT.CONCAT(&quot;INSERT INTO municipi(id_municipi, municipi, id_comarca) VALUES (&quot;;[.A514];&quot;,'&quot;;SUBSTITUTE([.B514];&quot;'&quot;;&quot;''&quot;);&quot;',&quot;;[.C514];&quot;);&quot;)" office:value-type="string" office:string-value="INSERT INTO municipi(id_municipi, municipi, id_comarca) VALUES (430770,'Mas de Barberans',22);" calcext:value-type="string">
            <text:p>INSERT INTO municipi(id_municipi, municipi, id_comarca) VALUES (430770,'Mas de Barberans',22);</text:p>
          </table:table-cell>
        </table:table-row>
        <table:table-row table:style-name="ro1">
          <table:table-cell office:value-type="float" office:value="430786" calcext:value-type="float">
            <text:p>430786</text:p>
          </table:table-cell>
          <table:table-cell office:value-type="string" calcext:value-type="string">
            <text:p>Masdenverge</text:p>
          </table:table-cell>
          <table:table-cell office:value-type="float" office:value="22" calcext:value-type="float">
            <text:p>22</text:p>
          </table:table-cell>
          <table:table-cell table:formula="of:=COM.MICROSOFT.CONCAT(&quot;INSERT INTO municipi(id_municipi, municipi, id_comarca) VALUES (&quot;;[.A515];&quot;,'&quot;;SUBSTITUTE([.B515];&quot;'&quot;;&quot;''&quot;);&quot;',&quot;;[.C515];&quot;);&quot;)" office:value-type="string" office:string-value="INSERT INTO municipi(id_municipi, municipi, id_comarca) VALUES (430786,'Masdenverge',22);" calcext:value-type="string">
            <text:p>INSERT INTO municipi(id_municipi, municipi, id_comarca) VALUES (430786,'Masdenverge',22);</text:p>
          </table:table-cell>
        </table:table-row>
        <table:table-row table:style-name="ro1">
          <table:table-cell office:value-type="float" office:value="431362" calcext:value-type="float">
            <text:p>431362</text:p>
          </table:table-cell>
          <table:table-cell office:value-type="string" calcext:value-type="string">
            <text:p>Sant Carles de la Ràpita</text:p>
          </table:table-cell>
          <table:table-cell office:value-type="float" office:value="22" calcext:value-type="float">
            <text:p>22</text:p>
          </table:table-cell>
          <table:table-cell table:formula="of:=COM.MICROSOFT.CONCAT(&quot;INSERT INTO municipi(id_municipi, municipi, id_comarca) VALUES (&quot;;[.A516];&quot;,'&quot;;SUBSTITUTE([.B516];&quot;'&quot;;&quot;''&quot;);&quot;',&quot;;[.C516];&quot;);&quot;)" office:value-type="string" office:string-value="INSERT INTO municipi(id_municipi, municipi, id_comarca) VALUES (431362,'Sant Carles de la Ràpita',22);" calcext:value-type="string">
            <text:p>INSERT INTO municipi(id_municipi, municipi, id_comarca) VALUES (431362,'Sant Carles de la Ràpita',22);</text:p>
          </table:table-cell>
        </table:table-row>
        <table:table-row table:style-name="ro1">
          <table:table-cell office:value-type="float" office:value="439023" calcext:value-type="float">
            <text:p>439023</text:p>
          </table:table-cell>
          <table:table-cell office:value-type="string" calcext:value-type="string">
            <text:p>Sant Jaume d'Enveja</text:p>
          </table:table-cell>
          <table:table-cell office:value-type="float" office:value="22" calcext:value-type="float">
            <text:p>22</text:p>
          </table:table-cell>
          <table:table-cell table:formula="of:=COM.MICROSOFT.CONCAT(&quot;INSERT INTO municipi(id_municipi, municipi, id_comarca) VALUES (&quot;;[.A517];&quot;,'&quot;;SUBSTITUTE([.B517];&quot;'&quot;;&quot;''&quot;);&quot;',&quot;;[.C517];&quot;);&quot;)" office:value-type="string" office:string-value="INSERT INTO municipi(id_municipi, municipi, id_comarca) VALUES (439023,'Sant Jaume d''Enveja',22);" calcext:value-type="string">
            <text:p>INSERT INTO municipi(id_municipi, municipi, id_comarca) VALUES (439023,'Sant Jaume d''Enveja',22);</text:p>
          </table:table-cell>
        </table:table-row>
        <table:table-row table:style-name="ro1">
          <table:table-cell office:value-type="float" office:value="431384" calcext:value-type="float">
            <text:p>431384</text:p>
          </table:table-cell>
          <table:table-cell office:value-type="string" calcext:value-type="string">
            <text:p>Santa Bàrbara</text:p>
          </table:table-cell>
          <table:table-cell office:value-type="float" office:value="22" calcext:value-type="float">
            <text:p>22</text:p>
          </table:table-cell>
          <table:table-cell table:formula="of:=COM.MICROSOFT.CONCAT(&quot;INSERT INTO municipi(id_municipi, municipi, id_comarca) VALUES (&quot;;[.A518];&quot;,'&quot;;SUBSTITUTE([.B518];&quot;'&quot;;&quot;''&quot;);&quot;',&quot;;[.C518];&quot;);&quot;)" office:value-type="string" office:string-value="INSERT INTO municipi(id_municipi, municipi, id_comarca) VALUES (431384,'Santa Bàrbara',22);" calcext:value-type="string">
            <text:p>INSERT INTO municipi(id_municipi, municipi, id_comarca) VALUES (431384,'Santa Bàrbara',22);</text:p>
          </table:table-cell>
        </table:table-row>
        <table:table-row table:style-name="ro1">
          <table:table-cell office:value-type="float" office:value="430445" calcext:value-type="float">
            <text:p>430445</text:p>
          </table:table-cell>
          <table:table-cell office:value-type="string" calcext:value-type="string">
            <text:p>Sénia, la</text:p>
          </table:table-cell>
          <table:table-cell office:value-type="float" office:value="22" calcext:value-type="float">
            <text:p>22</text:p>
          </table:table-cell>
          <table:table-cell table:formula="of:=COM.MICROSOFT.CONCAT(&quot;INSERT INTO municipi(id_municipi, municipi, id_comarca) VALUES (&quot;;[.A519];&quot;,'&quot;;SUBSTITUTE([.B519];&quot;'&quot;;&quot;''&quot;);&quot;',&quot;;[.C519];&quot;);&quot;)" office:value-type="string" office:string-value="INSERT INTO municipi(id_municipi, municipi, id_comarca) VALUES (430445,'Sénia, la',22);" calcext:value-type="string">
            <text:p>INSERT INTO municipi(id_municipi, municipi, id_comarca) VALUES (430445,'Sénia, la',22);</text:p>
          </table:table-cell>
        </table:table-row>
        <table:table-row table:style-name="ro1">
          <table:table-cell office:value-type="float" office:value="431567" calcext:value-type="float">
            <text:p>431567</text:p>
          </table:table-cell>
          <table:table-cell office:value-type="string" calcext:value-type="string">
            <text:p>Ulldecona</text:p>
          </table:table-cell>
          <table:table-cell office:value-type="float" office:value="22" calcext:value-type="float">
            <text:p>22</text:p>
          </table:table-cell>
          <table:table-cell table:formula="of:=COM.MICROSOFT.CONCAT(&quot;INSERT INTO municipi(id_municipi, municipi, id_comarca) VALUES (&quot;;[.A520];&quot;,'&quot;;SUBSTITUTE([.B520];&quot;'&quot;;&quot;''&quot;);&quot;',&quot;;[.C520];&quot;);&quot;)" office:value-type="string" office:string-value="INSERT INTO municipi(id_municipi, municipi, id_comarca) VALUES (431567,'Ulldecona',22);" calcext:value-type="string">
            <text:p>INSERT INTO municipi(id_municipi, municipi, id_comarca) VALUES (431567,'Ulldecona',22);</text:p>
          </table:table-cell>
        </table:table-row>
        <table:table-row table:style-name="ro1">
          <table:table-cell office:value-type="float" office:value="250024" calcext:value-type="float">
            <text:p>250024</text:p>
          </table:table-cell>
          <table:table-cell office:value-type="string" calcext:value-type="string">
            <text:p>Àger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21];&quot;,'&quot;;SUBSTITUTE([.B521];&quot;'&quot;;&quot;''&quot;);&quot;',&quot;;[.C521];&quot;);&quot;)" office:value-type="string" office:string-value="INSERT INTO municipi(id_municipi, municipi, id_comarca) VALUES (250024,'Àger',23);" calcext:value-type="string">
            <text:p>INSERT INTO municipi(id_municipi, municipi, id_comarca) VALUES (250024,'Àger',23);</text:p>
          </table:table-cell>
        </table:table-row>
        <table:table-row table:style-name="ro1">
          <table:table-cell office:value-type="float" office:value="250083" calcext:value-type="float">
            <text:p>250083</text:p>
          </table:table-cell>
          <table:table-cell office:value-type="string" calcext:value-type="string">
            <text:p>Albesa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22];&quot;,'&quot;;SUBSTITUTE([.B522];&quot;'&quot;;&quot;''&quot;);&quot;',&quot;;[.C522];&quot;);&quot;)" office:value-type="string" office:string-value="INSERT INTO municipi(id_municipi, municipi, id_comarca) VALUES (250083,'Albesa',23);" calcext:value-type="string">
            <text:p>INSERT INTO municipi(id_municipi, municipi, id_comarca) VALUES (250083,'Albesa',23);</text:p>
          </table:table-cell>
        </table:table-row>
        <table:table-row table:style-name="ro1">
          <table:table-cell office:value-type="float" office:value="250156" calcext:value-type="float">
            <text:p>250156</text:p>
          </table:table-cell>
          <table:table-cell office:value-type="string" calcext:value-type="string">
            <text:p>Algerri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23];&quot;,'&quot;;SUBSTITUTE([.B523];&quot;'&quot;;&quot;''&quot;);&quot;',&quot;;[.C523];&quot;);&quot;)" office:value-type="string" office:string-value="INSERT INTO municipi(id_municipi, municipi, id_comarca) VALUES (250156,'Algerri',23);" calcext:value-type="string">
            <text:p>INSERT INTO municipi(id_municipi, municipi, id_comarca) VALUES (250156,'Algerri',23);</text:p>
          </table:table-cell>
        </table:table-row>
        <table:table-row table:style-name="ro1">
          <table:table-cell office:value-type="float" office:value="250220" calcext:value-type="float">
            <text:p>250220</text:p>
          </table:table-cell>
          <table:table-cell office:value-type="string" calcext:value-type="string">
            <text:p>Alòs de Balaguer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24];&quot;,'&quot;;SUBSTITUTE([.B524];&quot;'&quot;;&quot;''&quot;);&quot;',&quot;;[.C524];&quot;);&quot;)" office:value-type="string" office:string-value="INSERT INTO municipi(id_municipi, municipi, id_comarca) VALUES (250220,'Alòs de Balaguer',23);" calcext:value-type="string">
            <text:p>INSERT INTO municipi(id_municipi, municipi, id_comarca) VALUES (250220,'Alòs de Balaguer',23);</text:p>
          </table:table-cell>
        </table:table-row>
        <table:table-row table:style-name="ro1">
          <table:table-cell office:value-type="float" office:value="250349" calcext:value-type="float">
            <text:p>250349</text:p>
          </table:table-cell>
          <table:table-cell office:value-type="string" calcext:value-type="string">
            <text:p>Artesa de Segre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25];&quot;,'&quot;;SUBSTITUTE([.B525];&quot;'&quot;;&quot;''&quot;);&quot;',&quot;;[.C525];&quot;);&quot;)" office:value-type="string" office:string-value="INSERT INTO municipi(id_municipi, municipi, id_comarca) VALUES (250349,'Artesa de Segre',23);" calcext:value-type="string">
            <text:p>INSERT INTO municipi(id_municipi, municipi, id_comarca) VALUES (250349,'Artesa de Segre',23);</text:p>
          </table:table-cell>
        </table:table-row>
        <table:table-row table:style-name="ro1">
          <table:table-cell office:value-type="float" office:value="250371" calcext:value-type="float">
            <text:p>250371</text:p>
          </table:table-cell>
          <table:table-cell office:value-type="string" calcext:value-type="string">
            <text:p>Avellanes i Santa Linya, les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26];&quot;,'&quot;;SUBSTITUTE([.B526];&quot;'&quot;;&quot;''&quot;);&quot;',&quot;;[.C526];&quot;);&quot;)" office:value-type="string" office:string-value="INSERT INTO municipi(id_municipi, municipi, id_comarca) VALUES (250371,'Avellanes i Santa Linya, les',23);" calcext:value-type="string">
            <text:p>INSERT INTO municipi(id_municipi, municipi, id_comarca) VALUES (250371,'Avellanes i Santa Linya, les',23);</text:p>
          </table:table-cell>
        </table:table-row>
        <table:table-row table:style-name="ro1">
          <table:table-cell office:value-type="float" office:value="250404" calcext:value-type="float">
            <text:p>250404</text:p>
          </table:table-cell>
          <table:table-cell office:value-type="string" calcext:value-type="string">
            <text:p>Balaguer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27];&quot;,'&quot;;SUBSTITUTE([.B527];&quot;'&quot;;&quot;''&quot;);&quot;',&quot;;[.C527];&quot;);&quot;)" office:value-type="string" office:string-value="INSERT INTO municipi(id_municipi, municipi, id_comarca) VALUES (250404,'Balaguer',23);" calcext:value-type="string">
            <text:p>INSERT INTO municipi(id_municipi, municipi, id_comarca) VALUES (250404,'Balaguer',23);</text:p>
          </table:table-cell>
        </table:table-row>
        <table:table-row table:style-name="ro1">
          <table:table-cell office:value-type="float" office:value="250426" calcext:value-type="float">
            <text:p>250426</text:p>
          </table:table-cell>
          <table:table-cell office:value-type="string" calcext:value-type="string">
            <text:p>Baronia de Rialb, la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28];&quot;,'&quot;;SUBSTITUTE([.B528];&quot;'&quot;;&quot;''&quot;);&quot;',&quot;;[.C528];&quot;);&quot;)" office:value-type="string" office:string-value="INSERT INTO municipi(id_municipi, municipi, id_comarca) VALUES (250426,'Baronia de Rialb, la',23);" calcext:value-type="string">
            <text:p>INSERT INTO municipi(id_municipi, municipi, id_comarca) VALUES (250426,'Baronia de Rialb, la',23);</text:p>
          </table:table-cell>
        </table:table-row>
        <table:table-row table:style-name="ro1">
          <table:table-cell office:value-type="float" office:value="250479" calcext:value-type="float">
            <text:p>250479</text:p>
          </table:table-cell>
          <table:table-cell office:value-type="string" calcext:value-type="string">
            <text:p>Bellcaire d'Urgell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29];&quot;,'&quot;;SUBSTITUTE([.B529];&quot;'&quot;;&quot;''&quot;);&quot;',&quot;;[.C529];&quot;);&quot;)" office:value-type="string" office:string-value="INSERT INTO municipi(id_municipi, municipi, id_comarca) VALUES (250479,'Bellcaire d''Urgell',23);" calcext:value-type="string">
            <text:p>INSERT INTO municipi(id_municipi, municipi, id_comarca) VALUES (250479,'Bellcaire d''Urgell',23);</text:p>
          </table:table-cell>
        </table:table-row>
        <table:table-row table:style-name="ro1">
          <table:table-cell office:value-type="float" office:value="250498" calcext:value-type="float">
            <text:p>250498</text:p>
          </table:table-cell>
          <table:table-cell office:value-type="string" calcext:value-type="string">
            <text:p>Bellmunt d'Urgell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30];&quot;,'&quot;;SUBSTITUTE([.B530];&quot;'&quot;;&quot;''&quot;);&quot;',&quot;;[.C530];&quot;);&quot;)" office:value-type="string" office:string-value="INSERT INTO municipi(id_municipi, municipi, id_comarca) VALUES (250498,'Bellmunt d''Urgell',23);" calcext:value-type="string">
            <text:p>INSERT INTO municipi(id_municipi, municipi, id_comarca) VALUES (250498,'Bellmunt d''Urgell',23);</text:p>
          </table:table-cell>
        </table:table-row>
        <table:table-row table:style-name="ro1">
          <table:table-cell office:value-type="float" office:value="250609" calcext:value-type="float">
            <text:p>250609</text:p>
          </table:table-cell>
          <table:table-cell office:value-type="string" calcext:value-type="string">
            <text:p>Cabanabona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31];&quot;,'&quot;;SUBSTITUTE([.B531];&quot;'&quot;;&quot;''&quot;);&quot;',&quot;;[.C531];&quot;);&quot;)" office:value-type="string" office:string-value="INSERT INTO municipi(id_municipi, municipi, id_comarca) VALUES (250609,'Cabanabona',23);" calcext:value-type="string">
            <text:p>INSERT INTO municipi(id_municipi, municipi, id_comarca) VALUES (250609,'Cabanabona',23);</text:p>
          </table:table-cell>
        </table:table-row>
        <table:table-row table:style-name="ro1">
          <table:table-cell office:value-type="float" office:value="250621" calcext:value-type="float">
            <text:p>250621</text:p>
          </table:table-cell>
          <table:table-cell office:value-type="string" calcext:value-type="string">
            <text:p>Camarasa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32];&quot;,'&quot;;SUBSTITUTE([.B532];&quot;'&quot;;&quot;''&quot;);&quot;',&quot;;[.C532];&quot;);&quot;)" office:value-type="string" office:string-value="INSERT INTO municipi(id_municipi, municipi, id_comarca) VALUES (250621,'Camarasa',23);" calcext:value-type="string">
            <text:p>INSERT INTO municipi(id_municipi, municipi, id_comarca) VALUES (250621,'Camarasa',23);</text:p>
          </table:table-cell>
        </table:table-row>
        <table:table-row table:style-name="ro1">
          <table:table-cell office:value-type="float" office:value="250693" calcext:value-type="float">
            <text:p>250693</text:p>
          </table:table-cell>
          <table:table-cell office:value-type="string" calcext:value-type="string">
            <text:p>Castelló de Farfanya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33];&quot;,'&quot;;SUBSTITUTE([.B533];&quot;'&quot;;&quot;''&quot;);&quot;',&quot;;[.C533];&quot;);&quot;)" office:value-type="string" office:string-value="INSERT INTO municipi(id_municipi, municipi, id_comarca) VALUES (250693,'Castelló de Farfanya',23);" calcext:value-type="string">
            <text:p>INSERT INTO municipi(id_municipi, municipi, id_comarca) VALUES (250693,'Castelló de Farfanya',23);</text:p>
          </table:table-cell>
        </table:table-row>
        <table:table-row table:style-name="ro1">
          <table:table-cell office:value-type="float" office:value="250791" calcext:value-type="float">
            <text:p>250791</text:p>
          </table:table-cell>
          <table:table-cell office:value-type="string" calcext:value-type="string">
            <text:p>Cubells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34];&quot;,'&quot;;SUBSTITUTE([.B534];&quot;'&quot;;&quot;''&quot;);&quot;',&quot;;[.C534];&quot;);&quot;)" office:value-type="string" office:string-value="INSERT INTO municipi(id_municipi, municipi, id_comarca) VALUES (250791,'Cubells',23);" calcext:value-type="string">
            <text:p>INSERT INTO municipi(id_municipi, municipi, id_comarca) VALUES (250791,'Cubells',23);</text:p>
          </table:table-cell>
        </table:table-row>
        <table:table-row table:style-name="ro1">
          <table:table-cell office:value-type="float" office:value="250946" calcext:value-type="float">
            <text:p>250946</text:p>
          </table:table-cell>
          <table:table-cell office:value-type="string" calcext:value-type="string">
            <text:p>Foradada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35];&quot;,'&quot;;SUBSTITUTE([.B535];&quot;'&quot;;&quot;''&quot;);&quot;',&quot;;[.C535];&quot;);&quot;)" office:value-type="string" office:string-value="INSERT INTO municipi(id_municipi, municipi, id_comarca) VALUES (250946,'Foradada',23);" calcext:value-type="string">
            <text:p>INSERT INTO municipi(id_municipi, municipi, id_comarca) VALUES (250946,'Foradada',23);</text:p>
          </table:table-cell>
        </table:table-row>
        <table:table-row table:style-name="ro1">
          <table:table-cell office:value-type="float" office:value="251121" calcext:value-type="float">
            <text:p>251121</text:p>
          </table:table-cell>
          <table:table-cell office:value-type="string" calcext:value-type="string">
            <text:p>Ivars de Noguera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36];&quot;,'&quot;;SUBSTITUTE([.B536];&quot;'&quot;;&quot;''&quot;);&quot;',&quot;;[.C536];&quot;);&quot;)" office:value-type="string" office:string-value="INSERT INTO municipi(id_municipi, municipi, id_comarca) VALUES (251121,'Ivars de Noguera',23);" calcext:value-type="string">
            <text:p>INSERT INTO municipi(id_municipi, municipi, id_comarca) VALUES (251121,'Ivars de Noguera',23);</text:p>
          </table:table-cell>
        </table:table-row>
        <table:table-row table:style-name="ro1">
          <table:table-cell office:value-type="float" office:value="251348" calcext:value-type="float">
            <text:p>251348</text:p>
          </table:table-cell>
          <table:table-cell office:value-type="string" calcext:value-type="string">
            <text:p>Menàrguens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37];&quot;,'&quot;;SUBSTITUTE([.B537];&quot;'&quot;;&quot;''&quot;);&quot;',&quot;;[.C537];&quot;);&quot;)" office:value-type="string" office:string-value="INSERT INTO municipi(id_municipi, municipi, id_comarca) VALUES (251348,'Menàrguens',23);" calcext:value-type="string">
            <text:p>INSERT INTO municipi(id_municipi, municipi, id_comarca) VALUES (251348,'Menàrguens',23);</text:p>
          </table:table-cell>
        </table:table-row>
        <table:table-row table:style-name="ro1">
          <table:table-cell office:value-type="float" office:value="251386" calcext:value-type="float">
            <text:p>251386</text:p>
          </table:table-cell>
          <table:table-cell office:value-type="string" calcext:value-type="string">
            <text:p>Montgai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38];&quot;,'&quot;;SUBSTITUTE([.B538];&quot;'&quot;;&quot;''&quot;);&quot;',&quot;;[.C538];&quot;);&quot;)" office:value-type="string" office:string-value="INSERT INTO municipi(id_municipi, municipi, id_comarca) VALUES (251386,'Montgai',23);" calcext:value-type="string">
            <text:p>INSERT INTO municipi(id_municipi, municipi, id_comarca) VALUES (251386,'Montgai',23);</text:p>
          </table:table-cell>
        </table:table-row>
        <table:table-row table:style-name="ro1">
          <table:table-cell office:value-type="float" office:value="251500" calcext:value-type="float">
            <text:p>251500</text:p>
          </table:table-cell>
          <table:table-cell office:value-type="string" calcext:value-type="string">
            <text:p>Oliola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39];&quot;,'&quot;;SUBSTITUTE([.B539];&quot;'&quot;;&quot;''&quot;);&quot;',&quot;;[.C539];&quot;);&quot;)" office:value-type="string" office:string-value="INSERT INTO municipi(id_municipi, municipi, id_comarca) VALUES (251500,'Oliola',23);" calcext:value-type="string">
            <text:p>INSERT INTO municipi(id_municipi, municipi, id_comarca) VALUES (251500,'Oliola',23);</text:p>
          </table:table-cell>
        </table:table-row>
        <table:table-row table:style-name="ro1">
          <table:table-cell office:value-type="float" office:value="251569" calcext:value-type="float">
            <text:p>251569</text:p>
          </table:table-cell>
          <table:table-cell office:value-type="string" calcext:value-type="string">
            <text:p>Os de Balaguer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40];&quot;,'&quot;;SUBSTITUTE([.B540];&quot;'&quot;;&quot;''&quot;);&quot;',&quot;;[.C540];&quot;);&quot;)" office:value-type="string" office:string-value="INSERT INTO municipi(id_municipi, municipi, id_comarca) VALUES (251569,'Os de Balaguer',23);" calcext:value-type="string">
            <text:p>INSERT INTO municipi(id_municipi, municipi, id_comarca) VALUES (251569,'Os de Balaguer',23);</text:p>
          </table:table-cell>
        </table:table-row>
        <table:table-row table:style-name="ro1">
          <table:table-cell office:value-type="float" office:value="251641" calcext:value-type="float">
            <text:p>251641</text:p>
          </table:table-cell>
          <table:table-cell office:value-type="string" calcext:value-type="string">
            <text:p>Penelles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41];&quot;,'&quot;;SUBSTITUTE([.B541];&quot;'&quot;;&quot;''&quot;);&quot;',&quot;;[.C541];&quot;);&quot;)" office:value-type="string" office:string-value="INSERT INTO municipi(id_municipi, municipi, id_comarca) VALUES (251641,'Penelles',23);" calcext:value-type="string">
            <text:p>INSERT INTO municipi(id_municipi, municipi, id_comarca) VALUES (251641,'Penelles',23);</text:p>
          </table:table-cell>
        </table:table-row>
        <table:table-row table:style-name="ro1">
          <table:table-cell office:value-type="float" office:value="251728" calcext:value-type="float">
            <text:p>251728</text:p>
          </table:table-cell>
          <table:table-cell office:value-type="string" calcext:value-type="string">
            <text:p>Ponts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42];&quot;,'&quot;;SUBSTITUTE([.B542];&quot;'&quot;;&quot;''&quot;);&quot;',&quot;;[.C542];&quot;);&quot;)" office:value-type="string" office:string-value="INSERT INTO municipi(id_municipi, municipi, id_comarca) VALUES (251728,'Ponts',23);" calcext:value-type="string">
            <text:p>INSERT INTO municipi(id_municipi, municipi, id_comarca) VALUES (251728,'Ponts',23);</text:p>
          </table:table-cell>
        </table:table-row>
        <table:table-row table:style-name="ro1">
          <table:table-cell office:value-type="float" office:value="251771" calcext:value-type="float">
            <text:p>251771</text:p>
          </table:table-cell>
          <table:table-cell office:value-type="string" calcext:value-type="string">
            <text:p>Preixens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43];&quot;,'&quot;;SUBSTITUTE([.B543];&quot;'&quot;;&quot;''&quot;);&quot;',&quot;;[.C543];&quot;);&quot;)" office:value-type="string" office:string-value="INSERT INTO municipi(id_municipi, municipi, id_comarca) VALUES (251771,'Preixens',23);" calcext:value-type="string">
            <text:p>INSERT INTO municipi(id_municipi, municipi, id_comarca) VALUES (251771,'Preixens',23);</text:p>
          </table:table-cell>
        </table:table-row>
        <table:table-row table:style-name="ro1">
          <table:table-cell office:value-type="float" office:value="250352" calcext:value-type="float">
            <text:p>250352</text:p>
          </table:table-cell>
          <table:table-cell office:value-type="string" calcext:value-type="string">
            <text:p>Sentiu de Sió, la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44];&quot;,'&quot;;SUBSTITUTE([.B544];&quot;'&quot;;&quot;''&quot;);&quot;',&quot;;[.C544];&quot;);&quot;)" office:value-type="string" office:string-value="INSERT INTO municipi(id_municipi, municipi, id_comarca) VALUES (250352,'Sentiu de Sió, la',23);" calcext:value-type="string">
            <text:p>INSERT INTO municipi(id_municipi, municipi, id_comarca) VALUES (250352,'Sentiu de Sió, la',23);</text:p>
          </table:table-cell>
        </table:table-row>
        <table:table-row table:style-name="ro1">
          <table:table-cell office:value-type="float" office:value="252206" calcext:value-type="float">
            <text:p>252206</text:p>
          </table:table-cell>
          <table:table-cell office:value-type="string" calcext:value-type="string">
            <text:p>Térmens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45];&quot;,'&quot;;SUBSTITUTE([.B545];&quot;'&quot;;&quot;''&quot;);&quot;',&quot;;[.C545];&quot;);&quot;)" office:value-type="string" office:string-value="INSERT INTO municipi(id_municipi, municipi, id_comarca) VALUES (252206,'Térmens',23);" calcext:value-type="string">
            <text:p>INSERT INTO municipi(id_municipi, municipi, id_comarca) VALUES (252206,'Térmens',23);</text:p>
          </table:table-cell>
        </table:table-row>
        <table:table-row table:style-name="ro1">
          <table:table-cell office:value-type="float" office:value="252228" calcext:value-type="float">
            <text:p>252228</text:p>
          </table:table-cell>
          <table:table-cell office:value-type="string" calcext:value-type="string">
            <text:p>Tiurana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46];&quot;,'&quot;;SUBSTITUTE([.B546];&quot;'&quot;;&quot;''&quot;);&quot;',&quot;;[.C546];&quot;);&quot;)" office:value-type="string" office:string-value="INSERT INTO municipi(id_municipi, municipi, id_comarca) VALUES (252228,'Tiurana',23);" calcext:value-type="string">
            <text:p>INSERT INTO municipi(id_municipi, municipi, id_comarca) VALUES (252228,'Tiurana',23);</text:p>
          </table:table-cell>
        </table:table-row>
        <table:table-row table:style-name="ro1">
          <table:table-cell office:value-type="float" office:value="252311" calcext:value-type="float">
            <text:p>252311</text:p>
          </table:table-cell>
          <table:table-cell office:value-type="string" calcext:value-type="string">
            <text:p>Torrelameu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47];&quot;,'&quot;;SUBSTITUTE([.B547];&quot;'&quot;;&quot;''&quot;);&quot;',&quot;;[.C547];&quot;);&quot;)" office:value-type="string" office:string-value="INSERT INTO municipi(id_municipi, municipi, id_comarca) VALUES (252311,'Torrelameu',23);" calcext:value-type="string">
            <text:p>INSERT INTO municipi(id_municipi, municipi, id_comarca) VALUES (252311,'Torrelameu',23);</text:p>
          </table:table-cell>
        </table:table-row>
        <table:table-row table:style-name="ro1">
          <table:table-cell office:value-type="float" office:value="252402" calcext:value-type="float">
            <text:p>252402</text:p>
          </table:table-cell>
          <table:table-cell office:value-type="string" calcext:value-type="string">
            <text:p>Vallfogona de Balaguer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48];&quot;,'&quot;;SUBSTITUTE([.B548];&quot;'&quot;;&quot;''&quot;);&quot;',&quot;;[.C548];&quot;);&quot;)" office:value-type="string" office:string-value="INSERT INTO municipi(id_municipi, municipi, id_comarca) VALUES (252402,'Vallfogona de Balaguer',23);" calcext:value-type="string">
            <text:p>INSERT INTO municipi(id_municipi, municipi, id_comarca) VALUES (252402,'Vallfogona de Balaguer',23);</text:p>
          </table:table-cell>
        </table:table-row>
        <table:table-row table:style-name="ro1">
          <table:table-cell office:value-type="float" office:value="252496" calcext:value-type="float">
            <text:p>252496</text:p>
          </table:table-cell>
          <table:table-cell office:value-type="string" calcext:value-type="string">
            <text:p>Vilanova de l'Aguda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49];&quot;,'&quot;;SUBSTITUTE([.B549];&quot;'&quot;;&quot;''&quot;);&quot;',&quot;;[.C549];&quot;);&quot;)" office:value-type="string" office:string-value="INSERT INTO municipi(id_municipi, municipi, id_comarca) VALUES (252496,'Vilanova de l''Aguda',23);" calcext:value-type="string">
            <text:p>INSERT INTO municipi(id_municipi, municipi, id_comarca) VALUES (252496,'Vilanova de l''Aguda',23);</text:p>
          </table:table-cell>
        </table:table-row>
        <table:table-row table:style-name="ro1">
          <table:table-cell office:value-type="float" office:value="252509" calcext:value-type="float">
            <text:p>252509</text:p>
          </table:table-cell>
          <table:table-cell office:value-type="string" calcext:value-type="string">
            <text:p>Vilanova de Meià</text:p>
          </table:table-cell>
          <table:table-cell office:value-type="float" office:value="23" calcext:value-type="float">
            <text:p>23</text:p>
          </table:table-cell>
          <table:table-cell table:formula="of:=COM.MICROSOFT.CONCAT(&quot;INSERT INTO municipi(id_municipi, municipi, id_comarca) VALUES (&quot;;[.A550];&quot;,'&quot;;SUBSTITUTE([.B550];&quot;'&quot;;&quot;''&quot;);&quot;',&quot;;[.C550];&quot;);&quot;)" office:value-type="string" office:string-value="INSERT INTO municipi(id_municipi, municipi, id_comarca) VALUES (252509,'Vilanova de Meià',23);" calcext:value-type="string">
            <text:p>INSERT INTO municipi(id_municipi, municipi, id_comarca) VALUES (252509,'Vilanova de Meià',23);</text:p>
          </table:table-cell>
        </table:table-row>
        <table:table-row table:style-name="ro1">
          <table:table-cell office:value-type="float" office:value="80044" calcext:value-type="float">
            <text:p>80044</text:p>
          </table:table-cell>
          <table:table-cell office:value-type="string" calcext:value-type="string">
            <text:p>Alpens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51];&quot;,'&quot;;SUBSTITUTE([.B551];&quot;'&quot;;&quot;''&quot;);&quot;',&quot;;[.C551];&quot;);&quot;)" office:value-type="string" office:string-value="INSERT INTO municipi(id_municipi, municipi, id_comarca) VALUES (80044,'Alpens',24);" calcext:value-type="string">
            <text:p>INSERT INTO municipi(id_municipi, municipi, id_comarca) VALUES (80044,'Alpens',24);</text:p>
          </table:table-cell>
        </table:table-row>
        <table:table-row table:style-name="ro1">
          <table:table-cell office:value-type="float" office:value="80174" calcext:value-type="float">
            <text:p>80174</text:p>
          </table:table-cell>
          <table:table-cell office:value-type="string" calcext:value-type="string">
            <text:p>Balenyà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52];&quot;,'&quot;;SUBSTITUTE([.B552];&quot;'&quot;;&quot;''&quot;);&quot;',&quot;;[.C552];&quot;);&quot;)" office:value-type="string" office:string-value="INSERT INTO municipi(id_municipi, municipi, id_comarca) VALUES (80174,'Balenyà',24);" calcext:value-type="string">
            <text:p>INSERT INTO municipi(id_municipi, municipi, id_comarca) VALUES (80174,'Balenyà',24);</text:p>
          </table:table-cell>
        </table:table-row>
        <table:table-row table:style-name="ro1">
          <table:table-cell office:value-type="float" office:value="80266" calcext:value-type="float">
            <text:p>80266</text:p>
          </table:table-cell>
          <table:table-cell office:value-type="string" calcext:value-type="string">
            <text:p>Brull, el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53];&quot;,'&quot;;SUBSTITUTE([.B553];&quot;'&quot;;&quot;''&quot;);&quot;',&quot;;[.C553];&quot;);&quot;)" office:value-type="string" office:string-value="INSERT INTO municipi(id_municipi, municipi, id_comarca) VALUES (80266,'Brull, el',24);" calcext:value-type="string">
            <text:p>INSERT INTO municipi(id_municipi, municipi, id_comarca) VALUES (80266,'Brull, el',24);</text:p>
          </table:table-cell>
        </table:table-row>
        <table:table-row table:style-name="ro1">
          <table:table-cell office:value-type="float" office:value="80370" calcext:value-type="float">
            <text:p>80370</text:p>
          </table:table-cell>
          <table:table-cell office:value-type="string" calcext:value-type="string">
            <text:p>Calldetenes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54];&quot;,'&quot;;SUBSTITUTE([.B554];&quot;'&quot;;&quot;''&quot;);&quot;',&quot;;[.C554];&quot;);&quot;)" office:value-type="string" office:string-value="INSERT INTO municipi(id_municipi, municipi, id_comarca) VALUES (80370,'Calldetenes',24);" calcext:value-type="string">
            <text:p>INSERT INTO municipi(id_municipi, municipi, id_comarca) VALUES (80370,'Calldetenes',24);</text:p>
          </table:table-cell>
        </table:table-row>
        <table:table-row table:style-name="ro1">
          <table:table-cell office:value-type="float" office:value="80673" calcext:value-type="float">
            <text:p>80673</text:p>
          </table:table-cell>
          <table:table-cell office:value-type="string" calcext:value-type="string">
            <text:p>Centelles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55];&quot;,'&quot;;SUBSTITUTE([.B555];&quot;'&quot;;&quot;''&quot;);&quot;',&quot;;[.C555];&quot;);&quot;)" office:value-type="string" office:string-value="INSERT INTO municipi(id_municipi, municipi, id_comarca) VALUES (80673,'Centelles',24);" calcext:value-type="string">
            <text:p>INSERT INTO municipi(id_municipi, municipi, id_comarca) VALUES (80673,'Centelles',24);</text:p>
          </table:table-cell>
        </table:table-row>
        <table:table-row table:style-name="ro1">
          <table:table-cell office:value-type="float" office:value="170638" calcext:value-type="float">
            <text:p>170638</text:p>
          </table:table-cell>
          <table:table-cell office:value-type="string" calcext:value-type="string">
            <text:p>Espinelves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56];&quot;,'&quot;;SUBSTITUTE([.B556];&quot;'&quot;;&quot;''&quot;);&quot;',&quot;;[.C556];&quot;);&quot;)" office:value-type="string" office:string-value="INSERT INTO municipi(id_municipi, municipi, id_comarca) VALUES (170638,'Espinelves',24);" calcext:value-type="string">
            <text:p>INSERT INTO municipi(id_municipi, municipi, id_comarca) VALUES (170638,'Espinelves',24);</text:p>
          </table:table-cell>
        </table:table-row>
        <table:table-row table:style-name="ro1">
          <table:table-cell office:value-type="float" office:value="82541" calcext:value-type="float">
            <text:p>82541</text:p>
          </table:table-cell>
          <table:table-cell office:value-type="string" calcext:value-type="string">
            <text:p>Esquirol, l'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57];&quot;,'&quot;;SUBSTITUTE([.B557];&quot;'&quot;;&quot;''&quot;);&quot;',&quot;;[.C557];&quot;);&quot;)" office:value-type="string" office:string-value="INSERT INTO municipi(id_municipi, municipi, id_comarca) VALUES (82541,'Esquirol, l''',24);" calcext:value-type="string">
            <text:p>INSERT INTO municipi(id_municipi, municipi, id_comarca) VALUES (82541,'Esquirol, l''',24);</text:p>
          </table:table-cell>
        </table:table-row>
        <table:table-row table:style-name="ro1">
          <table:table-cell office:value-type="float" office:value="80832" calcext:value-type="float">
            <text:p>80832</text:p>
          </table:table-cell>
          <table:table-cell office:value-type="string" calcext:value-type="string">
            <text:p>Folgueroles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58];&quot;,'&quot;;SUBSTITUTE([.B558];&quot;'&quot;;&quot;''&quot;);&quot;',&quot;;[.C558];&quot;);&quot;)" office:value-type="string" office:string-value="INSERT INTO municipi(id_municipi, municipi, id_comarca) VALUES (80832,'Folgueroles',24);" calcext:value-type="string">
            <text:p>INSERT INTO municipi(id_municipi, municipi, id_comarca) VALUES (80832,'Folgueroles',24);</text:p>
          </table:table-cell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string" calcext:value-type="string">
            <text:p>Gurb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59];&quot;,'&quot;;SUBSTITUTE([.B559];&quot;'&quot;;&quot;''&quot;);&quot;',&quot;;[.C559];&quot;);&quot;)" office:value-type="string" office:string-value="INSERT INTO municipi(id_municipi, municipi, id_comarca) VALUES (81000,'Gurb',24);" calcext:value-type="string">
            <text:p>INSERT INTO municipi(id_municipi, municipi, id_comarca) VALUES (81000,'Gurb',24);</text:p>
          </table:table-cell>
        </table:table-row>
        <table:table-row table:style-name="ro1">
          <table:table-cell office:value-type="float" office:value="81094" calcext:value-type="float">
            <text:p>81094</text:p>
          </table:table-cell>
          <table:table-cell office:value-type="string" calcext:value-type="string">
            <text:p>Lluçà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60];&quot;,'&quot;;SUBSTITUTE([.B560];&quot;'&quot;;&quot;''&quot;);&quot;',&quot;;[.C560];&quot;);&quot;)" office:value-type="string" office:string-value="INSERT INTO municipi(id_municipi, municipi, id_comarca) VALUES (81094,'Lluçà',24);" calcext:value-type="string">
            <text:p>INSERT INTO municipi(id_municipi, municipi, id_comarca) VALUES (81094,'Lluçà',24);</text:p>
          </table:table-cell>
        </table:table-row>
        <table:table-row table:style-name="ro1">
          <table:table-cell office:value-type="float" office:value="81115" calcext:value-type="float">
            <text:p>81115</text:p>
          </table:table-cell>
          <table:table-cell office:value-type="string" calcext:value-type="string">
            <text:p>Malla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61];&quot;,'&quot;;SUBSTITUTE([.B561];&quot;'&quot;;&quot;''&quot;);&quot;',&quot;;[.C561];&quot;);&quot;)" office:value-type="string" office:string-value="INSERT INTO municipi(id_municipi, municipi, id_comarca) VALUES (81115,'Malla',24);" calcext:value-type="string">
            <text:p>INSERT INTO municipi(id_municipi, municipi, id_comarca) VALUES (81115,'Malla',24);</text:p>
          </table:table-cell>
        </table:table-row>
        <table:table-row table:style-name="ro1">
          <table:table-cell office:value-type="float" office:value="81120" calcext:value-type="float">
            <text:p>81120</text:p>
          </table:table-cell>
          <table:table-cell office:value-type="string" calcext:value-type="string">
            <text:p>Manlleu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62];&quot;,'&quot;;SUBSTITUTE([.B562];&quot;'&quot;;&quot;''&quot;);&quot;',&quot;;[.C562];&quot;);&quot;)" office:value-type="string" office:string-value="INSERT INTO municipi(id_municipi, municipi, id_comarca) VALUES (81120,'Manlleu',24);" calcext:value-type="string">
            <text:p>INSERT INTO municipi(id_municipi, municipi, id_comarca) VALUES (81120,'Manlleu',24);</text:p>
          </table:table-cell>
        </table:table-row>
        <table:table-row table:style-name="ro1">
          <table:table-cell office:value-type="float" office:value="81167" calcext:value-type="float">
            <text:p>81167</text:p>
          </table:table-cell>
          <table:table-cell office:value-type="string" calcext:value-type="string">
            <text:p>Masies de Roda, les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63];&quot;,'&quot;;SUBSTITUTE([.B563];&quot;'&quot;;&quot;''&quot;);&quot;',&quot;;[.C563];&quot;);&quot;)" office:value-type="string" office:string-value="INSERT INTO municipi(id_municipi, municipi, id_comarca) VALUES (81167,'Masies de Roda, les',24);" calcext:value-type="string">
            <text:p>INSERT INTO municipi(id_municipi, municipi, id_comarca) VALUES (81167,'Masies de Roda, les',24);</text:p>
          </table:table-cell>
        </table:table-row>
        <table:table-row table:style-name="ro1">
          <table:table-cell office:value-type="float" office:value="81173" calcext:value-type="float">
            <text:p>81173</text:p>
          </table:table-cell>
          <table:table-cell office:value-type="string" calcext:value-type="string">
            <text:p>Masies de Voltregà, les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64];&quot;,'&quot;;SUBSTITUTE([.B564];&quot;'&quot;;&quot;''&quot;);&quot;',&quot;;[.C564];&quot;);&quot;)" office:value-type="string" office:string-value="INSERT INTO municipi(id_municipi, municipi, id_comarca) VALUES (81173,'Masies de Voltregà, les',24);" calcext:value-type="string">
            <text:p>INSERT INTO municipi(id_municipi, municipi, id_comarca) VALUES (81173,'Masies de Voltregà, les',24);</text:p>
          </table:table-cell>
        </table:table-row>
        <table:table-row table:style-name="ro1">
          <table:table-cell office:value-type="float" office:value="81311" calcext:value-type="float">
            <text:p>81311</text:p>
          </table:table-cell>
          <table:table-cell office:value-type="string" calcext:value-type="string">
            <text:p>Montesquiu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65];&quot;,'&quot;;SUBSTITUTE([.B565];&quot;'&quot;;&quot;''&quot;);&quot;',&quot;;[.C565];&quot;);&quot;)" office:value-type="string" office:string-value="INSERT INTO municipi(id_municipi, municipi, id_comarca) VALUES (81311,'Montesquiu',24);" calcext:value-type="string">
            <text:p>INSERT INTO municipi(id_municipi, municipi, id_comarca) VALUES (81311,'Montesquiu',24);</text:p>
          </table:table-cell>
        </table:table-row>
        <table:table-row table:style-name="ro1">
          <table:table-cell office:value-type="float" office:value="81290" calcext:value-type="float">
            <text:p>81290</text:p>
          </table:table-cell>
          <table:table-cell office:value-type="string" calcext:value-type="string">
            <text:p>Muntanyola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66];&quot;,'&quot;;SUBSTITUTE([.B566];&quot;'&quot;;&quot;''&quot;);&quot;',&quot;;[.C566];&quot;);&quot;)" office:value-type="string" office:string-value="INSERT INTO municipi(id_municipi, municipi, id_comarca) VALUES (81290,'Muntanyola',24);" calcext:value-type="string">
            <text:p>INSERT INTO municipi(id_municipi, municipi, id_comarca) VALUES (81290,'Muntanyola',24);</text:p>
          </table:table-cell>
        </table:table-row>
        <table:table-row table:style-name="ro1">
          <table:table-cell office:value-type="float" office:value="81496" calcext:value-type="float">
            <text:p>81496</text:p>
          </table:table-cell>
          <table:table-cell office:value-type="string" calcext:value-type="string">
            <text:p>Olost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67];&quot;,'&quot;;SUBSTITUTE([.B567];&quot;'&quot;;&quot;''&quot;);&quot;',&quot;;[.C567];&quot;);&quot;)" office:value-type="string" office:string-value="INSERT INTO municipi(id_municipi, municipi, id_comarca) VALUES (81496,'Olost',24);" calcext:value-type="string">
            <text:p>INSERT INTO municipi(id_municipi, municipi, id_comarca) VALUES (81496,'Olost',24);</text:p>
          </table:table-cell>
        </table:table-row>
        <table:table-row table:style-name="ro1">
          <table:table-cell office:value-type="float" office:value="81509" calcext:value-type="float">
            <text:p>81509</text:p>
          </table:table-cell>
          <table:table-cell office:value-type="string" calcext:value-type="string">
            <text:p>Orís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68];&quot;,'&quot;;SUBSTITUTE([.B568];&quot;'&quot;;&quot;''&quot;);&quot;',&quot;;[.C568];&quot;);&quot;)" office:value-type="string" office:string-value="INSERT INTO municipi(id_municipi, municipi, id_comarca) VALUES (81509,'Orís',24);" calcext:value-type="string">
            <text:p>INSERT INTO municipi(id_municipi, municipi, id_comarca) VALUES (81509,'Orís',24);</text:p>
          </table:table-cell>
        </table:table-row>
        <table:table-row table:style-name="ro1">
          <table:table-cell office:value-type="float" office:value="81516" calcext:value-type="float">
            <text:p>81516</text:p>
          </table:table-cell>
          <table:table-cell office:value-type="string" calcext:value-type="string">
            <text:p>Oristà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69];&quot;,'&quot;;SUBSTITUTE([.B569];&quot;'&quot;;&quot;''&quot;);&quot;',&quot;;[.C569];&quot;);&quot;)" office:value-type="string" office:string-value="INSERT INTO municipi(id_municipi, municipi, id_comarca) VALUES (81516,'Oristà',24);" calcext:value-type="string">
            <text:p>INSERT INTO municipi(id_municipi, municipi, id_comarca) VALUES (81516,'Oristà',24);</text:p>
          </table:table-cell>
        </table:table-row>
        <table:table-row table:style-name="ro1">
          <table:table-cell office:value-type="float" office:value="81607" calcext:value-type="float">
            <text:p>81607</text:p>
          </table:table-cell>
          <table:table-cell office:value-type="string" calcext:value-type="string">
            <text:p>Perafita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70];&quot;,'&quot;;SUBSTITUTE([.B570];&quot;'&quot;;&quot;''&quot;);&quot;',&quot;;[.C570];&quot;);&quot;)" office:value-type="string" office:string-value="INSERT INTO municipi(id_municipi, municipi, id_comarca) VALUES (81607,'Perafita',24);" calcext:value-type="string">
            <text:p>INSERT INTO municipi(id_municipi, municipi, id_comarca) VALUES (81607,'Perafita',24);</text:p>
          </table:table-cell>
        </table:table-row>
        <table:table-row table:style-name="ro1">
          <table:table-cell office:value-type="float" office:value="81712" calcext:value-type="float">
            <text:p>81712</text:p>
          </table:table-cell>
          <table:table-cell office:value-type="string" calcext:value-type="string">
            <text:p>Prats de Lluçanès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71];&quot;,'&quot;;SUBSTITUTE([.B571];&quot;'&quot;;&quot;''&quot;);&quot;',&quot;;[.C571];&quot;);&quot;)" office:value-type="string" office:string-value="INSERT INTO municipi(id_municipi, municipi, id_comarca) VALUES (81712,'Prats de Lluçanès',24);" calcext:value-type="string">
            <text:p>INSERT INTO municipi(id_municipi, municipi, id_comarca) VALUES (81712,'Prats de Lluçanès',24);</text:p>
          </table:table-cell>
        </table:table-row>
        <table:table-row table:style-name="ro1">
          <table:table-cell office:value-type="float" office:value="81831" calcext:value-type="float">
            <text:p>81831</text:p>
          </table:table-cell>
          <table:table-cell office:value-type="string" calcext:value-type="string">
            <text:p>Roda de Ter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72];&quot;,'&quot;;SUBSTITUTE([.B572];&quot;'&quot;;&quot;''&quot;);&quot;',&quot;;[.C572];&quot;);&quot;)" office:value-type="string" office:string-value="INSERT INTO municipi(id_municipi, municipi, id_comarca) VALUES (81831,'Roda de Ter',24);" calcext:value-type="string">
            <text:p>INSERT INTO municipi(id_municipi, municipi, id_comarca) VALUES (81831,'Roda de Ter',24);</text:p>
          </table:table-cell>
        </table:table-row>
        <table:table-row table:style-name="ro1">
          <table:table-cell office:value-type="float" office:value="89019" calcext:value-type="float">
            <text:p>89019</text:p>
          </table:table-cell>
          <table:table-cell office:value-type="string" calcext:value-type="string">
            <text:p>Rupit i Pruit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73];&quot;,'&quot;;SUBSTITUTE([.B573];&quot;'&quot;;&quot;''&quot;);&quot;',&quot;;[.C573];&quot;);&quot;)" office:value-type="string" office:string-value="INSERT INTO municipi(id_municipi, municipi, id_comarca) VALUES (89019,'Rupit i Pruit',24);" calcext:value-type="string">
            <text:p>INSERT INTO municipi(id_municipi, municipi, id_comarca) VALUES (89019,'Rupit i Pruit',24);</text:p>
          </table:table-cell>
        </table:table-row>
        <table:table-row table:style-name="ro1">
          <table:table-cell office:value-type="float" office:value="81957" calcext:value-type="float">
            <text:p>81957</text:p>
          </table:table-cell>
          <table:table-cell office:value-type="string" calcext:value-type="string">
            <text:p>Sant Agustí de Lluçanès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74];&quot;,'&quot;;SUBSTITUTE([.B574];&quot;'&quot;;&quot;''&quot;);&quot;',&quot;;[.C574];&quot;);&quot;)" office:value-type="string" office:string-value="INSERT INTO municipi(id_municipi, municipi, id_comarca) VALUES (81957,'Sant Agustí de Lluçanès',24);" calcext:value-type="string">
            <text:p>INSERT INTO municipi(id_municipi, municipi, id_comarca) VALUES (81957,'Sant Agustí de Lluçanès',24);</text:p>
          </table:table-cell>
        </table:table-row>
        <table:table-row table:style-name="ro1">
          <table:table-cell office:value-type="float" office:value="81995" calcext:value-type="float">
            <text:p>81995</text:p>
          </table:table-cell>
          <table:table-cell office:value-type="string" calcext:value-type="string">
            <text:p>Sant Bartomeu del Grau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75];&quot;,'&quot;;SUBSTITUTE([.B575];&quot;'&quot;;&quot;''&quot;);&quot;',&quot;;[.C575];&quot;);&quot;)" office:value-type="string" office:string-value="INSERT INTO municipi(id_municipi, municipi, id_comarca) VALUES (81995,'Sant Bartomeu del Grau',24);" calcext:value-type="string">
            <text:p>INSERT INTO municipi(id_municipi, municipi, id_comarca) VALUES (81995,'Sant Bartomeu del Grau',24);</text:p>
          </table:table-cell>
        </table:table-row>
        <table:table-row table:style-name="ro1">
          <table:table-cell office:value-type="float" office:value="82016" calcext:value-type="float">
            <text:p>82016</text:p>
          </table:table-cell>
          <table:table-cell office:value-type="string" calcext:value-type="string">
            <text:p>Sant Boi de Lluçanès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76];&quot;,'&quot;;SUBSTITUTE([.B576];&quot;'&quot;;&quot;''&quot;);&quot;',&quot;;[.C576];&quot;);&quot;)" office:value-type="string" office:string-value="INSERT INTO municipi(id_municipi, municipi, id_comarca) VALUES (82016,'Sant Boi de Lluçanès',24);" calcext:value-type="string">
            <text:p>INSERT INTO municipi(id_municipi, municipi, id_comarca) VALUES (82016,'Sant Boi de Lluçanès',24);</text:p>
          </table:table-cell>
        </table:table-row>
        <table:table-row table:style-name="ro1">
          <table:table-cell office:value-type="float" office:value="82153" calcext:value-type="float">
            <text:p>82153</text:p>
          </table:table-cell>
          <table:table-cell office:value-type="string" calcext:value-type="string">
            <text:p>Sant Hipòlit de Voltregà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77];&quot;,'&quot;;SUBSTITUTE([.B577];&quot;'&quot;;&quot;''&quot;);&quot;',&quot;;[.C577];&quot;);&quot;)" office:value-type="string" office:string-value="INSERT INTO municipi(id_municipi, municipi, id_comarca) VALUES (82153,'Sant Hipòlit de Voltregà',24);" calcext:value-type="string">
            <text:p>INSERT INTO municipi(id_municipi, municipi, id_comarca) VALUES (82153,'Sant Hipòlit de Voltregà',24);</text:p>
          </table:table-cell>
        </table:table-row>
        <table:table-row table:style-name="ro1">
          <table:table-cell office:value-type="float" office:value="82205" calcext:value-type="float">
            <text:p>82205</text:p>
          </table:table-cell>
          <table:table-cell office:value-type="string" calcext:value-type="string">
            <text:p>Sant Julià de Vilatorta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78];&quot;,'&quot;;SUBSTITUTE([.B578];&quot;'&quot;;&quot;''&quot;);&quot;',&quot;;[.C578];&quot;);&quot;)" office:value-type="string" office:string-value="INSERT INTO municipi(id_municipi, municipi, id_comarca) VALUES (82205,'Sant Julià de Vilatorta',24);" calcext:value-type="string">
            <text:p>INSERT INTO municipi(id_municipi, municipi, id_comarca) VALUES (82205,'Sant Julià de Vilatorta',24);</text:p>
          </table:table-cell>
        </table:table-row>
        <table:table-row table:style-name="ro1">
          <table:table-cell office:value-type="float" office:value="82251" calcext:value-type="float">
            <text:p>82251</text:p>
          </table:table-cell>
          <table:table-cell office:value-type="string" calcext:value-type="string">
            <text:p>Sant Martí d'Albars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79];&quot;,'&quot;;SUBSTITUTE([.B579];&quot;'&quot;;&quot;''&quot;);&quot;',&quot;;[.C579];&quot;);&quot;)" office:value-type="string" office:string-value="INSERT INTO municipi(id_municipi, municipi, id_comarca) VALUES (82251,'Sant Martí d''Albars',24);" calcext:value-type="string">
            <text:p>INSERT INTO municipi(id_municipi, municipi, id_comarca) VALUES (82251,'Sant Martí d''Albars',24);</text:p>
          </table:table-cell>
        </table:table-row>
        <table:table-row table:style-name="ro1">
          <table:table-cell office:value-type="float" office:value="82248" calcext:value-type="float">
            <text:p>82248</text:p>
          </table:table-cell>
          <table:table-cell office:value-type="string" calcext:value-type="string">
            <text:p>Sant Martí de Centelles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80];&quot;,'&quot;;SUBSTITUTE([.B580];&quot;'&quot;;&quot;''&quot;);&quot;',&quot;;[.C580];&quot;);&quot;)" office:value-type="string" office:string-value="INSERT INTO municipi(id_municipi, municipi, id_comarca) VALUES (82248,'Sant Martí de Centelles',24);" calcext:value-type="string">
            <text:p>INSERT INTO municipi(id_municipi, municipi, id_comarca) VALUES (82248,'Sant Martí de Centelles',24);</text:p>
          </table:table-cell>
        </table:table-row>
        <table:table-row table:style-name="ro1">
          <table:table-cell office:value-type="float" office:value="82331" calcext:value-type="float">
            <text:p>82331</text:p>
          </table:table-cell>
          <table:table-cell office:value-type="string" calcext:value-type="string">
            <text:p>Sant Pere de Torelló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81];&quot;,'&quot;;SUBSTITUTE([.B581];&quot;'&quot;;&quot;''&quot;);&quot;',&quot;;[.C581];&quot;);&quot;)" office:value-type="string" office:string-value="INSERT INTO municipi(id_municipi, municipi, id_comarca) VALUES (82331,'Sant Pere de Torelló',24);" calcext:value-type="string">
            <text:p>INSERT INTO municipi(id_municipi, municipi, id_comarca) VALUES (82331,'Sant Pere de Torelló',24);</text:p>
          </table:table-cell>
        </table:table-row>
        <table:table-row table:style-name="ro1">
          <table:table-cell office:value-type="float" office:value="82378" calcext:value-type="float">
            <text:p>82378</text:p>
          </table:table-cell>
          <table:table-cell office:value-type="string" calcext:value-type="string">
            <text:p>Sant Quirze de Besora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82];&quot;,'&quot;;SUBSTITUTE([.B582];&quot;'&quot;;&quot;''&quot;);&quot;',&quot;;[.C582];&quot;);&quot;)" office:value-type="string" office:string-value="INSERT INTO municipi(id_municipi, municipi, id_comarca) VALUES (82378,'Sant Quirze de Besora',24);" calcext:value-type="string">
            <text:p>INSERT INTO municipi(id_municipi, municipi, id_comarca) VALUES (82378,'Sant Quirze de Besora',24);</text:p>
          </table:table-cell>
        </table:table-row>
        <table:table-row table:style-name="ro1">
          <table:table-cell office:value-type="float" office:value="82418" calcext:value-type="float">
            <text:p>82418</text:p>
          </table:table-cell>
          <table:table-cell office:value-type="string" calcext:value-type="string">
            <text:p>Sant Sadurní d'Osormort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83];&quot;,'&quot;;SUBSTITUTE([.B583];&quot;'&quot;;&quot;''&quot;);&quot;',&quot;;[.C583];&quot;);&quot;)" office:value-type="string" office:string-value="INSERT INTO municipi(id_municipi, municipi, id_comarca) VALUES (82418,'Sant Sadurní d''Osormort',24);" calcext:value-type="string">
            <text:p>INSERT INTO municipi(id_municipi, municipi, id_comarca) VALUES (82418,'Sant Sadurní d''Osormort',24);</text:p>
          </table:table-cell>
        </table:table-row>
        <table:table-row table:style-name="ro1">
          <table:table-cell office:value-type="float" office:value="82652" calcext:value-type="float">
            <text:p>82652</text:p>
          </table:table-cell>
          <table:table-cell office:value-type="string" calcext:value-type="string">
            <text:p>Sant Vicenç de Torelló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84];&quot;,'&quot;;SUBSTITUTE([.B584];&quot;'&quot;;&quot;''&quot;);&quot;',&quot;;[.C584];&quot;);&quot;)" office:value-type="string" office:string-value="INSERT INTO municipi(id_municipi, municipi, id_comarca) VALUES (82652,'Sant Vicenç de Torelló',24);" calcext:value-type="string">
            <text:p>INSERT INTO municipi(id_municipi, municipi, id_comarca) VALUES (82652,'Sant Vicenç de Torelló',24);</text:p>
          </table:table-cell>
        </table:table-row>
        <table:table-row table:style-name="ro1">
          <table:table-cell office:value-type="float" office:value="82439" calcext:value-type="float">
            <text:p>82439</text:p>
          </table:table-cell>
          <table:table-cell office:value-type="string" calcext:value-type="string">
            <text:p>Santa Cecília de Voltregà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85];&quot;,'&quot;;SUBSTITUTE([.B585];&quot;'&quot;;&quot;''&quot;);&quot;',&quot;;[.C585];&quot;);&quot;)" office:value-type="string" office:string-value="INSERT INTO municipi(id_municipi, municipi, id_comarca) VALUES (82439,'Santa Cecília de Voltregà',24);" calcext:value-type="string">
            <text:p>INSERT INTO municipi(id_municipi, municipi, id_comarca) VALUES (82439,'Santa Cecília de Voltregà',24);</text:p>
          </table:table-cell>
        </table:table-row>
        <table:table-row table:style-name="ro1">
          <table:table-cell office:value-type="float" office:value="82460" calcext:value-type="float">
            <text:p>82460</text:p>
          </table:table-cell>
          <table:table-cell office:value-type="string" calcext:value-type="string">
            <text:p>Santa Eugènia de Berga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86];&quot;,'&quot;;SUBSTITUTE([.B586];&quot;'&quot;;&quot;''&quot;);&quot;',&quot;;[.C586];&quot;);&quot;)" office:value-type="string" office:string-value="INSERT INTO municipi(id_municipi, municipi, id_comarca) VALUES (82460,'Santa Eugènia de Berga',24);" calcext:value-type="string">
            <text:p>INSERT INTO municipi(id_municipi, municipi, id_comarca) VALUES (82460,'Santa Eugènia de Berga',24);</text:p>
          </table:table-cell>
        </table:table-row>
        <table:table-row table:style-name="ro1">
          <table:table-cell office:value-type="float" office:value="82476" calcext:value-type="float">
            <text:p>82476</text:p>
          </table:table-cell>
          <table:table-cell office:value-type="string" calcext:value-type="string">
            <text:p>Santa Eulàlia de Riuprimer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87];&quot;,'&quot;;SUBSTITUTE([.B587];&quot;'&quot;;&quot;''&quot;);&quot;',&quot;;[.C587];&quot;);&quot;)" office:value-type="string" office:string-value="INSERT INTO municipi(id_municipi, municipi, id_comarca) VALUES (82476,'Santa Eulàlia de Riuprimer',24);" calcext:value-type="string">
            <text:p>INSERT INTO municipi(id_municipi, municipi, id_comarca) VALUES (82476,'Santa Eulàlia de Riuprimer',24);</text:p>
          </table:table-cell>
        </table:table-row>
        <table:table-row table:style-name="ro1">
          <table:table-cell office:value-type="float" office:value="82536" calcext:value-type="float">
            <text:p>82536</text:p>
          </table:table-cell>
          <table:table-cell office:value-type="string" calcext:value-type="string">
            <text:p>Santa Maria de Besora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88];&quot;,'&quot;;SUBSTITUTE([.B588];&quot;'&quot;;&quot;''&quot;);&quot;',&quot;;[.C588];&quot;);&quot;)" office:value-type="string" office:string-value="INSERT INTO municipi(id_municipi, municipi, id_comarca) VALUES (82536,'Santa Maria de Besora',24);" calcext:value-type="string">
            <text:p>INSERT INTO municipi(id_municipi, municipi, id_comarca) VALUES (82536,'Santa Maria de Besora',24);</text:p>
          </table:table-cell>
        </table:table-row>
        <table:table-row table:style-name="ro1">
          <table:table-cell office:value-type="float" office:value="82690" calcext:value-type="float">
            <text:p>82690</text:p>
          </table:table-cell>
          <table:table-cell office:value-type="string" calcext:value-type="string">
            <text:p>Seva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89];&quot;,'&quot;;SUBSTITUTE([.B589];&quot;'&quot;;&quot;''&quot;);&quot;',&quot;;[.C589];&quot;);&quot;)" office:value-type="string" office:string-value="INSERT INTO municipi(id_municipi, municipi, id_comarca) VALUES (82690,'Seva',24);" calcext:value-type="string">
            <text:p>INSERT INTO municipi(id_municipi, municipi, id_comarca) VALUES (82690,'Seva',24);</text:p>
          </table:table-cell>
        </table:table-row>
        <table:table-row table:style-name="ro1">
          <table:table-cell office:value-type="float" office:value="82711" calcext:value-type="float">
            <text:p>82711</text:p>
          </table:table-cell>
          <table:table-cell office:value-type="string" calcext:value-type="string">
            <text:p>Sobremunt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90];&quot;,'&quot;;SUBSTITUTE([.B590];&quot;'&quot;;&quot;''&quot;);&quot;',&quot;;[.C590];&quot;);&quot;)" office:value-type="string" office:string-value="INSERT INTO municipi(id_municipi, municipi, id_comarca) VALUES (82711,'Sobremunt',24);" calcext:value-type="string">
            <text:p>INSERT INTO municipi(id_municipi, municipi, id_comarca) VALUES (82711,'Sobremunt',24);</text:p>
          </table:table-cell>
        </table:table-row>
        <table:table-row table:style-name="ro1">
          <table:table-cell office:value-type="float" office:value="82726" calcext:value-type="float">
            <text:p>82726</text:p>
          </table:table-cell>
          <table:table-cell office:value-type="string" calcext:value-type="string">
            <text:p>Sora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91];&quot;,'&quot;;SUBSTITUTE([.B591];&quot;'&quot;;&quot;''&quot;);&quot;',&quot;;[.C591];&quot;);&quot;)" office:value-type="string" office:string-value="INSERT INTO municipi(id_municipi, municipi, id_comarca) VALUES (82726,'Sora',24);" calcext:value-type="string">
            <text:p>INSERT INTO municipi(id_municipi, municipi, id_comarca) VALUES (82726,'Sora',24);</text:p>
          </table:table-cell>
        </table:table-row>
        <table:table-row table:style-name="ro1">
          <table:table-cell office:value-type="float" office:value="82785" calcext:value-type="float">
            <text:p>82785</text:p>
          </table:table-cell>
          <table:table-cell office:value-type="string" calcext:value-type="string">
            <text:p>Taradell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92];&quot;,'&quot;;SUBSTITUTE([.B592];&quot;'&quot;;&quot;''&quot;);&quot;',&quot;;[.C592];&quot;);&quot;)" office:value-type="string" office:string-value="INSERT INTO municipi(id_municipi, municipi, id_comarca) VALUES (82785,'Taradell',24);" calcext:value-type="string">
            <text:p>INSERT INTO municipi(id_municipi, municipi, id_comarca) VALUES (82785,'Taradell',24);</text:p>
          </table:table-cell>
        </table:table-row>
        <table:table-row table:style-name="ro1">
          <table:table-cell office:value-type="float" office:value="82750" calcext:value-type="float">
            <text:p>82750</text:p>
          </table:table-cell>
          <table:table-cell office:value-type="string" calcext:value-type="string">
            <text:p>Tavèrnoles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93];&quot;,'&quot;;SUBSTITUTE([.B593];&quot;'&quot;;&quot;''&quot;);&quot;',&quot;;[.C593];&quot;);&quot;)" office:value-type="string" office:string-value="INSERT INTO municipi(id_municipi, municipi, id_comarca) VALUES (82750,'Tavèrnoles',24);" calcext:value-type="string">
            <text:p>INSERT INTO municipi(id_municipi, municipi, id_comarca) VALUES (82750,'Tavèrnoles',24);</text:p>
          </table:table-cell>
        </table:table-row>
        <table:table-row table:style-name="ro1">
          <table:table-cell office:value-type="float" office:value="82802" calcext:value-type="float">
            <text:p>82802</text:p>
          </table:table-cell>
          <table:table-cell office:value-type="string" calcext:value-type="string">
            <text:p>Tavertet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94];&quot;,'&quot;;SUBSTITUTE([.B594];&quot;'&quot;;&quot;''&quot;);&quot;',&quot;;[.C594];&quot;);&quot;)" office:value-type="string" office:string-value="INSERT INTO municipi(id_municipi, municipi, id_comarca) VALUES (82802,'Tavertet',24);" calcext:value-type="string">
            <text:p>INSERT INTO municipi(id_municipi, municipi, id_comarca) VALUES (82802,'Tavertet',24);</text:p>
          </table:table-cell>
        </table:table-row>
        <table:table-row table:style-name="ro1">
          <table:table-cell office:value-type="float" office:value="82830" calcext:value-type="float">
            <text:p>82830</text:p>
          </table:table-cell>
          <table:table-cell office:value-type="string" calcext:value-type="string">
            <text:p>Tona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95];&quot;,'&quot;;SUBSTITUTE([.B595];&quot;'&quot;;&quot;''&quot;);&quot;',&quot;;[.C595];&quot;);&quot;)" office:value-type="string" office:string-value="INSERT INTO municipi(id_municipi, municipi, id_comarca) VALUES (82830,'Tona',24);" calcext:value-type="string">
            <text:p>INSERT INTO municipi(id_municipi, municipi, id_comarca) VALUES (82830,'Tona',24);</text:p>
          </table:table-cell>
        </table:table-row>
        <table:table-row table:style-name="ro1">
          <table:table-cell office:value-type="float" office:value="82858" calcext:value-type="float">
            <text:p>82858</text:p>
          </table:table-cell>
          <table:table-cell office:value-type="string" calcext:value-type="string">
            <text:p>Torelló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96];&quot;,'&quot;;SUBSTITUTE([.B596];&quot;'&quot;;&quot;''&quot;);&quot;',&quot;;[.C596];&quot;);&quot;)" office:value-type="string" office:string-value="INSERT INTO municipi(id_municipi, municipi, id_comarca) VALUES (82858,'Torelló',24);" calcext:value-type="string">
            <text:p>INSERT INTO municipi(id_municipi, municipi, id_comarca) VALUES (82858,'Torelló',24);</text:p>
          </table:table-cell>
        </table:table-row>
        <table:table-row table:style-name="ro1">
          <table:table-cell office:value-type="float" office:value="82981" calcext:value-type="float">
            <text:p>82981</text:p>
          </table:table-cell>
          <table:table-cell office:value-type="string" calcext:value-type="string">
            <text:p>Vic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97];&quot;,'&quot;;SUBSTITUTE([.B597];&quot;'&quot;;&quot;''&quot;);&quot;',&quot;;[.C597];&quot;);&quot;)" office:value-type="string" office:string-value="INSERT INTO municipi(id_municipi, municipi, id_comarca) VALUES (82981,'Vic',24);" calcext:value-type="string">
            <text:p>INSERT INTO municipi(id_municipi, municipi, id_comarca) VALUES (82981,'Vic',24);</text:p>
          </table:table-cell>
        </table:table-row>
        <table:table-row table:style-name="ro1">
          <table:table-cell office:value-type="float" office:value="172121" calcext:value-type="float">
            <text:p>172121</text:p>
          </table:table-cell>
          <table:table-cell office:value-type="string" calcext:value-type="string">
            <text:p>Vidrà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98];&quot;,'&quot;;SUBSTITUTE([.B598];&quot;'&quot;;&quot;''&quot;);&quot;',&quot;;[.C598];&quot;);&quot;)" office:value-type="string" office:string-value="INSERT INTO municipi(id_municipi, municipi, id_comarca) VALUES (172121,'Vidrà',24);" calcext:value-type="string">
            <text:p>INSERT INTO municipi(id_municipi, municipi, id_comarca) VALUES (172121,'Vidrà',24);</text:p>
          </table:table-cell>
        </table:table-row>
        <table:table-row table:style-name="ro1">
          <table:table-cell office:value-type="float" office:value="172207" calcext:value-type="float">
            <text:p>172207</text:p>
          </table:table-cell>
          <table:table-cell office:value-type="string" calcext:value-type="string">
            <text:p>Viladrau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599];&quot;,'&quot;;SUBSTITUTE([.B599];&quot;'&quot;;&quot;''&quot;);&quot;',&quot;;[.C599];&quot;);&quot;)" office:value-type="string" office:string-value="INSERT INTO municipi(id_municipi, municipi, id_comarca) VALUES (172207,'Viladrau',24);" calcext:value-type="string">
            <text:p>INSERT INTO municipi(id_municipi, municipi, id_comarca) VALUES (172207,'Viladrau',24);</text:p>
          </table:table-cell>
        </table:table-row>
        <table:table-row table:style-name="ro1">
          <table:table-cell office:value-type="float" office:value="83036" calcext:value-type="float">
            <text:p>83036</text:p>
          </table:table-cell>
          <table:table-cell office:value-type="string" calcext:value-type="string">
            <text:p>Vilanova de Sau</text:p>
          </table:table-cell>
          <table:table-cell office:value-type="float" office:value="24" calcext:value-type="float">
            <text:p>24</text:p>
          </table:table-cell>
          <table:table-cell table:formula="of:=COM.MICROSOFT.CONCAT(&quot;INSERT INTO municipi(id_municipi, municipi, id_comarca) VALUES (&quot;;[.A600];&quot;,'&quot;;SUBSTITUTE([.B600];&quot;'&quot;;&quot;''&quot;);&quot;',&quot;;[.C600];&quot;);&quot;)" office:value-type="string" office:string-value="INSERT INTO municipi(id_municipi, municipi, id_comarca) VALUES (83036,'Vilanova de Sau',24);" calcext:value-type="string">
            <text:p>INSERT INTO municipi(id_municipi, municipi, id_comarca) VALUES (83036,'Vilanova de Sau',24);</text:p>
          </table:table-cell>
        </table:table-row>
        <table:table-row table:style-name="ro1">
          <table:table-cell office:value-type="float" office:value="250019" calcext:value-type="float">
            <text:p>250019</text:p>
          </table:table-cell>
          <table:table-cell office:value-type="string" calcext:value-type="string">
            <text:p>Abella de la Conca</text:p>
          </table:table-cell>
          <table:table-cell office:value-type="float" office:value="25" calcext:value-type="float">
            <text:p>25</text:p>
          </table:table-cell>
          <table:table-cell table:formula="of:=COM.MICROSOFT.CONCAT(&quot;INSERT INTO municipi(id_municipi, municipi, id_comarca) VALUES (&quot;;[.A601];&quot;,'&quot;;SUBSTITUTE([.B601];&quot;'&quot;;&quot;''&quot;);&quot;',&quot;;[.C601];&quot;);&quot;)" office:value-type="string" office:string-value="INSERT INTO municipi(id_municipi, municipi, id_comarca) VALUES (250019,'Abella de la Conca',25);" calcext:value-type="string">
            <text:p>INSERT INTO municipi(id_municipi, municipi, id_comarca) VALUES (250019,'Abella de la Conca',25);</text:p>
          </table:table-cell>
        </table:table-row>
        <table:table-row table:style-name="ro1">
          <table:table-cell office:value-type="float" office:value="259046" calcext:value-type="float">
            <text:p>259046</text:p>
          </table:table-cell>
          <table:table-cell office:value-type="string" calcext:value-type="string">
            <text:p>Castell de Mur</text:p>
          </table:table-cell>
          <table:table-cell office:value-type="float" office:value="25" calcext:value-type="float">
            <text:p>25</text:p>
          </table:table-cell>
          <table:table-cell table:formula="of:=COM.MICROSOFT.CONCAT(&quot;INSERT INTO municipi(id_municipi, municipi, id_comarca) VALUES (&quot;;[.A602];&quot;,'&quot;;SUBSTITUTE([.B602];&quot;'&quot;;&quot;''&quot;);&quot;',&quot;;[.C602];&quot;);&quot;)" office:value-type="string" office:string-value="INSERT INTO municipi(id_municipi, municipi, id_comarca) VALUES (259046,'Castell de Mur',25);" calcext:value-type="string">
            <text:p>INSERT INTO municipi(id_municipi, municipi, id_comarca) VALUES (259046,'Castell de Mur',25);</text:p>
          </table:table-cell>
        </table:table-row>
        <table:table-row table:style-name="ro1">
          <table:table-cell office:value-type="float" office:value="251615" calcext:value-type="float">
            <text:p>251615</text:p>
          </table:table-cell>
          <table:table-cell office:value-type="string" calcext:value-type="string">
            <text:p>Conca de Dalt</text:p>
          </table:table-cell>
          <table:table-cell office:value-type="float" office:value="25" calcext:value-type="float">
            <text:p>25</text:p>
          </table:table-cell>
          <table:table-cell table:formula="of:=COM.MICROSOFT.CONCAT(&quot;INSERT INTO municipi(id_municipi, municipi, id_comarca) VALUES (&quot;;[.A603];&quot;,'&quot;;SUBSTITUTE([.B603];&quot;'&quot;;&quot;''&quot;);&quot;',&quot;;[.C603];&quot;);&quot;)" office:value-type="string" office:string-value="INSERT INTO municipi(id_municipi, municipi, id_comarca) VALUES (251615,'Conca de Dalt',25);" calcext:value-type="string">
            <text:p>INSERT INTO municipi(id_municipi, municipi, id_comarca) VALUES (251615,'Conca de Dalt',25);</text:p>
          </table:table-cell>
        </table:table-row>
        <table:table-row table:style-name="ro1">
          <table:table-cell office:value-type="float" office:value="250984" calcext:value-type="float">
            <text:p>250984</text:p>
          </table:table-cell>
          <table:table-cell office:value-type="string" calcext:value-type="string">
            <text:p>Gavet de la Conca</text:p>
          </table:table-cell>
          <table:table-cell office:value-type="float" office:value="25" calcext:value-type="float">
            <text:p>25</text:p>
          </table:table-cell>
          <table:table-cell table:formula="of:=COM.MICROSOFT.CONCAT(&quot;INSERT INTO municipi(id_municipi, municipi, id_comarca) VALUES (&quot;;[.A604];&quot;,'&quot;;SUBSTITUTE([.B604];&quot;'&quot;;&quot;''&quot;);&quot;',&quot;;[.C604];&quot;);&quot;)" office:value-type="string" office:string-value="INSERT INTO municipi(id_municipi, municipi, id_comarca) VALUES (250984,'Gavet de la Conca',25);" calcext:value-type="string">
            <text:p>INSERT INTO municipi(id_municipi, municipi, id_comarca) VALUES (250984,'Gavet de la Conca',25);</text:p>
          </table:table-cell>
        </table:table-row>
        <table:table-row table:style-name="ro1">
          <table:table-cell office:value-type="float" office:value="251155" calcext:value-type="float">
            <text:p>251155</text:p>
          </table:table-cell>
          <table:table-cell office:value-type="string" calcext:value-type="string">
            <text:p>Isona i Conca Dellà</text:p>
          </table:table-cell>
          <table:table-cell office:value-type="float" office:value="25" calcext:value-type="float">
            <text:p>25</text:p>
          </table:table-cell>
          <table:table-cell table:formula="of:=COM.MICROSOFT.CONCAT(&quot;INSERT INTO municipi(id_municipi, municipi, id_comarca) VALUES (&quot;;[.A605];&quot;,'&quot;;SUBSTITUTE([.B605];&quot;'&quot;;&quot;''&quot;);&quot;',&quot;;[.C605];&quot;);&quot;)" office:value-type="string" office:string-value="INSERT INTO municipi(id_municipi, municipi, id_comarca) VALUES (251155,'Isona i Conca Dellà',25);" calcext:value-type="string">
            <text:p>INSERT INTO municipi(id_municipi, municipi, id_comarca) VALUES (251155,'Isona i Conca Dellà',25);</text:p>
          </table:table-cell>
        </table:table-row>
        <table:table-row table:style-name="ro1">
          <table:table-cell office:value-type="float" office:value="251288" calcext:value-type="float">
            <text:p>251288</text:p>
          </table:table-cell>
          <table:table-cell office:value-type="string" calcext:value-type="string">
            <text:p>Llimiana</text:p>
          </table:table-cell>
          <table:table-cell office:value-type="float" office:value="25" calcext:value-type="float">
            <text:p>25</text:p>
          </table:table-cell>
          <table:table-cell table:formula="of:=COM.MICROSOFT.CONCAT(&quot;INSERT INTO municipi(id_municipi, municipi, id_comarca) VALUES (&quot;;[.A606];&quot;,'&quot;;SUBSTITUTE([.B606];&quot;'&quot;;&quot;''&quot;);&quot;',&quot;;[.C606];&quot;);&quot;)" office:value-type="string" office:string-value="INSERT INTO municipi(id_municipi, municipi, id_comarca) VALUES (251288,'Llimiana',25);" calcext:value-type="string">
            <text:p>INSERT INTO municipi(id_municipi, municipi, id_comarca) VALUES (251288,'Llimiana',25);</text:p>
          </table:table-cell>
        </table:table-row>
        <table:table-row table:style-name="ro1">
          <table:table-cell office:value-type="float" office:value="251713" calcext:value-type="float">
            <text:p>251713</text:p>
          </table:table-cell>
          <table:table-cell office:value-type="string" calcext:value-type="string">
            <text:p>Pobla de Segur, la</text:p>
          </table:table-cell>
          <table:table-cell office:value-type="float" office:value="25" calcext:value-type="float">
            <text:p>25</text:p>
          </table:table-cell>
          <table:table-cell table:formula="of:=COM.MICROSOFT.CONCAT(&quot;INSERT INTO municipi(id_municipi, municipi, id_comarca) VALUES (&quot;;[.A607];&quot;,'&quot;;SUBSTITUTE([.B607];&quot;'&quot;;&quot;''&quot;);&quot;',&quot;;[.C607];&quot;);&quot;)" office:value-type="string" office:string-value="INSERT INTO municipi(id_municipi, municipi, id_comarca) VALUES (251713,'Pobla de Segur, la',25);" calcext:value-type="string">
            <text:p>INSERT INTO municipi(id_municipi, municipi, id_comarca) VALUES (251713,'Pobla de Segur, la',25);</text:p>
          </table:table-cell>
        </table:table-row>
        <table:table-row table:style-name="ro1">
          <table:table-cell office:value-type="float" office:value="251902" calcext:value-type="float">
            <text:p>251902</text:p>
          </table:table-cell>
          <table:table-cell office:value-type="string" calcext:value-type="string">
            <text:p>Salàs de Pallars</text:p>
          </table:table-cell>
          <table:table-cell office:value-type="float" office:value="25" calcext:value-type="float">
            <text:p>25</text:p>
          </table:table-cell>
          <table:table-cell table:formula="of:=COM.MICROSOFT.CONCAT(&quot;INSERT INTO municipi(id_municipi, municipi, id_comarca) VALUES (&quot;;[.A608];&quot;,'&quot;;SUBSTITUTE([.B608];&quot;'&quot;;&quot;''&quot;);&quot;',&quot;;[.C608];&quot;);&quot;)" office:value-type="string" office:string-value="INSERT INTO municipi(id_municipi, municipi, id_comarca) VALUES (251902,'Salàs de Pallars',25);" calcext:value-type="string">
            <text:p>INSERT INTO municipi(id_municipi, municipi, id_comarca) VALUES (251902,'Salàs de Pallars',25);</text:p>
          </table:table-cell>
        </table:table-row>
        <table:table-row table:style-name="ro1">
          <table:table-cell office:value-type="float" office:value="251961" calcext:value-type="float">
            <text:p>251961</text:p>
          </table:table-cell>
          <table:table-cell office:value-type="string" calcext:value-type="string">
            <text:p>Sant Esteve de la Sarga</text:p>
          </table:table-cell>
          <table:table-cell office:value-type="float" office:value="25" calcext:value-type="float">
            <text:p>25</text:p>
          </table:table-cell>
          <table:table-cell table:formula="of:=COM.MICROSOFT.CONCAT(&quot;INSERT INTO municipi(id_municipi, municipi, id_comarca) VALUES (&quot;;[.A609];&quot;,'&quot;;SUBSTITUTE([.B609];&quot;'&quot;;&quot;''&quot;);&quot;',&quot;;[.C609];&quot;);&quot;)" office:value-type="string" office:string-value="INSERT INTO municipi(id_municipi, municipi, id_comarca) VALUES (251961,'Sant Esteve de la Sarga',25);" calcext:value-type="string">
            <text:p>INSERT INTO municipi(id_municipi, municipi, id_comarca) VALUES (251961,'Sant Esteve de la Sarga',25);</text:p>
          </table:table-cell>
        </table:table-row>
        <table:table-row table:style-name="ro1">
          <table:table-cell office:value-type="float" office:value="252017" calcext:value-type="float">
            <text:p>252017</text:p>
          </table:table-cell>
          <table:table-cell office:value-type="string" calcext:value-type="string">
            <text:p>Sarroca de Bellera</text:p>
          </table:table-cell>
          <table:table-cell office:value-type="float" office:value="25" calcext:value-type="float">
            <text:p>25</text:p>
          </table:table-cell>
          <table:table-cell table:formula="of:=COM.MICROSOFT.CONCAT(&quot;INSERT INTO municipi(id_municipi, municipi, id_comarca) VALUES (&quot;;[.A610];&quot;,'&quot;;SUBSTITUTE([.B610];&quot;'&quot;;&quot;''&quot;);&quot;',&quot;;[.C610];&quot;);&quot;)" office:value-type="string" office:string-value="INSERT INTO municipi(id_municipi, municipi, id_comarca) VALUES (252017,'Sarroca de Bellera',25);" calcext:value-type="string">
            <text:p>INSERT INTO municipi(id_municipi, municipi, id_comarca) VALUES (252017,'Sarroca de Bellera',25);</text:p>
          </table:table-cell>
        </table:table-row>
        <table:table-row table:style-name="ro1">
          <table:table-cell office:value-type="float" office:value="252022" calcext:value-type="float">
            <text:p>252022</text:p>
          </table:table-cell>
          <table:table-cell office:value-type="string" calcext:value-type="string">
            <text:p>Senterada</text:p>
          </table:table-cell>
          <table:table-cell office:value-type="float" office:value="25" calcext:value-type="float">
            <text:p>25</text:p>
          </table:table-cell>
          <table:table-cell table:formula="of:=COM.MICROSOFT.CONCAT(&quot;INSERT INTO municipi(id_municipi, municipi, id_comarca) VALUES (&quot;;[.A611];&quot;,'&quot;;SUBSTITUTE([.B611];&quot;'&quot;;&quot;''&quot;);&quot;',&quot;;[.C611];&quot;);&quot;)" office:value-type="string" office:string-value="INSERT INTO municipi(id_municipi, municipi, id_comarca) VALUES (252022,'Senterada',25);" calcext:value-type="string">
            <text:p>INSERT INTO municipi(id_municipi, municipi, id_comarca) VALUES (252022,'Senterada',25);</text:p>
          </table:table-cell>
        </table:table-row>
        <table:table-row table:style-name="ro1">
          <table:table-cell office:value-type="float" office:value="252154" calcext:value-type="float">
            <text:p>252154</text:p>
          </table:table-cell>
          <table:table-cell office:value-type="string" calcext:value-type="string">
            <text:p>Talarn</text:p>
          </table:table-cell>
          <table:table-cell office:value-type="float" office:value="25" calcext:value-type="float">
            <text:p>25</text:p>
          </table:table-cell>
          <table:table-cell table:formula="of:=COM.MICROSOFT.CONCAT(&quot;INSERT INTO municipi(id_municipi, municipi, id_comarca) VALUES (&quot;;[.A612];&quot;,'&quot;;SUBSTITUTE([.B612];&quot;'&quot;;&quot;''&quot;);&quot;',&quot;;[.C612];&quot;);&quot;)" office:value-type="string" office:string-value="INSERT INTO municipi(id_municipi, municipi, id_comarca) VALUES (252154,'Talarn',25);" calcext:value-type="string">
            <text:p>INSERT INTO municipi(id_municipi, municipi, id_comarca) VALUES (252154,'Talarn',25);</text:p>
          </table:table-cell>
        </table:table-row>
        <table:table-row table:style-name="ro1">
          <table:table-cell office:value-type="float" office:value="252271" calcext:value-type="float">
            <text:p>252271</text:p>
          </table:table-cell>
          <table:table-cell office:value-type="string" calcext:value-type="string">
            <text:p>Torre de Cabdella, la</text:p>
          </table:table-cell>
          <table:table-cell office:value-type="float" office:value="25" calcext:value-type="float">
            <text:p>25</text:p>
          </table:table-cell>
          <table:table-cell table:formula="of:=COM.MICROSOFT.CONCAT(&quot;INSERT INTO municipi(id_municipi, municipi, id_comarca) VALUES (&quot;;[.A613];&quot;,'&quot;;SUBSTITUTE([.B613];&quot;'&quot;;&quot;''&quot;);&quot;',&quot;;[.C613];&quot;);&quot;)" office:value-type="string" office:string-value="INSERT INTO municipi(id_municipi, municipi, id_comarca) VALUES (252271,'Torre de Cabdella, la',25);" calcext:value-type="string">
            <text:p>INSERT INTO municipi(id_municipi, municipi, id_comarca) VALUES (252271,'Torre de Cabdella, la',25);</text:p>
          </table:table-cell>
        </table:table-row>
        <table:table-row table:style-name="ro1">
          <table:table-cell office:value-type="float" office:value="252347" calcext:value-type="float">
            <text:p>252347</text:p>
          </table:table-cell>
          <table:table-cell office:value-type="string" calcext:value-type="string">
            <text:p>Tremp</text:p>
          </table:table-cell>
          <table:table-cell office:value-type="float" office:value="25" calcext:value-type="float">
            <text:p>25</text:p>
          </table:table-cell>
          <table:table-cell table:formula="of:=COM.MICROSOFT.CONCAT(&quot;INSERT INTO municipi(id_municipi, municipi, id_comarca) VALUES (&quot;;[.A614];&quot;,'&quot;;SUBSTITUTE([.B614];&quot;'&quot;;&quot;''&quot;);&quot;',&quot;;[.C614];&quot;);&quot;)" office:value-type="string" office:string-value="INSERT INTO municipi(id_municipi, municipi, id_comarca) VALUES (252347,'Tremp',25);" calcext:value-type="string">
            <text:p>INSERT INTO municipi(id_municipi, municipi, id_comarca) VALUES (252347,'Tremp',25);</text:p>
          </table:table-cell>
        </table:table-row>
        <table:table-row table:style-name="ro1">
          <table:table-cell office:value-type="float" office:value="250175" calcext:value-type="float">
            <text:p>250175</text:p>
          </table:table-cell>
          <table:table-cell office:value-type="string" calcext:value-type="string">
            <text:p>Alins</text:p>
          </table:table-cell>
          <table:table-cell office:value-type="float" office:value="26" calcext:value-type="float">
            <text:p>26</text:p>
          </table:table-cell>
          <table:table-cell table:formula="of:=COM.MICROSOFT.CONCAT(&quot;INSERT INTO municipi(id_municipi, municipi, id_comarca) VALUES (&quot;;[.A615];&quot;,'&quot;;SUBSTITUTE([.B615];&quot;'&quot;;&quot;''&quot;);&quot;',&quot;;[.C615];&quot;);&quot;)" office:value-type="string" office:string-value="INSERT INTO municipi(id_municipi, municipi, id_comarca) VALUES (250175,'Alins',26);" calcext:value-type="string">
            <text:p>INSERT INTO municipi(id_municipi, municipi, id_comarca) VALUES (250175,'Alins',26);</text:p>
          </table:table-cell>
        </table:table-row>
        <table:table-row table:style-name="ro1">
          <table:table-cell office:value-type="float" office:value="250241" calcext:value-type="float">
            <text:p>250241</text:p>
          </table:table-cell>
          <table:table-cell office:value-type="string" calcext:value-type="string">
            <text:p>Alt Àneu</text:p>
          </table:table-cell>
          <table:table-cell office:value-type="float" office:value="26" calcext:value-type="float">
            <text:p>26</text:p>
          </table:table-cell>
          <table:table-cell table:formula="of:=COM.MICROSOFT.CONCAT(&quot;INSERT INTO municipi(id_municipi, municipi, id_comarca) VALUES (&quot;;[.A616];&quot;,'&quot;;SUBSTITUTE([.B616];&quot;'&quot;;&quot;''&quot;);&quot;',&quot;;[.C616];&quot;);&quot;)" office:value-type="string" office:string-value="INSERT INTO municipi(id_municipi, municipi, id_comarca) VALUES (250241,'Alt Àneu',26);" calcext:value-type="string">
            <text:p>INSERT INTO municipi(id_municipi, municipi, id_comarca) VALUES (250241,'Alt Àneu',26);</text:p>
          </table:table-cell>
        </table:table-row>
        <table:table-row table:style-name="ro1">
          <table:table-cell office:value-type="float" office:value="250390" calcext:value-type="float">
            <text:p>250390</text:p>
          </table:table-cell>
          <table:table-cell office:value-type="string" calcext:value-type="string">
            <text:p>Baix Pallars</text:p>
          </table:table-cell>
          <table:table-cell office:value-type="float" office:value="26" calcext:value-type="float">
            <text:p>26</text:p>
          </table:table-cell>
          <table:table-cell table:formula="of:=COM.MICROSOFT.CONCAT(&quot;INSERT INTO municipi(id_municipi, municipi, id_comarca) VALUES (&quot;;[.A617];&quot;,'&quot;;SUBSTITUTE([.B617];&quot;'&quot;;&quot;''&quot;);&quot;',&quot;;[.C617];&quot;);&quot;)" office:value-type="string" office:string-value="INSERT INTO municipi(id_municipi, municipi, id_comarca) VALUES (250390,'Baix Pallars',26);" calcext:value-type="string">
            <text:p>INSERT INTO municipi(id_municipi, municipi, id_comarca) VALUES (250390,'Baix Pallars',26);</text:p>
          </table:table-cell>
        </table:table-row>
        <table:table-row table:style-name="ro1">
          <table:table-cell office:value-type="float" office:value="250827" calcext:value-type="float">
            <text:p>250827</text:p>
          </table:table-cell>
          <table:table-cell office:value-type="string" calcext:value-type="string">
            <text:p>Espot</text:p>
          </table:table-cell>
          <table:table-cell office:value-type="float" office:value="26" calcext:value-type="float">
            <text:p>26</text:p>
          </table:table-cell>
          <table:table-cell table:formula="of:=COM.MICROSOFT.CONCAT(&quot;INSERT INTO municipi(id_municipi, municipi, id_comarca) VALUES (&quot;;[.A618];&quot;,'&quot;;SUBSTITUTE([.B618];&quot;'&quot;;&quot;''&quot;);&quot;',&quot;;[.C618];&quot;);&quot;)" office:value-type="string" office:string-value="INSERT INTO municipi(id_municipi, municipi, id_comarca) VALUES (250827,'Espot',26);" calcext:value-type="string">
            <text:p>INSERT INTO municipi(id_municipi, municipi, id_comarca) VALUES (250827,'Espot',26);</text:p>
          </table:table-cell>
        </table:table-row>
        <table:table-row table:style-name="ro1">
          <table:table-cell office:value-type="float" office:value="250864" calcext:value-type="float">
            <text:p>250864</text:p>
          </table:table-cell>
          <table:table-cell office:value-type="string" calcext:value-type="string">
            <text:p>Esterri d'Àneu</text:p>
          </table:table-cell>
          <table:table-cell office:value-type="float" office:value="26" calcext:value-type="float">
            <text:p>26</text:p>
          </table:table-cell>
          <table:table-cell table:formula="of:=COM.MICROSOFT.CONCAT(&quot;INSERT INTO municipi(id_municipi, municipi, id_comarca) VALUES (&quot;;[.A619];&quot;,'&quot;;SUBSTITUTE([.B619];&quot;'&quot;;&quot;''&quot;);&quot;',&quot;;[.C619];&quot;);&quot;)" office:value-type="string" office:string-value="INSERT INTO municipi(id_municipi, municipi, id_comarca) VALUES (250864,'Esterri d''Àneu',26);" calcext:value-type="string">
            <text:p>INSERT INTO municipi(id_municipi, municipi, id_comarca) VALUES (250864,'Esterri d''Àneu',26);</text:p>
          </table:table-cell>
        </table:table-row>
        <table:table-row table:style-name="ro1">
          <table:table-cell office:value-type="float" office:value="250870" calcext:value-type="float">
            <text:p>250870</text:p>
          </table:table-cell>
          <table:table-cell office:value-type="string" calcext:value-type="string">
            <text:p>Esterri de Cardós</text:p>
          </table:table-cell>
          <table:table-cell office:value-type="float" office:value="26" calcext:value-type="float">
            <text:p>26</text:p>
          </table:table-cell>
          <table:table-cell table:formula="of:=COM.MICROSOFT.CONCAT(&quot;INSERT INTO municipi(id_municipi, municipi, id_comarca) VALUES (&quot;;[.A620];&quot;,'&quot;;SUBSTITUTE([.B620];&quot;'&quot;;&quot;''&quot;);&quot;',&quot;;[.C620];&quot;);&quot;)" office:value-type="string" office:string-value="INSERT INTO municipi(id_municipi, municipi, id_comarca) VALUES (250870,'Esterri de Cardós',26);" calcext:value-type="string">
            <text:p>INSERT INTO municipi(id_municipi, municipi, id_comarca) VALUES (250870,'Esterri de Cardós',26);</text:p>
          </table:table-cell>
        </table:table-row>
        <table:table-row table:style-name="ro1">
          <table:table-cell office:value-type="float" office:value="250899" calcext:value-type="float">
            <text:p>250899</text:p>
          </table:table-cell>
          <table:table-cell office:value-type="string" calcext:value-type="string">
            <text:p>Farrera</text:p>
          </table:table-cell>
          <table:table-cell office:value-type="float" office:value="26" calcext:value-type="float">
            <text:p>26</text:p>
          </table:table-cell>
          <table:table-cell table:formula="of:=COM.MICROSOFT.CONCAT(&quot;INSERT INTO municipi(id_municipi, municipi, id_comarca) VALUES (&quot;;[.A621];&quot;,'&quot;;SUBSTITUTE([.B621];&quot;'&quot;;&quot;''&quot;);&quot;',&quot;;[.C621];&quot;);&quot;)" office:value-type="string" office:string-value="INSERT INTO municipi(id_municipi, municipi, id_comarca) VALUES (250899,'Farrera',26);" calcext:value-type="string">
            <text:p>INSERT INTO municipi(id_municipi, municipi, id_comarca) VALUES (250899,'Farrera',26);</text:p>
          </table:table-cell>
        </table:table-row>
        <table:table-row table:style-name="ro1">
          <table:table-cell office:value-type="float" office:value="259031" calcext:value-type="float">
            <text:p>259031</text:p>
          </table:table-cell>
          <table:table-cell office:value-type="string" calcext:value-type="string">
            <text:p>Guingueta d'Àneu, la</text:p>
          </table:table-cell>
          <table:table-cell office:value-type="float" office:value="26" calcext:value-type="float">
            <text:p>26</text:p>
          </table:table-cell>
          <table:table-cell table:formula="of:=COM.MICROSOFT.CONCAT(&quot;INSERT INTO municipi(id_municipi, municipi, id_comarca) VALUES (&quot;;[.A622];&quot;,'&quot;;SUBSTITUTE([.B622];&quot;'&quot;;&quot;''&quot;);&quot;',&quot;;[.C622];&quot;);&quot;)" office:value-type="string" office:string-value="INSERT INTO municipi(id_municipi, municipi, id_comarca) VALUES (259031,'Guingueta d''Àneu, la',26);" calcext:value-type="string">
            <text:p>INSERT INTO municipi(id_municipi, municipi, id_comarca) VALUES (259031,'Guingueta d''Àneu, la',26);</text:p>
          </table:table-cell>
        </table:table-row>
        <table:table-row table:style-name="ro1">
          <table:table-cell office:value-type="float" office:value="251235" calcext:value-type="float">
            <text:p>251235</text:p>
          </table:table-cell>
          <table:table-cell office:value-type="string" calcext:value-type="string">
            <text:p>Lladorre</text:p>
          </table:table-cell>
          <table:table-cell office:value-type="float" office:value="26" calcext:value-type="float">
            <text:p>26</text:p>
          </table:table-cell>
          <table:table-cell table:formula="of:=COM.MICROSOFT.CONCAT(&quot;INSERT INTO municipi(id_municipi, municipi, id_comarca) VALUES (&quot;;[.A623];&quot;,'&quot;;SUBSTITUTE([.B623];&quot;'&quot;;&quot;''&quot;);&quot;',&quot;;[.C623];&quot;);&quot;)" office:value-type="string" office:string-value="INSERT INTO municipi(id_municipi, municipi, id_comarca) VALUES (251235,'Lladorre',26);" calcext:value-type="string">
            <text:p>INSERT INTO municipi(id_municipi, municipi, id_comarca) VALUES (251235,'Lladorre',26);</text:p>
          </table:table-cell>
        </table:table-row>
        <table:table-row table:style-name="ro1">
          <table:table-cell office:value-type="float" office:value="251266" calcext:value-type="float">
            <text:p>251266</text:p>
          </table:table-cell>
          <table:table-cell office:value-type="string" calcext:value-type="string">
            <text:p>Llavorsí</text:p>
          </table:table-cell>
          <table:table-cell office:value-type="float" office:value="26" calcext:value-type="float">
            <text:p>26</text:p>
          </table:table-cell>
          <table:table-cell table:formula="of:=COM.MICROSOFT.CONCAT(&quot;INSERT INTO municipi(id_municipi, municipi, id_comarca) VALUES (&quot;;[.A624];&quot;,'&quot;;SUBSTITUTE([.B624];&quot;'&quot;;&quot;''&quot;);&quot;',&quot;;[.C624];&quot;);&quot;)" office:value-type="string" office:string-value="INSERT INTO municipi(id_municipi, municipi, id_comarca) VALUES (251266,'Llavorsí',26);" calcext:value-type="string">
            <text:p>INSERT INTO municipi(id_municipi, municipi, id_comarca) VALUES (251266,'Llavorsí',26);</text:p>
          </table:table-cell>
        </table:table-row>
        <table:table-row table:style-name="ro1">
          <table:table-cell office:value-type="float" office:value="251832" calcext:value-type="float">
            <text:p>251832</text:p>
          </table:table-cell>
          <table:table-cell office:value-type="string" calcext:value-type="string">
            <text:p>Rialp</text:p>
          </table:table-cell>
          <table:table-cell office:value-type="float" office:value="26" calcext:value-type="float">
            <text:p>26</text:p>
          </table:table-cell>
          <table:table-cell table:formula="of:=COM.MICROSOFT.CONCAT(&quot;INSERT INTO municipi(id_municipi, municipi, id_comarca) VALUES (&quot;;[.A625];&quot;,'&quot;;SUBSTITUTE([.B625];&quot;'&quot;;&quot;''&quot;);&quot;',&quot;;[.C625];&quot;);&quot;)" office:value-type="string" office:string-value="INSERT INTO municipi(id_municipi, municipi, id_comarca) VALUES (251832,'Rialp',26);" calcext:value-type="string">
            <text:p>INSERT INTO municipi(id_municipi, municipi, id_comarca) VALUES (251832,'Rialp',26);</text:p>
          </table:table-cell>
        </table:table-row>
        <table:table-row table:style-name="ro1">
          <table:table-cell office:value-type="float" office:value="252081" calcext:value-type="float">
            <text:p>252081</text:p>
          </table:table-cell>
          <table:table-cell office:value-type="string" calcext:value-type="string">
            <text:p>Soriguera</text:p>
          </table:table-cell>
          <table:table-cell office:value-type="float" office:value="26" calcext:value-type="float">
            <text:p>26</text:p>
          </table:table-cell>
          <table:table-cell table:formula="of:=COM.MICROSOFT.CONCAT(&quot;INSERT INTO municipi(id_municipi, municipi, id_comarca) VALUES (&quot;;[.A626];&quot;,'&quot;;SUBSTITUTE([.B626];&quot;'&quot;;&quot;''&quot;);&quot;',&quot;;[.C626];&quot;);&quot;)" office:value-type="string" office:string-value="INSERT INTO municipi(id_municipi, municipi, id_comarca) VALUES (252081,'Soriguera',26);" calcext:value-type="string">
            <text:p>INSERT INTO municipi(id_municipi, municipi, id_comarca) VALUES (252081,'Soriguera',26);</text:p>
          </table:table-cell>
        </table:table-row>
        <table:table-row table:style-name="ro1">
          <table:table-cell office:value-type="float" office:value="252094" calcext:value-type="float">
            <text:p>252094</text:p>
          </table:table-cell>
          <table:table-cell office:value-type="string" calcext:value-type="string">
            <text:p>Sort</text:p>
          </table:table-cell>
          <table:table-cell office:value-type="float" office:value="26" calcext:value-type="float">
            <text:p>26</text:p>
          </table:table-cell>
          <table:table-cell table:formula="of:=COM.MICROSOFT.CONCAT(&quot;INSERT INTO municipi(id_municipi, municipi, id_comarca) VALUES (&quot;;[.A627];&quot;,'&quot;;SUBSTITUTE([.B627];&quot;'&quot;;&quot;''&quot;);&quot;',&quot;;[.C627];&quot;);&quot;)" office:value-type="string" office:string-value="INSERT INTO municipi(id_municipi, municipi, id_comarca) VALUES (252094,'Sort',26);" calcext:value-type="string">
            <text:p>INSERT INTO municipi(id_municipi, municipi, id_comarca) VALUES (252094,'Sort',26);</text:p>
          </table:table-cell>
        </table:table-row>
        <table:table-row table:style-name="ro1">
          <table:table-cell office:value-type="float" office:value="252213" calcext:value-type="float">
            <text:p>252213</text:p>
          </table:table-cell>
          <table:table-cell office:value-type="string" calcext:value-type="string">
            <text:p>Tírvia</text:p>
          </table:table-cell>
          <table:table-cell office:value-type="float" office:value="26" calcext:value-type="float">
            <text:p>26</text:p>
          </table:table-cell>
          <table:table-cell table:formula="of:=COM.MICROSOFT.CONCAT(&quot;INSERT INTO municipi(id_municipi, municipi, id_comarca) VALUES (&quot;;[.A628];&quot;,'&quot;;SUBSTITUTE([.B628];&quot;'&quot;;&quot;''&quot;);&quot;',&quot;;[.C628];&quot;);&quot;)" office:value-type="string" office:string-value="INSERT INTO municipi(id_municipi, municipi, id_comarca) VALUES (252213,'Tírvia',26);" calcext:value-type="string">
            <text:p>INSERT INTO municipi(id_municipi, municipi, id_comarca) VALUES (252213,'Tírvia',26);</text:p>
          </table:table-cell>
        </table:table-row>
        <table:table-row table:style-name="ro1">
          <table:table-cell office:value-type="float" office:value="259010" calcext:value-type="float">
            <text:p>259010</text:p>
          </table:table-cell>
          <table:table-cell office:value-type="string" calcext:value-type="string">
            <text:p>Vall de Cardós</text:p>
          </table:table-cell>
          <table:table-cell office:value-type="float" office:value="26" calcext:value-type="float">
            <text:p>26</text:p>
          </table:table-cell>
          <table:table-cell table:formula="of:=COM.MICROSOFT.CONCAT(&quot;INSERT INTO municipi(id_municipi, municipi, id_comarca) VALUES (&quot;;[.A629];&quot;,'&quot;;SUBSTITUTE([.B629];&quot;'&quot;;&quot;''&quot;);&quot;',&quot;;[.C629];&quot;);&quot;)" office:value-type="string" office:string-value="INSERT INTO municipi(id_municipi, municipi, id_comarca) VALUES (259010,'Vall de Cardós',26);" calcext:value-type="string">
            <text:p>INSERT INTO municipi(id_municipi, municipi, id_comarca) VALUES (259010,'Vall de Cardós',26);</text:p>
          </table:table-cell>
        </table:table-row>
        <table:table-row table:style-name="ro1">
          <table:table-cell office:value-type="float" office:value="250411" calcext:value-type="float">
            <text:p>250411</text:p>
          </table:table-cell>
          <table:table-cell office:value-type="string" calcext:value-type="string">
            <text:p>Barbens</text:p>
          </table:table-cell>
          <table:table-cell office:value-type="float" office:value="27" calcext:value-type="float">
            <text:p>27</text:p>
          </table:table-cell>
          <table:table-cell table:formula="of:=COM.MICROSOFT.CONCAT(&quot;INSERT INTO municipi(id_municipi, municipi, id_comarca) VALUES (&quot;;[.A630];&quot;,'&quot;;SUBSTITUTE([.B630];&quot;'&quot;;&quot;''&quot;);&quot;',&quot;;[.C630];&quot;);&quot;)" office:value-type="string" office:string-value="INSERT INTO municipi(id_municipi, municipi, id_comarca) VALUES (250411,'Barbens',27);" calcext:value-type="string">
            <text:p>INSERT INTO municipi(id_municipi, municipi, id_comarca) VALUES (250411,'Barbens',27);</text:p>
          </table:table-cell>
        </table:table-row>
        <table:table-row table:style-name="ro1">
          <table:table-cell office:value-type="float" office:value="250485" calcext:value-type="float">
            <text:p>250485</text:p>
          </table:table-cell>
          <table:table-cell office:value-type="string" calcext:value-type="string">
            <text:p>Bell-lloc d'Urgell</text:p>
          </table:table-cell>
          <table:table-cell office:value-type="float" office:value="27" calcext:value-type="float">
            <text:p>27</text:p>
          </table:table-cell>
          <table:table-cell table:formula="of:=COM.MICROSOFT.CONCAT(&quot;INSERT INTO municipi(id_municipi, municipi, id_comarca) VALUES (&quot;;[.A631];&quot;,'&quot;;SUBSTITUTE([.B631];&quot;'&quot;;&quot;''&quot;);&quot;',&quot;;[.C631];&quot;);&quot;)" office:value-type="string" office:string-value="INSERT INTO municipi(id_municipi, municipi, id_comarca) VALUES (250485,'Bell-lloc d''Urgell',27);" calcext:value-type="string">
            <text:p>INSERT INTO municipi(id_municipi, municipi, id_comarca) VALUES (250485,'Bell-lloc d''Urgell',27);</text:p>
          </table:table-cell>
        </table:table-row>
        <table:table-row table:style-name="ro1">
          <table:table-cell office:value-type="float" office:value="250523" calcext:value-type="float">
            <text:p>250523</text:p>
          </table:table-cell>
          <table:table-cell office:value-type="string" calcext:value-type="string">
            <text:p>Bellvís</text:p>
          </table:table-cell>
          <table:table-cell office:value-type="float" office:value="27" calcext:value-type="float">
            <text:p>27</text:p>
          </table:table-cell>
          <table:table-cell table:formula="of:=COM.MICROSOFT.CONCAT(&quot;INSERT INTO municipi(id_municipi, municipi, id_comarca) VALUES (&quot;;[.A632];&quot;,'&quot;;SUBSTITUTE([.B632];&quot;'&quot;;&quot;''&quot;);&quot;',&quot;;[.C632];&quot;);&quot;)" office:value-type="string" office:string-value="INSERT INTO municipi(id_municipi, municipi, id_comarca) VALUES (250523,'Bellvís',27);" calcext:value-type="string">
            <text:p>INSERT INTO municipi(id_municipi, municipi, id_comarca) VALUES (250523,'Bellvís',27);</text:p>
          </table:table-cell>
        </table:table-row>
        <table:table-row table:style-name="ro1">
          <table:table-cell office:value-type="float" office:value="250680" calcext:value-type="float">
            <text:p>250680</text:p>
          </table:table-cell>
          <table:table-cell office:value-type="string" calcext:value-type="string">
            <text:p>Castellnou de Seana</text:p>
          </table:table-cell>
          <table:table-cell office:value-type="float" office:value="27" calcext:value-type="float">
            <text:p>27</text:p>
          </table:table-cell>
          <table:table-cell table:formula="of:=COM.MICROSOFT.CONCAT(&quot;INSERT INTO municipi(id_municipi, municipi, id_comarca) VALUES (&quot;;[.A633];&quot;,'&quot;;SUBSTITUTE([.B633];&quot;'&quot;;&quot;''&quot;);&quot;',&quot;;[.C633];&quot;);&quot;)" office:value-type="string" office:string-value="INSERT INTO municipi(id_municipi, municipi, id_comarca) VALUES (250680,'Castellnou de Seana',27);" calcext:value-type="string">
            <text:p>INSERT INTO municipi(id_municipi, municipi, id_comarca) VALUES (250680,'Castellnou de Seana',27);</text:p>
          </table:table-cell>
        </table:table-row>
        <table:table-row table:style-name="ro1">
          <table:table-cell office:value-type="float" office:value="250931" calcext:value-type="float">
            <text:p>250931</text:p>
          </table:table-cell>
          <table:table-cell office:value-type="string" calcext:value-type="string">
            <text:p>Fondarella</text:p>
          </table:table-cell>
          <table:table-cell office:value-type="float" office:value="27" calcext:value-type="float">
            <text:p>27</text:p>
          </table:table-cell>
          <table:table-cell table:formula="of:=COM.MICROSOFT.CONCAT(&quot;INSERT INTO municipi(id_municipi, municipi, id_comarca) VALUES (&quot;;[.A634];&quot;,'&quot;;SUBSTITUTE([.B634];&quot;'&quot;;&quot;''&quot;);&quot;',&quot;;[.C634];&quot;);&quot;)" office:value-type="string" office:string-value="INSERT INTO municipi(id_municipi, municipi, id_comarca) VALUES (250931,'Fondarella',27);" calcext:value-type="string">
            <text:p>INSERT INTO municipi(id_municipi, municipi, id_comarca) VALUES (250931,'Fondarella',27);</text:p>
          </table:table-cell>
        </table:table-row>
        <table:table-row table:style-name="ro1">
          <table:table-cell office:value-type="float" office:value="250997" calcext:value-type="float">
            <text:p>250997</text:p>
          </table:table-cell>
          <table:table-cell office:value-type="string" calcext:value-type="string">
            <text:p>Golmés</text:p>
          </table:table-cell>
          <table:table-cell office:value-type="float" office:value="27" calcext:value-type="float">
            <text:p>27</text:p>
          </table:table-cell>
          <table:table-cell table:formula="of:=COM.MICROSOFT.CONCAT(&quot;INSERT INTO municipi(id_municipi, municipi, id_comarca) VALUES (&quot;;[.A635];&quot;,'&quot;;SUBSTITUTE([.B635];&quot;'&quot;;&quot;''&quot;);&quot;',&quot;;[.C635];&quot;);&quot;)" office:value-type="string" office:string-value="INSERT INTO municipi(id_municipi, municipi, id_comarca) VALUES (250997,'Golmés',27);" calcext:value-type="string">
            <text:p>INSERT INTO municipi(id_municipi, municipi, id_comarca) VALUES (250997,'Golmés',27);</text:p>
          </table:table-cell>
        </table:table-row>
        <table:table-row table:style-name="ro1">
          <table:table-cell office:value-type="float" office:value="251137" calcext:value-type="float">
            <text:p>251137</text:p>
          </table:table-cell>
          <table:table-cell office:value-type="string" calcext:value-type="string">
            <text:p>Ivars d'Urgell</text:p>
          </table:table-cell>
          <table:table-cell office:value-type="float" office:value="27" calcext:value-type="float">
            <text:p>27</text:p>
          </table:table-cell>
          <table:table-cell table:formula="of:=COM.MICROSOFT.CONCAT(&quot;INSERT INTO municipi(id_municipi, municipi, id_comarca) VALUES (&quot;;[.A636];&quot;,'&quot;;SUBSTITUTE([.B636];&quot;'&quot;;&quot;''&quot;);&quot;',&quot;;[.C636];&quot;);&quot;)" office:value-type="string" office:string-value="INSERT INTO municipi(id_municipi, municipi, id_comarca) VALUES (251137,'Ivars d''Urgell',27);" calcext:value-type="string">
            <text:p>INSERT INTO municipi(id_municipi, municipi, id_comarca) VALUES (251137,'Ivars d''Urgell',27);</text:p>
          </table:table-cell>
        </table:table-row>
        <table:table-row table:style-name="ro1">
          <table:table-cell office:value-type="float" office:value="251229" calcext:value-type="float">
            <text:p>251229</text:p>
          </table:table-cell>
          <table:table-cell office:value-type="string" calcext:value-type="string">
            <text:p>Linyola</text:p>
          </table:table-cell>
          <table:table-cell office:value-type="float" office:value="27" calcext:value-type="float">
            <text:p>27</text:p>
          </table:table-cell>
          <table:table-cell table:formula="of:=COM.MICROSOFT.CONCAT(&quot;INSERT INTO municipi(id_municipi, municipi, id_comarca) VALUES (&quot;;[.A637];&quot;,'&quot;;SUBSTITUTE([.B637];&quot;'&quot;;&quot;''&quot;);&quot;',&quot;;[.C637];&quot;);&quot;)" office:value-type="string" office:string-value="INSERT INTO municipi(id_municipi, municipi, id_comarca) VALUES (251229,'Linyola',27);" calcext:value-type="string">
            <text:p>INSERT INTO municipi(id_municipi, municipi, id_comarca) VALUES (251229,'Linyola',27);</text:p>
          </table:table-cell>
        </table:table-row>
        <table:table-row table:style-name="ro1">
          <table:table-cell office:value-type="float" office:value="251351" calcext:value-type="float">
            <text:p>251351</text:p>
          </table:table-cell>
          <table:table-cell office:value-type="string" calcext:value-type="string">
            <text:p>Miralcamp</text:p>
          </table:table-cell>
          <table:table-cell office:value-type="float" office:value="27" calcext:value-type="float">
            <text:p>27</text:p>
          </table:table-cell>
          <table:table-cell table:formula="of:=COM.MICROSOFT.CONCAT(&quot;INSERT INTO municipi(id_municipi, municipi, id_comarca) VALUES (&quot;;[.A638];&quot;,'&quot;;SUBSTITUTE([.B638];&quot;'&quot;;&quot;''&quot;);&quot;',&quot;;[.C638];&quot;);&quot;)" office:value-type="string" office:string-value="INSERT INTO municipi(id_municipi, municipi, id_comarca) VALUES (251351,'Miralcamp',27);" calcext:value-type="string">
            <text:p>INSERT INTO municipi(id_municipi, municipi, id_comarca) VALUES (251351,'Miralcamp',27);</text:p>
          </table:table-cell>
        </table:table-row>
        <table:table-row table:style-name="ro1">
          <table:table-cell office:value-type="float" office:value="251370" calcext:value-type="float">
            <text:p>251370</text:p>
          </table:table-cell>
          <table:table-cell office:value-type="string" calcext:value-type="string">
            <text:p>Mollerussa</text:p>
          </table:table-cell>
          <table:table-cell office:value-type="float" office:value="27" calcext:value-type="float">
            <text:p>27</text:p>
          </table:table-cell>
          <table:table-cell table:formula="of:=COM.MICROSOFT.CONCAT(&quot;INSERT INTO municipi(id_municipi, municipi, id_comarca) VALUES (&quot;;[.A639];&quot;,'&quot;;SUBSTITUTE([.B639];&quot;'&quot;;&quot;''&quot;);&quot;',&quot;;[.C639];&quot;);&quot;)" office:value-type="string" office:string-value="INSERT INTO municipi(id_municipi, municipi, id_comarca) VALUES (251370,'Mollerussa',27);" calcext:value-type="string">
            <text:p>INSERT INTO municipi(id_municipi, municipi, id_comarca) VALUES (251370,'Mollerussa',27);</text:p>
          </table:table-cell>
        </table:table-row>
        <table:table-row table:style-name="ro1">
          <table:table-cell office:value-type="float" office:value="251581" calcext:value-type="float">
            <text:p>251581</text:p>
          </table:table-cell>
          <table:table-cell office:value-type="string" calcext:value-type="string">
            <text:p>Palau d'Anglesola, el</text:p>
          </table:table-cell>
          <table:table-cell office:value-type="float" office:value="27" calcext:value-type="float">
            <text:p>27</text:p>
          </table:table-cell>
          <table:table-cell table:formula="of:=COM.MICROSOFT.CONCAT(&quot;INSERT INTO municipi(id_municipi, municipi, id_comarca) VALUES (&quot;;[.A640];&quot;,'&quot;;SUBSTITUTE([.B640];&quot;'&quot;;&quot;''&quot;);&quot;',&quot;;[.C640];&quot;);&quot;)" office:value-type="string" office:string-value="INSERT INTO municipi(id_municipi, municipi, id_comarca) VALUES (251581,'Palau d''Anglesola, el',27);" calcext:value-type="string">
            <text:p>INSERT INTO municipi(id_municipi, municipi, id_comarca) VALUES (251581,'Palau d''Anglesola, el',27);</text:p>
          </table:table-cell>
        </table:table-row>
        <table:table-row table:style-name="ro1">
          <table:table-cell office:value-type="float" office:value="251689" calcext:value-type="float">
            <text:p>251689</text:p>
          </table:table-cell>
          <table:table-cell office:value-type="string" calcext:value-type="string">
            <text:p>Poal, el</text:p>
          </table:table-cell>
          <table:table-cell office:value-type="float" office:value="27" calcext:value-type="float">
            <text:p>27</text:p>
          </table:table-cell>
          <table:table-cell table:formula="of:=COM.MICROSOFT.CONCAT(&quot;INSERT INTO municipi(id_municipi, municipi, id_comarca) VALUES (&quot;;[.A641];&quot;,'&quot;;SUBSTITUTE([.B641];&quot;'&quot;;&quot;''&quot;);&quot;',&quot;;[.C641];&quot;);&quot;)" office:value-type="string" office:string-value="INSERT INTO municipi(id_municipi, municipi, id_comarca) VALUES (251689,'Poal, el',27);" calcext:value-type="string">
            <text:p>INSERT INTO municipi(id_municipi, municipi, id_comarca) VALUES (251689,'Poal, el',27);</text:p>
          </table:table-cell>
        </table:table-row>
        <table:table-row table:style-name="ro1">
          <table:table-cell office:value-type="float" office:value="252056" calcext:value-type="float">
            <text:p>252056</text:p>
          </table:table-cell>
          <table:table-cell office:value-type="string" calcext:value-type="string">
            <text:p>Sidamon</text:p>
          </table:table-cell>
          <table:table-cell office:value-type="float" office:value="27" calcext:value-type="float">
            <text:p>27</text:p>
          </table:table-cell>
          <table:table-cell table:formula="of:=COM.MICROSOFT.CONCAT(&quot;INSERT INTO municipi(id_municipi, municipi, id_comarca) VALUES (&quot;;[.A642];&quot;,'&quot;;SUBSTITUTE([.B642];&quot;'&quot;;&quot;''&quot;);&quot;',&quot;;[.C642];&quot;);&quot;)" office:value-type="string" office:string-value="INSERT INTO municipi(id_municipi, municipi, id_comarca) VALUES (252056,'Sidamon',27);" calcext:value-type="string">
            <text:p>INSERT INTO municipi(id_municipi, municipi, id_comarca) VALUES (252056,'Sidamon',27);</text:p>
          </table:table-cell>
        </table:table-row>
        <table:table-row table:style-name="ro1">
          <table:table-cell office:value-type="float" office:value="252304" calcext:value-type="float">
            <text:p>252304</text:p>
          </table:table-cell>
          <table:table-cell office:value-type="string" calcext:value-type="string">
            <text:p>Torregrossa</text:p>
          </table:table-cell>
          <table:table-cell office:value-type="float" office:value="27" calcext:value-type="float">
            <text:p>27</text:p>
          </table:table-cell>
          <table:table-cell table:formula="of:=COM.MICROSOFT.CONCAT(&quot;INSERT INTO municipi(id_municipi, municipi, id_comarca) VALUES (&quot;;[.A643];&quot;,'&quot;;SUBSTITUTE([.B643];&quot;'&quot;;&quot;''&quot;);&quot;',&quot;;[.C643];&quot;);&quot;)" office:value-type="string" office:string-value="INSERT INTO municipi(id_municipi, municipi, id_comarca) VALUES (252304,'Torregrossa',27);" calcext:value-type="string">
            <text:p>INSERT INTO municipi(id_municipi, municipi, id_comarca) VALUES (252304,'Torregrossa',27);</text:p>
          </table:table-cell>
        </table:table-row>
        <table:table-row table:style-name="ro1">
          <table:table-cell office:value-type="float" office:value="252521" calcext:value-type="float">
            <text:p>252521</text:p>
          </table:table-cell>
          <table:table-cell office:value-type="string" calcext:value-type="string">
            <text:p>Vila-sana</text:p>
          </table:table-cell>
          <table:table-cell office:value-type="float" office:value="27" calcext:value-type="float">
            <text:p>27</text:p>
          </table:table-cell>
          <table:table-cell table:formula="of:=COM.MICROSOFT.CONCAT(&quot;INSERT INTO municipi(id_municipi, municipi, id_comarca) VALUES (&quot;;[.A644];&quot;,'&quot;;SUBSTITUTE([.B644];&quot;'&quot;;&quot;''&quot;);&quot;',&quot;;[.C644];&quot;);&quot;)" office:value-type="string" office:string-value="INSERT INTO municipi(id_municipi, municipi, id_comarca) VALUES (252521,'Vila-sana',27);" calcext:value-type="string">
            <text:p>INSERT INTO municipi(id_municipi, municipi, id_comarca) VALUES (252521,'Vila-sana',27);</text:p>
          </table:table-cell>
        </table:table-row>
        <table:table-row table:style-name="ro1">
          <table:table-cell office:value-type="float" office:value="252483" calcext:value-type="float">
            <text:p>252483</text:p>
          </table:table-cell>
          <table:table-cell office:value-type="string" calcext:value-type="string">
            <text:p>Vilanova de Bellpuig</text:p>
          </table:table-cell>
          <table:table-cell office:value-type="float" office:value="27" calcext:value-type="float">
            <text:p>27</text:p>
          </table:table-cell>
          <table:table-cell table:formula="of:=COM.MICROSOFT.CONCAT(&quot;INSERT INTO municipi(id_municipi, municipi, id_comarca) VALUES (&quot;;[.A645];&quot;,'&quot;;SUBSTITUTE([.B645];&quot;'&quot;;&quot;''&quot;);&quot;',&quot;;[.C645];&quot;);&quot;)" office:value-type="string" office:string-value="INSERT INTO municipi(id_municipi, municipi, id_comarca) VALUES (252483,'Vilanova de Bellpuig',27);" calcext:value-type="string">
            <text:p>INSERT INTO municipi(id_municipi, municipi, id_comarca) VALUES (252483,'Vilanova de Bellpuig',27);</text:p>
          </table:table-cell>
        </table:table-row>
        <table:table-row table:style-name="ro1">
          <table:table-cell office:value-type="float" office:value="170157" calcext:value-type="float">
            <text:p>170157</text:p>
          </table:table-cell>
          <table:table-cell office:value-type="string" calcext:value-type="string">
            <text:p>Banyoles</text:p>
          </table:table-cell>
          <table:table-cell office:value-type="float" office:value="28" calcext:value-type="float">
            <text:p>28</text:p>
          </table:table-cell>
          <table:table-cell table:formula="of:=COM.MICROSOFT.CONCAT(&quot;INSERT INTO municipi(id_municipi, municipi, id_comarca) VALUES (&quot;;[.A646];&quot;,'&quot;;SUBSTITUTE([.B646];&quot;'&quot;;&quot;''&quot;);&quot;',&quot;;[.C646];&quot;);&quot;)" office:value-type="string" office:string-value="INSERT INTO municipi(id_municipi, municipi, id_comarca) VALUES (170157,'Banyoles',28);" calcext:value-type="string">
            <text:p>INSERT INTO municipi(id_municipi, municipi, id_comarca) VALUES (170157,'Banyoles',28);</text:p>
          </table:table-cell>
        </table:table-row>
        <table:table-row table:style-name="ro1">
          <table:table-cell office:value-type="float" office:value="170353" calcext:value-type="float">
            <text:p>170353</text:p>
          </table:table-cell>
          <table:table-cell office:value-type="string" calcext:value-type="string">
            <text:p>Camós</text:p>
          </table:table-cell>
          <table:table-cell office:value-type="float" office:value="28" calcext:value-type="float">
            <text:p>28</text:p>
          </table:table-cell>
          <table:table-cell table:formula="of:=COM.MICROSOFT.CONCAT(&quot;INSERT INTO municipi(id_municipi, municipi, id_comarca) VALUES (&quot;;[.A647];&quot;,'&quot;;SUBSTITUTE([.B647];&quot;'&quot;;&quot;''&quot;);&quot;',&quot;;[.C647];&quot;);&quot;)" office:value-type="string" office:string-value="INSERT INTO municipi(id_municipi, municipi, id_comarca) VALUES (170353,'Camós',28);" calcext:value-type="string">
            <text:p>INSERT INTO municipi(id_municipi, municipi, id_comarca) VALUES (170353,'Camós',28);</text:p>
          </table:table-cell>
        </table:table-row>
        <table:table-row table:style-name="ro1">
          <table:table-cell office:value-type="float" office:value="170561" calcext:value-type="float">
            <text:p>170561</text:p>
          </table:table-cell>
          <table:table-cell office:value-type="string" calcext:value-type="string">
            <text:p>Cornellà del Terri</text:p>
          </table:table-cell>
          <table:table-cell office:value-type="float" office:value="28" calcext:value-type="float">
            <text:p>28</text:p>
          </table:table-cell>
          <table:table-cell table:formula="of:=COM.MICROSOFT.CONCAT(&quot;INSERT INTO municipi(id_municipi, municipi, id_comarca) VALUES (&quot;;[.A648];&quot;,'&quot;;SUBSTITUTE([.B648];&quot;'&quot;;&quot;''&quot;);&quot;',&quot;;[.C648];&quot;);&quot;)" office:value-type="string" office:string-value="INSERT INTO municipi(id_municipi, municipi, id_comarca) VALUES (170561,'Cornellà del Terri',28);" calcext:value-type="string">
            <text:p>INSERT INTO municipi(id_municipi, municipi, id_comarca) VALUES (170561,'Cornellà del Terri',28);</text:p>
          </table:table-cell>
        </table:table-row>
        <table:table-row table:style-name="ro1">
          <table:table-cell office:value-type="float" office:value="170583" calcext:value-type="float">
            <text:p>170583</text:p>
          </table:table-cell>
          <table:table-cell office:value-type="string" calcext:value-type="string">
            <text:p>Crespià</text:p>
          </table:table-cell>
          <table:table-cell office:value-type="float" office:value="28" calcext:value-type="float">
            <text:p>28</text:p>
          </table:table-cell>
          <table:table-cell table:formula="of:=COM.MICROSOFT.CONCAT(&quot;INSERT INTO municipi(id_municipi, municipi, id_comarca) VALUES (&quot;;[.A649];&quot;,'&quot;;SUBSTITUTE([.B649];&quot;'&quot;;&quot;''&quot;);&quot;',&quot;;[.C649];&quot;);&quot;)" office:value-type="string" office:string-value="INSERT INTO municipi(id_municipi, municipi, id_comarca) VALUES (170583,'Crespià',28);" calcext:value-type="string">
            <text:p>INSERT INTO municipi(id_municipi, municipi, id_comarca) VALUES (170583,'Crespià',28);</text:p>
          </table:table-cell>
        </table:table-row>
        <table:table-row table:style-name="ro1">
          <table:table-cell office:value-type="float" office:value="170656" calcext:value-type="float">
            <text:p>170656</text:p>
          </table:table-cell>
          <table:table-cell office:value-type="string" calcext:value-type="string">
            <text:p>Esponellà</text:p>
          </table:table-cell>
          <table:table-cell office:value-type="float" office:value="28" calcext:value-type="float">
            <text:p>28</text:p>
          </table:table-cell>
          <table:table-cell table:formula="of:=COM.MICROSOFT.CONCAT(&quot;INSERT INTO municipi(id_municipi, municipi, id_comarca) VALUES (&quot;;[.A650];&quot;,'&quot;;SUBSTITUTE([.B650];&quot;'&quot;;&quot;''&quot;);&quot;',&quot;;[.C650];&quot;);&quot;)" office:value-type="string" office:string-value="INSERT INTO municipi(id_municipi, municipi, id_comarca) VALUES (170656,'Esponellà',28);" calcext:value-type="string">
            <text:p>INSERT INTO municipi(id_municipi, municipi, id_comarca) VALUES (170656,'Esponellà',28);</text:p>
          </table:table-cell>
        </table:table-row>
        <table:table-row table:style-name="ro1">
          <table:table-cell office:value-type="float" office:value="170715" calcext:value-type="float">
            <text:p>170715</text:p>
          </table:table-cell>
          <table:table-cell office:value-type="string" calcext:value-type="string">
            <text:p>Fontcoberta</text:p>
          </table:table-cell>
          <table:table-cell office:value-type="float" office:value="28" calcext:value-type="float">
            <text:p>28</text:p>
          </table:table-cell>
          <table:table-cell table:formula="of:=COM.MICROSOFT.CONCAT(&quot;INSERT INTO municipi(id_municipi, municipi, id_comarca) VALUES (&quot;;[.A651];&quot;,'&quot;;SUBSTITUTE([.B651];&quot;'&quot;;&quot;''&quot;);&quot;',&quot;;[.C651];&quot;);&quot;)" office:value-type="string" office:string-value="INSERT INTO municipi(id_municipi, municipi, id_comarca) VALUES (170715,'Fontcoberta',28);" calcext:value-type="string">
            <text:p>INSERT INTO municipi(id_municipi, municipi, id_comarca) VALUES (170715,'Fontcoberta',28);</text:p>
          </table:table-cell>
        </table:table-row>
        <table:table-row table:style-name="ro1">
          <table:table-cell office:value-type="float" office:value="171236" calcext:value-type="float">
            <text:p>171236</text:p>
          </table:table-cell>
          <table:table-cell office:value-type="string" calcext:value-type="string">
            <text:p>Palol de Revardit</text:p>
          </table:table-cell>
          <table:table-cell office:value-type="float" office:value="28" calcext:value-type="float">
            <text:p>28</text:p>
          </table:table-cell>
          <table:table-cell table:formula="of:=COM.MICROSOFT.CONCAT(&quot;INSERT INTO municipi(id_municipi, municipi, id_comarca) VALUES (&quot;;[.A652];&quot;,'&quot;;SUBSTITUTE([.B652];&quot;'&quot;;&quot;''&quot;);&quot;',&quot;;[.C652];&quot;);&quot;)" office:value-type="string" office:string-value="INSERT INTO municipi(id_municipi, municipi, id_comarca) VALUES (171236,'Palol de Revardit',28);" calcext:value-type="string">
            <text:p>INSERT INTO municipi(id_municipi, municipi, id_comarca) VALUES (171236,'Palol de Revardit',28);</text:p>
          </table:table-cell>
        </table:table-row>
        <table:table-row table:style-name="ro1">
          <table:table-cell office:value-type="float" office:value="171371" calcext:value-type="float">
            <text:p>171371</text:p>
          </table:table-cell>
          <table:table-cell office:value-type="string" calcext:value-type="string">
            <text:p>Porqueres</text:p>
          </table:table-cell>
          <table:table-cell office:value-type="float" office:value="28" calcext:value-type="float">
            <text:p>28</text:p>
          </table:table-cell>
          <table:table-cell table:formula="of:=COM.MICROSOFT.CONCAT(&quot;INSERT INTO municipi(id_municipi, municipi, id_comarca) VALUES (&quot;;[.A653];&quot;,'&quot;;SUBSTITUTE([.B653];&quot;'&quot;;&quot;''&quot;);&quot;',&quot;;[.C653];&quot;);&quot;)" office:value-type="string" office:string-value="INSERT INTO municipi(id_municipi, municipi, id_comarca) VALUES (171371,'Porqueres',28);" calcext:value-type="string">
            <text:p>INSERT INTO municipi(id_municipi, municipi, id_comarca) VALUES (171371,'Porqueres',28);</text:p>
          </table:table-cell>
        </table:table-row>
        <table:table-row table:style-name="ro1">
          <table:table-cell office:value-type="float" office:value="171740" calcext:value-type="float">
            <text:p>171740</text:p>
          </table:table-cell>
          <table:table-cell office:value-type="string" calcext:value-type="string">
            <text:p>Sant Miquel de Campmajor</text:p>
          </table:table-cell>
          <table:table-cell office:value-type="float" office:value="28" calcext:value-type="float">
            <text:p>28</text:p>
          </table:table-cell>
          <table:table-cell table:formula="of:=COM.MICROSOFT.CONCAT(&quot;INSERT INTO municipi(id_municipi, municipi, id_comarca) VALUES (&quot;;[.A654];&quot;,'&quot;;SUBSTITUTE([.B654];&quot;'&quot;;&quot;''&quot;);&quot;',&quot;;[.C654];&quot;);&quot;)" office:value-type="string" office:string-value="INSERT INTO municipi(id_municipi, municipi, id_comarca) VALUES (171740,'Sant Miquel de Campmajor',28);" calcext:value-type="string">
            <text:p>INSERT INTO municipi(id_municipi, municipi, id_comarca) VALUES (171740,'Sant Miquel de Campmajor',28);</text:p>
          </table:table-cell>
        </table:table-row>
        <table:table-row table:style-name="ro1">
          <table:table-cell office:value-type="float" office:value="171903" calcext:value-type="float">
            <text:p>171903</text:p>
          </table:table-cell>
          <table:table-cell office:value-type="string" calcext:value-type="string">
            <text:p>Serinyà</text:p>
          </table:table-cell>
          <table:table-cell office:value-type="float" office:value="28" calcext:value-type="float">
            <text:p>28</text:p>
          </table:table-cell>
          <table:table-cell table:formula="of:=COM.MICROSOFT.CONCAT(&quot;INSERT INTO municipi(id_municipi, municipi, id_comarca) VALUES (&quot;;[.A655];&quot;,'&quot;;SUBSTITUTE([.B655];&quot;'&quot;;&quot;''&quot;);&quot;',&quot;;[.C655];&quot;);&quot;)" office:value-type="string" office:string-value="INSERT INTO municipi(id_municipi, municipi, id_comarca) VALUES (171903,'Serinyà',28);" calcext:value-type="string">
            <text:p>INSERT INTO municipi(id_municipi, municipi, id_comarca) VALUES (171903,'Serinyà',28);</text:p>
          </table:table-cell>
        </table:table-row>
        <table:table-row table:style-name="ro1">
          <table:table-cell office:value-type="float" office:value="172180" calcext:value-type="float">
            <text:p>172180</text:p>
          </table:table-cell>
          <table:table-cell office:value-type="string" calcext:value-type="string">
            <text:p>Vilademuls</text:p>
          </table:table-cell>
          <table:table-cell office:value-type="float" office:value="28" calcext:value-type="float">
            <text:p>28</text:p>
          </table:table-cell>
          <table:table-cell table:formula="of:=COM.MICROSOFT.CONCAT(&quot;INSERT INTO municipi(id_municipi, municipi, id_comarca) VALUES (&quot;;[.A656];&quot;,'&quot;;SUBSTITUTE([.B656];&quot;'&quot;;&quot;''&quot;);&quot;',&quot;;[.C656];&quot;);&quot;)" office:value-type="string" office:string-value="INSERT INTO municipi(id_municipi, municipi, id_comarca) VALUES (172180,'Vilademuls',28);" calcext:value-type="string">
            <text:p>INSERT INTO municipi(id_municipi, municipi, id_comarca) VALUES (172180,'Vilademuls',28);</text:p>
          </table:table-cell>
        </table:table-row>
        <table:table-row table:style-name="ro1">
          <table:table-cell office:value-type="float" office:value="430234" calcext:value-type="float">
            <text:p>430234</text:p>
          </table:table-cell>
          <table:table-cell office:value-type="string" calcext:value-type="string">
            <text:p>Bellmunt del Priorat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57];&quot;,'&quot;;SUBSTITUTE([.B657];&quot;'&quot;;&quot;''&quot;);&quot;',&quot;;[.C657];&quot;);&quot;)" office:value-type="string" office:string-value="INSERT INTO municipi(id_municipi, municipi, id_comarca) VALUES (430234,'Bellmunt del Priorat',29);" calcext:value-type="string">
            <text:p>INSERT INTO municipi(id_municipi, municipi, id_comarca) VALUES (430234,'Bellmunt del Priorat',29);</text:p>
          </table:table-cell>
        </table:table-row>
        <table:table-row table:style-name="ro1">
          <table:table-cell office:value-type="float" office:value="430271" calcext:value-type="float">
            <text:p>430271</text:p>
          </table:table-cell>
          <table:table-cell office:value-type="string" calcext:value-type="string">
            <text:p>Bisbal de Falset, la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58];&quot;,'&quot;;SUBSTITUTE([.B658];&quot;'&quot;;&quot;''&quot;);&quot;',&quot;;[.C658];&quot;);&quot;)" office:value-type="string" office:string-value="INSERT INTO municipi(id_municipi, municipi, id_comarca) VALUES (430271,'Bisbal de Falset, la',29);" calcext:value-type="string">
            <text:p>INSERT INTO municipi(id_municipi, municipi, id_comarca) VALUES (430271,'Bisbal de Falset, la',29);</text:p>
          </table:table-cell>
        </table:table-row>
        <table:table-row table:style-name="ro1">
          <table:table-cell office:value-type="float" office:value="430350" calcext:value-type="float">
            <text:p>430350</text:p>
          </table:table-cell>
          <table:table-cell office:value-type="string" calcext:value-type="string">
            <text:p>Cabacés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59];&quot;,'&quot;;SUBSTITUTE([.B659];&quot;'&quot;;&quot;''&quot;);&quot;',&quot;;[.C659];&quot;);&quot;)" office:value-type="string" office:string-value="INSERT INTO municipi(id_municipi, municipi, id_comarca) VALUES (430350,'Cabacés',29);" calcext:value-type="string">
            <text:p>INSERT INTO municipi(id_municipi, municipi, id_comarca) VALUES (430350,'Cabacés',29);</text:p>
          </table:table-cell>
        </table:table-row>
        <table:table-row table:style-name="ro1">
          <table:table-cell office:value-type="float" office:value="430402" calcext:value-type="float">
            <text:p>430402</text:p>
          </table:table-cell>
          <table:table-cell office:value-type="string" calcext:value-type="string">
            <text:p>Capçanes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60];&quot;,'&quot;;SUBSTITUTE([.B660];&quot;'&quot;;&quot;''&quot;);&quot;',&quot;;[.C660];&quot;);&quot;)" office:value-type="string" office:string-value="INSERT INTO municipi(id_municipi, municipi, id_comarca) VALUES (430402,'Capçanes',29);" calcext:value-type="string">
            <text:p>INSERT INTO municipi(id_municipi, municipi, id_comarca) VALUES (430402,'Capçanes',29);</text:p>
          </table:table-cell>
        </table:table-row>
        <table:table-row table:style-name="ro1">
          <table:table-cell office:value-type="float" office:value="430496" calcext:value-type="float">
            <text:p>430496</text:p>
          </table:table-cell>
          <table:table-cell office:value-type="string" calcext:value-type="string">
            <text:p>Cornudella de Montsant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61];&quot;,'&quot;;SUBSTITUTE([.B661];&quot;'&quot;;&quot;''&quot;);&quot;',&quot;;[.C661];&quot;);&quot;)" office:value-type="string" office:string-value="INSERT INTO municipi(id_municipi, municipi, id_comarca) VALUES (430496,'Cornudella de Montsant',29);" calcext:value-type="string">
            <text:p>INSERT INTO municipi(id_municipi, municipi, id_comarca) VALUES (430496,'Cornudella de Montsant',29);</text:p>
          </table:table-cell>
        </table:table-row>
        <table:table-row table:style-name="ro1">
          <table:table-cell office:value-type="float" office:value="430555" calcext:value-type="float">
            <text:p>430555</text:p>
          </table:table-cell>
          <table:table-cell office:value-type="string" calcext:value-type="string">
            <text:p>Falset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62];&quot;,'&quot;;SUBSTITUTE([.B662];&quot;'&quot;;&quot;''&quot;);&quot;',&quot;;[.C662];&quot;);&quot;)" office:value-type="string" office:string-value="INSERT INTO municipi(id_municipi, municipi, id_comarca) VALUES (430555,'Falset',29);" calcext:value-type="string">
            <text:p>INSERT INTO municipi(id_municipi, municipi, id_comarca) VALUES (430555,'Falset',29);</text:p>
          </table:table-cell>
        </table:table-row>
        <table:table-row table:style-name="ro1">
          <table:table-cell office:value-type="float" office:value="430580" calcext:value-type="float">
            <text:p>430580</text:p>
          </table:table-cell>
          <table:table-cell office:value-type="string" calcext:value-type="string">
            <text:p>Figuera, la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63];&quot;,'&quot;;SUBSTITUTE([.B663];&quot;'&quot;;&quot;''&quot;);&quot;',&quot;;[.C663];&quot;);&quot;)" office:value-type="string" office:string-value="INSERT INTO municipi(id_municipi, municipi, id_comarca) VALUES (430580,'Figuera, la',29);" calcext:value-type="string">
            <text:p>INSERT INTO municipi(id_municipi, municipi, id_comarca) VALUES (430580,'Figuera, la',29);</text:p>
          </table:table-cell>
        </table:table-row>
        <table:table-row table:style-name="ro1">
          <table:table-cell office:value-type="float" office:value="430691" calcext:value-type="float">
            <text:p>430691</text:p>
          </table:table-cell>
          <table:table-cell office:value-type="string" calcext:value-type="string">
            <text:p>Gratallops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64];&quot;,'&quot;;SUBSTITUTE([.B664];&quot;'&quot;;&quot;''&quot;);&quot;',&quot;;[.C664];&quot;);&quot;)" office:value-type="string" office:string-value="INSERT INTO municipi(id_municipi, municipi, id_comarca) VALUES (430691,'Gratallops',29);" calcext:value-type="string">
            <text:p>INSERT INTO municipi(id_municipi, municipi, id_comarca) VALUES (430691,'Gratallops',29);</text:p>
          </table:table-cell>
        </table:table-row>
        <table:table-row table:style-name="ro1">
          <table:table-cell office:value-type="float" office:value="430705" calcext:value-type="float">
            <text:p>430705</text:p>
          </table:table-cell>
          <table:table-cell office:value-type="string" calcext:value-type="string">
            <text:p>Guiamets, els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65];&quot;,'&quot;;SUBSTITUTE([.B665];&quot;'&quot;;&quot;''&quot;);&quot;',&quot;;[.C665];&quot;);&quot;)" office:value-type="string" office:string-value="INSERT INTO municipi(id_municipi, municipi, id_comarca) VALUES (430705,'Guiamets, els',29);" calcext:value-type="string">
            <text:p>INSERT INTO municipi(id_municipi, municipi, id_comarca) VALUES (430705,'Guiamets, els',29);</text:p>
          </table:table-cell>
        </table:table-row>
        <table:table-row table:style-name="ro1">
          <table:table-cell office:value-type="float" office:value="430727" calcext:value-type="float">
            <text:p>430727</text:p>
          </table:table-cell>
          <table:table-cell office:value-type="string" calcext:value-type="string">
            <text:p>Lloar, el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66];&quot;,'&quot;;SUBSTITUTE([.B666];&quot;'&quot;;&quot;''&quot;);&quot;',&quot;;[.C666];&quot;);&quot;)" office:value-type="string" office:string-value="INSERT INTO municipi(id_municipi, municipi, id_comarca) VALUES (430727,'Lloar, el',29);" calcext:value-type="string">
            <text:p>INSERT INTO municipi(id_municipi, municipi, id_comarca) VALUES (430727,'Lloar, el',29);</text:p>
          </table:table-cell>
        </table:table-row>
        <table:table-row table:style-name="ro1">
          <table:table-cell office:value-type="float" office:value="430764" calcext:value-type="float">
            <text:p>430764</text:p>
          </table:table-cell>
          <table:table-cell office:value-type="string" calcext:value-type="string">
            <text:p>Marçà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67];&quot;,'&quot;;SUBSTITUTE([.B667];&quot;'&quot;;&quot;''&quot;);&quot;',&quot;;[.C667];&quot;);&quot;)" office:value-type="string" office:string-value="INSERT INTO municipi(id_municipi, municipi, id_comarca) VALUES (430764,'Marçà',29);" calcext:value-type="string">
            <text:p>INSERT INTO municipi(id_municipi, municipi, id_comarca) VALUES (430764,'Marçà',29);</text:p>
          </table:table-cell>
        </table:table-row>
        <table:table-row table:style-name="ro1">
          <table:table-cell office:value-type="float" office:value="430751" calcext:value-type="float">
            <text:p>430751</text:p>
          </table:table-cell>
          <table:table-cell office:value-type="string" calcext:value-type="string">
            <text:p>Margalef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68];&quot;,'&quot;;SUBSTITUTE([.B668];&quot;'&quot;;&quot;''&quot;);&quot;',&quot;;[.C668];&quot;);&quot;)" office:value-type="string" office:string-value="INSERT INTO municipi(id_municipi, municipi, id_comarca) VALUES (430751,'Margalef',29);" calcext:value-type="string">
            <text:p>INSERT INTO municipi(id_municipi, municipi, id_comarca) VALUES (430751,'Margalef',29);</text:p>
          </table:table-cell>
        </table:table-row>
        <table:table-row table:style-name="ro1">
          <table:table-cell office:value-type="float" office:value="430825" calcext:value-type="float">
            <text:p>430825</text:p>
          </table:table-cell>
          <table:table-cell office:value-type="string" calcext:value-type="string">
            <text:p>Masroig, el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69];&quot;,'&quot;;SUBSTITUTE([.B669];&quot;'&quot;;&quot;''&quot;);&quot;',&quot;;[.C669];&quot;);&quot;)" office:value-type="string" office:string-value="INSERT INTO municipi(id_municipi, municipi, id_comarca) VALUES (430825,'Masroig, el',29);" calcext:value-type="string">
            <text:p>INSERT INTO municipi(id_municipi, municipi, id_comarca) VALUES (430825,'Masroig, el',29);</text:p>
          </table:table-cell>
        </table:table-row>
        <table:table-row table:style-name="ro1">
          <table:table-cell office:value-type="float" office:value="430859" calcext:value-type="float">
            <text:p>430859</text:p>
          </table:table-cell>
          <table:table-cell office:value-type="string" calcext:value-type="string">
            <text:p>Molar, el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70];&quot;,'&quot;;SUBSTITUTE([.B670];&quot;'&quot;;&quot;''&quot;);&quot;',&quot;;[.C670];&quot;);&quot;)" office:value-type="string" office:string-value="INSERT INTO municipi(id_municipi, municipi, id_comarca) VALUES (430859,'Molar, el',29);" calcext:value-type="string">
            <text:p>INSERT INTO municipi(id_municipi, municipi, id_comarca) VALUES (430859,'Molar, el',29);</text:p>
          </table:table-cell>
        </table:table-row>
        <table:table-row table:style-name="ro1">
          <table:table-cell office:value-type="float" office:value="430960" calcext:value-type="float">
            <text:p>430960</text:p>
          </table:table-cell>
          <table:table-cell office:value-type="string" calcext:value-type="string">
            <text:p>Morera de Montsant, la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71];&quot;,'&quot;;SUBSTITUTE([.B671];&quot;'&quot;;&quot;''&quot;);&quot;',&quot;;[.C671];&quot;);&quot;)" office:value-type="string" office:string-value="INSERT INTO municipi(id_municipi, municipi, id_comarca) VALUES (430960,'Morera de Montsant, la',29);" calcext:value-type="string">
            <text:p>INSERT INTO municipi(id_municipi, municipi, id_comarca) VALUES (430960,'Morera de Montsant, la',29);</text:p>
          </table:table-cell>
        </table:table-row>
        <table:table-row table:style-name="ro1">
          <table:table-cell office:value-type="float" office:value="431129" calcext:value-type="float">
            <text:p>431129</text:p>
          </table:table-cell>
          <table:table-cell office:value-type="string" calcext:value-type="string">
            <text:p>Poboleda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72];&quot;,'&quot;;SUBSTITUTE([.B672];&quot;'&quot;;&quot;''&quot;);&quot;',&quot;;[.C672];&quot;);&quot;)" office:value-type="string" office:string-value="INSERT INTO municipi(id_municipi, municipi, id_comarca) VALUES (431129,'Poboleda',29);" calcext:value-type="string">
            <text:p>INSERT INTO municipi(id_municipi, municipi, id_comarca) VALUES (431129,'Poboleda',29);</text:p>
          </table:table-cell>
        </table:table-row>
        <table:table-row table:style-name="ro1">
          <table:table-cell office:value-type="float" office:value="431140" calcext:value-type="float">
            <text:p>431140</text:p>
          </table:table-cell>
          <table:table-cell office:value-type="string" calcext:value-type="string">
            <text:p>Porrera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73];&quot;,'&quot;;SUBSTITUTE([.B673];&quot;'&quot;;&quot;''&quot;);&quot;',&quot;;[.C673];&quot;);&quot;)" office:value-type="string" office:string-value="INSERT INTO municipi(id_municipi, municipi, id_comarca) VALUES (431140,'Porrera',29);" calcext:value-type="string">
            <text:p>INSERT INTO municipi(id_municipi, municipi, id_comarca) VALUES (431140,'Porrera',29);</text:p>
          </table:table-cell>
        </table:table-row>
        <table:table-row table:style-name="ro1">
          <table:table-cell office:value-type="float" office:value="431153" calcext:value-type="float">
            <text:p>431153</text:p>
          </table:table-cell>
          <table:table-cell office:value-type="string" calcext:value-type="string">
            <text:p>Pradell de la Teixeta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74];&quot;,'&quot;;SUBSTITUTE([.B674];&quot;'&quot;;&quot;''&quot;);&quot;',&quot;;[.C674];&quot;);&quot;)" office:value-type="string" office:string-value="INSERT INTO municipi(id_municipi, municipi, id_comarca) VALUES (431153,'Pradell de la Teixeta',29);" calcext:value-type="string">
            <text:p>INSERT INTO municipi(id_municipi, municipi, id_comarca) VALUES (431153,'Pradell de la Teixeta',29);</text:p>
          </table:table-cell>
        </table:table-row>
        <table:table-row table:style-name="ro1">
          <table:table-cell office:value-type="float" office:value="431515" calcext:value-type="float">
            <text:p>431515</text:p>
          </table:table-cell>
          <table:table-cell office:value-type="string" calcext:value-type="string">
            <text:p>Torre de Fontaubella, la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75];&quot;,'&quot;;SUBSTITUTE([.B675];&quot;'&quot;;&quot;''&quot;);&quot;',&quot;;[.C675];&quot;);&quot;)" office:value-type="string" office:string-value="INSERT INTO municipi(id_municipi, municipi, id_comarca) VALUES (431515,'Torre de Fontaubella, la',29);" calcext:value-type="string">
            <text:p>INSERT INTO municipi(id_municipi, municipi, id_comarca) VALUES (431515,'Torre de Fontaubella, la',29);</text:p>
          </table:table-cell>
        </table:table-row>
        <table:table-row table:style-name="ro1">
          <table:table-cell office:value-type="float" office:value="431541" calcext:value-type="float">
            <text:p>431541</text:p>
          </table:table-cell>
          <table:table-cell office:value-type="string" calcext:value-type="string">
            <text:p>Torroja del Priorat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76];&quot;,'&quot;;SUBSTITUTE([.B676];&quot;'&quot;;&quot;''&quot;);&quot;',&quot;;[.C676];&quot;);&quot;)" office:value-type="string" office:string-value="INSERT INTO municipi(id_municipi, municipi, id_comarca) VALUES (431541,'Torroja del Priorat',29);" calcext:value-type="string">
            <text:p>INSERT INTO municipi(id_municipi, municipi, id_comarca) VALUES (431541,'Torroja del Priorat',29);</text:p>
          </table:table-cell>
        </table:table-row>
        <table:table-row table:style-name="ro1">
          <table:table-cell office:value-type="float" office:value="431573" calcext:value-type="float">
            <text:p>431573</text:p>
          </table:table-cell>
          <table:table-cell office:value-type="string" calcext:value-type="string">
            <text:p>Ulldemolins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77];&quot;,'&quot;;SUBSTITUTE([.B677];&quot;'&quot;;&quot;''&quot;);&quot;',&quot;;[.C677];&quot;);&quot;)" office:value-type="string" office:string-value="INSERT INTO municipi(id_municipi, municipi, id_comarca) VALUES (431573,'Ulldemolins',29);" calcext:value-type="string">
            <text:p>INSERT INTO municipi(id_municipi, municipi, id_comarca) VALUES (431573,'Ulldemolins',29);</text:p>
          </table:table-cell>
        </table:table-row>
        <table:table-row table:style-name="ro1">
          <table:table-cell office:value-type="float" office:value="431732" calcext:value-type="float">
            <text:p>431732</text:p>
          </table:table-cell>
          <table:table-cell office:value-type="string" calcext:value-type="string">
            <text:p>Vilella Alta, la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78];&quot;,'&quot;;SUBSTITUTE([.B678];&quot;'&quot;;&quot;''&quot;);&quot;',&quot;;[.C678];&quot;);&quot;)" office:value-type="string" office:string-value="INSERT INTO municipi(id_municipi, municipi, id_comarca) VALUES (431732,'Vilella Alta, la',29);" calcext:value-type="string">
            <text:p>INSERT INTO municipi(id_municipi, municipi, id_comarca) VALUES (431732,'Vilella Alta, la',29);</text:p>
          </table:table-cell>
        </table:table-row>
        <table:table-row table:style-name="ro1">
          <table:table-cell office:value-type="float" office:value="431747" calcext:value-type="float">
            <text:p>431747</text:p>
          </table:table-cell>
          <table:table-cell office:value-type="string" calcext:value-type="string">
            <text:p>Vilella Baixa, la</text:p>
          </table:table-cell>
          <table:table-cell office:value-type="float" office:value="29" calcext:value-type="float">
            <text:p>29</text:p>
          </table:table-cell>
          <table:table-cell table:formula="of:=COM.MICROSOFT.CONCAT(&quot;INSERT INTO municipi(id_municipi, municipi, id_comarca) VALUES (&quot;;[.A679];&quot;,'&quot;;SUBSTITUTE([.B679];&quot;'&quot;;&quot;''&quot;);&quot;',&quot;;[.C679];&quot;);&quot;)" office:value-type="string" office:string-value="INSERT INTO municipi(id_municipi, municipi, id_comarca) VALUES (431747,'Vilella Baixa, la',29);" calcext:value-type="string">
            <text:p>INSERT INTO municipi(id_municipi, municipi, id_comarca) VALUES (431747,'Vilella Baixa, la',29);</text:p>
          </table:table-cell>
        </table:table-row>
        <table:table-row table:style-name="ro1">
          <table:table-cell office:value-type="float" office:value="430192" calcext:value-type="float">
            <text:p>430192</text:p>
          </table:table-cell>
          <table:table-cell office:value-type="string" calcext:value-type="string">
            <text:p>Ascó</text:p>
          </table:table-cell>
          <table:table-cell office:value-type="float" office:value="30" calcext:value-type="float">
            <text:p>30</text:p>
          </table:table-cell>
          <table:table-cell table:formula="of:=COM.MICROSOFT.CONCAT(&quot;INSERT INTO municipi(id_municipi, municipi, id_comarca) VALUES (&quot;;[.A680];&quot;,'&quot;;SUBSTITUTE([.B680];&quot;'&quot;;&quot;''&quot;);&quot;',&quot;;[.C680];&quot;);&quot;)" office:value-type="string" office:string-value="INSERT INTO municipi(id_municipi, municipi, id_comarca) VALUES (430192,'Ascó',30);" calcext:value-type="string">
            <text:p>INSERT INTO municipi(id_municipi, municipi, id_comarca) VALUES (430192,'Ascó',30);</text:p>
          </table:table-cell>
        </table:table-row>
        <table:table-row table:style-name="ro1">
          <table:table-cell office:value-type="float" office:value="430265" calcext:value-type="float">
            <text:p>430265</text:p>
          </table:table-cell>
          <table:table-cell office:value-type="string" calcext:value-type="string">
            <text:p>Benissanet</text:p>
          </table:table-cell>
          <table:table-cell office:value-type="float" office:value="30" calcext:value-type="float">
            <text:p>30</text:p>
          </table:table-cell>
          <table:table-cell table:formula="of:=COM.MICROSOFT.CONCAT(&quot;INSERT INTO municipi(id_municipi, municipi, id_comarca) VALUES (&quot;;[.A681];&quot;,'&quot;;SUBSTITUTE([.B681];&quot;'&quot;;&quot;''&quot;);&quot;',&quot;;[.C681];&quot;);&quot;)" office:value-type="string" office:string-value="INSERT INTO municipi(id_municipi, municipi, id_comarca) VALUES (430265,'Benissanet',30);" calcext:value-type="string">
            <text:p>INSERT INTO municipi(id_municipi, municipi, id_comarca) VALUES (430265,'Benissanet',30);</text:p>
          </table:table-cell>
        </table:table-row>
        <table:table-row table:style-name="ro1">
          <table:table-cell office:value-type="float" office:value="430607" calcext:value-type="float">
            <text:p>430607</text:p>
          </table:table-cell>
          <table:table-cell office:value-type="string" calcext:value-type="string">
            <text:p>Flix</text:p>
          </table:table-cell>
          <table:table-cell office:value-type="float" office:value="30" calcext:value-type="float">
            <text:p>30</text:p>
          </table:table-cell>
          <table:table-cell table:formula="of:=COM.MICROSOFT.CONCAT(&quot;INSERT INTO municipi(id_municipi, municipi, id_comarca) VALUES (&quot;;[.A682];&quot;,'&quot;;SUBSTITUTE([.B682];&quot;'&quot;;&quot;''&quot;);&quot;',&quot;;[.C682];&quot;);&quot;)" office:value-type="string" office:string-value="INSERT INTO municipi(id_municipi, municipi, id_comarca) VALUES (430607,'Flix',30);" calcext:value-type="string">
            <text:p>INSERT INTO municipi(id_municipi, municipi, id_comarca) VALUES (430607,'Flix',30);</text:p>
          </table:table-cell>
        </table:table-row>
        <table:table-row table:style-name="ro1">
          <table:table-cell office:value-type="float" office:value="430653" calcext:value-type="float">
            <text:p>430653</text:p>
          </table:table-cell>
          <table:table-cell office:value-type="string" calcext:value-type="string">
            <text:p>Garcia</text:p>
          </table:table-cell>
          <table:table-cell office:value-type="float" office:value="30" calcext:value-type="float">
            <text:p>30</text:p>
          </table:table-cell>
          <table:table-cell table:formula="of:=COM.MICROSOFT.CONCAT(&quot;INSERT INTO municipi(id_municipi, municipi, id_comarca) VALUES (&quot;;[.A683];&quot;,'&quot;;SUBSTITUTE([.B683];&quot;'&quot;;&quot;''&quot;);&quot;',&quot;;[.C683];&quot;);&quot;)" office:value-type="string" office:string-value="INSERT INTO municipi(id_municipi, municipi, id_comarca) VALUES (430653,'Garcia',30);" calcext:value-type="string">
            <text:p>INSERT INTO municipi(id_municipi, municipi, id_comarca) VALUES (430653,'Garcia',30);</text:p>
          </table:table-cell>
        </table:table-row>
        <table:table-row table:style-name="ro1">
          <table:table-cell office:value-type="float" office:value="430672" calcext:value-type="float">
            <text:p>430672</text:p>
          </table:table-cell>
          <table:table-cell office:value-type="string" calcext:value-type="string">
            <text:p>Ginestar</text:p>
          </table:table-cell>
          <table:table-cell office:value-type="float" office:value="30" calcext:value-type="float">
            <text:p>30</text:p>
          </table:table-cell>
          <table:table-cell table:formula="of:=COM.MICROSOFT.CONCAT(&quot;INSERT INTO municipi(id_municipi, municipi, id_comarca) VALUES (&quot;;[.A684];&quot;,'&quot;;SUBSTITUTE([.B684];&quot;'&quot;;&quot;''&quot;);&quot;',&quot;;[.C684];&quot;);&quot;)" office:value-type="string" office:string-value="INSERT INTO municipi(id_municipi, municipi, id_comarca) VALUES (430672,'Ginestar',30);" calcext:value-type="string">
            <text:p>INSERT INTO municipi(id_municipi, municipi, id_comarca) VALUES (430672,'Ginestar',30);</text:p>
          </table:table-cell>
        </table:table-row>
        <table:table-row table:style-name="ro1">
          <table:table-cell office:value-type="float" office:value="430846" calcext:value-type="float">
            <text:p>430846</text:p>
          </table:table-cell>
          <table:table-cell office:value-type="string" calcext:value-type="string">
            <text:p>Miravet</text:p>
          </table:table-cell>
          <table:table-cell office:value-type="float" office:value="30" calcext:value-type="float">
            <text:p>30</text:p>
          </table:table-cell>
          <table:table-cell table:formula="of:=COM.MICROSOFT.CONCAT(&quot;INSERT INTO municipi(id_municipi, municipi, id_comarca) VALUES (&quot;;[.A685];&quot;,'&quot;;SUBSTITUTE([.B685];&quot;'&quot;;&quot;''&quot;);&quot;',&quot;;[.C685];&quot;);&quot;)" office:value-type="string" office:string-value="INSERT INTO municipi(id_municipi, municipi, id_comarca) VALUES (430846,'Miravet',30);" calcext:value-type="string">
            <text:p>INSERT INTO municipi(id_municipi, municipi, id_comarca) VALUES (430846,'Miravet',30);</text:p>
          </table:table-cell>
        </table:table-row>
        <table:table-row table:style-name="ro1">
          <table:table-cell office:value-type="float" office:value="430939" calcext:value-type="float">
            <text:p>430939</text:p>
          </table:table-cell>
          <table:table-cell office:value-type="string" calcext:value-type="string">
            <text:p>Móra d'Ebre</text:p>
          </table:table-cell>
          <table:table-cell office:value-type="float" office:value="30" calcext:value-type="float">
            <text:p>30</text:p>
          </table:table-cell>
          <table:table-cell table:formula="of:=COM.MICROSOFT.CONCAT(&quot;INSERT INTO municipi(id_municipi, municipi, id_comarca) VALUES (&quot;;[.A686];&quot;,'&quot;;SUBSTITUTE([.B686];&quot;'&quot;;&quot;''&quot;);&quot;',&quot;;[.C686];&quot;);&quot;)" office:value-type="string" office:string-value="INSERT INTO municipi(id_municipi, municipi, id_comarca) VALUES (430939,'Móra d''Ebre',30);" calcext:value-type="string">
            <text:p>INSERT INTO municipi(id_municipi, municipi, id_comarca) VALUES (430939,'Móra d''Ebre',30);</text:p>
          </table:table-cell>
        </table:table-row>
        <table:table-row table:style-name="ro1">
          <table:table-cell office:value-type="float" office:value="430944" calcext:value-type="float">
            <text:p>430944</text:p>
          </table:table-cell>
          <table:table-cell office:value-type="string" calcext:value-type="string">
            <text:p>Móra la Nova</text:p>
          </table:table-cell>
          <table:table-cell office:value-type="float" office:value="30" calcext:value-type="float">
            <text:p>30</text:p>
          </table:table-cell>
          <table:table-cell table:formula="of:=COM.MICROSOFT.CONCAT(&quot;INSERT INTO municipi(id_municipi, municipi, id_comarca) VALUES (&quot;;[.A687];&quot;,'&quot;;SUBSTITUTE([.B687];&quot;'&quot;;&quot;''&quot;);&quot;',&quot;;[.C687];&quot;);&quot;)" office:value-type="string" office:string-value="INSERT INTO municipi(id_municipi, municipi, id_comarca) VALUES (430944,'Móra la Nova',30);" calcext:value-type="string">
            <text:p>INSERT INTO municipi(id_municipi, municipi, id_comarca) VALUES (430944,'Móra la Nova',30);</text:p>
          </table:table-cell>
        </table:table-row>
        <table:table-row table:style-name="ro1">
          <table:table-cell office:value-type="float" office:value="430995" calcext:value-type="float">
            <text:p>430995</text:p>
          </table:table-cell>
          <table:table-cell office:value-type="string" calcext:value-type="string">
            <text:p>Palma d'Ebre, la</text:p>
          </table:table-cell>
          <table:table-cell office:value-type="float" office:value="30" calcext:value-type="float">
            <text:p>30</text:p>
          </table:table-cell>
          <table:table-cell table:formula="of:=COM.MICROSOFT.CONCAT(&quot;INSERT INTO municipi(id_municipi, municipi, id_comarca) VALUES (&quot;;[.A688];&quot;,'&quot;;SUBSTITUTE([.B688];&quot;'&quot;;&quot;''&quot;);&quot;',&quot;;[.C688];&quot;);&quot;)" office:value-type="string" office:string-value="INSERT INTO municipi(id_municipi, municipi, id_comarca) VALUES (430995,'Palma d''Ebre, la',30);" calcext:value-type="string">
            <text:p>INSERT INTO municipi(id_municipi, municipi, id_comarca) VALUES (430995,'Palma d''Ebre, la',30);</text:p>
          </table:table-cell>
        </table:table-row>
        <table:table-row table:style-name="ro1">
          <table:table-cell office:value-type="float" office:value="431212" calcext:value-type="float">
            <text:p>431212</text:p>
          </table:table-cell>
          <table:table-cell office:value-type="string" calcext:value-type="string">
            <text:p>Rasquera</text:p>
          </table:table-cell>
          <table:table-cell office:value-type="float" office:value="30" calcext:value-type="float">
            <text:p>30</text:p>
          </table:table-cell>
          <table:table-cell table:formula="of:=COM.MICROSOFT.CONCAT(&quot;INSERT INTO municipi(id_municipi, municipi, id_comarca) VALUES (&quot;;[.A689];&quot;,'&quot;;SUBSTITUTE([.B689];&quot;'&quot;;&quot;''&quot;);&quot;',&quot;;[.C689];&quot;);&quot;)" office:value-type="string" office:string-value="INSERT INTO municipi(id_municipi, municipi, id_comarca) VALUES (431212,'Rasquera',30);" calcext:value-type="string">
            <text:p>INSERT INTO municipi(id_municipi, municipi, id_comarca) VALUES (431212,'Rasquera',30);</text:p>
          </table:table-cell>
        </table:table-row>
        <table:table-row table:style-name="ro1">
          <table:table-cell office:value-type="float" office:value="431251" calcext:value-type="float">
            <text:p>431251</text:p>
          </table:table-cell>
          <table:table-cell office:value-type="string" calcext:value-type="string">
            <text:p>Riba-roja d'Ebre</text:p>
          </table:table-cell>
          <table:table-cell office:value-type="float" office:value="30" calcext:value-type="float">
            <text:p>30</text:p>
          </table:table-cell>
          <table:table-cell table:formula="of:=COM.MICROSOFT.CONCAT(&quot;INSERT INTO municipi(id_municipi, municipi, id_comarca) VALUES (&quot;;[.A690];&quot;,'&quot;;SUBSTITUTE([.B690];&quot;'&quot;;&quot;''&quot;);&quot;',&quot;;[.C690];&quot;);&quot;)" office:value-type="string" office:string-value="INSERT INTO municipi(id_municipi, municipi, id_comarca) VALUES (431251,'Riba-roja d''Ebre',30);" calcext:value-type="string">
            <text:p>INSERT INTO municipi(id_municipi, municipi, id_comarca) VALUES (431251,'Riba-roja d''Ebre',30);</text:p>
          </table:table-cell>
        </table:table-row>
        <table:table-row table:style-name="ro1">
          <table:table-cell office:value-type="float" office:value="431508" calcext:value-type="float">
            <text:p>431508</text:p>
          </table:table-cell>
          <table:table-cell office:value-type="string" calcext:value-type="string">
            <text:p>Tivissa</text:p>
          </table:table-cell>
          <table:table-cell office:value-type="float" office:value="30" calcext:value-type="float">
            <text:p>30</text:p>
          </table:table-cell>
          <table:table-cell table:formula="of:=COM.MICROSOFT.CONCAT(&quot;INSERT INTO municipi(id_municipi, municipi, id_comarca) VALUES (&quot;;[.A691];&quot;,'&quot;;SUBSTITUTE([.B691];&quot;'&quot;;&quot;''&quot;);&quot;',&quot;;[.C691];&quot;);&quot;)" office:value-type="string" office:string-value="INSERT INTO municipi(id_municipi, municipi, id_comarca) VALUES (431508,'Tivissa',30);" calcext:value-type="string">
            <text:p>INSERT INTO municipi(id_municipi, municipi, id_comarca) VALUES (431508,'Tivissa',30);</text:p>
          </table:table-cell>
        </table:table-row>
        <table:table-row table:style-name="ro1">
          <table:table-cell office:value-type="float" office:value="431520" calcext:value-type="float">
            <text:p>431520</text:p>
          </table:table-cell>
          <table:table-cell office:value-type="string" calcext:value-type="string">
            <text:p>Torre de l'Espanyol, la</text:p>
          </table:table-cell>
          <table:table-cell office:value-type="float" office:value="30" calcext:value-type="float">
            <text:p>30</text:p>
          </table:table-cell>
          <table:table-cell table:formula="of:=COM.MICROSOFT.CONCAT(&quot;INSERT INTO municipi(id_municipi, municipi, id_comarca) VALUES (&quot;;[.A692];&quot;,'&quot;;SUBSTITUTE([.B692];&quot;'&quot;;&quot;''&quot;);&quot;',&quot;;[.C692];&quot;);&quot;)" office:value-type="string" office:string-value="INSERT INTO municipi(id_municipi, municipi, id_comarca) VALUES (431520,'Torre de l''Espanyol, la',30);" calcext:value-type="string">
            <text:p>INSERT INTO municipi(id_municipi, municipi, id_comarca) VALUES (431520,'Torre de l''Espanyol, la',30);</text:p>
          </table:table-cell>
        </table:table-row>
        <table:table-row table:style-name="ro1">
          <table:table-cell office:value-type="float" office:value="431779" calcext:value-type="float">
            <text:p>431779</text:p>
          </table:table-cell>
          <table:table-cell office:value-type="string" calcext:value-type="string">
            <text:p>Vinebre</text:p>
          </table:table-cell>
          <table:table-cell office:value-type="float" office:value="30" calcext:value-type="float">
            <text:p>30</text:p>
          </table:table-cell>
          <table:table-cell table:formula="of:=COM.MICROSOFT.CONCAT(&quot;INSERT INTO municipi(id_municipi, municipi, id_comarca) VALUES (&quot;;[.A693];&quot;,'&quot;;SUBSTITUTE([.B693];&quot;'&quot;;&quot;''&quot;);&quot;',&quot;;[.C693];&quot;);&quot;)" office:value-type="string" office:string-value="INSERT INTO municipi(id_municipi, municipi, id_comarca) VALUES (431779,'Vinebre',30);" calcext:value-type="string">
            <text:p>INSERT INTO municipi(id_municipi, municipi, id_comarca) VALUES (431779,'Vinebre',30);</text:p>
          </table:table-cell>
        </table:table-row>
        <table:table-row table:style-name="ro1">
          <table:table-cell office:value-type="float" office:value="170366" calcext:value-type="float">
            <text:p>170366</text:p>
          </table:table-cell>
          <table:table-cell office:value-type="string" calcext:value-type="string">
            <text:p>Campdevànol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municipi(id_municipi, municipi, id_comarca) VALUES (&quot;;[.A694];&quot;,'&quot;;SUBSTITUTE([.B694];&quot;'&quot;;&quot;''&quot;);&quot;',&quot;;[.C694];&quot;);&quot;)" office:value-type="string" office:string-value="INSERT INTO municipi(id_municipi, municipi, id_comarca) VALUES (170366,'Campdevànol',31);" calcext:value-type="string">
            <text:p>INSERT INTO municipi(id_municipi, municipi, id_comarca) VALUES (170366,'Campdevànol',31);</text:p>
          </table:table-cell>
        </table:table-row>
        <table:table-row table:style-name="ro1">
          <table:table-cell office:value-type="float" office:value="170372" calcext:value-type="float">
            <text:p>170372</text:p>
          </table:table-cell>
          <table:table-cell office:value-type="string" calcext:value-type="string">
            <text:p>Campelles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municipi(id_municipi, municipi, id_comarca) VALUES (&quot;;[.A695];&quot;,'&quot;;SUBSTITUTE([.B695];&quot;'&quot;;&quot;''&quot;);&quot;',&quot;;[.C695];&quot;);&quot;)" office:value-type="string" office:string-value="INSERT INTO municipi(id_municipi, municipi, id_comarca) VALUES (170372,'Campelles',31);" calcext:value-type="string">
            <text:p>INSERT INTO municipi(id_municipi, municipi, id_comarca) VALUES (170372,'Campelles',31);</text:p>
          </table:table-cell>
        </table:table-row>
        <table:table-row table:style-name="ro1">
          <table:table-cell office:value-type="float" office:value="170391" calcext:value-type="float">
            <text:p>170391</text:p>
          </table:table-cell>
          <table:table-cell office:value-type="string" calcext:value-type="string">
            <text:p>Camprodon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municipi(id_municipi, municipi, id_comarca) VALUES (&quot;;[.A696];&quot;,'&quot;;SUBSTITUTE([.B696];&quot;'&quot;;&quot;''&quot;);&quot;',&quot;;[.C696];&quot;);&quot;)" office:value-type="string" office:string-value="INSERT INTO municipi(id_municipi, municipi, id_comarca) VALUES (170391,'Camprodon',31);" calcext:value-type="string">
            <text:p>INSERT INTO municipi(id_municipi, municipi, id_comarca) VALUES (170391,'Camprodon',31);</text:p>
          </table:table-cell>
        </table:table-row>
        <table:table-row table:style-name="ro1">
          <table:table-cell office:value-type="float" office:value="170806" calcext:value-type="float">
            <text:p>170806</text:p>
          </table:table-cell>
          <table:table-cell office:value-type="string" calcext:value-type="string">
            <text:p>Gombrèn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municipi(id_municipi, municipi, id_comarca) VALUES (&quot;;[.A697];&quot;,'&quot;;SUBSTITUTE([.B697];&quot;'&quot;;&quot;''&quot;);&quot;',&quot;;[.C697];&quot;);&quot;)" office:value-type="string" office:string-value="INSERT INTO municipi(id_municipi, municipi, id_comarca) VALUES (170806,'Gombrèn',31);" calcext:value-type="string">
            <text:p>INSERT INTO municipi(id_municipi, municipi, id_comarca) VALUES (170806,'Gombrèn',31);</text:p>
          </table:table-cell>
        </table:table-row>
        <table:table-row table:style-name="ro1">
          <table:table-cell office:value-type="float" office:value="170911" calcext:value-type="float">
            <text:p>170911</text:p>
          </table:table-cell>
          <table:table-cell office:value-type="string" calcext:value-type="string">
            <text:p>Llanars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municipi(id_municipi, municipi, id_comarca) VALUES (&quot;;[.A698];&quot;,'&quot;;SUBSTITUTE([.B698];&quot;'&quot;;&quot;''&quot;);&quot;',&quot;;[.C698];&quot;);&quot;)" office:value-type="string" office:string-value="INSERT INTO municipi(id_municipi, municipi, id_comarca) VALUES (170911,'Llanars',31);" calcext:value-type="string">
            <text:p>INSERT INTO municipi(id_municipi, municipi, id_comarca) VALUES (170911,'Llanars',31);</text:p>
          </table:table-cell>
        </table:table-row>
        <table:table-row table:style-name="ro1">
          <table:table-cell office:value-type="float" office:value="170963" calcext:value-type="float">
            <text:p>170963</text:p>
          </table:table-cell>
          <table:table-cell office:value-type="string" calcext:value-type="string">
            <text:p>Llosses, les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municipi(id_municipi, municipi, id_comarca) VALUES (&quot;;[.A699];&quot;,'&quot;;SUBSTITUTE([.B699];&quot;'&quot;;&quot;''&quot;);&quot;',&quot;;[.C699];&quot;);&quot;)" office:value-type="string" office:string-value="INSERT INTO municipi(id_municipi, municipi, id_comarca) VALUES (170963,'Llosses, les',31);" calcext:value-type="string">
            <text:p>INSERT INTO municipi(id_municipi, municipi, id_comarca) VALUES (170963,'Llosses, les',31);</text:p>
          </table:table-cell>
        </table:table-row>
        <table:table-row table:style-name="ro1">
          <table:table-cell office:value-type="float" office:value="171077" calcext:value-type="float">
            <text:p>171077</text:p>
          </table:table-cell>
          <table:table-cell office:value-type="string" calcext:value-type="string">
            <text:p>Molló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municipi(id_municipi, municipi, id_comarca) VALUES (&quot;;[.A700];&quot;,'&quot;;SUBSTITUTE([.B700];&quot;'&quot;;&quot;''&quot;);&quot;',&quot;;[.C700];&quot;);&quot;)" office:value-type="string" office:string-value="INSERT INTO municipi(id_municipi, municipi, id_comarca) VALUES (171077,'Molló',31);" calcext:value-type="string">
            <text:p>INSERT INTO municipi(id_municipi, municipi, id_comarca) VALUES (171077,'Molló',31);</text:p>
          </table:table-cell>
        </table:table-row>
        <table:table-row table:style-name="ro1">
          <table:table-cell office:value-type="float" office:value="171122" calcext:value-type="float">
            <text:p>171122</text:p>
          </table:table-cell>
          <table:table-cell office:value-type="string" calcext:value-type="string">
            <text:p>Ogassa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municipi(id_municipi, municipi, id_comarca) VALUES (&quot;;[.A701];&quot;,'&quot;;SUBSTITUTE([.B701];&quot;'&quot;;&quot;''&quot;);&quot;',&quot;;[.C701];&quot;);&quot;)" office:value-type="string" office:string-value="INSERT INTO municipi(id_municipi, municipi, id_comarca) VALUES (171122,'Ogassa',31);" calcext:value-type="string">
            <text:p>INSERT INTO municipi(id_municipi, municipi, id_comarca) VALUES (171122,'Ogassa',31);</text:p>
          </table:table-cell>
        </table:table-row>
        <table:table-row table:style-name="ro1">
          <table:table-cell office:value-type="float" office:value="171254" calcext:value-type="float">
            <text:p>171254</text:p>
          </table:table-cell>
          <table:table-cell office:value-type="string" calcext:value-type="string">
            <text:p>Pardines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municipi(id_municipi, municipi, id_comarca) VALUES (&quot;;[.A702];&quot;,'&quot;;SUBSTITUTE([.B702];&quot;'&quot;;&quot;''&quot;);&quot;',&quot;;[.C702];&quot;);&quot;)" office:value-type="string" office:string-value="INSERT INTO municipi(id_municipi, municipi, id_comarca) VALUES (171254,'Pardines',31);" calcext:value-type="string">
            <text:p>INSERT INTO municipi(id_municipi, municipi, id_comarca) VALUES (171254,'Pardines',31);</text:p>
          </table:table-cell>
        </table:table-row>
        <table:table-row table:style-name="ro1">
          <table:table-cell office:value-type="float" office:value="171349" calcext:value-type="float">
            <text:p>171349</text:p>
          </table:table-cell>
          <table:table-cell office:value-type="string" calcext:value-type="string">
            <text:p>Planoles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municipi(id_municipi, municipi, id_comarca) VALUES (&quot;;[.A703];&quot;,'&quot;;SUBSTITUTE([.B703];&quot;'&quot;;&quot;''&quot;);&quot;',&quot;;[.C703];&quot;);&quot;)" office:value-type="string" office:string-value="INSERT INTO municipi(id_municipi, municipi, id_comarca) VALUES (171349,'Planoles',31);" calcext:value-type="string">
            <text:p>INSERT INTO municipi(id_municipi, municipi, id_comarca) VALUES (171349,'Planoles',31);</text:p>
          </table:table-cell>
        </table:table-row>
        <table:table-row table:style-name="ro1">
          <table:table-cell office:value-type="float" office:value="170433" calcext:value-type="float">
            <text:p>170433</text:p>
          </table:table-cell>
          <table:table-cell office:value-type="string" calcext:value-type="string">
            <text:p>Queralbs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municipi(id_municipi, municipi, id_comarca) VALUES (&quot;;[.A704];&quot;,'&quot;;SUBSTITUTE([.B704];&quot;'&quot;;&quot;''&quot;);&quot;',&quot;;[.C704];&quot;);&quot;)" office:value-type="string" office:string-value="INSERT INTO municipi(id_municipi, municipi, id_comarca) VALUES (170433,'Queralbs',31);" calcext:value-type="string">
            <text:p>INSERT INTO municipi(id_municipi, municipi, id_comarca) VALUES (170433,'Queralbs',31);</text:p>
          </table:table-cell>
        </table:table-row>
        <table:table-row table:style-name="ro1">
          <table:table-cell office:value-type="float" office:value="171450" calcext:value-type="float">
            <text:p>171450</text:p>
          </table:table-cell>
          <table:table-cell office:value-type="string" calcext:value-type="string">
            <text:p>Ribes de Freser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municipi(id_municipi, municipi, id_comarca) VALUES (&quot;;[.A705];&quot;,'&quot;;SUBSTITUTE([.B705];&quot;'&quot;;&quot;''&quot;);&quot;',&quot;;[.C705];&quot;);&quot;)" office:value-type="string" office:string-value="INSERT INTO municipi(id_municipi, municipi, id_comarca) VALUES (171450,'Ribes de Freser',31);" calcext:value-type="string">
            <text:p>INSERT INTO municipi(id_municipi, municipi, id_comarca) VALUES (171450,'Ribes de Freser',31);</text:p>
          </table:table-cell>
        </table:table-row>
        <table:table-row table:style-name="ro1">
          <table:table-cell office:value-type="float" office:value="171479" calcext:value-type="float">
            <text:p>171479</text:p>
          </table:table-cell>
          <table:table-cell office:value-type="string" calcext:value-type="string">
            <text:p>Ripoll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municipi(id_municipi, municipi, id_comarca) VALUES (&quot;;[.A706];&quot;,'&quot;;SUBSTITUTE([.B706];&quot;'&quot;;&quot;''&quot;);&quot;',&quot;;[.C706];&quot;);&quot;)" office:value-type="string" office:string-value="INSERT INTO municipi(id_municipi, municipi, id_comarca) VALUES (171479,'Ripoll',31);" calcext:value-type="string">
            <text:p>INSERT INTO municipi(id_municipi, municipi, id_comarca) VALUES (171479,'Ripoll',31);</text:p>
          </table:table-cell>
        </table:table-row>
        <table:table-row table:style-name="ro1">
          <table:table-cell office:value-type="float" office:value="171674" calcext:value-type="float">
            <text:p>171674</text:p>
          </table:table-cell>
          <table:table-cell office:value-type="string" calcext:value-type="string">
            <text:p>Sant Joan de les Abadesses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municipi(id_municipi, municipi, id_comarca) VALUES (&quot;;[.A707];&quot;,'&quot;;SUBSTITUTE([.B707];&quot;'&quot;;&quot;''&quot;);&quot;',&quot;;[.C707];&quot;);&quot;)" office:value-type="string" office:string-value="INSERT INTO municipi(id_municipi, municipi, id_comarca) VALUES (171674,'Sant Joan de les Abadesses',31);" calcext:value-type="string">
            <text:p>INSERT INTO municipi(id_municipi, municipi, id_comarca) VALUES (171674,'Sant Joan de les Abadesses',31);</text:p>
          </table:table-cell>
        </table:table-row>
        <table:table-row table:style-name="ro1">
          <table:table-cell office:value-type="float" office:value="171772" calcext:value-type="float">
            <text:p>171772</text:p>
          </table:table-cell>
          <table:table-cell office:value-type="string" calcext:value-type="string">
            <text:p>Sant Pau de Segúries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municipi(id_municipi, municipi, id_comarca) VALUES (&quot;;[.A708];&quot;,'&quot;;SUBSTITUTE([.B708];&quot;'&quot;;&quot;''&quot;);&quot;',&quot;;[.C708];&quot;);&quot;)" office:value-type="string" office:string-value="INSERT INTO municipi(id_municipi, municipi, id_comarca) VALUES (171772,'Sant Pau de Segúries',31);" calcext:value-type="string">
            <text:p>INSERT INTO municipi(id_municipi, municipi, id_comarca) VALUES (171772,'Sant Pau de Segúries',31);</text:p>
          </table:table-cell>
        </table:table-row>
        <table:table-row table:style-name="ro1">
          <table:table-cell office:value-type="float" office:value="171925" calcext:value-type="float">
            <text:p>171925</text:p>
          </table:table-cell>
          <table:table-cell office:value-type="string" calcext:value-type="string">
            <text:p>Setcases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municipi(id_municipi, municipi, id_comarca) VALUES (&quot;;[.A709];&quot;,'&quot;;SUBSTITUTE([.B709];&quot;'&quot;;&quot;''&quot;);&quot;',&quot;;[.C709];&quot;);&quot;)" office:value-type="string" office:string-value="INSERT INTO municipi(id_municipi, municipi, id_comarca) VALUES (171925,'Setcases',31);" calcext:value-type="string">
            <text:p>INSERT INTO municipi(id_municipi, municipi, id_comarca) VALUES (171925,'Setcases',31);</text:p>
          </table:table-cell>
        </table:table-row>
        <table:table-row table:style-name="ro1">
          <table:table-cell office:value-type="float" office:value="172018" calcext:value-type="float">
            <text:p>172018</text:p>
          </table:table-cell>
          <table:table-cell office:value-type="string" calcext:value-type="string">
            <text:p>Toses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municipi(id_municipi, municipi, id_comarca) VALUES (&quot;;[.A710];&quot;,'&quot;;SUBSTITUTE([.B710];&quot;'&quot;;&quot;''&quot;);&quot;',&quot;;[.C710];&quot;);&quot;)" office:value-type="string" office:string-value="INSERT INTO municipi(id_municipi, municipi, id_comarca) VALUES (172018,'Toses',31);" calcext:value-type="string">
            <text:p>INSERT INTO municipi(id_municipi, municipi, id_comarca) VALUES (172018,'Toses',31);</text:p>
          </table:table-cell>
        </table:table-row>
        <table:table-row table:style-name="ro1">
          <table:table-cell office:value-type="float" office:value="171707" calcext:value-type="float">
            <text:p>171707</text:p>
          </table:table-cell>
          <table:table-cell office:value-type="string" calcext:value-type="string">
            <text:p>Vallfogona de Ripollès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municipi(id_municipi, municipi, id_comarca) VALUES (&quot;;[.A711];&quot;,'&quot;;SUBSTITUTE([.B711];&quot;'&quot;;&quot;''&quot;);&quot;',&quot;;[.C711];&quot;);&quot;)" office:value-type="string" office:string-value="INSERT INTO municipi(id_municipi, municipi, id_comarca) VALUES (171707,'Vallfogona de Ripollès',31);" calcext:value-type="string">
            <text:p>INSERT INTO municipi(id_municipi, municipi, id_comarca) VALUES (171707,'Vallfogona de Ripollès',31);</text:p>
          </table:table-cell>
        </table:table-row>
        <table:table-row table:style-name="ro1">
          <table:table-cell office:value-type="float" office:value="172240" calcext:value-type="float">
            <text:p>172240</text:p>
          </table:table-cell>
          <table:table-cell office:value-type="string" calcext:value-type="string">
            <text:p>Vilallonga de Ter</text:p>
          </table:table-cell>
          <table:table-cell office:value-type="float" office:value="31" calcext:value-type="float">
            <text:p>31</text:p>
          </table:table-cell>
          <table:table-cell table:formula="of:=COM.MICROSOFT.CONCAT(&quot;INSERT INTO municipi(id_municipi, municipi, id_comarca) VALUES (&quot;;[.A712];&quot;,'&quot;;SUBSTITUTE([.B712];&quot;'&quot;;&quot;''&quot;);&quot;',&quot;;[.C712];&quot;);&quot;)" office:value-type="string" office:string-value="INSERT INTO municipi(id_municipi, municipi, id_comarca) VALUES (172240,'Vilallonga de Ter',31);" calcext:value-type="string">
            <text:p>INSERT INTO municipi(id_municipi, municipi, id_comarca) VALUES (172240,'Vilallonga de Ter',31);</text:p>
          </table:table-cell>
        </table:table-row>
        <table:table-row table:style-name="ro1">
          <table:table-cell office:value-type="float" office:value="250557" calcext:value-type="float">
            <text:p>250557</text:p>
          </table:table-cell>
          <table:table-cell office:value-type="string" calcext:value-type="string">
            <text:p>Biosca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13];&quot;,'&quot;;SUBSTITUTE([.B713];&quot;'&quot;;&quot;''&quot;);&quot;',&quot;;[.C713];&quot;);&quot;)" office:value-type="string" office:string-value="INSERT INTO municipi(id_municipi, municipi, id_comarca) VALUES (250557,'Biosca',32);" calcext:value-type="string">
            <text:p>INSERT INTO municipi(id_municipi, municipi, id_comarca) VALUES (250557,'Biosca',32);</text:p>
          </table:table-cell>
        </table:table-row>
        <table:table-row table:style-name="ro1">
          <table:table-cell office:value-type="float" office:value="250729" calcext:value-type="float">
            <text:p>250729</text:p>
          </table:table-cell>
          <table:table-cell office:value-type="string" calcext:value-type="string">
            <text:p>Cervera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14];&quot;,'&quot;;SUBSTITUTE([.B714];&quot;'&quot;;&quot;''&quot;);&quot;',&quot;;[.C714];&quot;);&quot;)" office:value-type="string" office:string-value="INSERT INTO municipi(id_municipi, municipi, id_comarca) VALUES (250729,'Cervera',32);" calcext:value-type="string">
            <text:p>INSERT INTO municipi(id_municipi, municipi, id_comarca) VALUES (250729,'Cervera',32);</text:p>
          </table:table-cell>
        </table:table-row>
        <table:table-row table:style-name="ro1">
          <table:table-cell office:value-type="float" office:value="250851" calcext:value-type="float">
            <text:p>250851</text:p>
          </table:table-cell>
          <table:table-cell office:value-type="string" calcext:value-type="string">
            <text:p>Estaràs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15];&quot;,'&quot;;SUBSTITUTE([.B715];&quot;'&quot;;&quot;''&quot;);&quot;',&quot;;[.C715];&quot;);&quot;)" office:value-type="string" office:string-value="INSERT INTO municipi(id_municipi, municipi, id_comarca) VALUES (250851,'Estaràs',32);" calcext:value-type="string">
            <text:p>INSERT INTO municipi(id_municipi, municipi, id_comarca) VALUES (250851,'Estaràs',32);</text:p>
          </table:table-cell>
        </table:table-row>
        <table:table-row table:style-name="ro1">
          <table:table-cell office:value-type="float" office:value="251039" calcext:value-type="float">
            <text:p>251039</text:p>
          </table:table-cell>
          <table:table-cell office:value-type="string" calcext:value-type="string">
            <text:p>Granyanella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16];&quot;,'&quot;;SUBSTITUTE([.B716];&quot;'&quot;;&quot;''&quot;);&quot;',&quot;;[.C716];&quot;);&quot;)" office:value-type="string" office:string-value="INSERT INTO municipi(id_municipi, municipi, id_comarca) VALUES (251039,'Granyanella',32);" calcext:value-type="string">
            <text:p>INSERT INTO municipi(id_municipi, municipi, id_comarca) VALUES (251039,'Granyanella',32);</text:p>
          </table:table-cell>
        </table:table-row>
        <table:table-row table:style-name="ro1">
          <table:table-cell office:value-type="float" office:value="251044" calcext:value-type="float">
            <text:p>251044</text:p>
          </table:table-cell>
          <table:table-cell office:value-type="string" calcext:value-type="string">
            <text:p>Granyena de Segarra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17];&quot;,'&quot;;SUBSTITUTE([.B717];&quot;'&quot;;&quot;''&quot;);&quot;',&quot;;[.C717];&quot;);&quot;)" office:value-type="string" office:string-value="INSERT INTO municipi(id_municipi, municipi, id_comarca) VALUES (251044,'Granyena de Segarra',32);" calcext:value-type="string">
            <text:p>INSERT INTO municipi(id_municipi, municipi, id_comarca) VALUES (251044,'Granyena de Segarra',32);</text:p>
          </table:table-cell>
        </table:table-row>
        <table:table-row table:style-name="ro1">
          <table:table-cell office:value-type="float" office:value="251109" calcext:value-type="float">
            <text:p>251109</text:p>
          </table:table-cell>
          <table:table-cell office:value-type="string" calcext:value-type="string">
            <text:p>Guissona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18];&quot;,'&quot;;SUBSTITUTE([.B718];&quot;'&quot;;&quot;''&quot;);&quot;',&quot;;[.C718];&quot;);&quot;)" office:value-type="string" office:string-value="INSERT INTO municipi(id_municipi, municipi, id_comarca) VALUES (251109,'Guissona',32);" calcext:value-type="string">
            <text:p>INSERT INTO municipi(id_municipi, municipi, id_comarca) VALUES (251109,'Guissona',32);</text:p>
          </table:table-cell>
        </table:table-row>
        <table:table-row table:style-name="ro1">
          <table:table-cell office:value-type="float" office:value="251142" calcext:value-type="float">
            <text:p>251142</text:p>
          </table:table-cell>
          <table:table-cell office:value-type="string" calcext:value-type="string">
            <text:p>Ivorra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19];&quot;,'&quot;;SUBSTITUTE([.B719];&quot;'&quot;;&quot;''&quot;);&quot;',&quot;;[.C719];&quot;);&quot;)" office:value-type="string" office:string-value="INSERT INTO municipi(id_municipi, municipi, id_comarca) VALUES (251142,'Ivorra',32);" calcext:value-type="string">
            <text:p>INSERT INTO municipi(id_municipi, municipi, id_comarca) VALUES (251142,'Ivorra',32);</text:p>
          </table:table-cell>
        </table:table-row>
        <table:table-row table:style-name="ro1">
          <table:table-cell office:value-type="float" office:value="251327" calcext:value-type="float">
            <text:p>251327</text:p>
          </table:table-cell>
          <table:table-cell office:value-type="string" calcext:value-type="string">
            <text:p>Massoteres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20];&quot;,'&quot;;SUBSTITUTE([.B720];&quot;'&quot;;&quot;''&quot;);&quot;',&quot;;[.C720];&quot;);&quot;)" office:value-type="string" office:string-value="INSERT INTO municipi(id_municipi, municipi, id_comarca) VALUES (251327,'Massoteres',32);" calcext:value-type="string">
            <text:p>INSERT INTO municipi(id_municipi, municipi, id_comarca) VALUES (251327,'Massoteres',32);</text:p>
          </table:table-cell>
        </table:table-row>
        <table:table-row table:style-name="ro1">
          <table:table-cell office:value-type="float" office:value="251410" calcext:value-type="float">
            <text:p>251410</text:p>
          </table:table-cell>
          <table:table-cell office:value-type="string" calcext:value-type="string">
            <text:p>Montoliu de Segarra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21];&quot;,'&quot;;SUBSTITUTE([.B721];&quot;'&quot;;&quot;''&quot;);&quot;',&quot;;[.C721];&quot;);&quot;)" office:value-type="string" office:string-value="INSERT INTO municipi(id_municipi, municipi, id_comarca) VALUES (251410,'Montoliu de Segarra',32);" calcext:value-type="string">
            <text:p>INSERT INTO municipi(id_municipi, municipi, id_comarca) VALUES (251410,'Montoliu de Segarra',32);</text:p>
          </table:table-cell>
        </table:table-row>
        <table:table-row table:style-name="ro1">
          <table:table-cell office:value-type="float" office:value="251431" calcext:value-type="float">
            <text:p>251431</text:p>
          </table:table-cell>
          <table:table-cell office:value-type="string" calcext:value-type="string">
            <text:p>Montornès de Segarra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22];&quot;,'&quot;;SUBSTITUTE([.B722];&quot;'&quot;;&quot;''&quot;);&quot;',&quot;;[.C722];&quot;);&quot;)" office:value-type="string" office:string-value="INSERT INTO municipi(id_municipi, municipi, id_comarca) VALUES (251431,'Montornès de Segarra',32);" calcext:value-type="string">
            <text:p>INSERT INTO municipi(id_municipi, municipi, id_comarca) VALUES (251431,'Montornès de Segarra',32);</text:p>
          </table:table-cell>
        </table:table-row>
        <table:table-row table:style-name="ro1">
          <table:table-cell office:value-type="float" office:value="251522" calcext:value-type="float">
            <text:p>251522</text:p>
          </table:table-cell>
          <table:table-cell office:value-type="string" calcext:value-type="string">
            <text:p>Oluges, les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23];&quot;,'&quot;;SUBSTITUTE([.B723];&quot;'&quot;;&quot;''&quot;);&quot;',&quot;;[.C723];&quot;);&quot;)" office:value-type="string" office:string-value="INSERT INTO municipi(id_municipi, municipi, id_comarca) VALUES (251522,'Oluges, les',32);" calcext:value-type="string">
            <text:p>INSERT INTO municipi(id_municipi, municipi, id_comarca) VALUES (251522,'Oluges, les',32);</text:p>
          </table:table-cell>
        </table:table-row>
        <table:table-row table:style-name="ro1">
          <table:table-cell office:value-type="float" office:value="259118" calcext:value-type="float">
            <text:p>259118</text:p>
          </table:table-cell>
          <table:table-cell office:value-type="string" calcext:value-type="string">
            <text:p>Plans de Sió, els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24];&quot;,'&quot;;SUBSTITUTE([.B724];&quot;'&quot;;&quot;''&quot;);&quot;',&quot;;[.C724];&quot;);&quot;)" office:value-type="string" office:string-value="INSERT INTO municipi(id_municipi, municipi, id_comarca) VALUES (259118,'Plans de Sió, els',32);" calcext:value-type="string">
            <text:p>INSERT INTO municipi(id_municipi, municipi, id_comarca) VALUES (259118,'Plans de Sió, els',32);</text:p>
          </table:table-cell>
        </table:table-row>
        <table:table-row table:style-name="ro1">
          <table:table-cell office:value-type="float" office:value="259059" calcext:value-type="float">
            <text:p>259059</text:p>
          </table:table-cell>
          <table:table-cell office:value-type="string" calcext:value-type="string">
            <text:p>Ribera d'Ondara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25];&quot;,'&quot;;SUBSTITUTE([.B725];&quot;'&quot;;&quot;''&quot;);&quot;',&quot;;[.C725];&quot;);&quot;)" office:value-type="string" office:string-value="INSERT INTO municipi(id_municipi, municipi, id_comarca) VALUES (259059,'Ribera d''Ondara',32);" calcext:value-type="string">
            <text:p>INSERT INTO municipi(id_municipi, municipi, id_comarca) VALUES (259059,'Ribera d''Ondara',32);</text:p>
          </table:table-cell>
        </table:table-row>
        <table:table-row table:style-name="ro1">
          <table:table-cell office:value-type="float" office:value="251919" calcext:value-type="float">
            <text:p>251919</text:p>
          </table:table-cell>
          <table:table-cell office:value-type="string" calcext:value-type="string">
            <text:p>Sanaüja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26];&quot;,'&quot;;SUBSTITUTE([.B726];&quot;'&quot;;&quot;''&quot;);&quot;',&quot;;[.C726];&quot;);&quot;)" office:value-type="string" office:string-value="INSERT INTO municipi(id_municipi, municipi, id_comarca) VALUES (251919,'Sanaüja',32);" calcext:value-type="string">
            <text:p>INSERT INTO municipi(id_municipi, municipi, id_comarca) VALUES (251919,'Sanaüja',32);</text:p>
          </table:table-cell>
        </table:table-row>
        <table:table-row table:style-name="ro1">
          <table:table-cell office:value-type="float" office:value="251924" calcext:value-type="float">
            <text:p>251924</text:p>
          </table:table-cell>
          <table:table-cell office:value-type="string" calcext:value-type="string">
            <text:p>Sant Guim de Freixenet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27];&quot;,'&quot;;SUBSTITUTE([.B727];&quot;'&quot;;&quot;''&quot;);&quot;',&quot;;[.C727];&quot;);&quot;)" office:value-type="string" office:string-value="INSERT INTO municipi(id_municipi, municipi, id_comarca) VALUES (251924,'Sant Guim de Freixenet',32);" calcext:value-type="string">
            <text:p>INSERT INTO municipi(id_municipi, municipi, id_comarca) VALUES (251924,'Sant Guim de Freixenet',32);</text:p>
          </table:table-cell>
        </table:table-row>
        <table:table-row table:style-name="ro1">
          <table:table-cell office:value-type="float" office:value="251977" calcext:value-type="float">
            <text:p>251977</text:p>
          </table:table-cell>
          <table:table-cell office:value-type="string" calcext:value-type="string">
            <text:p>Sant Guim de la Plana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28];&quot;,'&quot;;SUBSTITUTE([.B728];&quot;'&quot;;&quot;''&quot;);&quot;',&quot;;[.C728];&quot;);&quot;)" office:value-type="string" office:string-value="INSERT INTO municipi(id_municipi, municipi, id_comarca) VALUES (251977,'Sant Guim de la Plana',32);" calcext:value-type="string">
            <text:p>INSERT INTO municipi(id_municipi, municipi, id_comarca) VALUES (251977,'Sant Guim de la Plana',32);</text:p>
          </table:table-cell>
        </table:table-row>
        <table:table-row table:style-name="ro1">
          <table:table-cell office:value-type="float" office:value="251945" calcext:value-type="float">
            <text:p>251945</text:p>
          </table:table-cell>
          <table:table-cell office:value-type="string" calcext:value-type="string">
            <text:p>Sant Ramon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29];&quot;,'&quot;;SUBSTITUTE([.B729];&quot;'&quot;;&quot;''&quot;);&quot;',&quot;;[.C729];&quot;);&quot;)" office:value-type="string" office:string-value="INSERT INTO municipi(id_municipi, municipi, id_comarca) VALUES (251945,'Sant Ramon',32);" calcext:value-type="string">
            <text:p>INSERT INTO municipi(id_municipi, municipi, id_comarca) VALUES (251945,'Sant Ramon',32);</text:p>
          </table:table-cell>
        </table:table-row>
        <table:table-row table:style-name="ro1">
          <table:table-cell office:value-type="float" office:value="252167" calcext:value-type="float">
            <text:p>252167</text:p>
          </table:table-cell>
          <table:table-cell office:value-type="string" calcext:value-type="string">
            <text:p>Talavera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30];&quot;,'&quot;;SUBSTITUTE([.B730];&quot;'&quot;;&quot;''&quot;);&quot;',&quot;;[.C730];&quot;);&quot;)" office:value-type="string" office:string-value="INSERT INTO municipi(id_municipi, municipi, id_comarca) VALUES (252167,'Talavera',32);" calcext:value-type="string">
            <text:p>INSERT INTO municipi(id_municipi, municipi, id_comarca) VALUES (252167,'Talavera',32);</text:p>
          </table:table-cell>
        </table:table-row>
        <table:table-row table:style-name="ro1">
          <table:table-cell office:value-type="float" office:value="252192" calcext:value-type="float">
            <text:p>252192</text:p>
          </table:table-cell>
          <table:table-cell office:value-type="string" calcext:value-type="string">
            <text:p>Tarroja de Segarra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31];&quot;,'&quot;;SUBSTITUTE([.B731];&quot;'&quot;;&quot;''&quot;);&quot;',&quot;;[.C731];&quot;);&quot;)" office:value-type="string" office:string-value="INSERT INTO municipi(id_municipi, municipi, id_comarca) VALUES (252192,'Tarroja de Segarra',32);" calcext:value-type="string">
            <text:p>INSERT INTO municipi(id_municipi, municipi, id_comarca) VALUES (252192,'Tarroja de Segarra',32);</text:p>
          </table:table-cell>
        </table:table-row>
        <table:table-row table:style-name="ro1">
          <table:table-cell office:value-type="float" office:value="252234" calcext:value-type="float">
            <text:p>252234</text:p>
          </table:table-cell>
          <table:table-cell office:value-type="string" calcext:value-type="string">
            <text:p>Torà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32];&quot;,'&quot;;SUBSTITUTE([.B732];&quot;'&quot;;&quot;''&quot;);&quot;',&quot;;[.C732];&quot;);&quot;)" office:value-type="string" office:string-value="INSERT INTO municipi(id_municipi, municipi, id_comarca) VALUES (252234,'Torà',32);" calcext:value-type="string">
            <text:p>INSERT INTO municipi(id_municipi, municipi, id_comarca) VALUES (252234,'Torà',32);</text:p>
          </table:table-cell>
        </table:table-row>
        <table:table-row table:style-name="ro1">
          <table:table-cell office:value-type="float" office:value="259078" calcext:value-type="float">
            <text:p>259078</text:p>
          </table:table-cell>
          <table:table-cell office:value-type="string" calcext:value-type="string">
            <text:p>Torrefeta i Florejacs</text:p>
          </table:table-cell>
          <table:table-cell office:value-type="float" office:value="32" calcext:value-type="float">
            <text:p>32</text:p>
          </table:table-cell>
          <table:table-cell table:formula="of:=COM.MICROSOFT.CONCAT(&quot;INSERT INTO municipi(id_municipi, municipi, id_comarca) VALUES (&quot;;[.A733];&quot;,'&quot;;SUBSTITUTE([.B733];&quot;'&quot;;&quot;''&quot;);&quot;',&quot;;[.C733];&quot;);&quot;)" office:value-type="string" office:string-value="INSERT INTO municipi(id_municipi, municipi, id_comarca) VALUES (259078,'Torrefeta i Florejacs',32);" calcext:value-type="string">
            <text:p>INSERT INTO municipi(id_municipi, municipi, id_comarca) VALUES (259078,'Torrefeta i Florejacs',32);</text:p>
          </table:table-cell>
        </table:table-row>
        <table:table-row table:style-name="ro1">
          <table:table-cell office:value-type="float" office:value="250387" calcext:value-type="float">
            <text:p>250387</text:p>
          </table:table-cell>
          <table:table-cell office:value-type="string" calcext:value-type="string">
            <text:p>Aitona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34];&quot;,'&quot;;SUBSTITUTE([.B734];&quot;'&quot;;&quot;''&quot;);&quot;',&quot;;[.C734];&quot;);&quot;)" office:value-type="string" office:string-value="INSERT INTO municipi(id_municipi, municipi, id_comarca) VALUES (250387,'Aitona',33);" calcext:value-type="string">
            <text:p>INSERT INTO municipi(id_municipi, municipi, id_comarca) VALUES (250387,'Aitona',33);</text:p>
          </table:table-cell>
        </table:table-row>
        <table:table-row table:style-name="ro1">
          <table:table-cell office:value-type="float" office:value="250045" calcext:value-type="float">
            <text:p>250045</text:p>
          </table:table-cell>
          <table:table-cell office:value-type="string" calcext:value-type="string">
            <text:p>Alamús, els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35];&quot;,'&quot;;SUBSTITUTE([.B735];&quot;'&quot;;&quot;''&quot;);&quot;',&quot;;[.C735];&quot;);&quot;)" office:value-type="string" office:string-value="INSERT INTO municipi(id_municipi, municipi, id_comarca) VALUES (250045,'Alamús, els',33);" calcext:value-type="string">
            <text:p>INSERT INTO municipi(id_municipi, municipi, id_comarca) VALUES (250045,'Alamús, els',33);</text:p>
          </table:table-cell>
        </table:table-row>
        <table:table-row table:style-name="ro1">
          <table:table-cell office:value-type="float" office:value="250077" calcext:value-type="float">
            <text:p>250077</text:p>
          </table:table-cell>
          <table:table-cell office:value-type="string" calcext:value-type="string">
            <text:p>Albatàrrec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36];&quot;,'&quot;;SUBSTITUTE([.B736];&quot;'&quot;;&quot;''&quot;);&quot;',&quot;;[.C736];&quot;);&quot;)" office:value-type="string" office:string-value="INSERT INTO municipi(id_municipi, municipi, id_comarca) VALUES (250077,'Albatàrrec',33);" calcext:value-type="string">
            <text:p>INSERT INTO municipi(id_municipi, municipi, id_comarca) VALUES (250077,'Albatàrrec',33);</text:p>
          </table:table-cell>
        </table:table-row>
        <table:table-row table:style-name="ro1">
          <table:table-cell office:value-type="float" office:value="250100" calcext:value-type="float">
            <text:p>250100</text:p>
          </table:table-cell>
          <table:table-cell office:value-type="string" calcext:value-type="string">
            <text:p>Alcanó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37];&quot;,'&quot;;SUBSTITUTE([.B737];&quot;'&quot;;&quot;''&quot;);&quot;',&quot;;[.C737];&quot;);&quot;)" office:value-type="string" office:string-value="INSERT INTO municipi(id_municipi, municipi, id_comarca) VALUES (250100,'Alcanó',33);" calcext:value-type="string">
            <text:p>INSERT INTO municipi(id_municipi, municipi, id_comarca) VALUES (250100,'Alcanó',33);</text:p>
          </table:table-cell>
        </table:table-row>
        <table:table-row table:style-name="ro1">
          <table:table-cell office:value-type="float" office:value="250117" calcext:value-type="float">
            <text:p>250117</text:p>
          </table:table-cell>
          <table:table-cell office:value-type="string" calcext:value-type="string">
            <text:p>Alcarràs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38];&quot;,'&quot;;SUBSTITUTE([.B738];&quot;'&quot;;&quot;''&quot;);&quot;',&quot;;[.C738];&quot;);&quot;)" office:value-type="string" office:string-value="INSERT INTO municipi(id_municipi, municipi, id_comarca) VALUES (250117,'Alcarràs',33);" calcext:value-type="string">
            <text:p>INSERT INTO municipi(id_municipi, municipi, id_comarca) VALUES (250117,'Alcarràs',33);</text:p>
          </table:table-cell>
        </table:table-row>
        <table:table-row table:style-name="ro1">
          <table:table-cell office:value-type="float" office:value="250122" calcext:value-type="float">
            <text:p>250122</text:p>
          </table:table-cell>
          <table:table-cell office:value-type="string" calcext:value-type="string">
            <text:p>Alcoletge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39];&quot;,'&quot;;SUBSTITUTE([.B739];&quot;'&quot;;&quot;''&quot;);&quot;',&quot;;[.C739];&quot;);&quot;)" office:value-type="string" office:string-value="INSERT INTO municipi(id_municipi, municipi, id_comarca) VALUES (250122,'Alcoletge',33);" calcext:value-type="string">
            <text:p>INSERT INTO municipi(id_municipi, municipi, id_comarca) VALUES (250122,'Alcoletge',33);</text:p>
          </table:table-cell>
        </table:table-row>
        <table:table-row table:style-name="ro1">
          <table:table-cell office:value-type="float" office:value="250138" calcext:value-type="float">
            <text:p>250138</text:p>
          </table:table-cell>
          <table:table-cell office:value-type="string" calcext:value-type="string">
            <text:p>Alfarràs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40];&quot;,'&quot;;SUBSTITUTE([.B740];&quot;'&quot;;&quot;''&quot;);&quot;',&quot;;[.C740];&quot;);&quot;)" office:value-type="string" office:string-value="INSERT INTO municipi(id_municipi, municipi, id_comarca) VALUES (250138,'Alfarràs',33);" calcext:value-type="string">
            <text:p>INSERT INTO municipi(id_municipi, municipi, id_comarca) VALUES (250138,'Alfarràs',33);</text:p>
          </table:table-cell>
        </table:table-row>
        <table:table-row table:style-name="ro1">
          <table:table-cell office:value-type="float" office:value="250143" calcext:value-type="float">
            <text:p>250143</text:p>
          </table:table-cell>
          <table:table-cell office:value-type="string" calcext:value-type="string">
            <text:p>Alfés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41];&quot;,'&quot;;SUBSTITUTE([.B741];&quot;'&quot;;&quot;''&quot;);&quot;',&quot;;[.C741];&quot;);&quot;)" office:value-type="string" office:string-value="INSERT INTO municipi(id_municipi, municipi, id_comarca) VALUES (250143,'Alfés',33);" calcext:value-type="string">
            <text:p>INSERT INTO municipi(id_municipi, municipi, id_comarca) VALUES (250143,'Alfés',33);</text:p>
          </table:table-cell>
        </table:table-row>
        <table:table-row table:style-name="ro1">
          <table:table-cell office:value-type="float" office:value="250169" calcext:value-type="float">
            <text:p>250169</text:p>
          </table:table-cell>
          <table:table-cell office:value-type="string" calcext:value-type="string">
            <text:p>Alguaire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42];&quot;,'&quot;;SUBSTITUTE([.B742];&quot;'&quot;;&quot;''&quot;);&quot;',&quot;;[.C742];&quot;);&quot;)" office:value-type="string" office:string-value="INSERT INTO municipi(id_municipi, municipi, id_comarca) VALUES (250169,'Alguaire',33);" calcext:value-type="string">
            <text:p>INSERT INTO municipi(id_municipi, municipi, id_comarca) VALUES (250169,'Alguaire',33);</text:p>
          </table:table-cell>
        </table:table-row>
        <table:table-row table:style-name="ro1">
          <table:table-cell office:value-type="float" office:value="250194" calcext:value-type="float">
            <text:p>250194</text:p>
          </table:table-cell>
          <table:table-cell office:value-type="string" calcext:value-type="string">
            <text:p>Almacelles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43];&quot;,'&quot;;SUBSTITUTE([.B743];&quot;'&quot;;&quot;''&quot;);&quot;',&quot;;[.C743];&quot;);&quot;)" office:value-type="string" office:string-value="INSERT INTO municipi(id_municipi, municipi, id_comarca) VALUES (250194,'Almacelles',33);" calcext:value-type="string">
            <text:p>INSERT INTO municipi(id_municipi, municipi, id_comarca) VALUES (250194,'Almacelles',33);</text:p>
          </table:table-cell>
        </table:table-row>
        <table:table-row table:style-name="ro1">
          <table:table-cell office:value-type="float" office:value="250208" calcext:value-type="float">
            <text:p>250208</text:p>
          </table:table-cell>
          <table:table-cell office:value-type="string" calcext:value-type="string">
            <text:p>Almatret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44];&quot;,'&quot;;SUBSTITUTE([.B744];&quot;'&quot;;&quot;''&quot;);&quot;',&quot;;[.C744];&quot;);&quot;)" office:value-type="string" office:string-value="INSERT INTO municipi(id_municipi, municipi, id_comarca) VALUES (250208,'Almatret',33);" calcext:value-type="string">
            <text:p>INSERT INTO municipi(id_municipi, municipi, id_comarca) VALUES (250208,'Almatret',33);</text:p>
          </table:table-cell>
        </table:table-row>
        <table:table-row table:style-name="ro1">
          <table:table-cell office:value-type="float" office:value="250215" calcext:value-type="float">
            <text:p>250215</text:p>
          </table:table-cell>
          <table:table-cell office:value-type="string" calcext:value-type="string">
            <text:p>Almenar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45];&quot;,'&quot;;SUBSTITUTE([.B745];&quot;'&quot;;&quot;''&quot;);&quot;',&quot;;[.C745];&quot;);&quot;)" office:value-type="string" office:string-value="INSERT INTO municipi(id_municipi, municipi, id_comarca) VALUES (250215,'Almenar',33);" calcext:value-type="string">
            <text:p>INSERT INTO municipi(id_municipi, municipi, id_comarca) VALUES (250215,'Almenar',33);</text:p>
          </table:table-cell>
        </table:table-row>
        <table:table-row table:style-name="ro1">
          <table:table-cell office:value-type="float" office:value="250236" calcext:value-type="float">
            <text:p>250236</text:p>
          </table:table-cell>
          <table:table-cell office:value-type="string" calcext:value-type="string">
            <text:p>Alpicat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46];&quot;,'&quot;;SUBSTITUTE([.B746];&quot;'&quot;;&quot;''&quot;);&quot;',&quot;;[.C746];&quot;);&quot;)" office:value-type="string" office:string-value="INSERT INTO municipi(id_municipi, municipi, id_comarca) VALUES (250236,'Alpicat',33);" calcext:value-type="string">
            <text:p>INSERT INTO municipi(id_municipi, municipi, id_comarca) VALUES (250236,'Alpicat',33);</text:p>
          </table:table-cell>
        </table:table-row>
        <table:table-row table:style-name="ro1">
          <table:table-cell office:value-type="float" office:value="250334" calcext:value-type="float">
            <text:p>250334</text:p>
          </table:table-cell>
          <table:table-cell office:value-type="string" calcext:value-type="string">
            <text:p>Artesa de Lleida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47];&quot;,'&quot;;SUBSTITUTE([.B747];&quot;'&quot;;&quot;''&quot;);&quot;',&quot;;[.C747];&quot;);&quot;)" office:value-type="string" office:string-value="INSERT INTO municipi(id_municipi, municipi, id_comarca) VALUES (250334,'Artesa de Lleida',33);" calcext:value-type="string">
            <text:p>INSERT INTO municipi(id_municipi, municipi, id_comarca) VALUES (250334,'Artesa de Lleida',33);</text:p>
          </table:table-cell>
        </table:table-row>
        <table:table-row table:style-name="ro1">
          <table:table-cell office:value-type="float" office:value="250365" calcext:value-type="float">
            <text:p>250365</text:p>
          </table:table-cell>
          <table:table-cell office:value-type="string" calcext:value-type="string">
            <text:p>Aspa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48];&quot;,'&quot;;SUBSTITUTE([.B748];&quot;'&quot;;&quot;''&quot;);&quot;',&quot;;[.C748];&quot;);&quot;)" office:value-type="string" office:string-value="INSERT INTO municipi(id_municipi, municipi, id_comarca) VALUES (250365,'Aspa',33);" calcext:value-type="string">
            <text:p>INSERT INTO municipi(id_municipi, municipi, id_comarca) VALUES (250365,'Aspa',33);</text:p>
          </table:table-cell>
        </table:table-row>
        <table:table-row table:style-name="ro1">
          <table:table-cell office:value-type="float" office:value="250539" calcext:value-type="float">
            <text:p>250539</text:p>
          </table:table-cell>
          <table:table-cell office:value-type="string" calcext:value-type="string">
            <text:p>Benavent de Segrià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49];&quot;,'&quot;;SUBSTITUTE([.B749];&quot;'&quot;;&quot;''&quot;);&quot;',&quot;;[.C749];&quot;);&quot;)" office:value-type="string" office:string-value="INSERT INTO municipi(id_municipi, municipi, id_comarca) VALUES (250539,'Benavent de Segrià',33);" calcext:value-type="string">
            <text:p>INSERT INTO municipi(id_municipi, municipi, id_comarca) VALUES (250539,'Benavent de Segrià',33);</text:p>
          </table:table-cell>
        </table:table-row>
        <table:table-row table:style-name="ro1">
          <table:table-cell office:value-type="float" office:value="250788" calcext:value-type="float">
            <text:p>250788</text:p>
          </table:table-cell>
          <table:table-cell office:value-type="string" calcext:value-type="string">
            <text:p>Corbins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50];&quot;,'&quot;;SUBSTITUTE([.B750];&quot;'&quot;;&quot;''&quot;);&quot;',&quot;;[.C750];&quot;);&quot;)" office:value-type="string" office:string-value="INSERT INTO municipi(id_municipi, municipi, id_comarca) VALUES (250788,'Corbins',33);" calcext:value-type="string">
            <text:p>INSERT INTO municipi(id_municipi, municipi, id_comarca) VALUES (250788,'Corbins',33);</text:p>
          </table:table-cell>
        </table:table-row>
        <table:table-row table:style-name="ro1">
          <table:table-cell office:value-type="float" office:value="259123" calcext:value-type="float">
            <text:p>259123</text:p>
          </table:table-cell>
          <table:table-cell office:value-type="string" calcext:value-type="string">
            <text:p>Gimenells i el Pla de la Font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51];&quot;,'&quot;;SUBSTITUTE([.B751];&quot;'&quot;;&quot;''&quot;);&quot;',&quot;;[.C751];&quot;);&quot;)" office:value-type="string" office:string-value="INSERT INTO municipi(id_municipi, municipi, id_comarca) VALUES (259123,'Gimenells i el Pla de la Font',33);" calcext:value-type="string">
            <text:p>INSERT INTO municipi(id_municipi, municipi, id_comarca) VALUES (259123,'Gimenells i el Pla de la Font',33);</text:p>
          </table:table-cell>
        </table:table-row>
        <table:table-row table:style-name="ro1">
          <table:table-cell office:value-type="float" office:value="251023" calcext:value-type="float">
            <text:p>251023</text:p>
          </table:table-cell>
          <table:table-cell office:value-type="string" calcext:value-type="string">
            <text:p>Granja d'Escarp, la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52];&quot;,'&quot;;SUBSTITUTE([.B752];&quot;'&quot;;&quot;''&quot;);&quot;',&quot;;[.C752];&quot;);&quot;)" office:value-type="string" office:string-value="INSERT INTO municipi(id_municipi, municipi, id_comarca) VALUES (251023,'Granja d''Escarp, la',33);" calcext:value-type="string">
            <text:p>INSERT INTO municipi(id_municipi, municipi, id_comarca) VALUES (251023,'Granja d''Escarp, la',33);</text:p>
          </table:table-cell>
        </table:table-row>
        <table:table-row table:style-name="ro1">
          <table:table-cell office:value-type="float" office:value="251253" calcext:value-type="float">
            <text:p>251253</text:p>
          </table:table-cell>
          <table:table-cell office:value-type="string" calcext:value-type="string">
            <text:p>Llardecans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53];&quot;,'&quot;;SUBSTITUTE([.B753];&quot;'&quot;;&quot;''&quot;);&quot;',&quot;;[.C753];&quot;);&quot;)" office:value-type="string" office:string-value="INSERT INTO municipi(id_municipi, municipi, id_comarca) VALUES (251253,'Llardecans',33);" calcext:value-type="string">
            <text:p>INSERT INTO municipi(id_municipi, municipi, id_comarca) VALUES (251253,'Llardecans',33);</text:p>
          </table:table-cell>
        </table:table-row>
        <table:table-row table:style-name="ro1">
          <table:table-cell office:value-type="float" office:value="251207" calcext:value-type="float">
            <text:p>251207</text:p>
          </table:table-cell>
          <table:table-cell office:value-type="string" calcext:value-type="string">
            <text:p>Lleida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54];&quot;,'&quot;;SUBSTITUTE([.B754];&quot;'&quot;;&quot;''&quot;);&quot;',&quot;;[.C754];&quot;);&quot;)" office:value-type="string" office:string-value="INSERT INTO municipi(id_municipi, municipi, id_comarca) VALUES (251207,'Lleida',33);" calcext:value-type="string">
            <text:p>INSERT INTO municipi(id_municipi, municipi, id_comarca) VALUES (251207,'Lleida',33);</text:p>
          </table:table-cell>
        </table:table-row>
        <table:table-row table:style-name="ro1">
          <table:table-cell office:value-type="float" office:value="251333" calcext:value-type="float">
            <text:p>251333</text:p>
          </table:table-cell>
          <table:table-cell office:value-type="string" calcext:value-type="string">
            <text:p>Maials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55];&quot;,'&quot;;SUBSTITUTE([.B755];&quot;'&quot;;&quot;''&quot;);&quot;',&quot;;[.C755];&quot;);&quot;)" office:value-type="string" office:string-value="INSERT INTO municipi(id_municipi, municipi, id_comarca) VALUES (251333,'Maials',33);" calcext:value-type="string">
            <text:p>INSERT INTO municipi(id_municipi, municipi, id_comarca) VALUES (251333,'Maials',33);</text:p>
          </table:table-cell>
        </table:table-row>
        <table:table-row table:style-name="ro1">
          <table:table-cell office:value-type="float" office:value="251312" calcext:value-type="float">
            <text:p>251312</text:p>
          </table:table-cell>
          <table:table-cell office:value-type="string" calcext:value-type="string">
            <text:p>Massalcoreig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56];&quot;,'&quot;;SUBSTITUTE([.B756];&quot;'&quot;;&quot;''&quot;);&quot;',&quot;;[.C756];&quot;);&quot;)" office:value-type="string" office:string-value="INSERT INTO municipi(id_municipi, municipi, id_comarca) VALUES (251312,'Massalcoreig',33);" calcext:value-type="string">
            <text:p>INSERT INTO municipi(id_municipi, municipi, id_comarca) VALUES (251312,'Massalcoreig',33);</text:p>
          </table:table-cell>
        </table:table-row>
        <table:table-row table:style-name="ro1">
          <table:table-cell office:value-type="float" office:value="251425" calcext:value-type="float">
            <text:p>251425</text:p>
          </table:table-cell>
          <table:table-cell office:value-type="string" calcext:value-type="string">
            <text:p>Montoliu de Lleida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57];&quot;,'&quot;;SUBSTITUTE([.B757];&quot;'&quot;;&quot;''&quot;);&quot;',&quot;;[.C757];&quot;);&quot;)" office:value-type="string" office:string-value="INSERT INTO municipi(id_municipi, municipi, id_comarca) VALUES (251425,'Montoliu de Lleida',33);" calcext:value-type="string">
            <text:p>INSERT INTO municipi(id_municipi, municipi, id_comarca) VALUES (251425,'Montoliu de Lleida',33);</text:p>
          </table:table-cell>
        </table:table-row>
        <table:table-row table:style-name="ro1">
          <table:table-cell office:value-type="float" office:value="251749" calcext:value-type="float">
            <text:p>251749</text:p>
          </table:table-cell>
          <table:table-cell office:value-type="string" calcext:value-type="string">
            <text:p>Portella, la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58];&quot;,'&quot;;SUBSTITUTE([.B758];&quot;'&quot;;&quot;''&quot;);&quot;',&quot;;[.C758];&quot;);&quot;)" office:value-type="string" office:string-value="INSERT INTO municipi(id_municipi, municipi, id_comarca) VALUES (251749,'Portella, la',33);" calcext:value-type="string">
            <text:p>INSERT INTO municipi(id_municipi, municipi, id_comarca) VALUES (251749,'Portella, la',33);</text:p>
          </table:table-cell>
        </table:table-row>
        <table:table-row table:style-name="ro1">
          <table:table-cell office:value-type="float" office:value="251826" calcext:value-type="float">
            <text:p>251826</text:p>
          </table:table-cell>
          <table:table-cell office:value-type="string" calcext:value-type="string">
            <text:p>Puigverd de Lleida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59];&quot;,'&quot;;SUBSTITUTE([.B759];&quot;'&quot;;&quot;''&quot;);&quot;',&quot;;[.C759];&quot;);&quot;)" office:value-type="string" office:string-value="INSERT INTO municipi(id_municipi, municipi, id_comarca) VALUES (251826,'Puigverd de Lleida',33);" calcext:value-type="string">
            <text:p>INSERT INTO municipi(id_municipi, municipi, id_comarca) VALUES (251826,'Puigverd de Lleida',33);</text:p>
          </table:table-cell>
        </table:table-row>
        <table:table-row table:style-name="ro1">
          <table:table-cell office:value-type="float" office:value="251898" calcext:value-type="float">
            <text:p>251898</text:p>
          </table:table-cell>
          <table:table-cell office:value-type="string" calcext:value-type="string">
            <text:p>Rosselló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60];&quot;,'&quot;;SUBSTITUTE([.B760];&quot;'&quot;;&quot;''&quot;);&quot;',&quot;;[.C760];&quot;);&quot;)" office:value-type="string" office:string-value="INSERT INTO municipi(id_municipi, municipi, id_comarca) VALUES (251898,'Rosselló',33);" calcext:value-type="string">
            <text:p>INSERT INTO municipi(id_municipi, municipi, id_comarca) VALUES (251898,'Rosselló',33);</text:p>
          </table:table-cell>
        </table:table-row>
        <table:table-row table:style-name="ro1">
          <table:table-cell office:value-type="float" office:value="252000" calcext:value-type="float">
            <text:p>252000</text:p>
          </table:table-cell>
          <table:table-cell office:value-type="string" calcext:value-type="string">
            <text:p>Sarroca de Lleida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61];&quot;,'&quot;;SUBSTITUTE([.B761];&quot;'&quot;;&quot;''&quot;);&quot;',&quot;;[.C761];&quot;);&quot;)" office:value-type="string" office:string-value="INSERT INTO municipi(id_municipi, municipi, id_comarca) VALUES (252000,'Sarroca de Lleida',33);" calcext:value-type="string">
            <text:p>INSERT INTO municipi(id_municipi, municipi, id_comarca) VALUES (252000,'Sarroca de Lleida',33);</text:p>
          </table:table-cell>
        </table:table-row>
        <table:table-row table:style-name="ro1">
          <table:table-cell office:value-type="float" office:value="252043" calcext:value-type="float">
            <text:p>252043</text:p>
          </table:table-cell>
          <table:table-cell office:value-type="string" calcext:value-type="string">
            <text:p>Seròs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62];&quot;,'&quot;;SUBSTITUTE([.B762];&quot;'&quot;;&quot;''&quot;);&quot;',&quot;;[.C762];&quot;);&quot;)" office:value-type="string" office:string-value="INSERT INTO municipi(id_municipi, municipi, id_comarca) VALUES (252043,'Seròs',33);" calcext:value-type="string">
            <text:p>INSERT INTO municipi(id_municipi, municipi, id_comarca) VALUES (252043,'Seròs',33);</text:p>
          </table:table-cell>
        </table:table-row>
        <table:table-row table:style-name="ro1">
          <table:table-cell office:value-type="float" office:value="252108" calcext:value-type="float">
            <text:p>252108</text:p>
          </table:table-cell>
          <table:table-cell office:value-type="string" calcext:value-type="string">
            <text:p>Soses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63];&quot;,'&quot;;SUBSTITUTE([.B763];&quot;'&quot;;&quot;''&quot;);&quot;',&quot;;[.C763];&quot;);&quot;)" office:value-type="string" office:string-value="INSERT INTO municipi(id_municipi, municipi, id_comarca) VALUES (252108,'Soses',33);" calcext:value-type="string">
            <text:p>INSERT INTO municipi(id_municipi, municipi, id_comarca) VALUES (252108,'Soses',33);</text:p>
          </table:table-cell>
        </table:table-row>
        <table:table-row table:style-name="ro1">
          <table:table-cell office:value-type="float" office:value="252115" calcext:value-type="float">
            <text:p>252115</text:p>
          </table:table-cell>
          <table:table-cell office:value-type="string" calcext:value-type="string">
            <text:p>Sudanell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64];&quot;,'&quot;;SUBSTITUTE([.B764];&quot;'&quot;;&quot;''&quot;);&quot;',&quot;;[.C764];&quot;);&quot;)" office:value-type="string" office:string-value="INSERT INTO municipi(id_municipi, municipi, id_comarca) VALUES (252115,'Sudanell',33);" calcext:value-type="string">
            <text:p>INSERT INTO municipi(id_municipi, municipi, id_comarca) VALUES (252115,'Sudanell',33);</text:p>
          </table:table-cell>
        </table:table-row>
        <table:table-row table:style-name="ro1">
          <table:table-cell office:value-type="float" office:value="252120" calcext:value-type="float">
            <text:p>252120</text:p>
          </table:table-cell>
          <table:table-cell office:value-type="string" calcext:value-type="string">
            <text:p>Sunyer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65];&quot;,'&quot;;SUBSTITUTE([.B765];&quot;'&quot;;&quot;''&quot;);&quot;',&quot;;[.C765];&quot;);&quot;)" office:value-type="string" office:string-value="INSERT INTO municipi(id_municipi, municipi, id_comarca) VALUES (252120,'Sunyer',33);" calcext:value-type="string">
            <text:p>INSERT INTO municipi(id_municipi, municipi, id_comarca) VALUES (252120,'Sunyer',33);</text:p>
          </table:table-cell>
        </table:table-row>
        <table:table-row table:style-name="ro1">
          <table:table-cell office:value-type="float" office:value="252332" calcext:value-type="float">
            <text:p>252332</text:p>
          </table:table-cell>
          <table:table-cell office:value-type="string" calcext:value-type="string">
            <text:p>Torre-serona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66];&quot;,'&quot;;SUBSTITUTE([.B766];&quot;'&quot;;&quot;''&quot;);&quot;',&quot;;[.C766];&quot;);&quot;)" office:value-type="string" office:string-value="INSERT INTO municipi(id_municipi, municipi, id_comarca) VALUES (252332,'Torre-serona',33);" calcext:value-type="string">
            <text:p>INSERT INTO municipi(id_municipi, municipi, id_comarca) VALUES (252332,'Torre-serona',33);</text:p>
          </table:table-cell>
        </table:table-row>
        <table:table-row table:style-name="ro1">
          <table:table-cell office:value-type="float" office:value="252265" calcext:value-type="float">
            <text:p>252265</text:p>
          </table:table-cell>
          <table:table-cell office:value-type="string" calcext:value-type="string">
            <text:p>Torrebesses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67];&quot;,'&quot;;SUBSTITUTE([.B767];&quot;'&quot;;&quot;''&quot;);&quot;',&quot;;[.C767];&quot;);&quot;)" office:value-type="string" office:string-value="INSERT INTO municipi(id_municipi, municipi, id_comarca) VALUES (252265,'Torrebesses',33);" calcext:value-type="string">
            <text:p>INSERT INTO municipi(id_municipi, municipi, id_comarca) VALUES (252265,'Torrebesses',33);</text:p>
          </table:table-cell>
        </table:table-row>
        <table:table-row table:style-name="ro1">
          <table:table-cell office:value-type="float" office:value="252287" calcext:value-type="float">
            <text:p>252287</text:p>
          </table:table-cell>
          <table:table-cell office:value-type="string" calcext:value-type="string">
            <text:p>Torrefarrera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68];&quot;,'&quot;;SUBSTITUTE([.B768];&quot;'&quot;;&quot;''&quot;);&quot;',&quot;;[.C768];&quot;);&quot;)" office:value-type="string" office:string-value="INSERT INTO municipi(id_municipi, municipi, id_comarca) VALUES (252287,'Torrefarrera',33);" calcext:value-type="string">
            <text:p>INSERT INTO municipi(id_municipi, municipi, id_comarca) VALUES (252287,'Torrefarrera',33);</text:p>
          </table:table-cell>
        </table:table-row>
        <table:table-row table:style-name="ro1">
          <table:table-cell office:value-type="float" office:value="252326" calcext:value-type="float">
            <text:p>252326</text:p>
          </table:table-cell>
          <table:table-cell office:value-type="string" calcext:value-type="string">
            <text:p>Torres de Segre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69];&quot;,'&quot;;SUBSTITUTE([.B769];&quot;'&quot;;&quot;''&quot;);&quot;',&quot;;[.C769];&quot;);&quot;)" office:value-type="string" office:string-value="INSERT INTO municipi(id_municipi, municipi, id_comarca) VALUES (252326,'Torres de Segre',33);" calcext:value-type="string">
            <text:p>INSERT INTO municipi(id_municipi, municipi, id_comarca) VALUES (252326,'Torres de Segre',33);</text:p>
          </table:table-cell>
        </table:table-row>
        <table:table-row table:style-name="ro1">
          <table:table-cell office:value-type="float" office:value="252542" calcext:value-type="float">
            <text:p>252542</text:p>
          </table:table-cell>
          <table:table-cell office:value-type="string" calcext:value-type="string">
            <text:p>Vilanova de la Barca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70];&quot;,'&quot;;SUBSTITUTE([.B770];&quot;'&quot;;&quot;''&quot;);&quot;',&quot;;[.C770];&quot;);&quot;)" office:value-type="string" office:string-value="INSERT INTO municipi(id_municipi, municipi, id_comarca) VALUES (252542,'Vilanova de la Barca',33);" calcext:value-type="string">
            <text:p>INSERT INTO municipi(id_municipi, municipi, id_comarca) VALUES (252542,'Vilanova de la Barca',33);</text:p>
          </table:table-cell>
        </table:table-row>
        <table:table-row table:style-name="ro1">
          <table:table-cell office:value-type="float" office:value="252516" calcext:value-type="float">
            <text:p>252516</text:p>
          </table:table-cell>
          <table:table-cell office:value-type="string" calcext:value-type="string">
            <text:p>Vilanova de Segrià</text:p>
          </table:table-cell>
          <table:table-cell office:value-type="float" office:value="33" calcext:value-type="float">
            <text:p>33</text:p>
          </table:table-cell>
          <table:table-cell table:formula="of:=COM.MICROSOFT.CONCAT(&quot;INSERT INTO municipi(id_municipi, municipi, id_comarca) VALUES (&quot;;[.A771];&quot;,'&quot;;SUBSTITUTE([.B771];&quot;'&quot;;&quot;''&quot;);&quot;',&quot;;[.C771];&quot;);&quot;)" office:value-type="string" office:string-value="INSERT INTO municipi(id_municipi, municipi, id_comarca) VALUES (252516,'Vilanova de Segrià',33);" calcext:value-type="string">
            <text:p>INSERT INTO municipi(id_municipi, municipi, id_comarca) VALUES (252516,'Vilanova de Segrià',33);</text:p>
          </table:table-cell>
        </table:table-row>
        <table:table-row table:style-name="ro1">
          <table:table-cell office:value-type="float" office:value="170078" calcext:value-type="float">
            <text:p>170078</text:p>
          </table:table-cell>
          <table:table-cell office:value-type="string" calcext:value-type="string">
            <text:p>Amer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72];&quot;,'&quot;;SUBSTITUTE([.B772];&quot;'&quot;;&quot;''&quot;);&quot;',&quot;;[.C772];&quot;);&quot;)" office:value-type="string" office:string-value="INSERT INTO municipi(id_municipi, municipi, id_comarca) VALUES (170078,'Amer',34);" calcext:value-type="string">
            <text:p>INSERT INTO municipi(id_municipi, municipi, id_comarca) VALUES (170078,'Amer',34);</text:p>
          </table:table-cell>
        </table:table-row>
        <table:table-row table:style-name="ro1">
          <table:table-cell office:value-type="float" office:value="170084" calcext:value-type="float">
            <text:p>170084</text:p>
          </table:table-cell>
          <table:table-cell office:value-type="string" calcext:value-type="string">
            <text:p>Anglès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73];&quot;,'&quot;;SUBSTITUTE([.B773];&quot;'&quot;;&quot;''&quot;);&quot;',&quot;;[.C773];&quot;);&quot;)" office:value-type="string" office:string-value="INSERT INTO municipi(id_municipi, municipi, id_comarca) VALUES (170084,'Anglès',34);" calcext:value-type="string">
            <text:p>INSERT INTO municipi(id_municipi, municipi, id_comarca) VALUES (170084,'Anglès',34);</text:p>
          </table:table-cell>
        </table:table-row>
        <table:table-row table:style-name="ro1">
          <table:table-cell office:value-type="float" office:value="170097" calcext:value-type="float">
            <text:p>170097</text:p>
          </table:table-cell>
          <table:table-cell office:value-type="string" calcext:value-type="string">
            <text:p>Arbúcies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74];&quot;,'&quot;;SUBSTITUTE([.B774];&quot;'&quot;;&quot;''&quot;);&quot;',&quot;;[.C774];&quot;);&quot;)" office:value-type="string" office:string-value="INSERT INTO municipi(id_municipi, municipi, id_comarca) VALUES (170097,'Arbúcies',34);" calcext:value-type="string">
            <text:p>INSERT INTO municipi(id_municipi, municipi, id_comarca) VALUES (170097,'Arbúcies',34);</text:p>
          </table:table-cell>
        </table:table-row>
        <table:table-row table:style-name="ro1">
          <table:table-cell office:value-type="float" office:value="170237" calcext:value-type="float">
            <text:p>170237</text:p>
          </table:table-cell>
          <table:table-cell office:value-type="string" calcext:value-type="string">
            <text:p>Blanes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75];&quot;,'&quot;;SUBSTITUTE([.B775];&quot;'&quot;;&quot;''&quot;);&quot;',&quot;;[.C775];&quot;);&quot;)" office:value-type="string" office:string-value="INSERT INTO municipi(id_municipi, municipi, id_comarca) VALUES (170237,'Blanes',34);" calcext:value-type="string">
            <text:p>INSERT INTO municipi(id_municipi, municipi, id_comarca) VALUES (170237,'Blanes',34);</text:p>
          </table:table-cell>
        </table:table-row>
        <table:table-row table:style-name="ro1">
          <table:table-cell office:value-type="float" office:value="170274" calcext:value-type="float">
            <text:p>170274</text:p>
          </table:table-cell>
          <table:table-cell office:value-type="string" calcext:value-type="string">
            <text:p>Breda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76];&quot;,'&quot;;SUBSTITUTE([.B776];&quot;'&quot;;&quot;''&quot;);&quot;',&quot;;[.C776];&quot;);&quot;)" office:value-type="string" office:string-value="INSERT INTO municipi(id_municipi, municipi, id_comarca) VALUES (170274,'Breda',34);" calcext:value-type="string">
            <text:p>INSERT INTO municipi(id_municipi, municipi, id_comarca) VALUES (170274,'Breda',34);</text:p>
          </table:table-cell>
        </table:table-row>
        <table:table-row table:style-name="ro1">
          <table:table-cell office:value-type="float" office:value="170280" calcext:value-type="float">
            <text:p>170280</text:p>
          </table:table-cell>
          <table:table-cell office:value-type="string" calcext:value-type="string">
            <text:p>Brunyola i Sant Martí Sapresa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77];&quot;,'&quot;;SUBSTITUTE([.B777];&quot;'&quot;;&quot;''&quot;);&quot;',&quot;;[.C777];&quot;);&quot;)" office:value-type="string" office:string-value="INSERT INTO municipi(id_municipi, municipi, id_comarca) VALUES (170280,'Brunyola i Sant Martí Sapresa',34);" calcext:value-type="string">
            <text:p>INSERT INTO municipi(id_municipi, municipi, id_comarca) VALUES (170280,'Brunyola i Sant Martí Sapresa',34);</text:p>
          </table:table-cell>
        </table:table-row>
        <table:table-row table:style-name="ro1">
          <table:table-cell office:value-type="float" office:value="170335" calcext:value-type="float">
            <text:p>170335</text:p>
          </table:table-cell>
          <table:table-cell office:value-type="string" calcext:value-type="string">
            <text:p>Caldes de Malavella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78];&quot;,'&quot;;SUBSTITUTE([.B778];&quot;'&quot;;&quot;''&quot;);&quot;',&quot;;[.C778];&quot;);&quot;)" office:value-type="string" office:string-value="INSERT INTO municipi(id_municipi, municipi, id_comarca) VALUES (170335,'Caldes de Malavella',34);" calcext:value-type="string">
            <text:p>INSERT INTO municipi(id_municipi, municipi, id_comarca) VALUES (170335,'Caldes de Malavella',34);</text:p>
          </table:table-cell>
        </table:table-row>
        <table:table-row table:style-name="ro1">
          <table:table-cell office:value-type="float" office:value="171899" calcext:value-type="float">
            <text:p>171899</text:p>
          </table:table-cell>
          <table:table-cell office:value-type="string" calcext:value-type="string">
            <text:p>Cellera de Ter, la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79];&quot;,'&quot;;SUBSTITUTE([.B779];&quot;'&quot;;&quot;''&quot;);&quot;',&quot;;[.C779];&quot;);&quot;)" office:value-type="string" office:string-value="INSERT INTO municipi(id_municipi, municipi, id_comarca) VALUES (171899,'Cellera de Ter, la',34);" calcext:value-type="string">
            <text:p>INSERT INTO municipi(id_municipi, municipi, id_comarca) VALUES (171899,'Cellera de Ter, la',34);</text:p>
          </table:table-cell>
        </table:table-row>
        <table:table-row table:style-name="ro1">
          <table:table-cell office:value-type="float" office:value="80826" calcext:value-type="float">
            <text:p>80826</text:p>
          </table:table-cell>
          <table:table-cell office:value-type="string" calcext:value-type="string">
            <text:p>Fogars de la Selva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80];&quot;,'&quot;;SUBSTITUTE([.B780];&quot;'&quot;;&quot;''&quot;);&quot;',&quot;;[.C780];&quot;);&quot;)" office:value-type="string" office:string-value="INSERT INTO municipi(id_municipi, municipi, id_comarca) VALUES (80826,'Fogars de la Selva',34);" calcext:value-type="string">
            <text:p>INSERT INTO municipi(id_municipi, municipi, id_comarca) VALUES (80826,'Fogars de la Selva',34);</text:p>
          </table:table-cell>
        </table:table-row>
        <table:table-row table:style-name="ro1">
          <table:table-cell office:value-type="float" office:value="170834" calcext:value-type="float">
            <text:p>170834</text:p>
          </table:table-cell>
          <table:table-cell office:value-type="string" calcext:value-type="string">
            <text:p>Hostalric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81];&quot;,'&quot;;SUBSTITUTE([.B781];&quot;'&quot;;&quot;''&quot;);&quot;',&quot;;[.C781];&quot;);&quot;)" office:value-type="string" office:string-value="INSERT INTO municipi(id_municipi, municipi, id_comarca) VALUES (170834,'Hostalric',34);" calcext:value-type="string">
            <text:p>INSERT INTO municipi(id_municipi, municipi, id_comarca) VALUES (170834,'Hostalric',34);</text:p>
          </table:table-cell>
        </table:table-row>
        <table:table-row table:style-name="ro1">
          <table:table-cell office:value-type="float" office:value="170950" calcext:value-type="float">
            <text:p>170950</text:p>
          </table:table-cell>
          <table:table-cell office:value-type="string" calcext:value-type="string">
            <text:p>Lloret de Mar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82];&quot;,'&quot;;SUBSTITUTE([.B782];&quot;'&quot;;&quot;''&quot;);&quot;',&quot;;[.C782];&quot;);&quot;)" office:value-type="string" office:string-value="INSERT INTO municipi(id_municipi, municipi, id_comarca) VALUES (170950,'Lloret de Mar',34);" calcext:value-type="string">
            <text:p>INSERT INTO municipi(id_municipi, municipi, id_comarca) VALUES (170950,'Lloret de Mar',34);</text:p>
          </table:table-cell>
        </table:table-row>
        <table:table-row table:style-name="ro1">
          <table:table-cell office:value-type="float" office:value="171030" calcext:value-type="float">
            <text:p>171030</text:p>
          </table:table-cell>
          <table:table-cell office:value-type="string" calcext:value-type="string">
            <text:p>Maçanet de la Selva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83];&quot;,'&quot;;SUBSTITUTE([.B783];&quot;'&quot;;&quot;''&quot;);&quot;',&quot;;[.C783];&quot;);&quot;)" office:value-type="string" office:string-value="INSERT INTO municipi(id_municipi, municipi, id_comarca) VALUES (171030,'Maçanet de la Selva',34);" calcext:value-type="string">
            <text:p>INSERT INTO municipi(id_municipi, municipi, id_comarca) VALUES (171030,'Maçanet de la Selva',34);</text:p>
          </table:table-cell>
        </table:table-row>
        <table:table-row table:style-name="ro1">
          <table:table-cell office:value-type="float" office:value="171019" calcext:value-type="float">
            <text:p>171019</text:p>
          </table:table-cell>
          <table:table-cell office:value-type="string" calcext:value-type="string">
            <text:p>Massanes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84];&quot;,'&quot;;SUBSTITUTE([.B784];&quot;'&quot;;&quot;''&quot;);&quot;',&quot;;[.C784];&quot;);&quot;)" office:value-type="string" office:string-value="INSERT INTO municipi(id_municipi, municipi, id_comarca) VALUES (171019,'Massanes',34);" calcext:value-type="string">
            <text:p>INSERT INTO municipi(id_municipi, municipi, id_comarca) VALUES (171019,'Massanes',34);</text:p>
          </table:table-cell>
        </table:table-row>
        <table:table-row table:style-name="ro1">
          <table:table-cell office:value-type="float" office:value="171169" calcext:value-type="float">
            <text:p>171169</text:p>
          </table:table-cell>
          <table:table-cell office:value-type="string" calcext:value-type="string">
            <text:p>Osor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85];&quot;,'&quot;;SUBSTITUTE([.B785];&quot;'&quot;;&quot;''&quot;);&quot;',&quot;;[.C785];&quot;);&quot;)" office:value-type="string" office:string-value="INSERT INTO municipi(id_municipi, municipi, id_comarca) VALUES (171169,'Osor',34);" calcext:value-type="string">
            <text:p>INSERT INTO municipi(id_municipi, municipi, id_comarca) VALUES (171169,'Osor',34);</text:p>
          </table:table-cell>
        </table:table-row>
        <table:table-row table:style-name="ro1">
          <table:table-cell office:value-type="float" office:value="171463" calcext:value-type="float">
            <text:p>171463</text:p>
          </table:table-cell>
          <table:table-cell office:value-type="string" calcext:value-type="string">
            <text:p>Riells i Viabrea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86];&quot;,'&quot;;SUBSTITUTE([.B786];&quot;'&quot;;&quot;''&quot;);&quot;',&quot;;[.C786];&quot;);&quot;)" office:value-type="string" office:string-value="INSERT INTO municipi(id_municipi, municipi, id_comarca) VALUES (171463,'Riells i Viabrea',34);" calcext:value-type="string">
            <text:p>INSERT INTO municipi(id_municipi, municipi, id_comarca) VALUES (171463,'Riells i Viabrea',34);</text:p>
          </table:table-cell>
        </table:table-row>
        <table:table-row table:style-name="ro1">
          <table:table-cell office:value-type="float" office:value="171485" calcext:value-type="float">
            <text:p>171485</text:p>
          </table:table-cell>
          <table:table-cell office:value-type="string" calcext:value-type="string">
            <text:p>Riudarenes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87];&quot;,'&quot;;SUBSTITUTE([.B787];&quot;'&quot;;&quot;''&quot;);&quot;',&quot;;[.C787];&quot;);&quot;)" office:value-type="string" office:string-value="INSERT INTO municipi(id_municipi, municipi, id_comarca) VALUES (171485,'Riudarenes',34);" calcext:value-type="string">
            <text:p>INSERT INTO municipi(id_municipi, municipi, id_comarca) VALUES (171485,'Riudarenes',34);</text:p>
          </table:table-cell>
        </table:table-row>
        <table:table-row table:style-name="ro1">
          <table:table-cell office:value-type="float" office:value="171501" calcext:value-type="float">
            <text:p>171501</text:p>
          </table:table-cell>
          <table:table-cell office:value-type="string" calcext:value-type="string">
            <text:p>Riudellots de la Selva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88];&quot;,'&quot;;SUBSTITUTE([.B788];&quot;'&quot;;&quot;''&quot;);&quot;',&quot;;[.C788];&quot;);&quot;)" office:value-type="string" office:string-value="INSERT INTO municipi(id_municipi, municipi, id_comarca) VALUES (171501,'Riudellots de la Selva',34);" calcext:value-type="string">
            <text:p>INSERT INTO municipi(id_municipi, municipi, id_comarca) VALUES (171501,'Riudellots de la Selva',34);</text:p>
          </table:table-cell>
        </table:table-row>
        <table:table-row table:style-name="ro1">
          <table:table-cell office:value-type="float" office:value="171595" calcext:value-type="float">
            <text:p>171595</text:p>
          </table:table-cell>
          <table:table-cell office:value-type="string" calcext:value-type="string">
            <text:p>Sant Feliu de Buixalleu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89];&quot;,'&quot;;SUBSTITUTE([.B789];&quot;'&quot;;&quot;''&quot;);&quot;',&quot;;[.C789];&quot;);&quot;)" office:value-type="string" office:string-value="INSERT INTO municipi(id_municipi, municipi, id_comarca) VALUES (171595,'Sant Feliu de Buixalleu',34);" calcext:value-type="string">
            <text:p>INSERT INTO municipi(id_municipi, municipi, id_comarca) VALUES (171595,'Sant Feliu de Buixalleu',34);</text:p>
          </table:table-cell>
        </table:table-row>
        <table:table-row table:style-name="ro1">
          <table:table-cell office:value-type="float" office:value="171642" calcext:value-type="float">
            <text:p>171642</text:p>
          </table:table-cell>
          <table:table-cell office:value-type="string" calcext:value-type="string">
            <text:p>Sant Hilari Sacalm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90];&quot;,'&quot;;SUBSTITUTE([.B790];&quot;'&quot;;&quot;''&quot;);&quot;',&quot;;[.C790];&quot;);&quot;)" office:value-type="string" office:string-value="INSERT INTO municipi(id_municipi, municipi, id_comarca) VALUES (171642,'Sant Hilari Sacalm',34);" calcext:value-type="string">
            <text:p>INSERT INTO municipi(id_municipi, municipi, id_comarca) VALUES (171642,'Sant Hilari Sacalm',34);</text:p>
          </table:table-cell>
        </table:table-row>
        <table:table-row table:style-name="ro1">
          <table:table-cell office:value-type="float" office:value="179032" calcext:value-type="float">
            <text:p>179032</text:p>
          </table:table-cell>
          <table:table-cell office:value-type="string" calcext:value-type="string">
            <text:p>Sant Julià del Llor i Bonmatí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91];&quot;,'&quot;;SUBSTITUTE([.B791];&quot;'&quot;;&quot;''&quot;);&quot;',&quot;;[.C791];&quot;);&quot;)" office:value-type="string" office:string-value="INSERT INTO municipi(id_municipi, municipi, id_comarca) VALUES (179032,'Sant Julià del Llor i Bonmatí',34);" calcext:value-type="string">
            <text:p>INSERT INTO municipi(id_municipi, municipi, id_comarca) VALUES (179032,'Sant Julià del Llor i Bonmatí',34);</text:p>
          </table:table-cell>
        </table:table-row>
        <table:table-row table:style-name="ro1">
          <table:table-cell office:value-type="float" office:value="171805" calcext:value-type="float">
            <text:p>171805</text:p>
          </table:table-cell>
          <table:table-cell office:value-type="string" calcext:value-type="string">
            <text:p>Santa Coloma de Farners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92];&quot;,'&quot;;SUBSTITUTE([.B792];&quot;'&quot;;&quot;''&quot;);&quot;',&quot;;[.C792];&quot;);&quot;)" office:value-type="string" office:string-value="INSERT INTO municipi(id_municipi, municipi, id_comarca) VALUES (171805,'Santa Coloma de Farners',34);" calcext:value-type="string">
            <text:p>INSERT INTO municipi(id_municipi, municipi, id_comarca) VALUES (171805,'Santa Coloma de Farners',34);</text:p>
          </table:table-cell>
        </table:table-row>
        <table:table-row table:style-name="ro1">
          <table:table-cell office:value-type="float" office:value="171931" calcext:value-type="float">
            <text:p>171931</text:p>
          </table:table-cell>
          <table:table-cell office:value-type="string" calcext:value-type="string">
            <text:p>Sils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93];&quot;,'&quot;;SUBSTITUTE([.B793];&quot;'&quot;;&quot;''&quot;);&quot;',&quot;;[.C793];&quot;);&quot;)" office:value-type="string" office:string-value="INSERT INTO municipi(id_municipi, municipi, id_comarca) VALUES (171931,'Sils',34);" calcext:value-type="string">
            <text:p>INSERT INTO municipi(id_municipi, municipi, id_comarca) VALUES (171931,'Sils',34);</text:p>
          </table:table-cell>
        </table:table-row>
        <table:table-row table:style-name="ro1">
          <table:table-cell office:value-type="float" office:value="171946" calcext:value-type="float">
            <text:p>171946</text:p>
          </table:table-cell>
          <table:table-cell office:value-type="string" calcext:value-type="string">
            <text:p>Susqueda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94];&quot;,'&quot;;SUBSTITUTE([.B794];&quot;'&quot;;&quot;''&quot;);&quot;',&quot;;[.C794];&quot;);&quot;)" office:value-type="string" office:string-value="INSERT INTO municipi(id_municipi, municipi, id_comarca) VALUES (171946,'Susqueda',34);" calcext:value-type="string">
            <text:p>INSERT INTO municipi(id_municipi, municipi, id_comarca) VALUES (171946,'Susqueda',34);</text:p>
          </table:table-cell>
        </table:table-row>
        <table:table-row table:style-name="ro1">
          <table:table-cell office:value-type="float" office:value="172023" calcext:value-type="float">
            <text:p>172023</text:p>
          </table:table-cell>
          <table:table-cell office:value-type="string" calcext:value-type="string">
            <text:p>Tossa de Mar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95];&quot;,'&quot;;SUBSTITUTE([.B795];&quot;'&quot;;&quot;''&quot;);&quot;',&quot;;[.C795];&quot;);&quot;)" office:value-type="string" office:string-value="INSERT INTO municipi(id_municipi, municipi, id_comarca) VALUES (172023,'Tossa de Mar',34);" calcext:value-type="string">
            <text:p>INSERT INTO municipi(id_municipi, municipi, id_comarca) VALUES (172023,'Tossa de Mar',34);</text:p>
          </table:table-cell>
        </table:table-row>
        <table:table-row table:style-name="ro1">
          <table:table-cell office:value-type="float" office:value="172137" calcext:value-type="float">
            <text:p>172137</text:p>
          </table:table-cell>
          <table:table-cell office:value-type="string" calcext:value-type="string">
            <text:p>Vidreres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96];&quot;,'&quot;;SUBSTITUTE([.B796];&quot;'&quot;;&quot;''&quot;);&quot;',&quot;;[.C796];&quot;);&quot;)" office:value-type="string" office:string-value="INSERT INTO municipi(id_municipi, municipi, id_comarca) VALUES (172137,'Vidreres',34);" calcext:value-type="string">
            <text:p>INSERT INTO municipi(id_municipi, municipi, id_comarca) VALUES (172137,'Vidreres',34);</text:p>
          </table:table-cell>
        </table:table-row>
        <table:table-row table:style-name="ro1">
          <table:table-cell office:value-type="float" office:value="172333" calcext:value-type="float">
            <text:p>172333</text:p>
          </table:table-cell>
          <table:table-cell office:value-type="string" calcext:value-type="string">
            <text:p>Vilobí d'Onyar</text:p>
          </table:table-cell>
          <table:table-cell office:value-type="float" office:value="34" calcext:value-type="float">
            <text:p>34</text:p>
          </table:table-cell>
          <table:table-cell table:formula="of:=COM.MICROSOFT.CONCAT(&quot;INSERT INTO municipi(id_municipi, municipi, id_comarca) VALUES (&quot;;[.A797];&quot;,'&quot;;SUBSTITUTE([.B797];&quot;'&quot;;&quot;''&quot;);&quot;',&quot;;[.C797];&quot;);&quot;)" office:value-type="string" office:string-value="INSERT INTO municipi(id_municipi, municipi, id_comarca) VALUES (172333,'Vilobí d''Onyar',34);" calcext:value-type="string">
            <text:p>INSERT INTO municipi(id_municipi, municipi, id_comarca) VALUES (172333,'Vilobí d''Onyar',34);</text:p>
          </table:table-cell>
        </table:table-row>
        <table:table-row table:style-name="ro1">
          <table:table-cell office:value-type="float" office:value="250642" calcext:value-type="float">
            <text:p>250642</text:p>
          </table:table-cell>
          <table:table-cell office:value-type="string" calcext:value-type="string">
            <text:p>Castellar de la Ribera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municipi(id_municipi, municipi, id_comarca) VALUES (&quot;;[.A798];&quot;,'&quot;;SUBSTITUTE([.B798];&quot;'&quot;;&quot;''&quot;);&quot;',&quot;;[.C798];&quot;);&quot;)" office:value-type="string" office:string-value="INSERT INTO municipi(id_municipi, municipi, id_comarca) VALUES (250642,'Castellar de la Ribera',35);" calcext:value-type="string">
            <text:p>INSERT INTO municipi(id_municipi, municipi, id_comarca) VALUES (250642,'Castellar de la Ribera',35);</text:p>
          </table:table-cell>
        </table:table-row>
        <table:table-row table:style-name="ro1">
          <table:table-cell office:value-type="float" office:value="250753" calcext:value-type="float">
            <text:p>250753</text:p>
          </table:table-cell>
          <table:table-cell office:value-type="string" calcext:value-type="string">
            <text:p>Clariana de Cardener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municipi(id_municipi, municipi, id_comarca) VALUES (&quot;;[.A799];&quot;,'&quot;;SUBSTITUTE([.B799];&quot;'&quot;;&quot;''&quot;);&quot;',&quot;;[.C799];&quot;);&quot;)" office:value-type="string" office:string-value="INSERT INTO municipi(id_municipi, municipi, id_comarca) VALUES (250753,'Clariana de Cardener',35);" calcext:value-type="string">
            <text:p>INSERT INTO municipi(id_municipi, municipi, id_comarca) VALUES (250753,'Clariana de Cardener',35);</text:p>
          </table:table-cell>
        </table:table-row>
        <table:table-row table:style-name="ro1">
          <table:table-cell office:value-type="float" office:value="251636" calcext:value-type="float">
            <text:p>251636</text:p>
          </table:table-cell>
          <table:table-cell office:value-type="string" calcext:value-type="string">
            <text:p>Coma i la Pedra, la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municipi(id_municipi, municipi, id_comarca) VALUES (&quot;;[.A800];&quot;,'&quot;;SUBSTITUTE([.B800];&quot;'&quot;;&quot;''&quot;);&quot;',&quot;;[.C800];&quot;);&quot;)" office:value-type="string" office:string-value="INSERT INTO municipi(id_municipi, municipi, id_comarca) VALUES (251636,'Coma i la Pedra, la',35);" calcext:value-type="string">
            <text:p>INSERT INTO municipi(id_municipi, municipi, id_comarca) VALUES (251636,'Coma i la Pedra, la',35);</text:p>
          </table:table-cell>
        </table:table-row>
        <table:table-row table:style-name="ro1">
          <table:table-cell office:value-type="float" office:value="251116" calcext:value-type="float">
            <text:p>251116</text:p>
          </table:table-cell>
          <table:table-cell office:value-type="string" calcext:value-type="string">
            <text:p>Guixers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municipi(id_municipi, municipi, id_comarca) VALUES (&quot;;[.A801];&quot;,'&quot;;SUBSTITUTE([.B801];&quot;'&quot;;&quot;''&quot;);&quot;',&quot;;[.C801];&quot;);&quot;)" office:value-type="string" office:string-value="INSERT INTO municipi(id_municipi, municipi, id_comarca) VALUES (251116,'Guixers',35);" calcext:value-type="string">
            <text:p>INSERT INTO municipi(id_municipi, municipi, id_comarca) VALUES (251116,'Guixers',35);</text:p>
          </table:table-cell>
        </table:table-row>
        <table:table-row table:style-name="ro1">
          <table:table-cell office:value-type="float" office:value="251240" calcext:value-type="float">
            <text:p>251240</text:p>
          </table:table-cell>
          <table:table-cell office:value-type="string" calcext:value-type="string">
            <text:p>Lladurs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municipi(id_municipi, municipi, id_comarca) VALUES (&quot;;[.A802];&quot;,'&quot;;SUBSTITUTE([.B802];&quot;'&quot;;&quot;''&quot;);&quot;',&quot;;[.C802];&quot;);&quot;)" office:value-type="string" office:string-value="INSERT INTO municipi(id_municipi, municipi, id_comarca) VALUES (251240,'Lladurs',35);" calcext:value-type="string">
            <text:p>INSERT INTO municipi(id_municipi, municipi, id_comarca) VALUES (251240,'Lladurs',35);</text:p>
          </table:table-cell>
        </table:table-row>
        <table:table-row table:style-name="ro1">
          <table:table-cell office:value-type="float" office:value="251291" calcext:value-type="float">
            <text:p>251291</text:p>
          </table:table-cell>
          <table:table-cell office:value-type="string" calcext:value-type="string">
            <text:p>Llobera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municipi(id_municipi, municipi, id_comarca) VALUES (&quot;;[.A803];&quot;,'&quot;;SUBSTITUTE([.B803];&quot;'&quot;;&quot;''&quot;);&quot;',&quot;;[.C803];&quot;);&quot;)" office:value-type="string" office:string-value="INSERT INTO municipi(id_municipi, municipi, id_comarca) VALUES (251291,'Llobera',35);" calcext:value-type="string">
            <text:p>INSERT INTO municipi(id_municipi, municipi, id_comarca) VALUES (251291,'Llobera',35);</text:p>
          </table:table-cell>
        </table:table-row>
        <table:table-row table:style-name="ro1">
          <table:table-cell office:value-type="float" office:value="251364" calcext:value-type="float">
            <text:p>251364</text:p>
          </table:table-cell>
          <table:table-cell office:value-type="string" calcext:value-type="string">
            <text:p>Molsosa, la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municipi(id_municipi, municipi, id_comarca) VALUES (&quot;;[.A804];&quot;,'&quot;;SUBSTITUTE([.B804];&quot;'&quot;;&quot;''&quot;);&quot;',&quot;;[.C804];&quot;);&quot;)" office:value-type="string" office:string-value="INSERT INTO municipi(id_municipi, municipi, id_comarca) VALUES (251364,'Molsosa, la',35);" calcext:value-type="string">
            <text:p>INSERT INTO municipi(id_municipi, municipi, id_comarca) VALUES (251364,'Molsosa, la',35);</text:p>
          </table:table-cell>
        </table:table-row>
        <table:table-row table:style-name="ro1">
          <table:table-cell office:value-type="float" office:value="251462" calcext:value-type="float">
            <text:p>251462</text:p>
          </table:table-cell>
          <table:table-cell office:value-type="string" calcext:value-type="string">
            <text:p>Navès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municipi(id_municipi, municipi, id_comarca) VALUES (&quot;;[.A805];&quot;,'&quot;;SUBSTITUTE([.B805];&quot;'&quot;;&quot;''&quot;);&quot;',&quot;;[.C805];&quot;);&quot;)" office:value-type="string" office:string-value="INSERT INTO municipi(id_municipi, municipi, id_comarca) VALUES (251462,'Navès',35);" calcext:value-type="string">
            <text:p>INSERT INTO municipi(id_municipi, municipi, id_comarca) VALUES (251462,'Navès',35);</text:p>
          </table:table-cell>
        </table:table-row>
        <table:table-row table:style-name="ro1">
          <table:table-cell office:value-type="float" office:value="251484" calcext:value-type="float">
            <text:p>251484</text:p>
          </table:table-cell>
          <table:table-cell office:value-type="string" calcext:value-type="string">
            <text:p>Odèn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municipi(id_municipi, municipi, id_comarca) VALUES (&quot;;[.A806];&quot;,'&quot;;SUBSTITUTE([.B806];&quot;'&quot;;&quot;''&quot;);&quot;',&quot;;[.C806];&quot;);&quot;)" office:value-type="string" office:string-value="INSERT INTO municipi(id_municipi, municipi, id_comarca) VALUES (251484,'Odèn',35);" calcext:value-type="string">
            <text:p>INSERT INTO municipi(id_municipi, municipi, id_comarca) VALUES (251484,'Odèn',35);</text:p>
          </table:table-cell>
        </table:table-row>
        <table:table-row table:style-name="ro1">
          <table:table-cell office:value-type="float" office:value="251517" calcext:value-type="float">
            <text:p>251517</text:p>
          </table:table-cell>
          <table:table-cell office:value-type="string" calcext:value-type="string">
            <text:p>Olius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municipi(id_municipi, municipi, id_comarca) VALUES (&quot;;[.A807];&quot;,'&quot;;SUBSTITUTE([.B807];&quot;'&quot;;&quot;''&quot;);&quot;',&quot;;[.C807];&quot;);&quot;)" office:value-type="string" office:string-value="INSERT INTO municipi(id_municipi, municipi, id_comarca) VALUES (251517,'Olius',35);" calcext:value-type="string">
            <text:p>INSERT INTO municipi(id_municipi, municipi, id_comarca) VALUES (251517,'Olius',35);</text:p>
          </table:table-cell>
        </table:table-row>
        <table:table-row table:style-name="ro1">
          <table:table-cell office:value-type="float" office:value="251667" calcext:value-type="float">
            <text:p>251667</text:p>
          </table:table-cell>
          <table:table-cell office:value-type="string" calcext:value-type="string">
            <text:p>Pinell de Solsonès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municipi(id_municipi, municipi, id_comarca) VALUES (&quot;;[.A808];&quot;,'&quot;;SUBSTITUTE([.B808];&quot;'&quot;;&quot;''&quot;);&quot;',&quot;;[.C808];&quot;);&quot;)" office:value-type="string" office:string-value="INSERT INTO municipi(id_municipi, municipi, id_comarca) VALUES (251667,'Pinell de Solsonès',35);" calcext:value-type="string">
            <text:p>INSERT INTO municipi(id_municipi, municipi, id_comarca) VALUES (251667,'Pinell de Solsonès',35);</text:p>
          </table:table-cell>
        </table:table-row>
        <table:table-row table:style-name="ro1">
          <table:table-cell office:value-type="float" office:value="251673" calcext:value-type="float">
            <text:p>251673</text:p>
          </table:table-cell>
          <table:table-cell office:value-type="string" calcext:value-type="string">
            <text:p>Pinós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municipi(id_municipi, municipi, id_comarca) VALUES (&quot;;[.A809];&quot;,'&quot;;SUBSTITUTE([.B809];&quot;'&quot;;&quot;''&quot;);&quot;',&quot;;[.C809];&quot;);&quot;)" office:value-type="string" office:string-value="INSERT INTO municipi(id_municipi, municipi, id_comarca) VALUES (251673,'Pinós',35);" calcext:value-type="string">
            <text:p>INSERT INTO municipi(id_municipi, municipi, id_comarca) VALUES (251673,'Pinós',35);</text:p>
          </table:table-cell>
        </table:table-row>
        <table:table-row table:style-name="ro1">
          <table:table-cell office:value-type="float" office:value="251863" calcext:value-type="float">
            <text:p>251863</text:p>
          </table:table-cell>
          <table:table-cell office:value-type="string" calcext:value-type="string">
            <text:p>Riner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municipi(id_municipi, municipi, id_comarca) VALUES (&quot;;[.A810];&quot;,'&quot;;SUBSTITUTE([.B810];&quot;'&quot;;&quot;''&quot;);&quot;',&quot;;[.C810];&quot;);&quot;)" office:value-type="string" office:string-value="INSERT INTO municipi(id_municipi, municipi, id_comarca) VALUES (251863,'Riner',35);" calcext:value-type="string">
            <text:p>INSERT INTO municipi(id_municipi, municipi, id_comarca) VALUES (251863,'Riner',35);</text:p>
          </table:table-cell>
        </table:table-row>
        <table:table-row table:style-name="ro1">
          <table:table-cell office:value-type="float" office:value="251930" calcext:value-type="float">
            <text:p>251930</text:p>
          </table:table-cell>
          <table:table-cell office:value-type="string" calcext:value-type="string">
            <text:p>Sant Llorenç de Morunys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municipi(id_municipi, municipi, id_comarca) VALUES (&quot;;[.A811];&quot;,'&quot;;SUBSTITUTE([.B811];&quot;'&quot;;&quot;''&quot;);&quot;',&quot;;[.C811];&quot;);&quot;)" office:value-type="string" office:string-value="INSERT INTO municipi(id_municipi, municipi, id_comarca) VALUES (251930,'Sant Llorenç de Morunys',35);" calcext:value-type="string">
            <text:p>INSERT INTO municipi(id_municipi, municipi, id_comarca) VALUES (251930,'Sant Llorenç de Morunys',35);</text:p>
          </table:table-cell>
        </table:table-row>
        <table:table-row table:style-name="ro1">
          <table:table-cell office:value-type="float" office:value="252075" calcext:value-type="float">
            <text:p>252075</text:p>
          </table:table-cell>
          <table:table-cell office:value-type="string" calcext:value-type="string">
            <text:p>Solsona</text:p>
          </table:table-cell>
          <table:table-cell office:value-type="float" office:value="35" calcext:value-type="float">
            <text:p>35</text:p>
          </table:table-cell>
          <table:table-cell table:formula="of:=COM.MICROSOFT.CONCAT(&quot;INSERT INTO municipi(id_municipi, municipi, id_comarca) VALUES (&quot;;[.A812];&quot;,'&quot;;SUBSTITUTE([.B812];&quot;'&quot;;&quot;''&quot;);&quot;',&quot;;[.C812];&quot;);&quot;)" office:value-type="string" office:string-value="INSERT INTO municipi(id_municipi, municipi, id_comarca) VALUES (252075,'Solsona',35);" calcext:value-type="string">
            <text:p>INSERT INTO municipi(id_municipi, municipi, id_comarca) VALUES (252075,'Solsona',35);</text:p>
          </table:table-cell>
        </table:table-row>
        <table:table-row table:style-name="ro1">
          <table:table-cell office:value-type="float" office:value="430120" calcext:value-type="float">
            <text:p>430120</text:p>
          </table:table-cell>
          <table:table-cell office:value-type="string" calcext:value-type="string">
            <text:p>Altafulla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13];&quot;,'&quot;;SUBSTITUTE([.B813];&quot;'&quot;;&quot;''&quot;);&quot;',&quot;;[.C813];&quot;);&quot;)" office:value-type="string" office:string-value="INSERT INTO municipi(id_municipi, municipi, id_comarca) VALUES (430120,'Altafulla',36);" calcext:value-type="string">
            <text:p>INSERT INTO municipi(id_municipi, municipi, id_comarca) VALUES (430120,'Altafulla',36);</text:p>
          </table:table-cell>
        </table:table-row>
        <table:table-row table:style-name="ro1">
          <table:table-cell office:value-type="float" office:value="439076" calcext:value-type="float">
            <text:p>439076</text:p>
          </table:table-cell>
          <table:table-cell office:value-type="string" calcext:value-type="string">
            <text:p>Canonja, la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14];&quot;,'&quot;;SUBSTITUTE([.B814];&quot;'&quot;;&quot;''&quot;);&quot;',&quot;;[.C814];&quot;);&quot;)" office:value-type="string" office:string-value="INSERT INTO municipi(id_municipi, municipi, id_comarca) VALUES (439076,'Canonja, la',36);" calcext:value-type="string">
            <text:p>INSERT INTO municipi(id_municipi, municipi, id_comarca) VALUES (439076,'Canonja, la',36);</text:p>
          </table:table-cell>
        </table:table-row>
        <table:table-row table:style-name="ro1">
          <table:table-cell office:value-type="float" office:value="430430" calcext:value-type="float">
            <text:p>430430</text:p>
          </table:table-cell>
          <table:table-cell office:value-type="string" calcext:value-type="string">
            <text:p>Catllar, el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15];&quot;,'&quot;;SUBSTITUTE([.B815];&quot;'&quot;;&quot;''&quot;);&quot;',&quot;;[.C815];&quot;);&quot;)" office:value-type="string" office:string-value="INSERT INTO municipi(id_municipi, municipi, id_comarca) VALUES (430430,'Catllar, el',36);" calcext:value-type="string">
            <text:p>INSERT INTO municipi(id_municipi, municipi, id_comarca) VALUES (430430,'Catllar, el',36);</text:p>
          </table:table-cell>
        </table:table-row>
        <table:table-row table:style-name="ro1">
          <table:table-cell office:value-type="float" office:value="430477" calcext:value-type="float">
            <text:p>430477</text:p>
          </table:table-cell>
          <table:table-cell office:value-type="string" calcext:value-type="string">
            <text:p>Constantí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16];&quot;,'&quot;;SUBSTITUTE([.B816];&quot;'&quot;;&quot;''&quot;);&quot;',&quot;;[.C816];&quot;);&quot;)" office:value-type="string" office:string-value="INSERT INTO municipi(id_municipi, municipi, id_comarca) VALUES (430477,'Constantí',36);" calcext:value-type="string">
            <text:p>INSERT INTO municipi(id_municipi, municipi, id_comarca) VALUES (430477,'Constantí',36);</text:p>
          </table:table-cell>
        </table:table-row>
        <table:table-row table:style-name="ro1">
          <table:table-cell office:value-type="float" office:value="430509" calcext:value-type="float">
            <text:p>430509</text:p>
          </table:table-cell>
          <table:table-cell office:value-type="string" calcext:value-type="string">
            <text:p>Creixell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17];&quot;,'&quot;;SUBSTITUTE([.B817];&quot;'&quot;;&quot;''&quot;);&quot;',&quot;;[.C817];&quot;);&quot;)" office:value-type="string" office:string-value="INSERT INTO municipi(id_municipi, municipi, id_comarca) VALUES (430509,'Creixell',36);" calcext:value-type="string">
            <text:p>INSERT INTO municipi(id_municipi, municipi, id_comarca) VALUES (430509,'Creixell',36);</text:p>
          </table:table-cell>
        </table:table-row>
        <table:table-row table:style-name="ro1">
          <table:table-cell office:value-type="float" office:value="430957" calcext:value-type="float">
            <text:p>430957</text:p>
          </table:table-cell>
          <table:table-cell office:value-type="string" calcext:value-type="string">
            <text:p>Morell, el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18];&quot;,'&quot;;SUBSTITUTE([.B818];&quot;'&quot;;&quot;''&quot;);&quot;',&quot;;[.C818];&quot;);&quot;)" office:value-type="string" office:string-value="INSERT INTO municipi(id_municipi, municipi, id_comarca) VALUES (430957,'Morell, el',36);" calcext:value-type="string">
            <text:p>INSERT INTO municipi(id_municipi, municipi, id_comarca) VALUES (430957,'Morell, el',36);</text:p>
          </table:table-cell>
        </table:table-row>
        <table:table-row table:style-name="ro1">
          <table:table-cell office:value-type="float" office:value="430976" calcext:value-type="float">
            <text:p>430976</text:p>
          </table:table-cell>
          <table:table-cell office:value-type="string" calcext:value-type="string">
            <text:p>Nou de Gaià, la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19];&quot;,'&quot;;SUBSTITUTE([.B819];&quot;'&quot;;&quot;''&quot;);&quot;',&quot;;[.C819];&quot;);&quot;)" office:value-type="string" office:string-value="INSERT INTO municipi(id_municipi, municipi, id_comarca) VALUES (430976,'Nou de Gaià, la',36);" calcext:value-type="string">
            <text:p>INSERT INTO municipi(id_municipi, municipi, id_comarca) VALUES (430976,'Nou de Gaià, la',36);</text:p>
          </table:table-cell>
        </table:table-row>
        <table:table-row table:style-name="ro1">
          <table:table-cell office:value-type="float" office:value="431009" calcext:value-type="float">
            <text:p>431009</text:p>
          </table:table-cell>
          <table:table-cell office:value-type="string" calcext:value-type="string">
            <text:p>Pallaresos, els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20];&quot;,'&quot;;SUBSTITUTE([.B820];&quot;'&quot;;&quot;''&quot;);&quot;',&quot;;[.C820];&quot;);&quot;)" office:value-type="string" office:string-value="INSERT INTO municipi(id_municipi, municipi, id_comarca) VALUES (431009,'Pallaresos, els',36);" calcext:value-type="string">
            <text:p>INSERT INTO municipi(id_municipi, municipi, id_comarca) VALUES (431009,'Pallaresos, els',36);</text:p>
          </table:table-cell>
        </table:table-row>
        <table:table-row table:style-name="ro1">
          <table:table-cell office:value-type="float" office:value="431037" calcext:value-type="float">
            <text:p>431037</text:p>
          </table:table-cell>
          <table:table-cell office:value-type="string" calcext:value-type="string">
            <text:p>Perafort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21];&quot;,'&quot;;SUBSTITUTE([.B821];&quot;'&quot;;&quot;''&quot;);&quot;',&quot;;[.C821];&quot;);&quot;)" office:value-type="string" office:string-value="INSERT INTO municipi(id_municipi, municipi, id_comarca) VALUES (431037,'Perafort',36);" calcext:value-type="string">
            <text:p>INSERT INTO municipi(id_municipi, municipi, id_comarca) VALUES (431037,'Perafort',36);</text:p>
          </table:table-cell>
        </table:table-row>
        <table:table-row table:style-name="ro1">
          <table:table-cell office:value-type="float" office:value="431093" calcext:value-type="float">
            <text:p>431093</text:p>
          </table:table-cell>
          <table:table-cell office:value-type="string" calcext:value-type="string">
            <text:p>Pobla de Mafumet, la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22];&quot;,'&quot;;SUBSTITUTE([.B822];&quot;'&quot;;&quot;''&quot;);&quot;',&quot;;[.C822];&quot;);&quot;)" office:value-type="string" office:string-value="INSERT INTO municipi(id_municipi, municipi, id_comarca) VALUES (431093,'Pobla de Mafumet, la',36);" calcext:value-type="string">
            <text:p>INSERT INTO municipi(id_municipi, municipi, id_comarca) VALUES (431093,'Pobla de Mafumet, la',36);</text:p>
          </table:table-cell>
        </table:table-row>
        <table:table-row table:style-name="ro1">
          <table:table-cell office:value-type="float" office:value="431114" calcext:value-type="float">
            <text:p>431114</text:p>
          </table:table-cell>
          <table:table-cell office:value-type="string" calcext:value-type="string">
            <text:p>Pobla de Montornès, la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23];&quot;,'&quot;;SUBSTITUTE([.B823];&quot;'&quot;;&quot;''&quot;);&quot;',&quot;;[.C823];&quot;);&quot;)" office:value-type="string" office:string-value="INSERT INTO municipi(id_municipi, municipi, id_comarca) VALUES (431114,'Pobla de Montornès, la',36);" calcext:value-type="string">
            <text:p>INSERT INTO municipi(id_municipi, municipi, id_comarca) VALUES (431114,'Pobla de Montornès, la',36);</text:p>
          </table:table-cell>
        </table:table-row>
        <table:table-row table:style-name="ro1">
          <table:table-cell office:value-type="float" office:value="431227" calcext:value-type="float">
            <text:p>431227</text:p>
          </table:table-cell>
          <table:table-cell office:value-type="string" calcext:value-type="string">
            <text:p>Renau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24];&quot;,'&quot;;SUBSTITUTE([.B824];&quot;'&quot;;&quot;''&quot;);&quot;',&quot;;[.C824];&quot;);&quot;)" office:value-type="string" office:string-value="INSERT INTO municipi(id_municipi, municipi, id_comarca) VALUES (431227,'Renau',36);" calcext:value-type="string">
            <text:p>INSERT INTO municipi(id_municipi, municipi, id_comarca) VALUES (431227,'Renau',36);</text:p>
          </table:table-cell>
        </table:table-row>
        <table:table-row table:style-name="ro1">
          <table:table-cell office:value-type="float" office:value="431264" calcext:value-type="float">
            <text:p>431264</text:p>
          </table:table-cell>
          <table:table-cell office:value-type="string" calcext:value-type="string">
            <text:p>Riera de Gaià, la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25];&quot;,'&quot;;SUBSTITUTE([.B825];&quot;'&quot;;&quot;''&quot;);&quot;',&quot;;[.C825];&quot;);&quot;)" office:value-type="string" office:string-value="INSERT INTO municipi(id_municipi, municipi, id_comarca) VALUES (431264,'Riera de Gaià, la',36);" calcext:value-type="string">
            <text:p>INSERT INTO municipi(id_municipi, municipi, id_comarca) VALUES (431264,'Riera de Gaià, la',36);</text:p>
          </table:table-cell>
        </table:table-row>
        <table:table-row table:style-name="ro1">
          <table:table-cell office:value-type="float" office:value="431310" calcext:value-type="float">
            <text:p>431310</text:p>
          </table:table-cell>
          <table:table-cell office:value-type="string" calcext:value-type="string">
            <text:p>Roda de Berà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26];&quot;,'&quot;;SUBSTITUTE([.B826];&quot;'&quot;;&quot;''&quot;);&quot;',&quot;;[.C826];&quot;);&quot;)" office:value-type="string" office:string-value="INSERT INTO municipi(id_municipi, municipi, id_comarca) VALUES (431310,'Roda de Berà',36);" calcext:value-type="string">
            <text:p>INSERT INTO municipi(id_municipi, municipi, id_comarca) VALUES (431310,'Roda de Berà',36);</text:p>
          </table:table-cell>
        </table:table-row>
        <table:table-row table:style-name="ro1">
          <table:table-cell office:value-type="float" office:value="431359" calcext:value-type="float">
            <text:p>431359</text:p>
          </table:table-cell>
          <table:table-cell office:value-type="string" calcext:value-type="string">
            <text:p>Salomó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27];&quot;,'&quot;;SUBSTITUTE([.B827];&quot;'&quot;;&quot;''&quot;);&quot;',&quot;;[.C827];&quot;);&quot;)" office:value-type="string" office:string-value="INSERT INTO municipi(id_municipi, municipi, id_comarca) VALUES (431359,'Salomó',36);" calcext:value-type="string">
            <text:p>INSERT INTO municipi(id_municipi, municipi, id_comarca) VALUES (431359,'Salomó',36);</text:p>
          </table:table-cell>
        </table:table-row>
        <table:table-row table:style-name="ro1">
          <table:table-cell office:value-type="float" office:value="439057" calcext:value-type="float">
            <text:p>439057</text:p>
          </table:table-cell>
          <table:table-cell office:value-type="string" calcext:value-type="string">
            <text:p>Salou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28];&quot;,'&quot;;SUBSTITUTE([.B828];&quot;'&quot;;&quot;''&quot;);&quot;',&quot;;[.C828];&quot;);&quot;)" office:value-type="string" office:string-value="INSERT INTO municipi(id_municipi, municipi, id_comarca) VALUES (439057,'Salou',36);" calcext:value-type="string">
            <text:p>INSERT INTO municipi(id_municipi, municipi, id_comarca) VALUES (439057,'Salou',36);</text:p>
          </table:table-cell>
        </table:table-row>
        <table:table-row table:style-name="ro1">
          <table:table-cell office:value-type="float" office:value="431444" calcext:value-type="float">
            <text:p>431444</text:p>
          </table:table-cell>
          <table:table-cell office:value-type="string" calcext:value-type="string">
            <text:p>Secuita, la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29];&quot;,'&quot;;SUBSTITUTE([.B829];&quot;'&quot;;&quot;''&quot;);&quot;',&quot;;[.C829];&quot;);&quot;)" office:value-type="string" office:string-value="INSERT INTO municipi(id_municipi, municipi, id_comarca) VALUES (431444,'Secuita, la',36);" calcext:value-type="string">
            <text:p>INSERT INTO municipi(id_municipi, municipi, id_comarca) VALUES (431444,'Secuita, la',36);</text:p>
          </table:table-cell>
        </table:table-row>
        <table:table-row table:style-name="ro1">
          <table:table-cell office:value-type="float" office:value="431482" calcext:value-type="float">
            <text:p>431482</text:p>
          </table:table-cell>
          <table:table-cell office:value-type="string" calcext:value-type="string">
            <text:p>Tarragona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30];&quot;,'&quot;;SUBSTITUTE([.B830];&quot;'&quot;;&quot;''&quot;);&quot;',&quot;;[.C830];&quot;);&quot;)" office:value-type="string" office:string-value="INSERT INTO municipi(id_municipi, municipi, id_comarca) VALUES (431482,'Tarragona',36);" calcext:value-type="string">
            <text:p>INSERT INTO municipi(id_municipi, municipi, id_comarca) VALUES (431482,'Tarragona',36);</text:p>
          </table:table-cell>
        </table:table-row>
        <table:table-row table:style-name="ro1">
          <table:table-cell office:value-type="float" office:value="431536" calcext:value-type="float">
            <text:p>431536</text:p>
          </table:table-cell>
          <table:table-cell office:value-type="string" calcext:value-type="string">
            <text:p>Torredembarra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31];&quot;,'&quot;;SUBSTITUTE([.B831];&quot;'&quot;;&quot;''&quot;);&quot;',&quot;;[.C831];&quot;);&quot;)" office:value-type="string" office:string-value="INSERT INTO municipi(id_municipi, municipi, id_comarca) VALUES (431536,'Torredembarra',36);" calcext:value-type="string">
            <text:p>INSERT INTO municipi(id_municipi, municipi, id_comarca) VALUES (431536,'Torredembarra',36);</text:p>
          </table:table-cell>
        </table:table-row>
        <table:table-row table:style-name="ro1">
          <table:table-cell office:value-type="float" office:value="431649" calcext:value-type="float">
            <text:p>431649</text:p>
          </table:table-cell>
          <table:table-cell office:value-type="string" calcext:value-type="string">
            <text:p>Vespella de Gaià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32];&quot;,'&quot;;SUBSTITUTE([.B832];&quot;'&quot;;&quot;''&quot;);&quot;',&quot;;[.C832];&quot;);&quot;)" office:value-type="string" office:string-value="INSERT INTO municipi(id_municipi, municipi, id_comarca) VALUES (431649,'Vespella de Gaià',36);" calcext:value-type="string">
            <text:p>INSERT INTO municipi(id_municipi, municipi, id_comarca) VALUES (431649,'Vespella de Gaià',36);</text:p>
          </table:table-cell>
        </table:table-row>
        <table:table-row table:style-name="ro1">
          <table:table-cell office:value-type="float" office:value="431711" calcext:value-type="float">
            <text:p>431711</text:p>
          </table:table-cell>
          <table:table-cell office:value-type="string" calcext:value-type="string">
            <text:p>Vila-seca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33];&quot;,'&quot;;SUBSTITUTE([.B833];&quot;'&quot;;&quot;''&quot;);&quot;',&quot;;[.C833];&quot;);&quot;)" office:value-type="string" office:string-value="INSERT INTO municipi(id_municipi, municipi, id_comarca) VALUES (431711,'Vila-seca',36);" calcext:value-type="string">
            <text:p>INSERT INTO municipi(id_municipi, municipi, id_comarca) VALUES (431711,'Vila-seca',36);</text:p>
          </table:table-cell>
        </table:table-row>
        <table:table-row table:style-name="ro1">
          <table:table-cell office:value-type="float" office:value="431665" calcext:value-type="float">
            <text:p>431665</text:p>
          </table:table-cell>
          <table:table-cell office:value-type="string" calcext:value-type="string">
            <text:p>Vilallonga del Camp</text:p>
          </table:table-cell>
          <table:table-cell office:value-type="float" office:value="36" calcext:value-type="float">
            <text:p>36</text:p>
          </table:table-cell>
          <table:table-cell table:formula="of:=COM.MICROSOFT.CONCAT(&quot;INSERT INTO municipi(id_municipi, municipi, id_comarca) VALUES (&quot;;[.A834];&quot;,'&quot;;SUBSTITUTE([.B834];&quot;'&quot;;&quot;''&quot;);&quot;',&quot;;[.C834];&quot;);&quot;)" office:value-type="string" office:string-value="INSERT INTO municipi(id_municipi, municipi, id_comarca) VALUES (431665,'Vilallonga del Camp',36);" calcext:value-type="string">
            <text:p>INSERT INTO municipi(id_municipi, municipi, id_comarca) VALUES (431665,'Vilallonga del Camp',36);</text:p>
          </table:table-cell>
        </table:table-row>
        <table:table-row table:style-name="ro1">
          <table:table-cell office:value-type="float" office:value="430189" calcext:value-type="float">
            <text:p>430189</text:p>
          </table:table-cell>
          <table:table-cell office:value-type="string" calcext:value-type="string">
            <text:p>Arnes</text:p>
          </table:table-cell>
          <table:table-cell office:value-type="float" office:value="37" calcext:value-type="float">
            <text:p>37</text:p>
          </table:table-cell>
          <table:table-cell table:formula="of:=COM.MICROSOFT.CONCAT(&quot;INSERT INTO municipi(id_municipi, municipi, id_comarca) VALUES (&quot;;[.A835];&quot;,'&quot;;SUBSTITUTE([.B835];&quot;'&quot;;&quot;''&quot;);&quot;',&quot;;[.C835];&quot;);&quot;)" office:value-type="string" office:string-value="INSERT INTO municipi(id_municipi, municipi, id_comarca) VALUES (430189,'Arnes',37);" calcext:value-type="string">
            <text:p>INSERT INTO municipi(id_municipi, municipi, id_comarca) VALUES (430189,'Arnes',37);</text:p>
          </table:table-cell>
        </table:table-row>
        <table:table-row table:style-name="ro1">
          <table:table-cell office:value-type="float" office:value="430228" calcext:value-type="float">
            <text:p>430228</text:p>
          </table:table-cell>
          <table:table-cell office:value-type="string" calcext:value-type="string">
            <text:p>Batea</text:p>
          </table:table-cell>
          <table:table-cell office:value-type="float" office:value="37" calcext:value-type="float">
            <text:p>37</text:p>
          </table:table-cell>
          <table:table-cell table:formula="of:=COM.MICROSOFT.CONCAT(&quot;INSERT INTO municipi(id_municipi, municipi, id_comarca) VALUES (&quot;;[.A836];&quot;,'&quot;;SUBSTITUTE([.B836];&quot;'&quot;;&quot;''&quot;);&quot;',&quot;;[.C836];&quot;);&quot;)" office:value-type="string" office:string-value="INSERT INTO municipi(id_municipi, municipi, id_comarca) VALUES (430228,'Batea',37);" calcext:value-type="string">
            <text:p>INSERT INTO municipi(id_municipi, municipi, id_comarca) VALUES (430228,'Batea',37);</text:p>
          </table:table-cell>
        </table:table-row>
        <table:table-row table:style-name="ro1">
          <table:table-cell office:value-type="float" office:value="430326" calcext:value-type="float">
            <text:p>430326</text:p>
          </table:table-cell>
          <table:table-cell office:value-type="string" calcext:value-type="string">
            <text:p>Bot</text:p>
          </table:table-cell>
          <table:table-cell office:value-type="float" office:value="37" calcext:value-type="float">
            <text:p>37</text:p>
          </table:table-cell>
          <table:table-cell table:formula="of:=COM.MICROSOFT.CONCAT(&quot;INSERT INTO municipi(id_municipi, municipi, id_comarca) VALUES (&quot;;[.A837];&quot;,'&quot;;SUBSTITUTE([.B837];&quot;'&quot;;&quot;''&quot;);&quot;',&quot;;[.C837];&quot;);&quot;)" office:value-type="string" office:string-value="INSERT INTO municipi(id_municipi, municipi, id_comarca) VALUES (430326,'Bot',37);" calcext:value-type="string">
            <text:p>INSERT INTO municipi(id_municipi, municipi, id_comarca) VALUES (430326,'Bot',37);</text:p>
          </table:table-cell>
        </table:table-row>
        <table:table-row table:style-name="ro1">
          <table:table-cell office:value-type="float" office:value="430419" calcext:value-type="float">
            <text:p>430419</text:p>
          </table:table-cell>
          <table:table-cell office:value-type="string" calcext:value-type="string">
            <text:p>Caseres</text:p>
          </table:table-cell>
          <table:table-cell office:value-type="float" office:value="37" calcext:value-type="float">
            <text:p>37</text:p>
          </table:table-cell>
          <table:table-cell table:formula="of:=COM.MICROSOFT.CONCAT(&quot;INSERT INTO municipi(id_municipi, municipi, id_comarca) VALUES (&quot;;[.A838];&quot;,'&quot;;SUBSTITUTE([.B838];&quot;'&quot;;&quot;''&quot;);&quot;',&quot;;[.C838];&quot;);&quot;)" office:value-type="string" office:string-value="INSERT INTO municipi(id_municipi, municipi, id_comarca) VALUES (430419,'Caseres',37);" calcext:value-type="string">
            <text:p>INSERT INTO municipi(id_municipi, municipi, id_comarca) VALUES (430419,'Caseres',37);</text:p>
          </table:table-cell>
        </table:table-row>
        <table:table-row table:style-name="ro1">
          <table:table-cell office:value-type="float" office:value="430483" calcext:value-type="float">
            <text:p>430483</text:p>
          </table:table-cell>
          <table:table-cell office:value-type="string" calcext:value-type="string">
            <text:p>Corbera d'Ebre</text:p>
          </table:table-cell>
          <table:table-cell office:value-type="float" office:value="37" calcext:value-type="float">
            <text:p>37</text:p>
          </table:table-cell>
          <table:table-cell table:formula="of:=COM.MICROSOFT.CONCAT(&quot;INSERT INTO municipi(id_municipi, municipi, id_comarca) VALUES (&quot;;[.A839];&quot;,'&quot;;SUBSTITUTE([.B839];&quot;'&quot;;&quot;''&quot;);&quot;',&quot;;[.C839];&quot;);&quot;)" office:value-type="string" office:string-value="INSERT INTO municipi(id_municipi, municipi, id_comarca) VALUES (430483,'Corbera d''Ebre',37);" calcext:value-type="string">
            <text:p>INSERT INTO municipi(id_municipi, municipi, id_comarca) VALUES (430483,'Corbera d''Ebre',37);</text:p>
          </table:table-cell>
        </table:table-row>
        <table:table-row table:style-name="ro1">
          <table:table-cell office:value-type="float" office:value="430568" calcext:value-type="float">
            <text:p>430568</text:p>
          </table:table-cell>
          <table:table-cell office:value-type="string" calcext:value-type="string">
            <text:p>Fatarella, la</text:p>
          </table:table-cell>
          <table:table-cell office:value-type="float" office:value="37" calcext:value-type="float">
            <text:p>37</text:p>
          </table:table-cell>
          <table:table-cell table:formula="of:=COM.MICROSOFT.CONCAT(&quot;INSERT INTO municipi(id_municipi, municipi, id_comarca) VALUES (&quot;;[.A840];&quot;,'&quot;;SUBSTITUTE([.B840];&quot;'&quot;;&quot;''&quot;);&quot;',&quot;;[.C840];&quot;);&quot;)" office:value-type="string" office:string-value="INSERT INTO municipi(id_municipi, municipi, id_comarca) VALUES (430568,'Fatarella, la',37);" calcext:value-type="string">
            <text:p>INSERT INTO municipi(id_municipi, municipi, id_comarca) VALUES (430568,'Fatarella, la',37);</text:p>
          </table:table-cell>
        </table:table-row>
        <table:table-row table:style-name="ro1">
          <table:table-cell office:value-type="float" office:value="430640" calcext:value-type="float">
            <text:p>430640</text:p>
          </table:table-cell>
          <table:table-cell office:value-type="string" calcext:value-type="string">
            <text:p>Gandesa</text:p>
          </table:table-cell>
          <table:table-cell office:value-type="float" office:value="37" calcext:value-type="float">
            <text:p>37</text:p>
          </table:table-cell>
          <table:table-cell table:formula="of:=COM.MICROSOFT.CONCAT(&quot;INSERT INTO municipi(id_municipi, municipi, id_comarca) VALUES (&quot;;[.A841];&quot;,'&quot;;SUBSTITUTE([.B841];&quot;'&quot;;&quot;''&quot;);&quot;',&quot;;[.C841];&quot;);&quot;)" office:value-type="string" office:string-value="INSERT INTO municipi(id_municipi, municipi, id_comarca) VALUES (430640,'Gandesa',37);" calcext:value-type="string">
            <text:p>INSERT INTO municipi(id_municipi, municipi, id_comarca) VALUES (430640,'Gandesa',37);</text:p>
          </table:table-cell>
        </table:table-row>
        <table:table-row table:style-name="ro1">
          <table:table-cell office:value-type="float" office:value="430712" calcext:value-type="float">
            <text:p>430712</text:p>
          </table:table-cell>
          <table:table-cell office:value-type="string" calcext:value-type="string">
            <text:p>Horta de Sant Joan</text:p>
          </table:table-cell>
          <table:table-cell office:value-type="float" office:value="37" calcext:value-type="float">
            <text:p>37</text:p>
          </table:table-cell>
          <table:table-cell table:formula="of:=COM.MICROSOFT.CONCAT(&quot;INSERT INTO municipi(id_municipi, municipi, id_comarca) VALUES (&quot;;[.A842];&quot;,'&quot;;SUBSTITUTE([.B842];&quot;'&quot;;&quot;''&quot;);&quot;',&quot;;[.C842];&quot;);&quot;)" office:value-type="string" office:string-value="INSERT INTO municipi(id_municipi, municipi, id_comarca) VALUES (430712,'Horta de Sant Joan',37);" calcext:value-type="string">
            <text:p>INSERT INTO municipi(id_municipi, municipi, id_comarca) VALUES (430712,'Horta de Sant Joan',37);</text:p>
          </table:table-cell>
        </table:table-row>
        <table:table-row table:style-name="ro1">
          <table:table-cell office:value-type="float" office:value="431068" calcext:value-type="float">
            <text:p>431068</text:p>
          </table:table-cell>
          <table:table-cell office:value-type="string" calcext:value-type="string">
            <text:p>Pinell de Brai, el</text:p>
          </table:table-cell>
          <table:table-cell office:value-type="float" office:value="37" calcext:value-type="float">
            <text:p>37</text:p>
          </table:table-cell>
          <table:table-cell table:formula="of:=COM.MICROSOFT.CONCAT(&quot;INSERT INTO municipi(id_municipi, municipi, id_comarca) VALUES (&quot;;[.A843];&quot;,'&quot;;SUBSTITUTE([.B843];&quot;'&quot;;&quot;''&quot;);&quot;',&quot;;[.C843];&quot;);&quot;)" office:value-type="string" office:string-value="INSERT INTO municipi(id_municipi, municipi, id_comarca) VALUES (431068,'Pinell de Brai, el',37);" calcext:value-type="string">
            <text:p>INSERT INTO municipi(id_municipi, municipi, id_comarca) VALUES (431068,'Pinell de Brai, el',37);</text:p>
          </table:table-cell>
        </table:table-row>
        <table:table-row table:style-name="ro1">
          <table:table-cell office:value-type="float" office:value="431107" calcext:value-type="float">
            <text:p>431107</text:p>
          </table:table-cell>
          <table:table-cell office:value-type="string" calcext:value-type="string">
            <text:p>Pobla de Massaluca, la</text:p>
          </table:table-cell>
          <table:table-cell office:value-type="float" office:value="37" calcext:value-type="float">
            <text:p>37</text:p>
          </table:table-cell>
          <table:table-cell table:formula="of:=COM.MICROSOFT.CONCAT(&quot;INSERT INTO municipi(id_municipi, municipi, id_comarca) VALUES (&quot;;[.A844];&quot;,'&quot;;SUBSTITUTE([.B844];&quot;'&quot;;&quot;''&quot;);&quot;',&quot;;[.C844];&quot;);&quot;)" office:value-type="string" office:string-value="INSERT INTO municipi(id_municipi, municipi, id_comarca) VALUES (431107,'Pobla de Massaluca, la',37);" calcext:value-type="string">
            <text:p>INSERT INTO municipi(id_municipi, municipi, id_comarca) VALUES (431107,'Pobla de Massaluca, la',37);</text:p>
          </table:table-cell>
        </table:table-row>
        <table:table-row table:style-name="ro1">
          <table:table-cell office:value-type="float" office:value="431172" calcext:value-type="float">
            <text:p>431172</text:p>
          </table:table-cell>
          <table:table-cell office:value-type="string" calcext:value-type="string">
            <text:p>Prat de Comte</text:p>
          </table:table-cell>
          <table:table-cell office:value-type="float" office:value="37" calcext:value-type="float">
            <text:p>37</text:p>
          </table:table-cell>
          <table:table-cell table:formula="of:=COM.MICROSOFT.CONCAT(&quot;INSERT INTO municipi(id_municipi, municipi, id_comarca) VALUES (&quot;;[.A845];&quot;,'&quot;;SUBSTITUTE([.B845];&quot;'&quot;;&quot;''&quot;);&quot;',&quot;;[.C845];&quot;);&quot;)" office:value-type="string" office:string-value="INSERT INTO municipi(id_municipi, municipi, id_comarca) VALUES (431172,'Prat de Comte',37);" calcext:value-type="string">
            <text:p>INSERT INTO municipi(id_municipi, municipi, id_comarca) VALUES (431172,'Prat de Comte',37);</text:p>
          </table:table-cell>
        </table:table-row>
        <table:table-row table:style-name="ro1">
          <table:table-cell office:value-type="float" office:value="431750" calcext:value-type="float">
            <text:p>431750</text:p>
          </table:table-cell>
          <table:table-cell office:value-type="string" calcext:value-type="string">
            <text:p>Vilalba dels Arcs</text:p>
          </table:table-cell>
          <table:table-cell office:value-type="float" office:value="37" calcext:value-type="float">
            <text:p>37</text:p>
          </table:table-cell>
          <table:table-cell table:formula="of:=COM.MICROSOFT.CONCAT(&quot;INSERT INTO municipi(id_municipi, municipi, id_comarca) VALUES (&quot;;[.A846];&quot;,'&quot;;SUBSTITUTE([.B846];&quot;'&quot;;&quot;''&quot;);&quot;',&quot;;[.C846];&quot;);&quot;)" office:value-type="string" office:string-value="INSERT INTO municipi(id_municipi, municipi, id_comarca) VALUES (431750,'Vilalba dels Arcs',37);" calcext:value-type="string">
            <text:p>INSERT INTO municipi(id_municipi, municipi, id_comarca) VALUES (431750,'Vilalba dels Arcs',37);</text:p>
          </table:table-cell>
        </table:table-row>
        <table:table-row table:style-name="ro1">
          <table:table-cell office:value-type="float" office:value="250030" calcext:value-type="float">
            <text:p>250030</text:p>
          </table:table-cell>
          <table:table-cell office:value-type="string" calcext:value-type="string">
            <text:p>Agramunt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47];&quot;,'&quot;;SUBSTITUTE([.B847];&quot;'&quot;;&quot;''&quot;);&quot;',&quot;;[.C847];&quot;);&quot;)" office:value-type="string" office:string-value="INSERT INTO municipi(id_municipi, municipi, id_comarca) VALUES (250030,'Agramunt',38);" calcext:value-type="string">
            <text:p>INSERT INTO municipi(id_municipi, municipi, id_comarca) VALUES (250030,'Agramunt',38);</text:p>
          </table:table-cell>
        </table:table-row>
        <table:table-row table:style-name="ro1">
          <table:table-cell office:value-type="float" office:value="250273" calcext:value-type="float">
            <text:p>250273</text:p>
          </table:table-cell>
          <table:table-cell office:value-type="string" calcext:value-type="string">
            <text:p>Anglesola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48];&quot;,'&quot;;SUBSTITUTE([.B848];&quot;'&quot;;&quot;''&quot;);&quot;',&quot;;[.C848];&quot;);&quot;)" office:value-type="string" office:string-value="INSERT INTO municipi(id_municipi, municipi, id_comarca) VALUES (250273,'Anglesola',38);" calcext:value-type="string">
            <text:p>INSERT INTO municipi(id_municipi, municipi, id_comarca) VALUES (250273,'Anglesola',38);</text:p>
          </table:table-cell>
        </table:table-row>
        <table:table-row table:style-name="ro1">
          <table:table-cell office:value-type="float" office:value="250463" calcext:value-type="float">
            <text:p>250463</text:p>
          </table:table-cell>
          <table:table-cell office:value-type="string" calcext:value-type="string">
            <text:p>Belianes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49];&quot;,'&quot;;SUBSTITUTE([.B849];&quot;'&quot;;&quot;''&quot;);&quot;',&quot;;[.C849];&quot;);&quot;)" office:value-type="string" office:string-value="INSERT INTO municipi(id_municipi, municipi, id_comarca) VALUES (250463,'Belianes',38);" calcext:value-type="string">
            <text:p>INSERT INTO municipi(id_municipi, municipi, id_comarca) VALUES (250463,'Belianes',38);</text:p>
          </table:table-cell>
        </table:table-row>
        <table:table-row table:style-name="ro1">
          <table:table-cell office:value-type="float" office:value="250501" calcext:value-type="float">
            <text:p>250501</text:p>
          </table:table-cell>
          <table:table-cell office:value-type="string" calcext:value-type="string">
            <text:p>Bellpuig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50];&quot;,'&quot;;SUBSTITUTE([.B850];&quot;'&quot;;&quot;''&quot;);&quot;',&quot;;[.C850];&quot;);&quot;)" office:value-type="string" office:string-value="INSERT INTO municipi(id_municipi, municipi, id_comarca) VALUES (250501,'Bellpuig',38);" calcext:value-type="string">
            <text:p>INSERT INTO municipi(id_municipi, municipi, id_comarca) VALUES (250501,'Bellpuig',38);</text:p>
          </table:table-cell>
        </table:table-row>
        <table:table-row table:style-name="ro1">
          <table:table-cell office:value-type="float" office:value="250707" calcext:value-type="float">
            <text:p>250707</text:p>
          </table:table-cell>
          <table:table-cell office:value-type="string" calcext:value-type="string">
            <text:p>Castellserà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51];&quot;,'&quot;;SUBSTITUTE([.B851];&quot;'&quot;;&quot;''&quot;);&quot;',&quot;;[.C851];&quot;);&quot;)" office:value-type="string" office:string-value="INSERT INTO municipi(id_municipi, municipi, id_comarca) VALUES (250707,'Castellserà',38);" calcext:value-type="string">
            <text:p>INSERT INTO municipi(id_municipi, municipi, id_comarca) VALUES (250707,'Castellserà',38);</text:p>
          </table:table-cell>
        </table:table-row>
        <table:table-row table:style-name="ro1">
          <table:table-cell office:value-type="float" office:value="250740" calcext:value-type="float">
            <text:p>250740</text:p>
          </table:table-cell>
          <table:table-cell office:value-type="string" calcext:value-type="string">
            <text:p>Ciutadilla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52];&quot;,'&quot;;SUBSTITUTE([.B852];&quot;'&quot;;&quot;''&quot;);&quot;',&quot;;[.C852];&quot;);&quot;)" office:value-type="string" office:string-value="INSERT INTO municipi(id_municipi, municipi, id_comarca) VALUES (250740,'Ciutadilla',38);" calcext:value-type="string">
            <text:p>INSERT INTO municipi(id_municipi, municipi, id_comarca) VALUES (250740,'Ciutadilla',38);</text:p>
          </table:table-cell>
        </table:table-row>
        <table:table-row table:style-name="ro1">
          <table:table-cell office:value-type="float" office:value="250962" calcext:value-type="float">
            <text:p>250962</text:p>
          </table:table-cell>
          <table:table-cell office:value-type="string" calcext:value-type="string">
            <text:p>Fuliola, la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53];&quot;,'&quot;;SUBSTITUTE([.B853];&quot;'&quot;;&quot;''&quot;);&quot;',&quot;;[.C853];&quot;);&quot;)" office:value-type="string" office:string-value="INSERT INTO municipi(id_municipi, municipi, id_comarca) VALUES (250962,'Fuliola, la',38);" calcext:value-type="string">
            <text:p>INSERT INTO municipi(id_municipi, municipi, id_comarca) VALUES (250962,'Fuliola, la',38);</text:p>
          </table:table-cell>
        </table:table-row>
        <table:table-row table:style-name="ro1">
          <table:table-cell office:value-type="float" office:value="251095" calcext:value-type="float">
            <text:p>251095</text:p>
          </table:table-cell>
          <table:table-cell office:value-type="string" calcext:value-type="string">
            <text:p>Guimerà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54];&quot;,'&quot;;SUBSTITUTE([.B854];&quot;'&quot;;&quot;''&quot;);&quot;',&quot;;[.C854];&quot;);&quot;)" office:value-type="string" office:string-value="INSERT INTO municipi(id_municipi, municipi, id_comarca) VALUES (251095,'Guimerà',38);" calcext:value-type="string">
            <text:p>INSERT INTO municipi(id_municipi, municipi, id_comarca) VALUES (251095,'Guimerà',38);</text:p>
          </table:table-cell>
        </table:table-row>
        <table:table-row table:style-name="ro1">
          <table:table-cell office:value-type="float" office:value="251305" calcext:value-type="float">
            <text:p>251305</text:p>
          </table:table-cell>
          <table:table-cell office:value-type="string" calcext:value-type="string">
            <text:p>Maldà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55];&quot;,'&quot;;SUBSTITUTE([.B855];&quot;'&quot;;&quot;''&quot;);&quot;',&quot;;[.C855];&quot;);&quot;)" office:value-type="string" office:string-value="INSERT INTO municipi(id_municipi, municipi, id_comarca) VALUES (251305,'Maldà',38);" calcext:value-type="string">
            <text:p>INSERT INTO municipi(id_municipi, municipi, id_comarca) VALUES (251305,'Maldà',38);</text:p>
          </table:table-cell>
        </table:table-row>
        <table:table-row table:style-name="ro1">
          <table:table-cell office:value-type="float" office:value="251459" calcext:value-type="float">
            <text:p>251459</text:p>
          </table:table-cell>
          <table:table-cell office:value-type="string" calcext:value-type="string">
            <text:p>Nalec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56];&quot;,'&quot;;SUBSTITUTE([.B856];&quot;'&quot;;&quot;''&quot;);&quot;',&quot;;[.C856];&quot;);&quot;)" office:value-type="string" office:string-value="INSERT INTO municipi(id_municipi, municipi, id_comarca) VALUES (251459,'Nalec',38);" calcext:value-type="string">
            <text:p>INSERT INTO municipi(id_municipi, municipi, id_comarca) VALUES (251459,'Nalec',38);</text:p>
          </table:table-cell>
        </table:table-row>
        <table:table-row table:style-name="ro1">
          <table:table-cell office:value-type="float" office:value="251543" calcext:value-type="float">
            <text:p>251543</text:p>
          </table:table-cell>
          <table:table-cell office:value-type="string" calcext:value-type="string">
            <text:p>Omells de na Gaia, els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57];&quot;,'&quot;;SUBSTITUTE([.B857];&quot;'&quot;;&quot;''&quot;);&quot;',&quot;;[.C857];&quot;);&quot;)" office:value-type="string" office:string-value="INSERT INTO municipi(id_municipi, municipi, id_comarca) VALUES (251543,'Omells de na Gaia, els',38);" calcext:value-type="string">
            <text:p>INSERT INTO municipi(id_municipi, municipi, id_comarca) VALUES (251543,'Omells de na Gaia, els',38);</text:p>
          </table:table-cell>
        </table:table-row>
        <table:table-row table:style-name="ro1">
          <table:table-cell office:value-type="float" office:value="251575" calcext:value-type="float">
            <text:p>251575</text:p>
          </table:table-cell>
          <table:table-cell office:value-type="string" calcext:value-type="string">
            <text:p>Ossó de Sió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58];&quot;,'&quot;;SUBSTITUTE([.B858];&quot;'&quot;;&quot;''&quot;);&quot;',&quot;;[.C858];&quot;);&quot;)" office:value-type="string" office:string-value="INSERT INTO municipi(id_municipi, municipi, id_comarca) VALUES (251575,'Ossó de Sió',38);" calcext:value-type="string">
            <text:p>INSERT INTO municipi(id_municipi, municipi, id_comarca) VALUES (251575,'Ossó de Sió',38);</text:p>
          </table:table-cell>
        </table:table-row>
        <table:table-row table:style-name="ro1">
          <table:table-cell office:value-type="float" office:value="251765" calcext:value-type="float">
            <text:p>251765</text:p>
          </table:table-cell>
          <table:table-cell office:value-type="string" calcext:value-type="string">
            <text:p>Preixana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59];&quot;,'&quot;;SUBSTITUTE([.B859];&quot;'&quot;;&quot;''&quot;);&quot;',&quot;;[.C859];&quot;);&quot;)" office:value-type="string" office:string-value="INSERT INTO municipi(id_municipi, municipi, id_comarca) VALUES (251765,'Preixana',38);" calcext:value-type="string">
            <text:p>INSERT INTO municipi(id_municipi, municipi, id_comarca) VALUES (251765,'Preixana',38);</text:p>
          </table:table-cell>
        </table:table-row>
        <table:table-row table:style-name="ro1">
          <table:table-cell office:value-type="float" office:value="251811" calcext:value-type="float">
            <text:p>251811</text:p>
          </table:table-cell>
          <table:table-cell office:value-type="string" calcext:value-type="string">
            <text:p>Puigverd d'Agramunt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60];&quot;,'&quot;;SUBSTITUTE([.B860];&quot;'&quot;;&quot;''&quot;);&quot;',&quot;;[.C860];&quot;);&quot;)" office:value-type="string" office:string-value="INSERT INTO municipi(id_municipi, municipi, id_comarca) VALUES (251811,'Puigverd d''Agramunt',38);" calcext:value-type="string">
            <text:p>INSERT INTO municipi(id_municipi, municipi, id_comarca) VALUES (251811,'Puigverd d''Agramunt',38);</text:p>
          </table:table-cell>
        </table:table-row>
        <table:table-row table:style-name="ro1">
          <table:table-cell office:value-type="float" office:value="259025" calcext:value-type="float">
            <text:p>259025</text:p>
          </table:table-cell>
          <table:table-cell office:value-type="string" calcext:value-type="string">
            <text:p>Sant Martí de Riucorb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61];&quot;,'&quot;;SUBSTITUTE([.B861];&quot;'&quot;;&quot;''&quot;);&quot;',&quot;;[.C861];&quot;);&quot;)" office:value-type="string" office:string-value="INSERT INTO municipi(id_municipi, municipi, id_comarca) VALUES (259025,'Sant Martí de Riucorb',38);" calcext:value-type="string">
            <text:p>INSERT INTO municipi(id_municipi, municipi, id_comarca) VALUES (259025,'Sant Martí de Riucorb',38);</text:p>
          </table:table-cell>
        </table:table-row>
        <table:table-row table:style-name="ro1">
          <table:table-cell office:value-type="float" office:value="252173" calcext:value-type="float">
            <text:p>252173</text:p>
          </table:table-cell>
          <table:table-cell office:value-type="string" calcext:value-type="string">
            <text:p>Tàrrega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62];&quot;,'&quot;;SUBSTITUTE([.B862];&quot;'&quot;;&quot;''&quot;);&quot;',&quot;;[.C862];&quot;);&quot;)" office:value-type="string" office:string-value="INSERT INTO municipi(id_municipi, municipi, id_comarca) VALUES (252173,'Tàrrega',38);" calcext:value-type="string">
            <text:p>INSERT INTO municipi(id_municipi, municipi, id_comarca) VALUES (252173,'Tàrrega',38);</text:p>
          </table:table-cell>
        </table:table-row>
        <table:table-row table:style-name="ro1">
          <table:table-cell office:value-type="float" office:value="252252" calcext:value-type="float">
            <text:p>252252</text:p>
          </table:table-cell>
          <table:table-cell office:value-type="string" calcext:value-type="string">
            <text:p>Tornabous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63];&quot;,'&quot;;SUBSTITUTE([.B863];&quot;'&quot;;&quot;''&quot;);&quot;',&quot;;[.C863];&quot;);&quot;)" office:value-type="string" office:string-value="INSERT INTO municipi(id_municipi, municipi, id_comarca) VALUES (252252,'Tornabous',38);" calcext:value-type="string">
            <text:p>INSERT INTO municipi(id_municipi, municipi, id_comarca) VALUES (252252,'Tornabous',38);</text:p>
          </table:table-cell>
        </table:table-row>
        <table:table-row table:style-name="ro1">
          <table:table-cell office:value-type="float" office:value="252385" calcext:value-type="float">
            <text:p>252385</text:p>
          </table:table-cell>
          <table:table-cell office:value-type="string" calcext:value-type="string">
            <text:p>Vallbona de les Monges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64];&quot;,'&quot;;SUBSTITUTE([.B864];&quot;'&quot;;&quot;''&quot;);&quot;',&quot;;[.C864];&quot;);&quot;)" office:value-type="string" office:string-value="INSERT INTO municipi(id_municipi, municipi, id_comarca) VALUES (252385,'Vallbona de les Monges',38);" calcext:value-type="string">
            <text:p>INSERT INTO municipi(id_municipi, municipi, id_comarca) VALUES (252385,'Vallbona de les Monges',38);</text:p>
          </table:table-cell>
        </table:table-row>
        <table:table-row table:style-name="ro1">
          <table:table-cell office:value-type="float" office:value="252424" calcext:value-type="float">
            <text:p>252424</text:p>
          </table:table-cell>
          <table:table-cell office:value-type="string" calcext:value-type="string">
            <text:p>Verdú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65];&quot;,'&quot;;SUBSTITUTE([.B865];&quot;'&quot;;&quot;''&quot;);&quot;',&quot;;[.C865];&quot;);&quot;)" office:value-type="string" office:string-value="INSERT INTO municipi(id_municipi, municipi, id_comarca) VALUES (252424,'Verdú',38);" calcext:value-type="string">
            <text:p>INSERT INTO municipi(id_municipi, municipi, id_comarca) VALUES (252424,'Verdú',38);</text:p>
          </table:table-cell>
        </table:table-row>
        <table:table-row table:style-name="ro1">
          <table:table-cell office:value-type="float" office:value="252445" calcext:value-type="float">
            <text:p>252445</text:p>
          </table:table-cell>
          <table:table-cell office:value-type="string" calcext:value-type="string">
            <text:p>Vilagrassa</text:p>
          </table:table-cell>
          <table:table-cell office:value-type="float" office:value="38" calcext:value-type="float">
            <text:p>38</text:p>
          </table:table-cell>
          <table:table-cell table:formula="of:=COM.MICROSOFT.CONCAT(&quot;INSERT INTO municipi(id_municipi, municipi, id_comarca) VALUES (&quot;;[.A866];&quot;,'&quot;;SUBSTITUTE([.B866];&quot;'&quot;;&quot;''&quot;);&quot;',&quot;;[.C866];&quot;);&quot;)" office:value-type="string" office:string-value="INSERT INTO municipi(id_municipi, municipi, id_comarca) VALUES (252445,'Vilagrassa',38);" calcext:value-type="string">
            <text:p>INSERT INTO municipi(id_municipi, municipi, id_comarca) VALUES (252445,'Vilagrassa',38);</text:p>
          </table:table-cell>
        </table:table-row>
        <table:table-row table:style-name="ro1">
          <table:table-cell office:value-type="float" office:value="250313" calcext:value-type="float">
            <text:p>250313</text:p>
          </table:table-cell>
          <table:table-cell office:value-type="string" calcext:value-type="string">
            <text:p>Arres</text:p>
          </table:table-cell>
          <table:table-cell office:value-type="float" office:value="39" calcext:value-type="float">
            <text:p>39</text:p>
          </table:table-cell>
          <table:table-cell table:formula="of:=COM.MICROSOFT.CONCAT(&quot;INSERT INTO municipi(id_municipi, municipi, id_comarca) VALUES (&quot;;[.A867];&quot;,'&quot;;SUBSTITUTE([.B867];&quot;'&quot;;&quot;''&quot;);&quot;',&quot;;[.C867];&quot;);&quot;)" office:value-type="string" office:string-value="INSERT INTO municipi(id_municipi, municipi, id_comarca) VALUES (250313,'Arres',39);" calcext:value-type="string">
            <text:p>INSERT INTO municipi(id_municipi, municipi, id_comarca) VALUES (250313,'Arres',39);</text:p>
          </table:table-cell>
        </table:table-row>
        <table:table-row table:style-name="ro1">
          <table:table-cell office:value-type="float" office:value="250450" calcext:value-type="float">
            <text:p>250450</text:p>
          </table:table-cell>
          <table:table-cell office:value-type="string" calcext:value-type="string">
            <text:p>Bausen</text:p>
          </table:table-cell>
          <table:table-cell office:value-type="float" office:value="39" calcext:value-type="float">
            <text:p>39</text:p>
          </table:table-cell>
          <table:table-cell table:formula="of:=COM.MICROSOFT.CONCAT(&quot;INSERT INTO municipi(id_municipi, municipi, id_comarca) VALUES (&quot;;[.A868];&quot;,'&quot;;SUBSTITUTE([.B868];&quot;'&quot;;&quot;''&quot;);&quot;',&quot;;[.C868];&quot;);&quot;)" office:value-type="string" office:string-value="INSERT INTO municipi(id_municipi, municipi, id_comarca) VALUES (250450,'Bausen',39);" calcext:value-type="string">
            <text:p>INSERT INTO municipi(id_municipi, municipi, id_comarca) VALUES (250450,'Bausen',39);</text:p>
          </table:table-cell>
        </table:table-row>
        <table:table-row table:style-name="ro1">
          <table:table-cell office:value-type="float" office:value="250576" calcext:value-type="float">
            <text:p>250576</text:p>
          </table:table-cell>
          <table:table-cell office:value-type="string" calcext:value-type="string">
            <text:p>Bòrdes, Es</text:p>
          </table:table-cell>
          <table:table-cell office:value-type="float" office:value="39" calcext:value-type="float">
            <text:p>39</text:p>
          </table:table-cell>
          <table:table-cell table:formula="of:=COM.MICROSOFT.CONCAT(&quot;INSERT INTO municipi(id_municipi, municipi, id_comarca) VALUES (&quot;;[.A869];&quot;,'&quot;;SUBSTITUTE([.B869];&quot;'&quot;;&quot;''&quot;);&quot;',&quot;;[.C869];&quot;);&quot;)" office:value-type="string" office:string-value="INSERT INTO municipi(id_municipi, municipi, id_comarca) VALUES (250576,'Bòrdes, Es',39);" calcext:value-type="string">
            <text:p>INSERT INTO municipi(id_municipi, municipi, id_comarca) VALUES (250576,'Bòrdes, Es',39);</text:p>
          </table:table-cell>
        </table:table-row>
        <table:table-row table:style-name="ro1">
          <table:table-cell office:value-type="float" office:value="250595" calcext:value-type="float">
            <text:p>250595</text:p>
          </table:table-cell>
          <table:table-cell office:value-type="string" calcext:value-type="string">
            <text:p>Bossòst</text:p>
          </table:table-cell>
          <table:table-cell office:value-type="float" office:value="39" calcext:value-type="float">
            <text:p>39</text:p>
          </table:table-cell>
          <table:table-cell table:formula="of:=COM.MICROSOFT.CONCAT(&quot;INSERT INTO municipi(id_municipi, municipi, id_comarca) VALUES (&quot;;[.A870];&quot;,'&quot;;SUBSTITUTE([.B870];&quot;'&quot;;&quot;''&quot;);&quot;',&quot;;[.C870];&quot;);&quot;)" office:value-type="string" office:string-value="INSERT INTO municipi(id_municipi, municipi, id_comarca) VALUES (250595,'Bossòst',39);" calcext:value-type="string">
            <text:p>INSERT INTO municipi(id_municipi, municipi, id_comarca) VALUES (250595,'Bossòst',39);</text:p>
          </table:table-cell>
        </table:table-row>
        <table:table-row table:style-name="ro1">
          <table:table-cell office:value-type="float" office:value="250637" calcext:value-type="float">
            <text:p>250637</text:p>
          </table:table-cell>
          <table:table-cell office:value-type="string" calcext:value-type="string">
            <text:p>Canejan</text:p>
          </table:table-cell>
          <table:table-cell office:value-type="float" office:value="39" calcext:value-type="float">
            <text:p>39</text:p>
          </table:table-cell>
          <table:table-cell table:formula="of:=COM.MICROSOFT.CONCAT(&quot;INSERT INTO municipi(id_municipi, municipi, id_comarca) VALUES (&quot;;[.A871];&quot;,'&quot;;SUBSTITUTE([.B871];&quot;'&quot;;&quot;''&quot;);&quot;',&quot;;[.C871];&quot;);&quot;)" office:value-type="string" office:string-value="INSERT INTO municipi(id_municipi, municipi, id_comarca) VALUES (250637,'Canejan',39);" calcext:value-type="string">
            <text:p>INSERT INTO municipi(id_municipi, municipi, id_comarca) VALUES (250637,'Canejan',39);</text:p>
          </table:table-cell>
        </table:table-row>
        <table:table-row table:style-name="ro1">
          <table:table-cell office:value-type="float" office:value="251214" calcext:value-type="float">
            <text:p>251214</text:p>
          </table:table-cell>
          <table:table-cell office:value-type="string" calcext:value-type="string">
            <text:p>Les</text:p>
          </table:table-cell>
          <table:table-cell office:value-type="float" office:value="39" calcext:value-type="float">
            <text:p>39</text:p>
          </table:table-cell>
          <table:table-cell table:formula="of:=COM.MICROSOFT.CONCAT(&quot;INSERT INTO municipi(id_municipi, municipi, id_comarca) VALUES (&quot;;[.A872];&quot;,'&quot;;SUBSTITUTE([.B872];&quot;'&quot;;&quot;''&quot;);&quot;',&quot;;[.C872];&quot;);&quot;)" office:value-type="string" office:string-value="INSERT INTO municipi(id_municipi, municipi, id_comarca) VALUES (251214,'Les',39);" calcext:value-type="string">
            <text:p>INSERT INTO municipi(id_municipi, municipi, id_comarca) VALUES (251214,'Les',39);</text:p>
          </table:table-cell>
        </table:table-row>
        <table:table-row table:style-name="ro1">
          <table:table-cell office:value-type="float" office:value="250254" calcext:value-type="float">
            <text:p>250254</text:p>
          </table:table-cell>
          <table:table-cell office:value-type="string" calcext:value-type="string">
            <text:p>Naut Aran</text:p>
          </table:table-cell>
          <table:table-cell office:value-type="float" office:value="39" calcext:value-type="float">
            <text:p>39</text:p>
          </table:table-cell>
          <table:table-cell table:formula="of:=COM.MICROSOFT.CONCAT(&quot;INSERT INTO municipi(id_municipi, municipi, id_comarca) VALUES (&quot;;[.A873];&quot;,'&quot;;SUBSTITUTE([.B873];&quot;'&quot;;&quot;''&quot;);&quot;',&quot;;[.C873];&quot;);&quot;)" office:value-type="string" office:string-value="INSERT INTO municipi(id_municipi, municipi, id_comarca) VALUES (250254,'Naut Aran',39);" calcext:value-type="string">
            <text:p>INSERT INTO municipi(id_municipi, municipi, id_comarca) VALUES (250254,'Naut Aran',39);</text:p>
          </table:table-cell>
        </table:table-row>
        <table:table-row table:style-name="ro1">
          <table:table-cell office:value-type="float" office:value="252430" calcext:value-type="float">
            <text:p>252430</text:p>
          </table:table-cell>
          <table:table-cell office:value-type="string" calcext:value-type="string">
            <text:p>Vielha e Mijaran</text:p>
          </table:table-cell>
          <table:table-cell office:value-type="float" office:value="39" calcext:value-type="float">
            <text:p>39</text:p>
          </table:table-cell>
          <table:table-cell table:formula="of:=COM.MICROSOFT.CONCAT(&quot;INSERT INTO municipi(id_municipi, municipi, id_comarca) VALUES (&quot;;[.A874];&quot;,'&quot;;SUBSTITUTE([.B874];&quot;'&quot;;&quot;''&quot;);&quot;',&quot;;[.C874];&quot;);&quot;)" office:value-type="string" office:string-value="INSERT INTO municipi(id_municipi, municipi, id_comarca) VALUES (252430,'Vielha e Mijaran',39);" calcext:value-type="string">
            <text:p>INSERT INTO municipi(id_municipi, municipi, id_comarca) VALUES (252430,'Vielha e Mijaran',39);</text:p>
          </table:table-cell>
        </table:table-row>
        <table:table-row table:style-name="ro1">
          <table:table-cell office:value-type="float" office:value="252477" calcext:value-type="float">
            <text:p>252477</text:p>
          </table:table-cell>
          <table:table-cell office:value-type="string" calcext:value-type="string">
            <text:p>Vilamòs</text:p>
          </table:table-cell>
          <table:table-cell office:value-type="float" office:value="39" calcext:value-type="float">
            <text:p>39</text:p>
          </table:table-cell>
          <table:table-cell table:formula="of:=COM.MICROSOFT.CONCAT(&quot;INSERT INTO municipi(id_municipi, municipi, id_comarca) VALUES (&quot;;[.A875];&quot;,'&quot;;SUBSTITUTE([.B875];&quot;'&quot;;&quot;''&quot;);&quot;',&quot;;[.C875];&quot;);&quot;)" office:value-type="string" office:string-value="INSERT INTO municipi(id_municipi, municipi, id_comarca) VALUES (252477,'Vilamòs',39);" calcext:value-type="string">
            <text:p>INSERT INTO municipi(id_municipi, municipi, id_comarca) VALUES (252477,'Vilamòs',39);</text:p>
          </table:table-cell>
        </table:table-row>
        <table:table-row table:style-name="ro1">
          <table:table-cell office:value-type="float" office:value="89045" calcext:value-type="float">
            <text:p>89045</text:p>
          </table:table-cell>
          <table:table-cell office:value-type="string" calcext:value-type="string">
            <text:p>Badia del Vallès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76];&quot;,'&quot;;SUBSTITUTE([.B876];&quot;'&quot;;&quot;''&quot;);&quot;',&quot;;[.C876];&quot;);&quot;)" office:value-type="string" office:string-value="INSERT INTO municipi(id_municipi, municipi, id_comarca) VALUES (89045,'Badia del Vallès',40);" calcext:value-type="string">
            <text:p>INSERT INTO municipi(id_municipi, municipi, id_comarca) VALUES (89045,'Badia del Vallès',40);</text:p>
          </table:table-cell>
        </table:table-row>
        <table:table-row table:style-name="ro1">
          <table:table-cell office:value-type="float" office:value="82520" calcext:value-type="float">
            <text:p>82520</text:p>
          </table:table-cell>
          <table:table-cell office:value-type="string" calcext:value-type="string">
            <text:p>Barberà del Vallès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77];&quot;,'&quot;;SUBSTITUTE([.B877];&quot;'&quot;;&quot;''&quot;);&quot;',&quot;;[.C877];&quot;);&quot;)" office:value-type="string" office:string-value="INSERT INTO municipi(id_municipi, municipi, id_comarca) VALUES (82520,'Barberà del Vallès',40);" calcext:value-type="string">
            <text:p>INSERT INTO municipi(id_municipi, municipi, id_comarca) VALUES (82520,'Barberà del Vallès',40);</text:p>
          </table:table-cell>
        </table:table-row>
        <table:table-row table:style-name="ro1">
          <table:table-cell office:value-type="float" office:value="80517" calcext:value-type="float">
            <text:p>80517</text:p>
          </table:table-cell>
          <table:table-cell office:value-type="string" calcext:value-type="string">
            <text:p>Castellar del Vallès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78];&quot;,'&quot;;SUBSTITUTE([.B878];&quot;'&quot;;&quot;''&quot;);&quot;',&quot;;[.C878];&quot;);&quot;)" office:value-type="string" office:string-value="INSERT INTO municipi(id_municipi, municipi, id_comarca) VALUES (80517,'Castellar del Vallès',40);" calcext:value-type="string">
            <text:p>INSERT INTO municipi(id_municipi, municipi, id_comarca) VALUES (80517,'Castellar del Vallès',40);</text:p>
          </table:table-cell>
        </table:table-row>
        <table:table-row table:style-name="ro1">
          <table:table-cell office:value-type="float" office:value="80543" calcext:value-type="float">
            <text:p>80543</text:p>
          </table:table-cell>
          <table:table-cell office:value-type="string" calcext:value-type="string">
            <text:p>Castellbisbal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79];&quot;,'&quot;;SUBSTITUTE([.B879];&quot;'&quot;;&quot;''&quot;);&quot;',&quot;;[.C879];&quot;);&quot;)" office:value-type="string" office:string-value="INSERT INTO municipi(id_municipi, municipi, id_comarca) VALUES (80543,'Castellbisbal',40);" calcext:value-type="string">
            <text:p>INSERT INTO municipi(id_municipi, municipi, id_comarca) VALUES (80543,'Castellbisbal',40);</text:p>
          </table:table-cell>
        </table:table-row>
        <table:table-row table:style-name="ro1">
          <table:table-cell office:value-type="float" office:value="82665" calcext:value-type="float">
            <text:p>82665</text:p>
          </table:table-cell>
          <table:table-cell office:value-type="string" calcext:value-type="string">
            <text:p>Cerdanyola del Vallès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80];&quot;,'&quot;;SUBSTITUTE([.B880];&quot;'&quot;;&quot;''&quot;);&quot;',&quot;;[.C880];&quot;);&quot;)" office:value-type="string" office:string-value="INSERT INTO municipi(id_municipi, municipi, id_comarca) VALUES (82665,'Cerdanyola del Vallès',40);" calcext:value-type="string">
            <text:p>INSERT INTO municipi(id_municipi, municipi, id_comarca) VALUES (82665,'Cerdanyola del Vallès',40);</text:p>
          </table:table-cell>
        </table:table-row>
        <table:table-row table:style-name="ro1">
          <table:table-cell office:value-type="float" office:value="80879" calcext:value-type="float">
            <text:p>80879</text:p>
          </table:table-cell>
          <table:table-cell office:value-type="string" calcext:value-type="string">
            <text:p>Gallifa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81];&quot;,'&quot;;SUBSTITUTE([.B881];&quot;'&quot;;&quot;''&quot;);&quot;',&quot;;[.C881];&quot;);&quot;)" office:value-type="string" office:string-value="INSERT INTO municipi(id_municipi, municipi, id_comarca) VALUES (80879,'Gallifa',40);" calcext:value-type="string">
            <text:p>INSERT INTO municipi(id_municipi, municipi, id_comarca) VALUES (80879,'Gallifa',40);</text:p>
          </table:table-cell>
        </table:table-row>
        <table:table-row table:style-name="ro1">
          <table:table-cell office:value-type="float" office:value="81206" calcext:value-type="float">
            <text:p>81206</text:p>
          </table:table-cell>
          <table:table-cell office:value-type="string" calcext:value-type="string">
            <text:p>Matadepera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82];&quot;,'&quot;;SUBSTITUTE([.B882];&quot;'&quot;;&quot;''&quot;);&quot;',&quot;;[.C882];&quot;);&quot;)" office:value-type="string" office:string-value="INSERT INTO municipi(id_municipi, municipi, id_comarca) VALUES (81206,'Matadepera',40);" calcext:value-type="string">
            <text:p>INSERT INTO municipi(id_municipi, municipi, id_comarca) VALUES (81206,'Matadepera',40);</text:p>
          </table:table-cell>
        </table:table-row>
        <table:table-row table:style-name="ro1">
          <table:table-cell office:value-type="float" office:value="81252" calcext:value-type="float">
            <text:p>81252</text:p>
          </table:table-cell>
          <table:table-cell office:value-type="string" calcext:value-type="string">
            <text:p>Montcada i Reixac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83];&quot;,'&quot;;SUBSTITUTE([.B883];&quot;'&quot;;&quot;''&quot;);&quot;',&quot;;[.C883];&quot;);&quot;)" office:value-type="string" office:string-value="INSERT INTO municipi(id_municipi, municipi, id_comarca) VALUES (81252,'Montcada i Reixac',40);" calcext:value-type="string">
            <text:p>INSERT INTO municipi(id_municipi, municipi, id_comarca) VALUES (81252,'Montcada i Reixac',40);</text:p>
          </table:table-cell>
        </table:table-row>
        <table:table-row table:style-name="ro1">
          <table:table-cell office:value-type="float" office:value="81568" calcext:value-type="float">
            <text:p>81568</text:p>
          </table:table-cell>
          <table:table-cell office:value-type="string" calcext:value-type="string">
            <text:p>Palau-solità i Plegamans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84];&quot;,'&quot;;SUBSTITUTE([.B884];&quot;'&quot;;&quot;''&quot;);&quot;',&quot;;[.C884];&quot;);&quot;)" office:value-type="string" office:string-value="INSERT INTO municipi(id_municipi, municipi, id_comarca) VALUES (81568,'Palau-solità i Plegamans',40);" calcext:value-type="string">
            <text:p>INSERT INTO municipi(id_municipi, municipi, id_comarca) VALUES (81568,'Palau-solità i Plegamans',40);</text:p>
          </table:table-cell>
        </table:table-row>
        <table:table-row table:style-name="ro1">
          <table:table-cell office:value-type="float" office:value="81672" calcext:value-type="float">
            <text:p>81672</text:p>
          </table:table-cell>
          <table:table-cell office:value-type="string" calcext:value-type="string">
            <text:p>Polinyà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85];&quot;,'&quot;;SUBSTITUTE([.B885];&quot;'&quot;;&quot;''&quot;);&quot;',&quot;;[.C885];&quot;);&quot;)" office:value-type="string" office:string-value="INSERT INTO municipi(id_municipi, municipi, id_comarca) VALUES (81672,'Polinyà',40);" calcext:value-type="string">
            <text:p>INSERT INTO municipi(id_municipi, municipi, id_comarca) VALUES (81672,'Polinyà',40);</text:p>
          </table:table-cell>
        </table:table-row>
        <table:table-row table:style-name="ro1">
          <table:table-cell office:value-type="float" office:value="81799" calcext:value-type="float">
            <text:p>81799</text:p>
          </table:table-cell>
          <table:table-cell office:value-type="string" calcext:value-type="string">
            <text:p>Rellinars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86];&quot;,'&quot;;SUBSTITUTE([.B886];&quot;'&quot;;&quot;''&quot;);&quot;',&quot;;[.C886];&quot;);&quot;)" office:value-type="string" office:string-value="INSERT INTO municipi(id_municipi, municipi, id_comarca) VALUES (81799,'Rellinars',40);" calcext:value-type="string">
            <text:p>INSERT INTO municipi(id_municipi, municipi, id_comarca) VALUES (81799,'Rellinars',40);</text:p>
          </table:table-cell>
        </table:table-row>
        <table:table-row table:style-name="ro1">
          <table:table-cell office:value-type="float" office:value="81803" calcext:value-type="float">
            <text:p>81803</text:p>
          </table:table-cell>
          <table:table-cell office:value-type="string" calcext:value-type="string">
            <text:p>Ripollet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87];&quot;,'&quot;;SUBSTITUTE([.B887];&quot;'&quot;;&quot;''&quot;);&quot;',&quot;;[.C887];&quot;);&quot;)" office:value-type="string" office:string-value="INSERT INTO municipi(id_municipi, municipi, id_comarca) VALUES (81803,'Ripollet',40);" calcext:value-type="string">
            <text:p>INSERT INTO municipi(id_municipi, municipi, id_comarca) VALUES (81803,'Ripollet',40);</text:p>
          </table:table-cell>
        </table:table-row>
        <table:table-row table:style-name="ro1">
          <table:table-cell office:value-type="float" office:value="81846" calcext:value-type="float">
            <text:p>81846</text:p>
          </table:table-cell>
          <table:table-cell office:value-type="string" calcext:value-type="string">
            <text:p>Rubí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88];&quot;,'&quot;;SUBSTITUTE([.B888];&quot;'&quot;;&quot;''&quot;);&quot;',&quot;;[.C888];&quot;);&quot;)" office:value-type="string" office:string-value="INSERT INTO municipi(id_municipi, municipi, id_comarca) VALUES (81846,'Rubí',40);" calcext:value-type="string">
            <text:p>INSERT INTO municipi(id_municipi, municipi, id_comarca) VALUES (81846,'Rubí',40);</text:p>
          </table:table-cell>
        </table:table-row>
        <table:table-row table:style-name="ro1">
          <table:table-cell office:value-type="float" office:value="81878" calcext:value-type="float">
            <text:p>81878</text:p>
          </table:table-cell>
          <table:table-cell office:value-type="string" calcext:value-type="string">
            <text:p>Sabadell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89];&quot;,'&quot;;SUBSTITUTE([.B889];&quot;'&quot;;&quot;''&quot;);&quot;',&quot;;[.C889];&quot;);&quot;)" office:value-type="string" office:string-value="INSERT INTO municipi(id_municipi, municipi, id_comarca) VALUES (81878,'Sabadell',40);" calcext:value-type="string">
            <text:p>INSERT INTO municipi(id_municipi, municipi, id_comarca) VALUES (81878,'Sabadell',40);</text:p>
          </table:table-cell>
        </table:table-row>
        <table:table-row table:style-name="ro1">
          <table:table-cell office:value-type="float" office:value="82055" calcext:value-type="float">
            <text:p>82055</text:p>
          </table:table-cell>
          <table:table-cell office:value-type="string" calcext:value-type="string">
            <text:p>Sant Cugat del Vallès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90];&quot;,'&quot;;SUBSTITUTE([.B890];&quot;'&quot;;&quot;''&quot;);&quot;',&quot;;[.C890];&quot;);&quot;)" office:value-type="string" office:string-value="INSERT INTO municipi(id_municipi, municipi, id_comarca) VALUES (82055,'Sant Cugat del Vallès',40);" calcext:value-type="string">
            <text:p>INSERT INTO municipi(id_municipi, municipi, id_comarca) VALUES (82055,'Sant Cugat del Vallès',40);</text:p>
          </table:table-cell>
        </table:table-row>
        <table:table-row table:style-name="ro1">
          <table:table-cell office:value-type="float" office:value="82233" calcext:value-type="float">
            <text:p>82233</text:p>
          </table:table-cell>
          <table:table-cell office:value-type="string" calcext:value-type="string">
            <text:p>Sant Llorenç Savall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91];&quot;,'&quot;;SUBSTITUTE([.B891];&quot;'&quot;;&quot;''&quot;);&quot;',&quot;;[.C891];&quot;);&quot;)" office:value-type="string" office:string-value="INSERT INTO municipi(id_municipi, municipi, id_comarca) VALUES (82233,'Sant Llorenç Savall',40);" calcext:value-type="string">
            <text:p>INSERT INTO municipi(id_municipi, municipi, id_comarca) VALUES (82233,'Sant Llorenç Savall',40);</text:p>
          </table:table-cell>
        </table:table-row>
        <table:table-row table:style-name="ro1">
          <table:table-cell office:value-type="float" office:value="82384" calcext:value-type="float">
            <text:p>82384</text:p>
          </table:table-cell>
          <table:table-cell office:value-type="string" calcext:value-type="string">
            <text:p>Sant Quirze del Vallès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92];&quot;,'&quot;;SUBSTITUTE([.B892];&quot;'&quot;;&quot;''&quot;);&quot;',&quot;;[.C892];&quot;);&quot;)" office:value-type="string" office:string-value="INSERT INTO municipi(id_municipi, municipi, id_comarca) VALUES (82384,'Sant Quirze del Vallès',40);" calcext:value-type="string">
            <text:p>INSERT INTO municipi(id_municipi, municipi, id_comarca) VALUES (82384,'Sant Quirze del Vallès',40);</text:p>
          </table:table-cell>
        </table:table-row>
        <table:table-row table:style-name="ro1">
          <table:table-cell office:value-type="float" office:value="82606" calcext:value-type="float">
            <text:p>82606</text:p>
          </table:table-cell>
          <table:table-cell office:value-type="string" calcext:value-type="string">
            <text:p>Santa Perpètua de Mogoda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93];&quot;,'&quot;;SUBSTITUTE([.B893];&quot;'&quot;;&quot;''&quot;);&quot;',&quot;;[.C893];&quot;);&quot;)" office:value-type="string" office:string-value="INSERT INTO municipi(id_municipi, municipi, id_comarca) VALUES (82606,'Santa Perpètua de Mogoda',40);" calcext:value-type="string">
            <text:p>INSERT INTO municipi(id_municipi, municipi, id_comarca) VALUES (82606,'Santa Perpètua de Mogoda',40);</text:p>
          </table:table-cell>
        </table:table-row>
        <table:table-row table:style-name="ro1">
          <table:table-cell office:value-type="float" office:value="82671" calcext:value-type="float">
            <text:p>82671</text:p>
          </table:table-cell>
          <table:table-cell office:value-type="string" calcext:value-type="string">
            <text:p>Sentmenat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94];&quot;,'&quot;;SUBSTITUTE([.B894];&quot;'&quot;;&quot;''&quot;);&quot;',&quot;;[.C894];&quot;);&quot;)" office:value-type="string" office:string-value="INSERT INTO municipi(id_municipi, municipi, id_comarca) VALUES (82671,'Sentmenat',40);" calcext:value-type="string">
            <text:p>INSERT INTO municipi(id_municipi, municipi, id_comarca) VALUES (82671,'Sentmenat',40);</text:p>
          </table:table-cell>
        </table:table-row>
        <table:table-row table:style-name="ro1">
          <table:table-cell office:value-type="float" office:value="82798" calcext:value-type="float">
            <text:p>82798</text:p>
          </table:table-cell>
          <table:table-cell office:value-type="string" calcext:value-type="string">
            <text:p>Terrassa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95];&quot;,'&quot;;SUBSTITUTE([.B895];&quot;'&quot;;&quot;''&quot;);&quot;',&quot;;[.C895];&quot;);&quot;)" office:value-type="string" office:string-value="INSERT INTO municipi(id_municipi, municipi, id_comarca) VALUES (82798,'Terrassa',40);" calcext:value-type="string">
            <text:p>INSERT INTO municipi(id_municipi, municipi, id_comarca) VALUES (82798,'Terrassa',40);</text:p>
          </table:table-cell>
        </table:table-row>
        <table:table-row table:style-name="ro1">
          <table:table-cell office:value-type="float" office:value="82900" calcext:value-type="float">
            <text:p>82900</text:p>
          </table:table-cell>
          <table:table-cell office:value-type="string" calcext:value-type="string">
            <text:p>Ullastrell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96];&quot;,'&quot;;SUBSTITUTE([.B896];&quot;'&quot;;&quot;''&quot;);&quot;',&quot;;[.C896];&quot;);&quot;)" office:value-type="string" office:string-value="INSERT INTO municipi(id_municipi, municipi, id_comarca) VALUES (82900,'Ullastrell',40);" calcext:value-type="string">
            <text:p>INSERT INTO municipi(id_municipi, municipi, id_comarca) VALUES (82900,'Ullastrell',40);</text:p>
          </table:table-cell>
        </table:table-row>
        <table:table-row table:style-name="ro1">
          <table:table-cell office:value-type="float" office:value="82917" calcext:value-type="float">
            <text:p>82917</text:p>
          </table:table-cell>
          <table:table-cell office:value-type="string" calcext:value-type="string">
            <text:p>Vacarisses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97];&quot;,'&quot;;SUBSTITUTE([.B897];&quot;'&quot;;&quot;''&quot;);&quot;',&quot;;[.C897];&quot;);&quot;)" office:value-type="string" office:string-value="INSERT INTO municipi(id_municipi, municipi, id_comarca) VALUES (82917,'Vacarisses',40);" calcext:value-type="string">
            <text:p>INSERT INTO municipi(id_municipi, municipi, id_comarca) VALUES (82917,'Vacarisses',40);</text:p>
          </table:table-cell>
        </table:table-row>
        <table:table-row table:style-name="ro1">
          <table:table-cell office:value-type="float" office:value="83008" calcext:value-type="float">
            <text:p>83008</text:p>
          </table:table-cell>
          <table:table-cell office:value-type="string" calcext:value-type="string">
            <text:p>Viladecavalls</text:p>
          </table:table-cell>
          <table:table-cell office:value-type="float" office:value="40" calcext:value-type="float">
            <text:p>40</text:p>
          </table:table-cell>
          <table:table-cell table:formula="of:=COM.MICROSOFT.CONCAT(&quot;INSERT INTO municipi(id_municipi, municipi, id_comarca) VALUES (&quot;;[.A898];&quot;,'&quot;;SUBSTITUTE([.B898];&quot;'&quot;;&quot;''&quot;);&quot;',&quot;;[.C898];&quot;);&quot;)" office:value-type="string" office:string-value="INSERT INTO municipi(id_municipi, municipi, id_comarca) VALUES (83008,'Viladecavalls',40);" calcext:value-type="string">
            <text:p>INSERT INTO municipi(id_municipi, municipi, id_comarca) VALUES (83008,'Viladecavalls',40);</text:p>
          </table:table-cell>
        </table:table-row>
        <table:table-row table:style-name="ro1">
          <table:table-cell office:value-type="float" office:value="80142" calcext:value-type="float">
            <text:p>80142</text:p>
          </table:table-cell>
          <table:table-cell office:value-type="string" calcext:value-type="string">
            <text:p>Aiguafreda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899];&quot;,'&quot;;SUBSTITUTE([.B899];&quot;'&quot;;&quot;''&quot;);&quot;',&quot;;[.C899];&quot;);&quot;)" office:value-type="string" office:string-value="INSERT INTO municipi(id_municipi, municipi, id_comarca) VALUES (80142,'Aiguafreda',41);" calcext:value-type="string">
            <text:p>INSERT INTO municipi(id_municipi, municipi, id_comarca) VALUES (80142,'Aiguafreda',41);</text:p>
          </table:table-cell>
        </table:table-row>
        <table:table-row table:style-name="ro1">
          <table:table-cell office:value-type="float" office:value="80057" calcext:value-type="float">
            <text:p>80057</text:p>
          </table:table-cell>
          <table:table-cell office:value-type="string" calcext:value-type="string">
            <text:p>Ametlla del Vallès, l'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00];&quot;,'&quot;;SUBSTITUTE([.B900];&quot;'&quot;;&quot;''&quot;);&quot;',&quot;;[.C900];&quot;);&quot;)" office:value-type="string" office:string-value="INSERT INTO municipi(id_municipi, municipi, id_comarca) VALUES (80057,'Ametlla del Vallès, l''',41);" calcext:value-type="string">
            <text:p>INSERT INTO municipi(id_municipi, municipi, id_comarca) VALUES (80057,'Ametlla del Vallès, l''',41);</text:p>
          </table:table-cell>
        </table:table-row>
        <table:table-row table:style-name="ro1">
          <table:table-cell office:value-type="float" office:value="80235" calcext:value-type="float">
            <text:p>80235</text:p>
          </table:table-cell>
          <table:table-cell office:value-type="string" calcext:value-type="string">
            <text:p>Bigues i Riells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01];&quot;,'&quot;;SUBSTITUTE([.B901];&quot;'&quot;;&quot;''&quot;);&quot;',&quot;;[.C901];&quot;);&quot;)" office:value-type="string" office:string-value="INSERT INTO municipi(id_municipi, municipi, id_comarca) VALUES (80235,'Bigues i Riells',41);" calcext:value-type="string">
            <text:p>INSERT INTO municipi(id_municipi, municipi, id_comarca) VALUES (80235,'Bigues i Riells',41);</text:p>
          </table:table-cell>
        </table:table-row>
        <table:table-row table:style-name="ro1">
          <table:table-cell office:value-type="float" office:value="80333" calcext:value-type="float">
            <text:p>80333</text:p>
          </table:table-cell>
          <table:table-cell office:value-type="string" calcext:value-type="string">
            <text:p>Caldes de Montbui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02];&quot;,'&quot;;SUBSTITUTE([.B902];&quot;'&quot;;&quot;''&quot;);&quot;',&quot;;[.C902];&quot;);&quot;)" office:value-type="string" office:string-value="INSERT INTO municipi(id_municipi, municipi, id_comarca) VALUES (80333,'Caldes de Montbui',41);" calcext:value-type="string">
            <text:p>INSERT INTO municipi(id_municipi, municipi, id_comarca) VALUES (80333,'Caldes de Montbui',41);</text:p>
          </table:table-cell>
        </table:table-row>
        <table:table-row table:style-name="ro1">
          <table:table-cell office:value-type="float" office:value="80399" calcext:value-type="float">
            <text:p>80399</text:p>
          </table:table-cell>
          <table:table-cell office:value-type="string" calcext:value-type="string">
            <text:p>Campins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03];&quot;,'&quot;;SUBSTITUTE([.B903];&quot;'&quot;;&quot;''&quot;);&quot;',&quot;;[.C903];&quot;);&quot;)" office:value-type="string" office:string-value="INSERT INTO municipi(id_municipi, municipi, id_comarca) VALUES (80399,'Campins',41);" calcext:value-type="string">
            <text:p>INSERT INTO municipi(id_municipi, municipi, id_comarca) VALUES (80399,'Campins',41);</text:p>
          </table:table-cell>
        </table:table-row>
        <table:table-row table:style-name="ro1">
          <table:table-cell office:value-type="float" office:value="80410" calcext:value-type="float">
            <text:p>80410</text:p>
          </table:table-cell>
          <table:table-cell office:value-type="string" calcext:value-type="string">
            <text:p>Canovelles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04];&quot;,'&quot;;SUBSTITUTE([.B904];&quot;'&quot;;&quot;''&quot;);&quot;',&quot;;[.C904];&quot;);&quot;)" office:value-type="string" office:string-value="INSERT INTO municipi(id_municipi, municipi, id_comarca) VALUES (80410,'Canovelles',41);" calcext:value-type="string">
            <text:p>INSERT INTO municipi(id_municipi, municipi, id_comarca) VALUES (80410,'Canovelles',41);</text:p>
          </table:table-cell>
        </table:table-row>
        <table:table-row table:style-name="ro1">
          <table:table-cell office:value-type="float" office:value="80425" calcext:value-type="float">
            <text:p>80425</text:p>
          </table:table-cell>
          <table:table-cell office:value-type="string" calcext:value-type="string">
            <text:p>Cànoves i Samalús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05];&quot;,'&quot;;SUBSTITUTE([.B905];&quot;'&quot;;&quot;''&quot;);&quot;',&quot;;[.C905];&quot;);&quot;)" office:value-type="string" office:string-value="INSERT INTO municipi(id_municipi, municipi, id_comarca) VALUES (80425,'Cànoves i Samalús',41);" calcext:value-type="string">
            <text:p>INSERT INTO municipi(id_municipi, municipi, id_comarca) VALUES (80425,'Cànoves i Samalús',41);</text:p>
          </table:table-cell>
        </table:table-row>
        <table:table-row table:style-name="ro1">
          <table:table-cell office:value-type="float" office:value="80462" calcext:value-type="float">
            <text:p>80462</text:p>
          </table:table-cell>
          <table:table-cell office:value-type="string" calcext:value-type="string">
            <text:p>Cardedeu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06];&quot;,'&quot;;SUBSTITUTE([.B906];&quot;'&quot;;&quot;''&quot;);&quot;',&quot;;[.C906];&quot;);&quot;)" office:value-type="string" office:string-value="INSERT INTO municipi(id_municipi, municipi, id_comarca) VALUES (80462,'Cardedeu',41);" calcext:value-type="string">
            <text:p>INSERT INTO municipi(id_municipi, municipi, id_comarca) VALUES (80462,'Cardedeu',41);</text:p>
          </table:table-cell>
        </table:table-row>
        <table:table-row table:style-name="ro1">
          <table:table-cell office:value-type="float" office:value="81347" calcext:value-type="float">
            <text:p>81347</text:p>
          </table:table-cell>
          <table:table-cell office:value-type="string" calcext:value-type="string">
            <text:p>Figaró-Montmany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07];&quot;,'&quot;;SUBSTITUTE([.B907];&quot;'&quot;;&quot;''&quot;);&quot;',&quot;;[.C907];&quot;);&quot;)" office:value-type="string" office:string-value="INSERT INTO municipi(id_municipi, municipi, id_comarca) VALUES (81347,'Figaró-Montmany',41);" calcext:value-type="string">
            <text:p>INSERT INTO municipi(id_municipi, municipi, id_comarca) VALUES (81347,'Figaró-Montmany',41);</text:p>
          </table:table-cell>
        </table:table-row>
        <table:table-row table:style-name="ro1">
          <table:table-cell office:value-type="float" office:value="80811" calcext:value-type="float">
            <text:p>80811</text:p>
          </table:table-cell>
          <table:table-cell office:value-type="string" calcext:value-type="string">
            <text:p>Fogars de Montclús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08];&quot;,'&quot;;SUBSTITUTE([.B908];&quot;'&quot;;&quot;''&quot;);&quot;',&quot;;[.C908];&quot;);&quot;)" office:value-type="string" office:string-value="INSERT INTO municipi(id_municipi, municipi, id_comarca) VALUES (80811,'Fogars de Montclús',41);" calcext:value-type="string">
            <text:p>INSERT INTO municipi(id_municipi, municipi, id_comarca) VALUES (80811,'Fogars de Montclús',41);</text:p>
          </table:table-cell>
        </table:table-row>
        <table:table-row table:style-name="ro1">
          <table:table-cell office:value-type="float" office:value="80863" calcext:value-type="float">
            <text:p>80863</text:p>
          </table:table-cell>
          <table:table-cell office:value-type="string" calcext:value-type="string">
            <text:p>Franqueses del Vallès, les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09];&quot;,'&quot;;SUBSTITUTE([.B909];&quot;'&quot;;&quot;''&quot;);&quot;',&quot;;[.C909];&quot;);&quot;)" office:value-type="string" office:string-value="INSERT INTO municipi(id_municipi, municipi, id_comarca) VALUES (80863,'Franqueses del Vallès, les',41);" calcext:value-type="string">
            <text:p>INSERT INTO municipi(id_municipi, municipi, id_comarca) VALUES (80863,'Franqueses del Vallès, les',41);</text:p>
          </table:table-cell>
        </table:table-row>
        <table:table-row table:style-name="ro1">
          <table:table-cell office:value-type="float" office:value="80885" calcext:value-type="float">
            <text:p>80885</text:p>
          </table:table-cell>
          <table:table-cell office:value-type="string" calcext:value-type="string">
            <text:p>Garriga, la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10];&quot;,'&quot;;SUBSTITUTE([.B910];&quot;'&quot;;&quot;''&quot;);&quot;',&quot;;[.C910];&quot;);&quot;)" office:value-type="string" office:string-value="INSERT INTO municipi(id_municipi, municipi, id_comarca) VALUES (80885,'Garriga, la',41);" calcext:value-type="string">
            <text:p>INSERT INTO municipi(id_municipi, municipi, id_comarca) VALUES (80885,'Garriga, la',41);</text:p>
          </table:table-cell>
        </table:table-row>
        <table:table-row table:style-name="ro1">
          <table:table-cell office:value-type="float" office:value="80961" calcext:value-type="float">
            <text:p>80961</text:p>
          </table:table-cell>
          <table:table-cell office:value-type="string" calcext:value-type="string">
            <text:p>Granollers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11];&quot;,'&quot;;SUBSTITUTE([.B911];&quot;'&quot;;&quot;''&quot;);&quot;',&quot;;[.C911];&quot;);&quot;)" office:value-type="string" office:string-value="INSERT INTO municipi(id_municipi, municipi, id_comarca) VALUES (80961,'Granollers',41);" calcext:value-type="string">
            <text:p>INSERT INTO municipi(id_municipi, municipi, id_comarca) VALUES (80961,'Granollers',41);</text:p>
          </table:table-cell>
        </table:table-row>
        <table:table-row table:style-name="ro1">
          <table:table-cell office:value-type="float" office:value="80977" calcext:value-type="float">
            <text:p>80977</text:p>
          </table:table-cell>
          <table:table-cell office:value-type="string" calcext:value-type="string">
            <text:p>Gualba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12];&quot;,'&quot;;SUBSTITUTE([.B912];&quot;'&quot;;&quot;''&quot;);&quot;',&quot;;[.C912];&quot;);&quot;)" office:value-type="string" office:string-value="INSERT INTO municipi(id_municipi, municipi, id_comarca) VALUES (80977,'Gualba',41);" calcext:value-type="string">
            <text:p>INSERT INTO municipi(id_municipi, municipi, id_comarca) VALUES (80977,'Gualba',41);</text:p>
          </table:table-cell>
        </table:table-row>
        <table:table-row table:style-name="ro1">
          <table:table-cell office:value-type="float" office:value="81056" calcext:value-type="float">
            <text:p>81056</text:p>
          </table:table-cell>
          <table:table-cell office:value-type="string" calcext:value-type="string">
            <text:p>Llagosta, la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13];&quot;,'&quot;;SUBSTITUTE([.B913];&quot;'&quot;;&quot;''&quot;);&quot;',&quot;;[.C913];&quot;);&quot;)" office:value-type="string" office:string-value="INSERT INTO municipi(id_municipi, municipi, id_comarca) VALUES (81056,'Llagosta, la',41);" calcext:value-type="string">
            <text:p>INSERT INTO municipi(id_municipi, municipi, id_comarca) VALUES (81056,'Llagosta, la',41);</text:p>
          </table:table-cell>
        </table:table-row>
        <table:table-row table:style-name="ro1">
          <table:table-cell office:value-type="float" office:value="81075" calcext:value-type="float">
            <text:p>81075</text:p>
          </table:table-cell>
          <table:table-cell office:value-type="string" calcext:value-type="string">
            <text:p>Lliçà d'Amunt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14];&quot;,'&quot;;SUBSTITUTE([.B914];&quot;'&quot;;&quot;''&quot;);&quot;',&quot;;[.C914];&quot;);&quot;)" office:value-type="string" office:string-value="INSERT INTO municipi(id_municipi, municipi, id_comarca) VALUES (81075,'Lliçà d''Amunt',41);" calcext:value-type="string">
            <text:p>INSERT INTO municipi(id_municipi, municipi, id_comarca) VALUES (81075,'Lliçà d''Amunt',41);</text:p>
          </table:table-cell>
        </table:table-row>
        <table:table-row table:style-name="ro1">
          <table:table-cell office:value-type="float" office:value="81081" calcext:value-type="float">
            <text:p>81081</text:p>
          </table:table-cell>
          <table:table-cell office:value-type="string" calcext:value-type="string">
            <text:p>Lliçà de Vall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15];&quot;,'&quot;;SUBSTITUTE([.B915];&quot;'&quot;;&quot;''&quot;);&quot;',&quot;;[.C915];&quot;);&quot;)" office:value-type="string" office:string-value="INSERT INTO municipi(id_municipi, municipi, id_comarca) VALUES (81081,'Lliçà de Vall',41);" calcext:value-type="string">
            <text:p>INSERT INTO municipi(id_municipi, municipi, id_comarca) VALUES (81081,'Lliçà de Vall',41);</text:p>
          </table:table-cell>
        </table:table-row>
        <table:table-row table:style-name="ro1">
          <table:table-cell office:value-type="float" office:value="81069" calcext:value-type="float">
            <text:p>81069</text:p>
          </table:table-cell>
          <table:table-cell office:value-type="string" calcext:value-type="string">
            <text:p>Llinars del Vallès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16];&quot;,'&quot;;SUBSTITUTE([.B916];&quot;'&quot;;&quot;''&quot;);&quot;',&quot;;[.C916];&quot;);&quot;)" office:value-type="string" office:string-value="INSERT INTO municipi(id_municipi, municipi, id_comarca) VALUES (81069,'Llinars del Vallès',41);" calcext:value-type="string">
            <text:p>INSERT INTO municipi(id_municipi, municipi, id_comarca) VALUES (81069,'Llinars del Vallès',41);</text:p>
          </table:table-cell>
        </table:table-row>
        <table:table-row table:style-name="ro1">
          <table:table-cell office:value-type="float" office:value="81154" calcext:value-type="float">
            <text:p>81154</text:p>
          </table:table-cell>
          <table:table-cell office:value-type="string" calcext:value-type="string">
            <text:p>Martorelles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17];&quot;,'&quot;;SUBSTITUTE([.B917];&quot;'&quot;;&quot;''&quot;);&quot;',&quot;;[.C917];&quot;);&quot;)" office:value-type="string" office:string-value="INSERT INTO municipi(id_municipi, municipi, id_comarca) VALUES (81154,'Martorelles',41);" calcext:value-type="string">
            <text:p>INSERT INTO municipi(id_municipi, municipi, id_comarca) VALUES (81154,'Martorelles',41);</text:p>
          </table:table-cell>
        </table:table-row>
        <table:table-row table:style-name="ro1">
          <table:table-cell office:value-type="float" office:value="81249" calcext:value-type="float">
            <text:p>81249</text:p>
          </table:table-cell>
          <table:table-cell office:value-type="string" calcext:value-type="string">
            <text:p>Mollet del Vallès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18];&quot;,'&quot;;SUBSTITUTE([.B918];&quot;'&quot;;&quot;''&quot;);&quot;',&quot;;[.C918];&quot;);&quot;)" office:value-type="string" office:string-value="INSERT INTO municipi(id_municipi, municipi, id_comarca) VALUES (81249,'Mollet del Vallès',41);" calcext:value-type="string">
            <text:p>INSERT INTO municipi(id_municipi, municipi, id_comarca) VALUES (81249,'Mollet del Vallès',41);</text:p>
          </table:table-cell>
        </table:table-row>
        <table:table-row table:style-name="ro1">
          <table:table-cell office:value-type="float" office:value="81350" calcext:value-type="float">
            <text:p>81350</text:p>
          </table:table-cell>
          <table:table-cell office:value-type="string" calcext:value-type="string">
            <text:p>Montmeló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19];&quot;,'&quot;;SUBSTITUTE([.B919];&quot;'&quot;;&quot;''&quot;);&quot;',&quot;;[.C919];&quot;);&quot;)" office:value-type="string" office:string-value="INSERT INTO municipi(id_municipi, municipi, id_comarca) VALUES (81350,'Montmeló',41);" calcext:value-type="string">
            <text:p>INSERT INTO municipi(id_municipi, municipi, id_comarca) VALUES (81350,'Montmeló',41);</text:p>
          </table:table-cell>
        </table:table-row>
        <table:table-row table:style-name="ro1">
          <table:table-cell office:value-type="float" office:value="81363" calcext:value-type="float">
            <text:p>81363</text:p>
          </table:table-cell>
          <table:table-cell office:value-type="string" calcext:value-type="string">
            <text:p>Montornès del Vallès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20];&quot;,'&quot;;SUBSTITUTE([.B920];&quot;'&quot;;&quot;''&quot;);&quot;',&quot;;[.C920];&quot;);&quot;)" office:value-type="string" office:string-value="INSERT INTO municipi(id_municipi, municipi, id_comarca) VALUES (81363,'Montornès del Vallès',41);" calcext:value-type="string">
            <text:p>INSERT INTO municipi(id_municipi, municipi, id_comarca) VALUES (81363,'Montornès del Vallès',41);</text:p>
          </table:table-cell>
        </table:table-row>
        <table:table-row table:style-name="ro1">
          <table:table-cell office:value-type="float" office:value="81379" calcext:value-type="float">
            <text:p>81379</text:p>
          </table:table-cell>
          <table:table-cell office:value-type="string" calcext:value-type="string">
            <text:p>Montseny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21];&quot;,'&quot;;SUBSTITUTE([.B921];&quot;'&quot;;&quot;''&quot;);&quot;',&quot;;[.C921];&quot;);&quot;)" office:value-type="string" office:string-value="INSERT INTO municipi(id_municipi, municipi, id_comarca) VALUES (81379,'Montseny',41);" calcext:value-type="string">
            <text:p>INSERT INTO municipi(id_municipi, municipi, id_comarca) VALUES (81379,'Montseny',41);</text:p>
          </table:table-cell>
        </table:table-row>
        <table:table-row table:style-name="ro1">
          <table:table-cell office:value-type="float" office:value="81593" calcext:value-type="float">
            <text:p>81593</text:p>
          </table:table-cell>
          <table:table-cell office:value-type="string" calcext:value-type="string">
            <text:p>Parets del Vallès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22];&quot;,'&quot;;SUBSTITUTE([.B922];&quot;'&quot;;&quot;''&quot;);&quot;',&quot;;[.C922];&quot;);&quot;)" office:value-type="string" office:string-value="INSERT INTO municipi(id_municipi, municipi, id_comarca) VALUES (81593,'Parets del Vallès',41);" calcext:value-type="string">
            <text:p>INSERT INTO municipi(id_municipi, municipi, id_comarca) VALUES (81593,'Parets del Vallès',41);</text:p>
          </table:table-cell>
        </table:table-row>
        <table:table-row table:style-name="ro1">
          <table:table-cell office:value-type="float" office:value="81810" calcext:value-type="float">
            <text:p>81810</text:p>
          </table:table-cell>
          <table:table-cell office:value-type="string" calcext:value-type="string">
            <text:p>Roca del Vallès, la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23];&quot;,'&quot;;SUBSTITUTE([.B923];&quot;'&quot;;&quot;''&quot;);&quot;',&quot;;[.C923];&quot;);&quot;)" office:value-type="string" office:string-value="INSERT INTO municipi(id_municipi, municipi, id_comarca) VALUES (81810,'Roca del Vallès, la',41);" calcext:value-type="string">
            <text:p>INSERT INTO municipi(id_municipi, municipi, id_comarca) VALUES (81810,'Roca del Vallès, la',41);</text:p>
          </table:table-cell>
        </table:table-row>
        <table:table-row table:style-name="ro1">
          <table:table-cell office:value-type="float" office:value="81982" calcext:value-type="float">
            <text:p>81982</text:p>
          </table:table-cell>
          <table:table-cell office:value-type="string" calcext:value-type="string">
            <text:p>Sant Antoni de Vilamajor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24];&quot;,'&quot;;SUBSTITUTE([.B924];&quot;'&quot;;&quot;''&quot;);&quot;',&quot;;[.C924];&quot;);&quot;)" office:value-type="string" office:string-value="INSERT INTO municipi(id_municipi, municipi, id_comarca) VALUES (81982,'Sant Antoni de Vilamajor',41);" calcext:value-type="string">
            <text:p>INSERT INTO municipi(id_municipi, municipi, id_comarca) VALUES (81982,'Sant Antoni de Vilamajor',41);</text:p>
          </table:table-cell>
        </table:table-row>
        <table:table-row table:style-name="ro1">
          <table:table-cell office:value-type="float" office:value="82021" calcext:value-type="float">
            <text:p>82021</text:p>
          </table:table-cell>
          <table:table-cell office:value-type="string" calcext:value-type="string">
            <text:p>Sant Celoni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25];&quot;,'&quot;;SUBSTITUTE([.B925];&quot;'&quot;;&quot;''&quot;);&quot;',&quot;;[.C925];&quot;);&quot;)" office:value-type="string" office:string-value="INSERT INTO municipi(id_municipi, municipi, id_comarca) VALUES (82021,'Sant Celoni',41);" calcext:value-type="string">
            <text:p>INSERT INTO municipi(id_municipi, municipi, id_comarca) VALUES (82021,'Sant Celoni',41);</text:p>
          </table:table-cell>
        </table:table-row>
        <table:table-row table:style-name="ro1">
          <table:table-cell office:value-type="float" office:value="82074" calcext:value-type="float">
            <text:p>82074</text:p>
          </table:table-cell>
          <table:table-cell office:value-type="string" calcext:value-type="string">
            <text:p>Sant Esteve de Palautordera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26];&quot;,'&quot;;SUBSTITUTE([.B926];&quot;'&quot;;&quot;''&quot;);&quot;',&quot;;[.C926];&quot;);&quot;)" office:value-type="string" office:string-value="INSERT INTO municipi(id_municipi, municipi, id_comarca) VALUES (82074,'Sant Esteve de Palautordera',41);" calcext:value-type="string">
            <text:p>INSERT INTO municipi(id_municipi, municipi, id_comarca) VALUES (82074,'Sant Esteve de Palautordera',41);</text:p>
          </table:table-cell>
        </table:table-row>
        <table:table-row table:style-name="ro1">
          <table:table-cell office:value-type="float" office:value="82107" calcext:value-type="float">
            <text:p>82107</text:p>
          </table:table-cell>
          <table:table-cell office:value-type="string" calcext:value-type="string">
            <text:p>Sant Feliu de Codines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27];&quot;,'&quot;;SUBSTITUTE([.B927];&quot;'&quot;;&quot;''&quot;);&quot;',&quot;;[.C927];&quot;);&quot;)" office:value-type="string" office:string-value="INSERT INTO municipi(id_municipi, municipi, id_comarca) VALUES (82107,'Sant Feliu de Codines',41);" calcext:value-type="string">
            <text:p>INSERT INTO municipi(id_municipi, municipi, id_comarca) VALUES (82107,'Sant Feliu de Codines',41);</text:p>
          </table:table-cell>
        </table:table-row>
        <table:table-row table:style-name="ro1">
          <table:table-cell office:value-type="float" office:value="82093" calcext:value-type="float">
            <text:p>82093</text:p>
          </table:table-cell>
          <table:table-cell office:value-type="string" calcext:value-type="string">
            <text:p>Sant Fost de Campsentelles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28];&quot;,'&quot;;SUBSTITUTE([.B928];&quot;'&quot;;&quot;''&quot;);&quot;',&quot;;[.C928];&quot;);&quot;)" office:value-type="string" office:string-value="INSERT INTO municipi(id_municipi, municipi, id_comarca) VALUES (82093,'Sant Fost de Campsentelles',41);" calcext:value-type="string">
            <text:p>INSERT INTO municipi(id_municipi, municipi, id_comarca) VALUES (82093,'Sant Fost de Campsentelles',41);</text:p>
          </table:table-cell>
        </table:table-row>
        <table:table-row table:style-name="ro1">
          <table:table-cell office:value-type="float" office:value="82346" calcext:value-type="float">
            <text:p>82346</text:p>
          </table:table-cell>
          <table:table-cell office:value-type="string" calcext:value-type="string">
            <text:p>Sant Pere de Vilamajor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29];&quot;,'&quot;;SUBSTITUTE([.B929];&quot;'&quot;;&quot;''&quot;);&quot;',&quot;;[.C929];&quot;);&quot;)" office:value-type="string" office:string-value="INSERT INTO municipi(id_municipi, municipi, id_comarca) VALUES (82346,'Sant Pere de Vilamajor',41);" calcext:value-type="string">
            <text:p>INSERT INTO municipi(id_municipi, municipi, id_comarca) VALUES (82346,'Sant Pere de Vilamajor',41);</text:p>
          </table:table-cell>
        </table:table-row>
        <table:table-row table:style-name="ro1">
          <table:table-cell office:value-type="float" office:value="82482" calcext:value-type="float">
            <text:p>82482</text:p>
          </table:table-cell>
          <table:table-cell office:value-type="string" calcext:value-type="string">
            <text:p>Santa Eulàlia de Ronçana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30];&quot;,'&quot;;SUBSTITUTE([.B930];&quot;'&quot;;&quot;''&quot;);&quot;',&quot;;[.C930];&quot;);&quot;)" office:value-type="string" office:string-value="INSERT INTO municipi(id_municipi, municipi, id_comarca) VALUES (82482,'Santa Eulàlia de Ronçana',41);" calcext:value-type="string">
            <text:p>INSERT INTO municipi(id_municipi, municipi, id_comarca) VALUES (82482,'Santa Eulàlia de Ronçana',41);</text:p>
          </table:table-cell>
        </table:table-row>
        <table:table-row table:style-name="ro1">
          <table:table-cell office:value-type="float" office:value="82567" calcext:value-type="float">
            <text:p>82567</text:p>
          </table:table-cell>
          <table:table-cell office:value-type="string" calcext:value-type="string">
            <text:p>Santa Maria de Martorelles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31];&quot;,'&quot;;SUBSTITUTE([.B931];&quot;'&quot;;&quot;''&quot;);&quot;',&quot;;[.C931];&quot;);&quot;)" office:value-type="string" office:string-value="INSERT INTO municipi(id_municipi, municipi, id_comarca) VALUES (82567,'Santa Maria de Martorelles',41);" calcext:value-type="string">
            <text:p>INSERT INTO municipi(id_municipi, municipi, id_comarca) VALUES (82567,'Santa Maria de Martorelles',41);</text:p>
          </table:table-cell>
        </table:table-row>
        <table:table-row table:style-name="ro1">
          <table:table-cell office:value-type="float" office:value="82592" calcext:value-type="float">
            <text:p>82592</text:p>
          </table:table-cell>
          <table:table-cell office:value-type="string" calcext:value-type="string">
            <text:p>Santa Maria de Palautordera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32];&quot;,'&quot;;SUBSTITUTE([.B932];&quot;'&quot;;&quot;''&quot;);&quot;',&quot;;[.C932];&quot;);&quot;)" office:value-type="string" office:string-value="INSERT INTO municipi(id_municipi, municipi, id_comarca) VALUES (82592,'Santa Maria de Palautordera',41);" calcext:value-type="string">
            <text:p>INSERT INTO municipi(id_municipi, municipi, id_comarca) VALUES (82592,'Santa Maria de Palautordera',41);</text:p>
          </table:table-cell>
        </table:table-row>
        <table:table-row table:style-name="ro1">
          <table:table-cell office:value-type="float" office:value="82763" calcext:value-type="float">
            <text:p>82763</text:p>
          </table:table-cell>
          <table:table-cell office:value-type="string" calcext:value-type="string">
            <text:p>Tagamanent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33];&quot;,'&quot;;SUBSTITUTE([.B933];&quot;'&quot;;&quot;''&quot;);&quot;',&quot;;[.C933];&quot;);&quot;)" office:value-type="string" office:string-value="INSERT INTO municipi(id_municipi, municipi, id_comarca) VALUES (82763,'Tagamanent',41);" calcext:value-type="string">
            <text:p>INSERT INTO municipi(id_municipi, municipi, id_comarca) VALUES (82763,'Tagamanent',41);</text:p>
          </table:table-cell>
        </table:table-row>
        <table:table-row table:style-name="ro1">
          <table:table-cell office:value-type="float" office:value="82943" calcext:value-type="float">
            <text:p>82943</text:p>
          </table:table-cell>
          <table:table-cell office:value-type="string" calcext:value-type="string">
            <text:p>Vallgorguina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34];&quot;,'&quot;;SUBSTITUTE([.B934];&quot;'&quot;;&quot;''&quot;);&quot;',&quot;;[.C934];&quot;);&quot;)" office:value-type="string" office:string-value="INSERT INTO municipi(id_municipi, municipi, id_comarca) VALUES (82943,'Vallgorguina',41);" calcext:value-type="string">
            <text:p>INSERT INTO municipi(id_municipi, municipi, id_comarca) VALUES (82943,'Vallgorguina',41);</text:p>
          </table:table-cell>
        </table:table-row>
        <table:table-row table:style-name="ro1">
          <table:table-cell office:value-type="float" office:value="82969" calcext:value-type="float">
            <text:p>82969</text:p>
          </table:table-cell>
          <table:table-cell office:value-type="string" calcext:value-type="string">
            <text:p>Vallromanes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35];&quot;,'&quot;;SUBSTITUTE([.B935];&quot;'&quot;;&quot;''&quot;);&quot;',&quot;;[.C935];&quot;);&quot;)" office:value-type="string" office:string-value="INSERT INTO municipi(id_municipi, municipi, id_comarca) VALUES (82969,'Vallromanes',41);" calcext:value-type="string">
            <text:p>INSERT INTO municipi(id_municipi, municipi, id_comarca) VALUES (82969,'Vallromanes',41);</text:p>
          </table:table-cell>
        </table:table-row>
        <table:table-row table:style-name="ro1">
          <table:table-cell office:value-type="float" office:value="83067" calcext:value-type="float">
            <text:p>83067</text:p>
          </table:table-cell>
          <table:table-cell office:value-type="string" calcext:value-type="string">
            <text:p>Vilalba Sasserra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36];&quot;,'&quot;;SUBSTITUTE([.B936];&quot;'&quot;;&quot;''&quot;);&quot;',&quot;;[.C936];&quot;);&quot;)" office:value-type="string" office:string-value="INSERT INTO municipi(id_municipi, municipi, id_comarca) VALUES (83067,'Vilalba Sasserra',41);" calcext:value-type="string">
            <text:p>INSERT INTO municipi(id_municipi, municipi, id_comarca) VALUES (83067,'Vilalba Sasserra',41);</text:p>
          </table:table-cell>
        </table:table-row>
        <table:table-row table:style-name="ro1">
          <table:table-cell office:value-type="float" office:value="89024" calcext:value-type="float">
            <text:p>89024</text:p>
          </table:table-cell>
          <table:table-cell office:value-type="string" calcext:value-type="string">
            <text:p>Vilanova del Vallès</text:p>
          </table:table-cell>
          <table:table-cell office:value-type="float" office:value="41" calcext:value-type="float">
            <text:p>41</text:p>
          </table:table-cell>
          <table:table-cell table:formula="of:=COM.MICROSOFT.CONCAT(&quot;INSERT INTO municipi(id_municipi, municipi, id_comarca) VALUES (&quot;;[.A937];&quot;,'&quot;;SUBSTITUTE([.B937];&quot;'&quot;;&quot;''&quot;);&quot;',&quot;;[.C937];&quot;);&quot;)" office:value-type="string" office:string-value="INSERT INTO municipi(id_municipi, municipi, id_comarca) VALUES (89024,'Vilanova del Vallès',41);" calcext:value-type="string">
            <text:p>INSERT INTO municipi(id_municipi, municipi, id_comarca) VALUES (89024,'Vilanova del Vallès',41);</text:p>
          </table:table-cell>
        </table:table-row>
        <table:table-row table:style-name="ro1">
          <table:table-cell office:value-type="float" office:value="80348" calcext:value-type="float">
            <text:p>80348</text:p>
          </table:table-cell>
          <table:table-cell office:value-type="string" calcext:value-type="string">
            <text:p>Calders</text:p>
          </table:table-cell>
          <table:table-cell office:value-type="float" office:value="42" calcext:value-type="float">
            <text:p>42</text:p>
          </table:table-cell>
          <table:table-cell table:formula="of:=COM.MICROSOFT.CONCAT(&quot;INSERT INTO municipi(id_municipi, municipi, id_comarca) VALUES (&quot;;[.A938];&quot;,'&quot;;SUBSTITUTE([.B938];&quot;'&quot;;&quot;''&quot;);&quot;',&quot;;[.C938];&quot;);&quot;)" office:value-type="string" office:string-value="INSERT INTO municipi(id_municipi, municipi, id_comarca) VALUES (80348,'Calders',42);" calcext:value-type="string">
            <text:p>INSERT INTO municipi(id_municipi, municipi, id_comarca) VALUES (80348,'Calders',42);</text:p>
          </table:table-cell>
        </table:table-row>
        <table:table-row table:style-name="ro1">
          <table:table-cell office:value-type="float" office:value="80556" calcext:value-type="float">
            <text:p>80556</text:p>
          </table:table-cell>
          <table:table-cell office:value-type="string" calcext:value-type="string">
            <text:p>Castellcir</text:p>
          </table:table-cell>
          <table:table-cell office:value-type="float" office:value="42" calcext:value-type="float">
            <text:p>42</text:p>
          </table:table-cell>
          <table:table-cell table:formula="of:=COM.MICROSOFT.CONCAT(&quot;INSERT INTO municipi(id_municipi, municipi, id_comarca) VALUES (&quot;;[.A939];&quot;,'&quot;;SUBSTITUTE([.B939];&quot;'&quot;;&quot;''&quot;);&quot;',&quot;;[.C939];&quot;);&quot;)" office:value-type="string" office:string-value="INSERT INTO municipi(id_municipi, municipi, id_comarca) VALUES (80556,'Castellcir',42);" calcext:value-type="string">
            <text:p>INSERT INTO municipi(id_municipi, municipi, id_comarca) VALUES (80556,'Castellcir',42);</text:p>
          </table:table-cell>
        </table:table-row>
        <table:table-row table:style-name="ro1">
          <table:table-cell office:value-type="float" office:value="80641" calcext:value-type="float">
            <text:p>80641</text:p>
          </table:table-cell>
          <table:table-cell office:value-type="string" calcext:value-type="string">
            <text:p>Castellterçol</text:p>
          </table:table-cell>
          <table:table-cell office:value-type="float" office:value="42" calcext:value-type="float">
            <text:p>42</text:p>
          </table:table-cell>
          <table:table-cell table:formula="of:=COM.MICROSOFT.CONCAT(&quot;INSERT INTO municipi(id_municipi, municipi, id_comarca) VALUES (&quot;;[.A940];&quot;,'&quot;;SUBSTITUTE([.B940];&quot;'&quot;;&quot;''&quot;);&quot;',&quot;;[.C940];&quot;);&quot;)" office:value-type="string" office:string-value="INSERT INTO municipi(id_municipi, municipi, id_comarca) VALUES (80641,'Castellterçol',42);" calcext:value-type="string">
            <text:p>INSERT INTO municipi(id_municipi, municipi, id_comarca) VALUES (80641,'Castellterçol',42);</text:p>
          </table:table-cell>
        </table:table-row>
        <table:table-row table:style-name="ro1">
          <table:table-cell office:value-type="float" office:value="80706" calcext:value-type="float">
            <text:p>80706</text:p>
          </table:table-cell>
          <table:table-cell office:value-type="string" calcext:value-type="string">
            <text:p>Collsuspina</text:p>
          </table:table-cell>
          <table:table-cell office:value-type="float" office:value="42" calcext:value-type="float">
            <text:p>42</text:p>
          </table:table-cell>
          <table:table-cell table:formula="of:=COM.MICROSOFT.CONCAT(&quot;INSERT INTO municipi(id_municipi, municipi, id_comarca) VALUES (&quot;;[.A941];&quot;,'&quot;;SUBSTITUTE([.B941];&quot;'&quot;;&quot;''&quot;);&quot;',&quot;;[.C941];&quot;);&quot;)" office:value-type="string" office:string-value="INSERT INTO municipi(id_municipi, municipi, id_comarca) VALUES (80706,'Collsuspina',42);" calcext:value-type="string">
            <text:p>INSERT INTO municipi(id_municipi, municipi, id_comarca) VALUES (80706,'Collsuspina',42);</text:p>
          </table:table-cell>
        </table:table-row>
        <table:table-row table:style-name="ro1">
          <table:table-cell office:value-type="float" office:value="80790" calcext:value-type="float">
            <text:p>80790</text:p>
          </table:table-cell>
          <table:table-cell office:value-type="string" calcext:value-type="string">
            <text:p>Estany, l'</text:p>
          </table:table-cell>
          <table:table-cell office:value-type="float" office:value="42" calcext:value-type="float">
            <text:p>42</text:p>
          </table:table-cell>
          <table:table-cell table:formula="of:=COM.MICROSOFT.CONCAT(&quot;INSERT INTO municipi(id_municipi, municipi, id_comarca) VALUES (&quot;;[.A942];&quot;,'&quot;;SUBSTITUTE([.B942];&quot;'&quot;;&quot;''&quot;);&quot;',&quot;;[.C942];&quot;);&quot;)" office:value-type="string" office:string-value="INSERT INTO municipi(id_municipi, municipi, id_comarca) VALUES (80790,'Estany, l''',42);" calcext:value-type="string">
            <text:p>INSERT INTO municipi(id_municipi, municipi, id_comarca) VALUES (80790,'Estany, l''',42);</text:p>
          </table:table-cell>
        </table:table-row>
        <table:table-row table:style-name="ro1">
          <table:table-cell office:value-type="float" office:value="80958" calcext:value-type="float">
            <text:p>80958</text:p>
          </table:table-cell>
          <table:table-cell office:value-type="string" calcext:value-type="string">
            <text:p>Granera</text:p>
          </table:table-cell>
          <table:table-cell office:value-type="float" office:value="42" calcext:value-type="float">
            <text:p>42</text:p>
          </table:table-cell>
          <table:table-cell table:formula="of:=COM.MICROSOFT.CONCAT(&quot;INSERT INTO municipi(id_municipi, municipi, id_comarca) VALUES (&quot;;[.A943];&quot;,'&quot;;SUBSTITUTE([.B943];&quot;'&quot;;&quot;''&quot;);&quot;',&quot;;[.C943];&quot;);&quot;)" office:value-type="string" office:string-value="INSERT INTO municipi(id_municipi, municipi, id_comarca) VALUES (80958,'Granera',42);" calcext:value-type="string">
            <text:p>INSERT INTO municipi(id_municipi, municipi, id_comarca) VALUES (80958,'Granera',42);</text:p>
          </table:table-cell>
        </table:table-row>
        <table:table-row table:style-name="ro1">
          <table:table-cell office:value-type="float" office:value="81385" calcext:value-type="float">
            <text:p>81385</text:p>
          </table:table-cell>
          <table:table-cell office:value-type="string" calcext:value-type="string">
            <text:p>Moià</text:p>
          </table:table-cell>
          <table:table-cell office:value-type="float" office:value="42" calcext:value-type="float">
            <text:p>42</text:p>
          </table:table-cell>
          <table:table-cell table:formula="of:=COM.MICROSOFT.CONCAT(&quot;INSERT INTO municipi(id_municipi, municipi, id_comarca) VALUES (&quot;;[.A944];&quot;,'&quot;;SUBSTITUTE([.B944];&quot;'&quot;;&quot;''&quot;);&quot;',&quot;;[.C944];&quot;);&quot;)" office:value-type="string" office:string-value="INSERT INTO municipi(id_municipi, municipi, id_comarca) VALUES (81385,'Moià',42);" calcext:value-type="string">
            <text:p>INSERT INTO municipi(id_municipi, municipi, id_comarca) VALUES (81385,'Moià',42);</text:p>
          </table:table-cell>
        </table:table-row>
        <table:table-row table:style-name="ro1">
          <table:table-cell office:value-type="float" office:value="81287" calcext:value-type="float">
            <text:p>81287</text:p>
          </table:table-cell>
          <table:table-cell office:value-type="string" calcext:value-type="string">
            <text:p>Monistrol de Calders</text:p>
          </table:table-cell>
          <table:table-cell office:value-type="float" office:value="42" calcext:value-type="float">
            <text:p>42</text:p>
          </table:table-cell>
          <table:table-cell table:formula="of:=COM.MICROSOFT.CONCAT(&quot;INSERT INTO municipi(id_municipi, municipi, id_comarca) VALUES (&quot;;[.A945];&quot;,'&quot;;SUBSTITUTE([.B945];&quot;'&quot;;&quot;''&quot;);&quot;',&quot;;[.C945];&quot;);&quot;)" office:value-type="string" office:string-value="INSERT INTO municipi(id_municipi, municipi, id_comarca) VALUES (81287,'Monistrol de Calders',42);" calcext:value-type="string">
            <text:p>INSERT INTO municipi(id_municipi, municipi, id_comarca) VALUES (81287,'Monistrol de Calders',42);</text:p>
          </table:table-cell>
        </table:table-row>
        <table:table-row table:style-name="ro1">
          <table:table-cell office:value-type="float" office:value="82397" calcext:value-type="float">
            <text:p>82397</text:p>
          </table:table-cell>
          <table:table-cell office:value-type="string" calcext:value-type="string">
            <text:p>Sant Quirze Safaja</text:p>
          </table:table-cell>
          <table:table-cell office:value-type="float" office:value="42" calcext:value-type="float">
            <text:p>42</text:p>
          </table:table-cell>
          <table:table-cell table:formula="of:=COM.MICROSOFT.CONCAT(&quot;INSERT INTO municipi(id_municipi, municipi, id_comarca) VALUES (&quot;;[.A946];&quot;,'&quot;;SUBSTITUTE([.B946];&quot;'&quot;;&quot;''&quot;);&quot;',&quot;;[.C946];&quot;);&quot;)" office:value-type="string" office:string-value="INSERT INTO municipi(id_municipi, municipi, id_comarca) VALUES (82397,'Sant Quirze Safaja',42);" calcext:value-type="string">
            <text:p>INSERT INTO municipi(id_municipi, municipi, id_comarca) VALUES (82397,'Sant Quirze Safaja',42);</text:p>
          </table:table-cell>
        </table:table-row>
        <table:table-row table:style-name="ro1">
          <table:table-cell office:value-type="float" office:value="82589" calcext:value-type="float">
            <text:p>82589</text:p>
          </table:table-cell>
          <table:table-cell office:value-type="string" calcext:value-type="string">
            <text:p>Santa Maria d'Oló</text:p>
          </table:table-cell>
          <table:table-cell office:value-type="float" office:value="42" calcext:value-type="float">
            <text:p>42</text:p>
          </table:table-cell>
          <table:table-cell table:formula="of:=COM.MICROSOFT.CONCAT(&quot;INSERT INTO municipi(id_municipi, municipi, id_comarca) VALUES (&quot;;[.A947];&quot;,'&quot;;SUBSTITUTE([.B947];&quot;'&quot;;&quot;''&quot;);&quot;',&quot;;[.C947];&quot;);&quot;)" office:value-type="string" office:string-value="INSERT INTO municipi(id_municipi, municipi, id_comarca) VALUES (82589,'Santa Maria d''Oló',42);" calcext:value-type="string">
            <text:p>INSERT INTO municipi(id_municipi, municipi, id_comarca) VALUES (82589,'Santa Maria d''Oló',42);</text:p>
          </table:table-cell>
        </table:table-row>
      </table:table>
      <table:table table:name="comarques" table:style-name="ta1">
        <table:table-column table:style-name="co4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t Camp</text:p>
          </table:table-cell>
          <table:table-cell table:formula="of:=COM.MICROSOFT.CONCAT(&quot;INSERT INTO comarca(id_comarca, comarca) VALUES (&quot;;[.A1];&quot;,'&quot;;SUBSTITUTE([.B1];&quot;'&quot;;&quot;''&quot;);&quot;'&quot;;&quot;);&quot;)" office:value-type="string" office:string-value="INSERT INTO comarca(id_comarca, comarca) VALUES (1,'Alt Camp');" calcext:value-type="string">
            <text:p>INSERT INTO comarca(id_comarca, comarca) VALUES (1,'Alt Camp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t Empordà</text:p>
          </table:table-cell>
          <table:table-cell table:formula="of:=COM.MICROSOFT.CONCAT(&quot;INSERT INTO comarca(id_comarca, comarca) VALUES (&quot;;[.A2];&quot;,'&quot;;SUBSTITUTE([.B2];&quot;'&quot;;&quot;''&quot;);&quot;'&quot;;&quot;);&quot;)" office:value-type="string" office:string-value="INSERT INTO comarca(id_comarca, comarca) VALUES (2,'Alt Empordà');" calcext:value-type="string">
            <text:p>INSERT INTO comarca(id_comarca, comarca) VALUES (2,'Alt Empordà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t Penedès</text:p>
          </table:table-cell>
          <table:table-cell table:formula="of:=COM.MICROSOFT.CONCAT(&quot;INSERT INTO comarca(id_comarca, comarca) VALUES (&quot;;[.A3];&quot;,'&quot;;SUBSTITUTE([.B3];&quot;'&quot;;&quot;''&quot;);&quot;'&quot;;&quot;);&quot;)" office:value-type="string" office:string-value="INSERT INTO comarca(id_comarca, comarca) VALUES (3,'Alt Penedès');" calcext:value-type="string">
            <text:p>INSERT INTO comarca(id_comarca, comarca) VALUES (3,'Alt Penedès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t Urgell</text:p>
          </table:table-cell>
          <table:table-cell table:formula="of:=COM.MICROSOFT.CONCAT(&quot;INSERT INTO comarca(id_comarca, comarca) VALUES (&quot;;[.A4];&quot;,'&quot;;SUBSTITUTE([.B4];&quot;'&quot;;&quot;''&quot;);&quot;'&quot;;&quot;);&quot;)" office:value-type="string" office:string-value="INSERT INTO comarca(id_comarca, comarca) VALUES (4,'Alt Urgell');" calcext:value-type="string">
            <text:p>INSERT INTO comarca(id_comarca, comarca) VALUES (4,'Alt Urgell'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ta Ribagorça</text:p>
          </table:table-cell>
          <table:table-cell table:formula="of:=COM.MICROSOFT.CONCAT(&quot;INSERT INTO comarca(id_comarca, comarca) VALUES (&quot;;[.A5];&quot;,'&quot;;SUBSTITUTE([.B5];&quot;'&quot;;&quot;''&quot;);&quot;'&quot;;&quot;);&quot;)" office:value-type="string" office:string-value="INSERT INTO comarca(id_comarca, comarca) VALUES (5,'Alta Ribagorça');" calcext:value-type="string">
            <text:p>INSERT INTO comarca(id_comarca, comarca) VALUES (5,'Alta Ribagorça'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oia</text:p>
          </table:table-cell>
          <table:table-cell table:formula="of:=COM.MICROSOFT.CONCAT(&quot;INSERT INTO comarca(id_comarca, comarca) VALUES (&quot;;[.A6];&quot;,'&quot;;SUBSTITUTE([.B6];&quot;'&quot;;&quot;''&quot;);&quot;'&quot;;&quot;);&quot;)" office:value-type="string" office:string-value="INSERT INTO comarca(id_comarca, comarca) VALUES (6,'Anoia');" calcext:value-type="string">
            <text:p>INSERT INTO comarca(id_comarca, comarca) VALUES (6,'Anoia'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ges</text:p>
          </table:table-cell>
          <table:table-cell table:formula="of:=COM.MICROSOFT.CONCAT(&quot;INSERT INTO comarca(id_comarca, comarca) VALUES (&quot;;[.A7];&quot;,'&quot;;SUBSTITUTE([.B7];&quot;'&quot;;&quot;''&quot;);&quot;'&quot;;&quot;);&quot;)" office:value-type="string" office:string-value="INSERT INTO comarca(id_comarca, comarca) VALUES (7,'Bages');" calcext:value-type="string">
            <text:p>INSERT INTO comarca(id_comarca, comarca) VALUES (7,'Bages'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ix Camp</text:p>
          </table:table-cell>
          <table:table-cell table:formula="of:=COM.MICROSOFT.CONCAT(&quot;INSERT INTO comarca(id_comarca, comarca) VALUES (&quot;;[.A8];&quot;,'&quot;;SUBSTITUTE([.B8];&quot;'&quot;;&quot;''&quot;);&quot;'&quot;;&quot;);&quot;)" office:value-type="string" office:string-value="INSERT INTO comarca(id_comarca, comarca) VALUES (8,'Baix Camp');" calcext:value-type="string">
            <text:p>INSERT INTO comarca(id_comarca, comarca) VALUES (8,'Baix Camp'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ix Ebre</text:p>
          </table:table-cell>
          <table:table-cell table:formula="of:=COM.MICROSOFT.CONCAT(&quot;INSERT INTO comarca(id_comarca, comarca) VALUES (&quot;;[.A9];&quot;,'&quot;;SUBSTITUTE([.B9];&quot;'&quot;;&quot;''&quot;);&quot;'&quot;;&quot;);&quot;)" office:value-type="string" office:string-value="INSERT INTO comarca(id_comarca, comarca) VALUES (9,'Baix Ebre');" calcext:value-type="string">
            <text:p>INSERT INTO comarca(id_comarca, comarca) VALUES (9,'Baix Ebre'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ix Empordà</text:p>
          </table:table-cell>
          <table:table-cell table:formula="of:=COM.MICROSOFT.CONCAT(&quot;INSERT INTO comarca(id_comarca, comarca) VALUES (&quot;;[.A10];&quot;,'&quot;;SUBSTITUTE([.B10];&quot;'&quot;;&quot;''&quot;);&quot;'&quot;;&quot;);&quot;)" office:value-type="string" office:string-value="INSERT INTO comarca(id_comarca, comarca) VALUES (10,'Baix Empordà');" calcext:value-type="string">
            <text:p>INSERT INTO comarca(id_comarca, comarca) VALUES (10,'Baix Empordà'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ix Llobregat</text:p>
          </table:table-cell>
          <table:table-cell table:formula="of:=COM.MICROSOFT.CONCAT(&quot;INSERT INTO comarca(id_comarca, comarca) VALUES (&quot;;[.A11];&quot;,'&quot;;SUBSTITUTE([.B11];&quot;'&quot;;&quot;''&quot;);&quot;'&quot;;&quot;);&quot;)" office:value-type="string" office:string-value="INSERT INTO comarca(id_comarca, comarca) VALUES (11,'Baix Llobregat');" calcext:value-type="string">
            <text:p>INSERT INTO comarca(id_comarca, comarca) VALUES (11,'Baix Llobregat'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ix Penedès</text:p>
          </table:table-cell>
          <table:table-cell table:formula="of:=COM.MICROSOFT.CONCAT(&quot;INSERT INTO comarca(id_comarca, comarca) VALUES (&quot;;[.A12];&quot;,'&quot;;SUBSTITUTE([.B12];&quot;'&quot;;&quot;''&quot;);&quot;'&quot;;&quot;);&quot;)" office:value-type="string" office:string-value="INSERT INTO comarca(id_comarca, comarca) VALUES (12,'Baix Penedès');" calcext:value-type="string">
            <text:p>INSERT INTO comarca(id_comarca, comarca) VALUES (12,'Baix Penedès'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rcelonès</text:p>
          </table:table-cell>
          <table:table-cell table:formula="of:=COM.MICROSOFT.CONCAT(&quot;INSERT INTO comarca(id_comarca, comarca) VALUES (&quot;;[.A13];&quot;,'&quot;;SUBSTITUTE([.B13];&quot;'&quot;;&quot;''&quot;);&quot;'&quot;;&quot;);&quot;)" office:value-type="string" office:string-value="INSERT INTO comarca(id_comarca, comarca) VALUES (13,'Barcelonès');" calcext:value-type="string">
            <text:p>INSERT INTO comarca(id_comarca, comarca) VALUES (13,'Barcelonès'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rguedà</text:p>
          </table:table-cell>
          <table:table-cell table:formula="of:=COM.MICROSOFT.CONCAT(&quot;INSERT INTO comarca(id_comarca, comarca) VALUES (&quot;;[.A14];&quot;,'&quot;;SUBSTITUTE([.B14];&quot;'&quot;;&quot;''&quot;);&quot;'&quot;;&quot;);&quot;)" office:value-type="string" office:string-value="INSERT INTO comarca(id_comarca, comarca) VALUES (14,'Berguedà');" calcext:value-type="string">
            <text:p>INSERT INTO comarca(id_comarca, comarca) VALUES (14,'Berguedà'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erdanya</text:p>
          </table:table-cell>
          <table:table-cell table:formula="of:=COM.MICROSOFT.CONCAT(&quot;INSERT INTO comarca(id_comarca, comarca) VALUES (&quot;;[.A15];&quot;,'&quot;;SUBSTITUTE([.B15];&quot;'&quot;;&quot;''&quot;);&quot;'&quot;;&quot;);&quot;)" office:value-type="string" office:string-value="INSERT INTO comarca(id_comarca, comarca) VALUES (15,'Cerdanya');" calcext:value-type="string">
            <text:p>INSERT INTO comarca(id_comarca, comarca) VALUES (15,'Cerdanya'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nca de Barberà</text:p>
          </table:table-cell>
          <table:table-cell table:formula="of:=COM.MICROSOFT.CONCAT(&quot;INSERT INTO comarca(id_comarca, comarca) VALUES (&quot;;[.A16];&quot;,'&quot;;SUBSTITUTE([.B16];&quot;'&quot;;&quot;''&quot;);&quot;'&quot;;&quot;);&quot;)" office:value-type="string" office:string-value="INSERT INTO comarca(id_comarca, comarca) VALUES (16,'Conca de Barberà');" calcext:value-type="string">
            <text:p>INSERT INTO comarca(id_comarca, comarca) VALUES (16,'Conca de Barberà'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arraf</text:p>
          </table:table-cell>
          <table:table-cell table:formula="of:=COM.MICROSOFT.CONCAT(&quot;INSERT INTO comarca(id_comarca, comarca) VALUES (&quot;;[.A17];&quot;,'&quot;;SUBSTITUTE([.B17];&quot;'&quot;;&quot;''&quot;);&quot;'&quot;;&quot;);&quot;)" office:value-type="string" office:string-value="INSERT INTO comarca(id_comarca, comarca) VALUES (17,'Garraf');" calcext:value-type="string">
            <text:p>INSERT INTO comarca(id_comarca, comarca) VALUES (17,'Garraf'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arrigues</text:p>
          </table:table-cell>
          <table:table-cell table:formula="of:=COM.MICROSOFT.CONCAT(&quot;INSERT INTO comarca(id_comarca, comarca) VALUES (&quot;;[.A18];&quot;,'&quot;;SUBSTITUTE([.B18];&quot;'&quot;;&quot;''&quot;);&quot;'&quot;;&quot;);&quot;)" office:value-type="string" office:string-value="INSERT INTO comarca(id_comarca, comarca) VALUES (18,'Garrigues');" calcext:value-type="string">
            <text:p>INSERT INTO comarca(id_comarca, comarca) VALUES (18,'Garrigues'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arrotxa</text:p>
          </table:table-cell>
          <table:table-cell table:formula="of:=COM.MICROSOFT.CONCAT(&quot;INSERT INTO comarca(id_comarca, comarca) VALUES (&quot;;[.A19];&quot;,'&quot;;SUBSTITUTE([.B19];&quot;'&quot;;&quot;''&quot;);&quot;'&quot;;&quot;);&quot;)" office:value-type="string" office:string-value="INSERT INTO comarca(id_comarca, comarca) VALUES (19,'Garrotxa');" calcext:value-type="string">
            <text:p>INSERT INTO comarca(id_comarca, comarca) VALUES (19,'Garrotxa'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ironès</text:p>
          </table:table-cell>
          <table:table-cell table:formula="of:=COM.MICROSOFT.CONCAT(&quot;INSERT INTO comarca(id_comarca, comarca) VALUES (&quot;;[.A20];&quot;,'&quot;;SUBSTITUTE([.B20];&quot;'&quot;;&quot;''&quot;);&quot;'&quot;;&quot;);&quot;)" office:value-type="string" office:string-value="INSERT INTO comarca(id_comarca, comarca) VALUES (20,'Gironès');" calcext:value-type="string">
            <text:p>INSERT INTO comarca(id_comarca, comarca) VALUES (20,'Gironès'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esme</text:p>
          </table:table-cell>
          <table:table-cell table:formula="of:=COM.MICROSOFT.CONCAT(&quot;INSERT INTO comarca(id_comarca, comarca) VALUES (&quot;;[.A21];&quot;,'&quot;;SUBSTITUTE([.B21];&quot;'&quot;;&quot;''&quot;);&quot;'&quot;;&quot;);&quot;)" office:value-type="string" office:string-value="INSERT INTO comarca(id_comarca, comarca) VALUES (21,'Maresme');" calcext:value-type="string">
            <text:p>INSERT INTO comarca(id_comarca, comarca) VALUES (21,'Maresme'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ntsià</text:p>
          </table:table-cell>
          <table:table-cell table:formula="of:=COM.MICROSOFT.CONCAT(&quot;INSERT INTO comarca(id_comarca, comarca) VALUES (&quot;;[.A22];&quot;,'&quot;;SUBSTITUTE([.B22];&quot;'&quot;;&quot;''&quot;);&quot;'&quot;;&quot;);&quot;)" office:value-type="string" office:string-value="INSERT INTO comarca(id_comarca, comarca) VALUES (22,'Montsià');" calcext:value-type="string">
            <text:p>INSERT INTO comarca(id_comarca, comarca) VALUES (22,'Montsià'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guera</text:p>
          </table:table-cell>
          <table:table-cell table:formula="of:=COM.MICROSOFT.CONCAT(&quot;INSERT INTO comarca(id_comarca, comarca) VALUES (&quot;;[.A23];&quot;,'&quot;;SUBSTITUTE([.B23];&quot;'&quot;;&quot;''&quot;);&quot;'&quot;;&quot;);&quot;)" office:value-type="string" office:string-value="INSERT INTO comarca(id_comarca, comarca) VALUES (23,'Noguera');" calcext:value-type="string">
            <text:p>INSERT INTO comarca(id_comarca, comarca) VALUES (23,'Noguera'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sona</text:p>
          </table:table-cell>
          <table:table-cell table:formula="of:=COM.MICROSOFT.CONCAT(&quot;INSERT INTO comarca(id_comarca, comarca) VALUES (&quot;;[.A24];&quot;,'&quot;;SUBSTITUTE([.B24];&quot;'&quot;;&quot;''&quot;);&quot;'&quot;;&quot;);&quot;)" office:value-type="string" office:string-value="INSERT INTO comarca(id_comarca, comarca) VALUES (24,'Osona');" calcext:value-type="string">
            <text:p>INSERT INTO comarca(id_comarca, comarca) VALUES (24,'Osona'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llars Jussà</text:p>
          </table:table-cell>
          <table:table-cell table:formula="of:=COM.MICROSOFT.CONCAT(&quot;INSERT INTO comarca(id_comarca, comarca) VALUES (&quot;;[.A25];&quot;,'&quot;;SUBSTITUTE([.B25];&quot;'&quot;;&quot;''&quot;);&quot;'&quot;;&quot;);&quot;)" office:value-type="string" office:string-value="INSERT INTO comarca(id_comarca, comarca) VALUES (25,'Pallars Jussà');" calcext:value-type="string">
            <text:p>INSERT INTO comarca(id_comarca, comarca) VALUES (25,'Pallars Jussà'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llars Sobirà</text:p>
          </table:table-cell>
          <table:table-cell table:formula="of:=COM.MICROSOFT.CONCAT(&quot;INSERT INTO comarca(id_comarca, comarca) VALUES (&quot;;[.A26];&quot;,'&quot;;SUBSTITUTE([.B26];&quot;'&quot;;&quot;''&quot;);&quot;'&quot;;&quot;);&quot;)" office:value-type="string" office:string-value="INSERT INTO comarca(id_comarca, comarca) VALUES (26,'Pallars Sobirà');" calcext:value-type="string">
            <text:p>INSERT INTO comarca(id_comarca, comarca) VALUES (26,'Pallars Sobirà'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la d'Urgell</text:p>
          </table:table-cell>
          <table:table-cell table:formula="of:=COM.MICROSOFT.CONCAT(&quot;INSERT INTO comarca(id_comarca, comarca) VALUES (&quot;;[.A27];&quot;,'&quot;;SUBSTITUTE([.B27];&quot;'&quot;;&quot;''&quot;);&quot;'&quot;;&quot;);&quot;)" office:value-type="string" office:string-value="INSERT INTO comarca(id_comarca, comarca) VALUES (27,'Pla d''Urgell');" calcext:value-type="string">
            <text:p>INSERT INTO comarca(id_comarca, comarca) VALUES (27,'Pla d''Urgell'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la de l'Estany</text:p>
          </table:table-cell>
          <table:table-cell table:formula="of:=COM.MICROSOFT.CONCAT(&quot;INSERT INTO comarca(id_comarca, comarca) VALUES (&quot;;[.A28];&quot;,'&quot;;SUBSTITUTE([.B28];&quot;'&quot;;&quot;''&quot;);&quot;'&quot;;&quot;);&quot;)" office:value-type="string" office:string-value="INSERT INTO comarca(id_comarca, comarca) VALUES (28,'Pla de l''Estany');" calcext:value-type="string">
            <text:p>INSERT INTO comarca(id_comarca, comarca) VALUES (28,'Pla de l''Estany'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iorat</text:p>
          </table:table-cell>
          <table:table-cell table:formula="of:=COM.MICROSOFT.CONCAT(&quot;INSERT INTO comarca(id_comarca, comarca) VALUES (&quot;;[.A29];&quot;,'&quot;;SUBSTITUTE([.B29];&quot;'&quot;;&quot;''&quot;);&quot;'&quot;;&quot;);&quot;)" office:value-type="string" office:string-value="INSERT INTO comarca(id_comarca, comarca) VALUES (29,'Priorat');" calcext:value-type="string">
            <text:p>INSERT INTO comarca(id_comarca, comarca) VALUES (29,'Priorat'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ibera d'Ebre</text:p>
          </table:table-cell>
          <table:table-cell table:formula="of:=COM.MICROSOFT.CONCAT(&quot;INSERT INTO comarca(id_comarca, comarca) VALUES (&quot;;[.A30];&quot;,'&quot;;SUBSTITUTE([.B30];&quot;'&quot;;&quot;''&quot;);&quot;'&quot;;&quot;);&quot;)" office:value-type="string" office:string-value="INSERT INTO comarca(id_comarca, comarca) VALUES (30,'Ribera d''Ebre');" calcext:value-type="string">
            <text:p>INSERT INTO comarca(id_comarca, comarca) VALUES (30,'Ribera d''Ebre'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ipollès</text:p>
          </table:table-cell>
          <table:table-cell table:formula="of:=COM.MICROSOFT.CONCAT(&quot;INSERT INTO comarca(id_comarca, comarca) VALUES (&quot;;[.A31];&quot;,'&quot;;SUBSTITUTE([.B31];&quot;'&quot;;&quot;''&quot;);&quot;'&quot;;&quot;);&quot;)" office:value-type="string" office:string-value="INSERT INTO comarca(id_comarca, comarca) VALUES (31,'Ripollès');" calcext:value-type="string">
            <text:p>INSERT INTO comarca(id_comarca, comarca) VALUES (31,'Ripollès'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garra</text:p>
          </table:table-cell>
          <table:table-cell table:formula="of:=COM.MICROSOFT.CONCAT(&quot;INSERT INTO comarca(id_comarca, comarca) VALUES (&quot;;[.A32];&quot;,'&quot;;SUBSTITUTE([.B32];&quot;'&quot;;&quot;''&quot;);&quot;'&quot;;&quot;);&quot;)" office:value-type="string" office:string-value="INSERT INTO comarca(id_comarca, comarca) VALUES (32,'Segarra');" calcext:value-type="string">
            <text:p>INSERT INTO comarca(id_comarca, comarca) VALUES (32,'Segarra'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egrià</text:p>
          </table:table-cell>
          <table:table-cell table:formula="of:=COM.MICROSOFT.CONCAT(&quot;INSERT INTO comarca(id_comarca, comarca) VALUES (&quot;;[.A33];&quot;,'&quot;;SUBSTITUTE([.B33];&quot;'&quot;;&quot;''&quot;);&quot;'&quot;;&quot;);&quot;)" office:value-type="string" office:string-value="INSERT INTO comarca(id_comarca, comarca) VALUES (33,'Segrià');" calcext:value-type="string">
            <text:p>INSERT INTO comarca(id_comarca, comarca) VALUES (33,'Segrià'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lva</text:p>
          </table:table-cell>
          <table:table-cell table:formula="of:=COM.MICROSOFT.CONCAT(&quot;INSERT INTO comarca(id_comarca, comarca) VALUES (&quot;;[.A34];&quot;,'&quot;;SUBSTITUTE([.B34];&quot;'&quot;;&quot;''&quot;);&quot;'&quot;;&quot;);&quot;)" office:value-type="string" office:string-value="INSERT INTO comarca(id_comarca, comarca) VALUES (34,'Selva');" calcext:value-type="string">
            <text:p>INSERT INTO comarca(id_comarca, comarca) VALUES (34,'Selva'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lsonès</text:p>
          </table:table-cell>
          <table:table-cell table:formula="of:=COM.MICROSOFT.CONCAT(&quot;INSERT INTO comarca(id_comarca, comarca) VALUES (&quot;;[.A35];&quot;,'&quot;;SUBSTITUTE([.B35];&quot;'&quot;;&quot;''&quot;);&quot;'&quot;;&quot;);&quot;)" office:value-type="string" office:string-value="INSERT INTO comarca(id_comarca, comarca) VALUES (35,'Solsonès');" calcext:value-type="string">
            <text:p>INSERT INTO comarca(id_comarca, comarca) VALUES (35,'Solsonès'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arragonès</text:p>
          </table:table-cell>
          <table:table-cell table:formula="of:=COM.MICROSOFT.CONCAT(&quot;INSERT INTO comarca(id_comarca, comarca) VALUES (&quot;;[.A36];&quot;,'&quot;;SUBSTITUTE([.B36];&quot;'&quot;;&quot;''&quot;);&quot;'&quot;;&quot;);&quot;)" office:value-type="string" office:string-value="INSERT INTO comarca(id_comarca, comarca) VALUES (36,'Tarragonès');" calcext:value-type="string">
            <text:p>INSERT INTO comarca(id_comarca, comarca) VALUES (36,'Tarragonès'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rra Alta</text:p>
          </table:table-cell>
          <table:table-cell table:formula="of:=COM.MICROSOFT.CONCAT(&quot;INSERT INTO comarca(id_comarca, comarca) VALUES (&quot;;[.A37];&quot;,'&quot;;SUBSTITUTE([.B37];&quot;'&quot;;&quot;''&quot;);&quot;'&quot;;&quot;);&quot;)" office:value-type="string" office:string-value="INSERT INTO comarca(id_comarca, comarca) VALUES (37,'Terra Alta');" calcext:value-type="string">
            <text:p>INSERT INTO comarca(id_comarca, comarca) VALUES (37,'Terra Alta'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rgell</text:p>
          </table:table-cell>
          <table:table-cell table:formula="of:=COM.MICROSOFT.CONCAT(&quot;INSERT INTO comarca(id_comarca, comarca) VALUES (&quot;;[.A38];&quot;,'&quot;;SUBSTITUTE([.B38];&quot;'&quot;;&quot;''&quot;);&quot;'&quot;;&quot;);&quot;)" office:value-type="string" office:string-value="INSERT INTO comarca(id_comarca, comarca) VALUES (38,'Urgell');" calcext:value-type="string">
            <text:p>INSERT INTO comarca(id_comarca, comarca) VALUES (38,'Urgell'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an</text:p>
          </table:table-cell>
          <table:table-cell table:formula="of:=COM.MICROSOFT.CONCAT(&quot;INSERT INTO comarca(id_comarca, comarca) VALUES (&quot;;[.A39];&quot;,'&quot;;SUBSTITUTE([.B39];&quot;'&quot;;&quot;''&quot;);&quot;'&quot;;&quot;);&quot;)" office:value-type="string" office:string-value="INSERT INTO comarca(id_comarca, comarca) VALUES (39,'Aran');" calcext:value-type="string">
            <text:p>INSERT INTO comarca(id_comarca, comarca) VALUES (39,'Aran'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llès Occidental</text:p>
          </table:table-cell>
          <table:table-cell table:formula="of:=COM.MICROSOFT.CONCAT(&quot;INSERT INTO comarca(id_comarca, comarca) VALUES (&quot;;[.A40];&quot;,'&quot;;SUBSTITUTE([.B40];&quot;'&quot;;&quot;''&quot;);&quot;'&quot;;&quot;);&quot;)" office:value-type="string" office:string-value="INSERT INTO comarca(id_comarca, comarca) VALUES (40,'Vallès Occidental');" calcext:value-type="string">
            <text:p>INSERT INTO comarca(id_comarca, comarca) VALUES (40,'Vallès Occidental'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allès Oriental</text:p>
          </table:table-cell>
          <table:table-cell table:formula="of:=COM.MICROSOFT.CONCAT(&quot;INSERT INTO comarca(id_comarca, comarca) VALUES (&quot;;[.A41];&quot;,'&quot;;SUBSTITUTE([.B41];&quot;'&quot;;&quot;''&quot;);&quot;'&quot;;&quot;);&quot;)" office:value-type="string" office:string-value="INSERT INTO comarca(id_comarca, comarca) VALUES (41,'Vallès Oriental');" calcext:value-type="string">
            <text:p>INSERT INTO comarca(id_comarca, comarca) VALUES (41,'Vallès Oriental'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ianès</text:p>
          </table:table-cell>
          <table:table-cell table:formula="of:=COM.MICROSOFT.CONCAT(&quot;INSERT INTO comarca(id_comarca, comarca) VALUES (&quot;;[.A42];&quot;,'&quot;;SUBSTITUTE([.B42];&quot;'&quot;;&quot;''&quot;);&quot;'&quot;;&quot;);&quot;)" office:value-type="string" office:string-value="INSERT INTO comarca(id_comarca, comarca) VALUES (42,'Moianès');" calcext:value-type="string">
            <text:p>INSERT INTO comarca(id_comarca, comarca) VALUES (42,'Moianès');</text:p>
          </table:table-cell>
        </table:table-row>
      </table:table>
      <table:named-expressions/>
      <table:database-ranges>
        <table:database-range table:name="__Anonymous_Sheet_DB__0" table:target-range-address="municipis.A1:municipis.C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1T10:36:54.384440755</meta:creation-date>
    <dc:date>2020-07-21T12:45:44.245580829</dc:date>
    <meta:editing-duration>PT1H3M19S</meta:editing-duration>
    <meta:editing-cycles>3</meta:editing-cycles>
    <meta:generator>LibreOffice/6.0.7.3$Linux_X86_64 LibreOffice_project/00m0$Build-3</meta:generator>
    <meta:document-statistic meta:table-count="2" meta:cell-count="3914" meta:object-count="0"/>
  </office:meta>
</office:document-meta>
</file>